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tent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9.8921in" svg:height="5.5587in" svg:x="21.3213in" svg:y="0.3673in">
            <draw:object draw:notify-on-update-of-ranges="ratio.V3:ratio.V163 ratio.W2:ratio.W2 ratio.W3:ratio.W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HSV Brightness</text:p>
          </table:table-cell>
          <table:table-cell table:style-name="ce1" office:value-type="string" calcext:value-type="string">
            <text:p>%255</text:p>
          </table:table-cell>
          <table:table-cell table:style-name="ce1" office:value-type="string" calcext:value-type="string">
            <text:p>rs HS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table:formula="of:=[.B3]-[.D3]" office:value-type="float" office:value="-0.0876336831667492" calcext:value-type="float">
            <text:p>-0.08763368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table:formula="of:=[.B4]-[.D4]" office:value-type="float" office:value="-0.0857089323377297" calcext:value-type="float">
            <text:p>-0.08570893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table:formula="of:=[.B5]-[.D5]" office:value-type="float" office:value="-0.301683261066153" calcext:value-type="float">
            <text:p>-0.30168326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table:formula="of:=[.B6]-[.D6]" office:value-type="float" office:value="-0.187735642661805" calcext:value-type="float">
            <text:p>-0.18773564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table:formula="of:=[.B7]-[.D7]" office:value-type="float" office:value="-0.116016078252777" calcext:value-type="float">
            <text:p>-0.11601607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table:formula="of:=[.B8]-[.D8]" office:value-type="float" office:value="-0.0976887222347099" calcext:value-type="float">
            <text:p>-0.0976887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table:formula="of:=[.B9]-[.D9]" office:value-type="float" office:value="-0.0935818669250106" calcext:value-type="float">
            <text:p>-0.09358186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table:formula="of:=[.B10]-[.D10]" office:value-type="float" office:value="-0.110047180237006" calcext:value-type="float">
            <text:p>-0.11004718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table:formula="of:=[.B11]-[.D11]" office:value-type="float" office:value="0.0152114315986429" calcext:value-type="float">
            <text:p>0.01521143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table:formula="of:=[.B12]-[.D12]" office:value-type="float" office:value="-0.0477627788515517" calcext:value-type="float">
            <text:p>-0.04776277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table:formula="of:=[.B13]-[.D13]" office:value-type="float" office:value="-0.254952746134842" calcext:value-type="float">
            <text:p>-0.25495274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table:formula="of:=[.B14]-[.D14]" office:value-type="float" office:value="-0.0935112007934608" calcext:value-type="float">
            <text:p>-0.093511200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table:formula="of:=[.B18]-[.D18]" office:value-type="float" office:value="-0.0127517131454861" calcext:value-type="float">
            <text:p>-0.01275171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table:formula="of:=[.B19]-[.D19]" office:value-type="float" office:value="0.123552024164201" calcext:value-type="float">
            <text:p>0.1235520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table:formula="of:=[.B20]-[.D20]" office:value-type="float" office:value="-0.0232504817760695" calcext:value-type="float">
            <text:p>-0.0232504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table:formula="of:=[.B21]-[.D21]" office:value-type="float" office:value="0.153458733295828" calcext:value-type="float">
            <text:p>0.1534587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table:formula="of:=[.B22]-[.D22]" office:value-type="float" office:value="0.144914115441633" calcext:value-type="float">
            <text:p>0.1449141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table:formula="of:=[.B23]-[.D23]" office:value-type="float" office:value="0.138578609348354" calcext:value-type="float">
            <text:p>0.13857860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table:formula="of:=[.B24]-[.D24]" office:value-type="float" office:value="0.0385671560784093" calcext:value-type="float">
            <text:p>0.03856715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table:formula="of:=[.B25]-[.D25]" office:value-type="float" office:value="0.00379803330421796" calcext:value-type="float">
            <text:p>0.0037980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table:formula="of:=[.B26]-[.D26]" office:value-type="float" office:value="0.177843251255815" calcext:value-type="float">
            <text:p>0.17784325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  <table:table-cell office:value-type="float" office:value="14.7812" calcext:value-type="float">
            <text:p>14.7812</text:p>
          </table:table-cell>
          <table:table-cell table:formula="of:=[.U27]/255" office:value-type="float" office:value="0.0579654901960784" calcext:value-type="float">
            <text:p>0.0579654902</text:p>
          </table:table-cell>
          <table:table-cell table:formula="of:=[.B27]-[.D27]" office:value-type="float" office:value="0.233451015442673" calcext:value-type="float">
            <text:p>0.23345101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table:formula="of:=[.B28]-[.D28]" office:value-type="float" office:value="0.00980825130592372" calcext:value-type="float">
            <text:p>0.00980825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table:formula="of:=[.B32]-[.D32]" office:value-type="float" office:value="-0.0934837051982735" calcext:value-type="float">
            <text:p>-0.09348370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table:formula="of:=[.B33]-[.D33]" office:value-type="float" office:value="-0.0500981717599563" calcext:value-type="float">
            <text:p>-0.0500981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table:formula="of:=[.B34]-[.D34]" office:value-type="float" office:value="-0.11848991724326" calcext:value-type="float">
            <text:p>-0.1184899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table:formula="of:=[.B35]-[.D35]" office:value-type="float" office:value="-0.0635010824110666" calcext:value-type="float">
            <text:p>-0.06350108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table:formula="of:=[.B36]-[.D36]" office:value-type="float" office:value="-0.10367411715348" calcext:value-type="float">
            <text:p>-0.10367411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table:formula="of:=[.B37]-[.D37]" office:value-type="float" office:value="-0.0709644971233052" calcext:value-type="float">
            <text:p>-0.07096449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table:formula="of:=[.B38]-[.D38]" office:value-type="float" office:value="-0.0845924234488786" calcext:value-type="float">
            <text:p>-0.08459242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table:formula="of:=[.B39]-[.D39]" office:value-type="float" office:value="-0.0924644927921698" calcext:value-type="float">
            <text:p>-0.092464492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table:formula="of:=[.B43]-[.D43]" office:value-type="float" office:value="-0.164807259564882" calcext:value-type="float">
            <text:p>-0.16480725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table:formula="of:=[.B44]-[.D44]" office:value-type="float" office:value="-0.309759426177479" calcext:value-type="float">
            <text:p>-0.30975942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table:formula="of:=[.B45]-[.D45]" office:value-type="float" office:value="-0.224298638635189" calcext:value-type="float">
            <text:p>-0.22429863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table:formula="of:=[.B46]-[.D46]" office:value-type="float" office:value="-0.266967017847816" calcext:value-type="float">
            <text:p>-0.26696701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table:formula="of:=[.B47]-[.D47]" office:value-type="float" office:value="0.0598807892573308" calcext:value-type="float">
            <text:p>0.059880789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table:formula="of:=[.B48]-[.D48]" office:value-type="float" office:value="-0.196587652779017" calcext:value-type="float">
            <text:p>-0.196587652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table:formula="of:=[.B49]-[.D49]" office:value-type="float" office:value="0.00928447362541529" calcext:value-type="float">
            <text:p>0.009284473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table:formula="of:=[.B53]-[.D53]" office:value-type="float" office:value="0.0735758376349768" calcext:value-type="float">
            <text:p>0.07357583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table:formula="of:=[.B54]-[.D54]" office:value-type="float" office:value="0.262951486637615" calcext:value-type="float">
            <text:p>0.2629514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table:formula="of:=[.B55]-[.D55]" office:value-type="float" office:value="0.268598136061969" calcext:value-type="float">
            <text:p>0.26859813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table:formula="of:=[.B56]-[.D56]" office:value-type="float" office:value="0.304272783326354" calcext:value-type="float">
            <text:p>0.30427278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table:formula="of:=[.B57]-[.D57]" office:value-type="float" office:value="0.475591009654413" calcext:value-type="float">
            <text:p>0.47559100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table:formula="of:=[.B58]-[.D58]" office:value-type="float" office:value="0.427544638385658" calcext:value-type="float">
            <text:p>0.42754463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table:formula="of:=[.B59]-[.D59]" office:value-type="float" office:value="0.247643125783535" calcext:value-type="float">
            <text:p>0.24764312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table:formula="of:=[.B60]-[.D60]" office:value-type="float" office:value="0.322202426702362" calcext:value-type="float">
            <text:p>0.32220242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table:formula="of:=[.B61]-[.D61]" office:value-type="float" office:value="0.258796924175614" calcext:value-type="float">
            <text:p>0.25879692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table:formula="of:=[.B62]-[.D62]" office:value-type="float" office:value="0.272239562234836" calcext:value-type="float">
            <text:p>0.27223956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table:formula="of:=[.B63]-[.D63]" office:value-type="float" office:value="0.428549270822999" calcext:value-type="float">
            <text:p>0.42854927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table:formula="of:=[.B64]-[.D64]" office:value-type="float" office:value="0.487774365401246" calcext:value-type="float">
            <text:p>0.4877743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table:formula="of:=[.B65]-[.D65]" office:value-type="float" office:value="0.421301083661875" calcext:value-type="float">
            <text:p>0.42130108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table:formula="of:=[.B66]-[.D66]" office:value-type="float" office:value="0.279993335082377" calcext:value-type="float">
            <text:p>0.27999333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table:formula="of:=[.B67]-[.D67]" office:value-type="float" office:value="0.369952519945515" calcext:value-type="float">
            <text:p>0.36995251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table:formula="of:=[.B68]-[.D68]" office:value-type="float" office:value="0.343138050030307" calcext:value-type="float">
            <text:p>0.343138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table:formula="of:=[.B69]-[.D69]" office:value-type="float" office:value="0.273089733046711" calcext:value-type="float">
            <text:p>0.2730897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table:formula="of:=[.B70]-[.D70]" office:value-type="float" office:value="0.181319272584428" calcext:value-type="float">
            <text:p>0.18131927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table:formula="of:=[.B71]-[.D71]" office:value-type="float" office:value="0.14694068755412" calcext:value-type="float">
            <text:p>0.14694068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table:formula="of:=[.B72]-[.D72]" office:value-type="float" office:value="0.131344190787758" calcext:value-type="float">
            <text:p>0.13134419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table:formula="of:=[.B73]-[.D73]" office:value-type="float" office:value="0.111501838964888" calcext:value-type="float">
            <text:p>0.1115018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table:formula="of:=[.B74]-[.D74]" office:value-type="float" office:value="0.19932849199908" calcext:value-type="float">
            <text:p>0.1993284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table:formula="of:=[.B78]-[.D78]" office:value-type="float" office:value="0.00275996403196599" calcext:value-type="float">
            <text:p>0.002759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table:formula="of:=[.B79]-[.D79]" office:value-type="float" office:value="-0.0254505894888805" calcext:value-type="float">
            <text:p>-0.0254505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table:formula="of:=[.B80]-[.D80]" office:value-type="float" office:value="-0.0192965095863473" calcext:value-type="float">
            <text:p>-0.01929650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table:formula="of:=[.B81]-[.D81]" office:value-type="float" office:value="-0.0283715869706578" calcext:value-type="float">
            <text:p>-0.028371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table:formula="of:=[.B82]-[.D82]" office:value-type="float" office:value="0.0153197723087226" calcext:value-type="float">
            <text:p>0.01531977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table:formula="of:=[.B83]-[.D83]" office:value-type="float" office:value="-0.0336917169013988" calcext:value-type="float">
            <text:p>-0.0336917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table:formula="of:=[.B84]-[.D84]" office:value-type="float" office:value="-0.264528895391368" calcext:value-type="float">
            <text:p>-0.2645288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table:formula="of:=[.B85]-[.D85]" office:value-type="float" office:value="0.0148888333674034" calcext:value-type="float">
            <text:p>0.01488883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table:formula="of:=[.B86]-[.D86]" office:value-type="float" office:value="-0.16762751651658" calcext:value-type="float">
            <text:p>-0.16762751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table:formula="of:=[.B87]-[.D87]" office:value-type="float" office:value="0.094121285707687" calcext:value-type="float">
            <text:p>0.09412128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table:formula="of:=[.B88]-[.D88]" office:value-type="float" office:value="0.118225759943784" calcext:value-type="float">
            <text:p>0.11822575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table:formula="of:=[.B89]-[.D89]" office:value-type="float" office:value="0.251294874566361" calcext:value-type="float">
            <text:p>0.25129487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formula="of:=[.B101]-[.D101]" office:value-type="float" office:value="0.0827100546195861" calcext:value-type="float">
            <text:p>0.0827100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formula="of:=[.B102]-[.D102]" office:value-type="float" office:value="0.107052016842982" calcext:value-type="float">
            <text:p>0.10705201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table:formula="of:=[.B103]-[.D103]" office:value-type="float" office:value="0.0363621740190104" calcext:value-type="float">
            <text:p>0.0363621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table:formula="of:=[.B104]-[.D104]" office:value-type="float" office:value="0.0498749722078115" calcext:value-type="float">
            <text:p>0.04987497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formula="of:=[.B105]-[.D105]" office:value-type="float" office:value="0.0963372317474738" calcext:value-type="float">
            <text:p>0.09633723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formula="of:=[.B106]-[.D106]" office:value-type="float" office:value="0.0808887674310918" calcext:value-type="float">
            <text:p>0.08088876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formula="of:=[.B107]-[.D107]" office:value-type="float" office:value="0.0958917979644585" calcext:value-type="float">
            <text:p>0.0958917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table:formula="of:=[.B108]-[.D108]" office:value-type="float" office:value="0.0635373032169747" calcext:value-type="float">
            <text:p>0.06353730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table:formula="of:=[.B109]-[.D109]" office:value-type="float" office:value="0.0700264125332277" calcext:value-type="float">
            <text:p>0.0700264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table:formula="of:=[.B110]-[.D110]" office:value-type="float" office:value="0.0564225883968418" calcext:value-type="float">
            <text:p>0.05642258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table:formula="of:=[.B111]-[.D111]" office:value-type="float" office:value="0.0971043300375043" calcext:value-type="float">
            <text:p>0.097104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table:formula="of:=[.B112]-[.D112]" office:value-type="float" office:value="0.0930629943305103" calcext:value-type="float">
            <text:p>0.09306299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table:formula="of:=[.B113]-[.D113]" office:value-type="float" office:value="0.0585266191646874" calcext:value-type="float">
            <text:p>0.05852661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table:formula="of:=[.B114]-[.D114]" office:value-type="float" office:value="0.00299107044427305" calcext:value-type="float">
            <text:p>0.00299107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table:formula="of:=[.B115]-[.D115]" office:value-type="float" office:value="0.0830913081650572" calcext:value-type="float">
            <text:p>0.08309130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table:formula="of:=[.B116]-[.D116]" office:value-type="float" office:value="0.13141907343952" calcext:value-type="float">
            <text:p>0.1314190734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table:formula="of:=[.B121]-[.D121]" office:value-type="float" office:value="0.0395751693669135" calcext:value-type="float">
            <text:p>0.039575169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table:formula="of:=[.B122]-[.D122]" office:value-type="float" office:value="0.0291908640549494" calcext:value-type="float">
            <text:p>0.029190864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table:formula="of:=[.B123]-[.D123]" office:value-type="float" office:value="0.0240705107322547" calcext:value-type="float">
            <text:p>0.024070510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formula="of:=[.B124]-[.D124]" office:value-type="float" office:value="0.0604607260336614" calcext:value-type="float">
            <text:p>0.06046072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formula="of:=[.B125]-[.D125]" office:value-type="float" office:value="0.0866637025306818" calcext:value-type="float">
            <text:p>0.086663702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table:formula="of:=[.B126]-[.D126]" office:value-type="float" office:value="0.0617332379941208" calcext:value-type="float">
            <text:p>0.06173323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formula="of:=[.B127]-[.D127]" office:value-type="float" office:value="0.0470965848730007" calcext:value-type="float">
            <text:p>0.047096584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formula="of:=[.B128]-[.D128]" office:value-type="float" office:value="0.127043250710855" calcext:value-type="float">
            <text:p>0.127043250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formula="of:=[.B129]-[.D129]" office:value-type="float" office:value="0.106328643245977" calcext:value-type="float">
            <text:p>0.10632864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formula="of:=[.B130]-[.D130]" office:value-type="float" office:value="0.10326682469259" calcext:value-type="float">
            <text:p>0.103266824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table:formula="of:=[.B134]-[.D134]" office:value-type="float" office:value="0.0432969880924586" calcext:value-type="float">
            <text:p>0.04329698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  <table:table-cell table:formula="of:=MAX([.R135:.T135])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table:formula="of:=[.B135]-[.D135]" office:value-type="float" office:value="0.158666998666468" calcext:value-type="float">
            <text:p>0.15866699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table:formula="of:=[.B136]-[.D136]" office:value-type="float" office:value="0.148077114016217" calcext:value-type="float">
            <text:p>0.148077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table:formula="of:=[.B137]-[.D137]" office:value-type="float" office:value="-0.0064933382099378" calcext:value-type="float">
            <text:p>-0.00649333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table:formula="of:=[.B138]-[.D138]" office:value-type="float" office:value="0.0829081875135018" calcext:value-type="float">
            <text:p>0.0829081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table:formula="of:=[.B139]-[.D139]" office:value-type="float" office:value="0.150774033115249" calcext:value-type="float">
            <text:p>0.15077403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table:formula="of:=[.B140]-[.D140]" office:value-type="float" office:value="0.00223199523348472" calcext:value-type="float">
            <text:p>0.00223199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table:formula="of:=[.B141]-[.D141]" office:value-type="float" office:value="0.0836243491596276" calcext:value-type="float">
            <text:p>0.08362434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table:formula="of:=[.B142]-[.D142]" office:value-type="float" office:value="0.109351988179108" calcext:value-type="float">
            <text:p>0.1093519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table:formula="of:=[.B143]-[.D143]" office:value-type="float" office:value="0.104012813307857" calcext:value-type="float">
            <text:p>0.1040128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table:formula="of:=[.B144]-[.D144]" office:value-type="float" office:value="0.058310676777571" calcext:value-type="float">
            <text:p>0.05831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table:formula="of:=[.B145]-[.D145]" office:value-type="float" office:value="0.205027189145861" calcext:value-type="float">
            <text:p>0.205027189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table:formula="of:=[.B146]-[.D146]" office:value-type="float" office:value="0.139028319925175" calcext:value-type="float">
            <text:p>0.139028319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table:formula="of:=[.B150]-[.D150]" office:value-type="float" office:value="0.053211748322174" calcext:value-type="float">
            <text:p>0.05321174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table:formula="of:=[.B151]-[.D151]" office:value-type="float" office:value="0.147740295284869" calcext:value-type="float">
            <text:p>0.14774029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table:formula="of:=[.B152]-[.D152]" office:value-type="float" office:value="0.0841475199626974" calcext:value-type="float">
            <text:p>0.08414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table:formula="of:=[.B153]-[.D153]" office:value-type="float" office:value="0.0622767204834491" calcext:value-type="float">
            <text:p>0.06227672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table:formula="of:=[.B154]-[.D154]" office:value-type="float" office:value="0.262245352410701" calcext:value-type="float">
            <text:p>0.26224535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table:formula="of:=[.B155]-[.D155]" office:value-type="float" office:value="-0.000681875232958817" calcext:value-type="float">
            <text:p>-0.00068187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table:formula="of:=[.B156]-[.D156]" office:value-type="float" office:value="0.0888938737663063" calcext:value-type="float">
            <text:p>0.08889387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table:formula="of:=[.B157]-[.D157]" office:value-type="float" office:value="0.123401582184421" calcext:value-type="float">
            <text:p>0.1234015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table:formula="of:=[.B158]-[.D158]" office:value-type="float" office:value="0.0976963498107351" calcext:value-type="float">
            <text:p>0.09769634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table:formula="of:=[.B159]-[.D159]" office:value-type="float" office:value="0.277150312483307" calcext:value-type="float">
            <text:p>0.27715031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table:formula="of:=[.B160]-[.D160]" office:value-type="float" office:value="0.139413685800421" calcext:value-type="float">
            <text:p>0.13941368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table:formula="of:=[.B161]-[.D161]" office:value-type="float" office:value="0.0968454653152561" calcext:value-type="float">
            <text:p>0.096845465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table:formula="of:=[.B162]-[.D162]" office:value-type="float" office:value="0.00380765543374051" calcext:value-type="float">
            <text:p>0.003807655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table:formula="of:=[.B163]-[.D163]" office:value-type="float" office:value="0.290595371276222" calcext:value-type="float">
            <text:p>0.29059537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7"/>
        </table:table-row>
      </table:table>
      <table:table table:name="%rgb" table:style-name="ta1">
        <table:shapes>
          <draw:frame draw:z-index="0" draw:style-name="gr1" draw:text-style-name="P1" svg:width="8.8717in" svg:height="4.9902in" svg:x="27.5559in" svg:y="0.3559in">
            <draw:object draw:notify-on-update-of-ranges="'%rgb'.AA3:'%rgb'.AA163 '%rgb'.AB3:'%rgb'.AB16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27.5559in" svg:y="5.6894in">
            <draw:object draw:notify-on-update-of-ranges="'%rgb'.AA3:'%rgb'.AA14 '%rgb'.AB3:'%rgb'.AB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34.6669in" svg:y="5.6894in">
            <draw:object draw:notify-on-update-of-ranges="'%rgb'.AA18:'%rgb'.AA28 '%rgb'.AB18:'%rgb'.AB2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27.5559in" svg:y="9.4228in">
            <draw:object draw:notify-on-update-of-ranges="'%rgb'.AA32:'%rgb'.AA39 '%rgb'.AB32:'%rgb'.AB3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.2988in" svg:height="3.5429in" svg:x="27.5559in" svg:y="13.1559in">
            <draw:object draw:notify-on-update-of-ranges="'%rgb'.AA43:'%rgb'.AA49 '%rgb'.AB43:'%rgb'.AB4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6.2988in" svg:height="3.5429in" svg:x="34.6669in" svg:y="9.4224in">
            <draw:object draw:notify-on-update-of-ranges="'%rgb'.AA53:'%rgb'.AA163 '%rgb'.AB53:'%rgb'.AB1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draw:text-style-name="P1" svg:width="8.8717in" svg:height="4.9902in" svg:x="37.3331in" svg:y="0.3559in">
            <draw:object draw:notify-on-update-of-ranges="'%rgb'.AA3:'%rgb'.AA163 '%rgb'.AB3:'%rgb'.AB16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number-columns-repeated="2"/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V</text:p>
          </table:table-cell>
          <table:table-cell/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table:formula="of:=[.W3]-[.X3]" office:value-type="float" office:value="-0.120512" calcext:value-type="float">
            <text:p>-0.120512</text:p>
          </table:table-cell>
          <table:table-cell/>
          <table:table-cell office:value-type="float" office:value="0.286688235294118" calcext:value-type="float">
            <text:p>0.2866882353</text:p>
          </table:table-cell>
          <table:table-cell office:value-type="float" office:value="-0.120512" calcext:value-type="float">
            <text:p>-0.120512</text:p>
          </table:table-cell>
          <table:table-cell office:value-type="float" office:value="0.482914" calcext:value-type="float">
            <text:p>0.482914</text:p>
          </table:table-cell>
          <table:table-cell table:formula="of:=[.W3]-[.AC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table:formula="of:=[.W4]-[.X4]" office:value-type="float" office:value="-0.144109" calcext:value-type="float">
            <text:p>-0.144109</text:p>
          </table:table-cell>
          <table:table-cell/>
          <table:table-cell office:value-type="float" office:value="0.203933333333333" calcext:value-type="float">
            <text:p>0.2039333333</text:p>
          </table:table-cell>
          <table:table-cell office:value-type="float" office:value="-0.144109" calcext:value-type="float">
            <text:p>-0.144109</text:p>
          </table:table-cell>
          <table:table-cell office:value-type="float" office:value="0.48609" calcext:value-type="float">
            <text:p>0.48609</text:p>
          </table:table-cell>
          <table:table-cell table:formula="of:=[.W4]-[.AC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table:formula="of:=[.W5]-[.X5]" office:value-type="float" office:value="-0.315786" calcext:value-type="float">
            <text:p>-0.315786</text:p>
          </table:table-cell>
          <table:table-cell/>
          <table:table-cell office:value-type="float" office:value="0.22237137254902" calcext:value-type="float">
            <text:p>0.2223713725</text:p>
          </table:table-cell>
          <table:table-cell office:value-type="float" office:value="-0.315786" calcext:value-type="float">
            <text:p>-0.315786</text:p>
          </table:table-cell>
          <table:table-cell office:value-type="float" office:value="0.57641" calcext:value-type="float">
            <text:p>0.57641</text:p>
          </table:table-cell>
          <table:table-cell table:formula="of:=[.W5]-[.AC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table:formula="of:=[.W6]-[.X6]" office:value-type="float" office:value="-0.194583" calcext:value-type="float">
            <text:p>-0.194583</text:p>
          </table:table-cell>
          <table:table-cell/>
          <table:table-cell office:value-type="float" office:value="0.184030980392157" calcext:value-type="float">
            <text:p>0.1840309804</text:p>
          </table:table-cell>
          <table:table-cell office:value-type="float" office:value="-0.194583" calcext:value-type="float">
            <text:p>-0.194583</text:p>
          </table:table-cell>
          <table:table-cell office:value-type="float" office:value="0.612134" calcext:value-type="float">
            <text:p>0.612134</text:p>
          </table:table-cell>
          <table:table-cell table:formula="of:=[.W6]-[.AC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table:formula="of:=[.W7]-[.X7]" office:value-type="float" office:value="-0.10443" calcext:value-type="float">
            <text:p>-0.10443</text:p>
          </table:table-cell>
          <table:table-cell/>
          <table:table-cell office:value-type="float" office:value="0.250588235294118" calcext:value-type="float">
            <text:p>0.2505882353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0.428838" calcext:value-type="float">
            <text:p>0.428838</text:p>
          </table:table-cell>
          <table:table-cell table:formula="of:=[.W7]-[.AC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table:formula="of:=[.W8]-[.X8]" office:value-type="float" office:value="-0.139214" calcext:value-type="float">
            <text:p>-0.139214</text:p>
          </table:table-cell>
          <table:table-cell/>
          <table:table-cell office:value-type="float" office:value="0.286388235294118" calcext:value-type="float">
            <text:p>0.2863882353</text:p>
          </table:table-cell>
          <table:table-cell office:value-type="float" office:value="-0.139214" calcext:value-type="float">
            <text:p>-0.139214</text:p>
          </table:table-cell>
          <table:table-cell office:value-type="float" office:value="0.477126" calcext:value-type="float">
            <text:p>0.477126</text:p>
          </table:table-cell>
          <table:table-cell table:formula="of:=[.W8]-[.AC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table:formula="of:=[.W9]-[.X9]" office:value-type="float" office:value="-0.151358" calcext:value-type="float">
            <text:p>-0.151358</text:p>
          </table:table-cell>
          <table:table-cell/>
          <table:table-cell office:value-type="float" office:value="0.230810980392157" calcext:value-type="float">
            <text:p>0.2308109804</text:p>
          </table:table-cell>
          <table:table-cell office:value-type="float" office:value="-0.151358" calcext:value-type="float">
            <text:p>-0.151358</text:p>
          </table:table-cell>
          <table:table-cell office:value-type="float" office:value="0.503948" calcext:value-type="float">
            <text:p>0.503948</text:p>
          </table:table-cell>
          <table:table-cell table:formula="of:=[.W9]-[.AC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table:formula="of:=[.W10]-[.X10]" office:value-type="float" office:value="-0.16465" calcext:value-type="float">
            <text:p>-0.16465</text:p>
          </table:table-cell>
          <table:table-cell/>
          <table:table-cell office:value-type="float" office:value="0.214978823529412" calcext:value-type="float">
            <text:p>0.2149788235</text:p>
          </table:table-cell>
          <table:table-cell office:value-type="float" office:value="-0.16465" calcext:value-type="float">
            <text:p>-0.16465</text:p>
          </table:table-cell>
          <table:table-cell office:value-type="float" office:value="0.494187" calcext:value-type="float">
            <text:p>0.494187</text:p>
          </table:table-cell>
          <table:table-cell table:formula="of:=[.W10]-[.AC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table:formula="of:=[.W11]-[.X11]" office:value-type="float" office:value="0.032168" calcext:value-type="float">
            <text:p>0.032168</text:p>
          </table:table-cell>
          <table:table-cell/>
          <table:table-cell office:value-type="float" office:value="0.406933333333333" calcext:value-type="float">
            <text:p>0.4069333333</text:p>
          </table:table-cell>
          <table:table-cell office:value-type="float" office:value="0.0321679999999999" calcext:value-type="float">
            <text:p>0.032168</text:p>
          </table:table-cell>
          <table:table-cell office:value-type="float" office:value="0.307926" calcext:value-type="float">
            <text:p>0.307926</text:p>
          </table:table-cell>
          <table:table-cell table:formula="of:=[.W11]-[.AC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table:formula="of:=[.W12]-[.X12]" office:value-type="float" office:value="-0.00873099999999999" calcext:value-type="float">
            <text:p>-0.008731</text:p>
          </table:table-cell>
          <table:table-cell/>
          <table:table-cell office:value-type="float" office:value="0.415576470588235" calcext:value-type="float">
            <text:p>0.4155764706</text:p>
          </table:table-cell>
          <table:table-cell office:value-type="float" office:value="-0.00873099999999999" calcext:value-type="float">
            <text:p>-0.008731</text:p>
          </table:table-cell>
          <table:table-cell office:value-type="float" office:value="0.362314" calcext:value-type="float">
            <text:p>0.362314</text:p>
          </table:table-cell>
          <table:table-cell table:formula="of:=[.W12]-[.AC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table:formula="of:=[.W13]-[.X13]" office:value-type="float" office:value="-0.216887" calcext:value-type="float">
            <text:p>-0.216887</text:p>
          </table:table-cell>
          <table:table-cell/>
          <table:table-cell office:value-type="float" office:value="0.234042352941176" calcext:value-type="float">
            <text:p>0.2340423529</text:p>
          </table:table-cell>
          <table:table-cell office:value-type="float" office:value="-0.216887" calcext:value-type="float">
            <text:p>-0.216887</text:p>
          </table:table-cell>
          <table:table-cell office:value-type="float" office:value="0.50819" calcext:value-type="float">
            <text:p>0.50819</text:p>
          </table:table-cell>
          <table:table-cell table:formula="of:=[.W13]-[.AC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table:formula="of:=[.W14]-[.X14]" office:value-type="float" office:value="-0.044141" calcext:value-type="float">
            <text:p>-0.044141</text:p>
          </table:table-cell>
          <table:table-cell/>
          <table:table-cell office:value-type="float" office:value="0.333223921568627" calcext:value-type="float">
            <text:p>0.3332239216</text:p>
          </table:table-cell>
          <table:table-cell office:value-type="float" office:value="-0.044141" calcext:value-type="float">
            <text:p>-0.044141</text:p>
          </table:table-cell>
          <table:table-cell office:value-type="float" office:value="0.452567" calcext:value-type="float">
            <text:p>0.452567</text:p>
          </table:table-cell>
          <table:table-cell table:formula="of:=[.W14]-[.AC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183770557845705" calcext:value-type="float">
            <text:p>0.1837705578</text:p>
          </table:table-cell>
          <table:table-cell table:formula="of:=[.W15]-[.X1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3"/>
          <table:table-cell table:formula="of:=[.W16]-[.X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7]-[.X1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table:formula="of:=[.W18]-[.X18]" office:value-type="float" office:value="0.018072" calcext:value-type="float">
            <text:p>0.018072</text:p>
          </table:table-cell>
          <table:table-cell/>
          <table:table-cell office:value-type="float" office:value="0.084623137254902" calcext:value-type="float">
            <text:p>0.084623137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619505" calcext:value-type="float">
            <text:p>0.619505</text:p>
          </table:table-cell>
          <table:table-cell table:formula="of:=[.W18]-[.AC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table:formula="of:=[.W19]-[.X19]" office:value-type="float" office:value="0.16463" calcext:value-type="float">
            <text:p>0.16463</text:p>
          </table:table-cell>
          <table:table-cell/>
          <table:table-cell office:value-type="float" office:value="0.0904258823529412" calcext:value-type="float">
            <text:p>0.0904258824</text:p>
          </table:table-cell>
          <table:table-cell office:value-type="float" office:value="0.16463" calcext:value-type="float">
            <text:p>0.16463</text:p>
          </table:table-cell>
          <table:table-cell office:value-type="float" office:value="0.550669" calcext:value-type="float">
            <text:p>0.550669</text:p>
          </table:table-cell>
          <table:table-cell table:formula="of:=[.W19]-[.AC19]" office:value-type="float" office:value="0.0883310000000001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table:formula="of:=[.W20]-[.X20]" office:value-type="float" office:value="0.025342" calcext:value-type="float">
            <text:p>0.025342</text:p>
          </table:table-cell>
          <table:table-cell/>
          <table:table-cell office:value-type="float" office:value="0.107068235294118" calcext:value-type="float">
            <text:p>0.1070682353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544142" calcext:value-type="float">
            <text:p>0.544142</text:p>
          </table:table-cell>
          <table:table-cell table:formula="of:=[.W20]-[.AC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table:formula="of:=[.W21]-[.X21]" office:value-type="float" office:value="0.10342" calcext:value-type="float">
            <text:p>0.10342</text:p>
          </table:table-cell>
          <table:table-cell/>
          <table:table-cell office:value-type="float" office:value="0.2962" calcext:value-type="float">
            <text:p>0.2962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371606" calcext:value-type="float">
            <text:p>0.371606</text:p>
          </table:table-cell>
          <table:table-cell table:formula="of:=[.W21]-[.AC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table:formula="of:=[.W22]-[.X22]" office:value-type="float" office:value="0.147297" calcext:value-type="float">
            <text:p>0.147297</text:p>
          </table:table-cell>
          <table:table-cell/>
          <table:table-cell office:value-type="float" office:value="0.270033725490196" calcext:value-type="float">
            <text:p>0.2700337255</text:p>
          </table:table-cell>
          <table:table-cell office:value-type="float" office:value="0.147297" calcext:value-type="float">
            <text:p>0.147297</text:p>
          </table:table-cell>
          <table:table-cell office:value-type="float" office:value="0.330985" calcext:value-type="float">
            <text:p>0.330985</text:p>
          </table:table-cell>
          <table:table-cell table:formula="of:=[.W22]-[.AC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table:formula="of:=[.W23]-[.X23]" office:value-type="float" office:value="0.138949" calcext:value-type="float">
            <text:p>0.138949</text:p>
          </table:table-cell>
          <table:table-cell/>
          <table:table-cell office:value-type="float" office:value="0.275653333333333" calcext:value-type="float">
            <text:p>0.2756533333</text:p>
          </table:table-cell>
          <table:table-cell office:value-type="float" office:value="0.138949" calcext:value-type="float">
            <text:p>0.138949</text:p>
          </table:table-cell>
          <table:table-cell office:value-type="float" office:value="0.364224" calcext:value-type="float">
            <text:p>0.364224</text:p>
          </table:table-cell>
          <table:table-cell table:formula="of:=[.W23]-[.AC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table:formula="of:=[.W24]-[.X24]" office:value-type="float" office:value="0.068448" calcext:value-type="float">
            <text:p>0.068448</text:p>
          </table:table-cell>
          <table:table-cell/>
          <table:table-cell office:value-type="float" office:value="0.276615294117647" calcext:value-type="float">
            <text:p>0.2766152941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369763" calcext:value-type="float">
            <text:p>0.369763</text:p>
          </table:table-cell>
          <table:table-cell table:formula="of:=[.W24]-[.AC24]" office:value-type="float" office:value="0.021237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table:formula="of:=[.W25]-[.X25]" office:value-type="float" office:value="0.015825" calcext:value-type="float">
            <text:p>0.015825</text:p>
          </table:table-cell>
          <table:table-cell/>
          <table:table-cell office:value-type="float" office:value="0.264983529411765" calcext:value-type="float">
            <text:p>0.2649835294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0.390556" calcext:value-type="float">
            <text:p>0.390556</text:p>
          </table:table-cell>
          <table:table-cell table:formula="of:=[.W25]-[.AC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table:formula="of:=[.W26]-[.X26]" office:value-type="float" office:value="0.190662" calcext:value-type="float">
            <text:p>0.190662</text:p>
          </table:table-cell>
          <table:table-cell/>
          <table:table-cell office:value-type="float" office:value="0.260552156862745" calcext:value-type="float">
            <text:p>0.260552156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32941" calcext:value-type="float">
            <text:p>0.32941</text:p>
          </table:table-cell>
          <table:table-cell table:formula="of:=[.W26]-[.AC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table:formula="of:=[.W27]-[.X27]" office:value-type="float" office:value="0.176789" calcext:value-type="float">
            <text:p>0.176789</text:p>
          </table:table-cell>
          <table:table-cell/>
          <table:table-cell office:value-type="float" office:value="-0.0579654901960784" calcext:value-type="float">
            <text:p>-0.0579654902</text:p>
          </table:table-cell>
          <table:table-cell office:value-type="float" office:value="0.176789" calcext:value-type="float">
            <text:p>0.176789</text:p>
          </table:table-cell>
          <table:table-cell office:value-type="float" office:value="0.612755" calcext:value-type="float">
            <text:p>0.612755</text:p>
          </table:table-cell>
          <table:table-cell table:formula="of:=[.W27]-[.AC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table:formula="of:=[.W28]-[.X28]" office:value-type="float" office:value="-0.0327149999999999" calcext:value-type="float">
            <text:p>-0.032715</text:p>
          </table:table-cell>
          <table:table-cell/>
          <table:table-cell office:value-type="float" office:value="0.135907450980392" calcext:value-type="float">
            <text:p>0.135907451</text:p>
          </table:table-cell>
          <table:table-cell office:value-type="float" office:value="-0.032715" calcext:value-type="float">
            <text:p>-0.032715</text:p>
          </table:table-cell>
          <table:table-cell office:value-type="float" office:value="0.527381" calcext:value-type="float">
            <text:p>0.527381</text:p>
          </table:table-cell>
          <table:table-cell table:formula="of:=[.W28]-[.AC28]" office:value-type="float" office:value="-0.07338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74308749786731" calcext:value-type="float">
            <text:p>0.7430874979</text:p>
          </table:table-cell>
          <table:table-cell table:formula="of:=[.W29]-[.X2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3"/>
          <table:table-cell table:formula="of:=[.W30]-[.X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31]-[.X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table:formula="of:=[.W32]-[.X32]" office:value-type="float" office:value="-0.152668" calcext:value-type="float">
            <text:p>-0.152668</text:p>
          </table:table-cell>
          <table:table-cell/>
          <table:table-cell office:value-type="float" office:value="0.265773333333333" calcext:value-type="float">
            <text:p>0.2657733333</text:p>
          </table:table-cell>
          <table:table-cell office:value-type="float" office:value="-0.152668" calcext:value-type="float">
            <text:p>-0.152668</text:p>
          </table:table-cell>
          <table:table-cell office:value-type="float" office:value="0.41167" calcext:value-type="float">
            <text:p>0.41167</text:p>
          </table:table-cell>
          <table:table-cell table:formula="of:=[.W32]-[.AC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table:formula="of:=[.W33]-[.X33]" office:value-type="float" office:value="-0.103811" calcext:value-type="float">
            <text:p>-0.103811</text:p>
          </table:table-cell>
          <table:table-cell/>
          <table:table-cell office:value-type="float" office:value="0.276169803921569" calcext:value-type="float">
            <text:p>0.2761698039</text:p>
          </table:table-cell>
          <table:table-cell office:value-type="float" office:value="-0.103811" calcext:value-type="float">
            <text:p>-0.103811</text:p>
          </table:table-cell>
          <table:table-cell office:value-type="float" office:value="0.431288" calcext:value-type="float">
            <text:p>0.431288</text:p>
          </table:table-cell>
          <table:table-cell table:formula="of:=[.W33]-[.AC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table:formula="of:=[.W34]-[.X34]" office:value-type="float" office:value="-0.177033" calcext:value-type="float">
            <text:p>-0.177033</text:p>
          </table:table-cell>
          <table:table-cell/>
          <table:table-cell office:value-type="float" office:value="0.297609019607843" calcext:value-type="float">
            <text:p>0.2976090196</text:p>
          </table:table-cell>
          <table:table-cell office:value-type="float" office:value="-0.177033" calcext:value-type="float">
            <text:p>-0.177033</text:p>
          </table:table-cell>
          <table:table-cell office:value-type="float" office:value="0.42441" calcext:value-type="float">
            <text:p>0.42441</text:p>
          </table:table-cell>
          <table:table-cell table:formula="of:=[.W34]-[.AC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table:formula="of:=[.W35]-[.X35]" office:value-type="float" office:value="-0.122993" calcext:value-type="float">
            <text:p>-0.122993</text:p>
          </table:table-cell>
          <table:table-cell/>
          <table:table-cell office:value-type="float" office:value="0.26573568627451" calcext:value-type="float">
            <text:p>0.2657356863</text:p>
          </table:table-cell>
          <table:table-cell office:value-type="float" office:value="-0.122993" calcext:value-type="float">
            <text:p>-0.122993</text:p>
          </table:table-cell>
          <table:table-cell office:value-type="float" office:value="0.460763" calcext:value-type="float">
            <text:p>0.460763</text:p>
          </table:table-cell>
          <table:table-cell table:formula="of:=[.W35]-[.AC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table:formula="of:=[.W36]-[.X36]" office:value-type="float" office:value="-0.146009" calcext:value-type="float">
            <text:p>-0.146009</text:p>
          </table:table-cell>
          <table:table-cell/>
          <table:table-cell office:value-type="float" office:value="0.253047450980392" calcext:value-type="float">
            <text:p>0.253047451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0.438408" calcext:value-type="float">
            <text:p>0.438408</text:p>
          </table:table-cell>
          <table:table-cell table:formula="of:=[.W36]-[.AC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table:formula="of:=[.W37]-[.X37]" office:value-type="float" office:value="-0.115903" calcext:value-type="float">
            <text:p>-0.115903</text:p>
          </table:table-cell>
          <table:table-cell/>
          <table:table-cell office:value-type="float" office:value="0.29523568627451" calcext:value-type="float">
            <text:p>0.2952356863</text:p>
          </table:table-cell>
          <table:table-cell office:value-type="float" office:value="-0.115903" calcext:value-type="float">
            <text:p>-0.115903</text:p>
          </table:table-cell>
          <table:table-cell office:value-type="float" office:value="0.411471" calcext:value-type="float">
            <text:p>0.411471</text:p>
          </table:table-cell>
          <table:table-cell table:formula="of:=[.W37]-[.AC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table:formula="of:=[.W38]-[.X38]" office:value-type="float" office:value="-0.143461" calcext:value-type="float">
            <text:p>-0.143461</text:p>
          </table:table-cell>
          <table:table-cell/>
          <table:table-cell office:value-type="float" office:value="0.291006666666667" calcext:value-type="float">
            <text:p>0.2910066667</text:p>
          </table:table-cell>
          <table:table-cell office:value-type="float" office:value="-0.143461" calcext:value-type="float">
            <text:p>-0.143461</text:p>
          </table:table-cell>
          <table:table-cell office:value-type="float" office:value="0.416872" calcext:value-type="float">
            <text:p>0.416872</text:p>
          </table:table-cell>
          <table:table-cell table:formula="of:=[.W38]-[.AC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table:formula="of:=[.W39]-[.X39]" office:value-type="float" office:value="-0.163723" calcext:value-type="float">
            <text:p>-0.163723</text:p>
          </table:table-cell>
          <table:table-cell/>
          <table:table-cell office:value-type="float" office:value="0.266596470588235" calcext:value-type="float">
            <text:p>0.2665964706</text:p>
          </table:table-cell>
          <table:table-cell office:value-type="float" office:value="-0.163723" calcext:value-type="float">
            <text:p>-0.163723</text:p>
          </table:table-cell>
          <table:table-cell office:value-type="float" office:value="0.436783" calcext:value-type="float">
            <text:p>0.436783</text:p>
          </table:table-cell>
          <table:table-cell table:formula="of:=[.W39]-[.AC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92317661396828" calcext:value-type="float">
            <text:p>0.5923176614</text:p>
          </table:table-cell>
          <table:table-cell table:formula="of:=[.W40]-[.X4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3"/>
          <table:table-cell table:formula="of:=[.W41]-[.X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42]-[.X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table:formula="of:=[.W43]-[.X43]" office:value-type="float" office:value="-0.113587" calcext:value-type="float">
            <text:p>-0.113587</text:p>
          </table:table-cell>
          <table:table-cell/>
          <table:table-cell office:value-type="float" office:value="0.19169137254902" calcext:value-type="float">
            <text:p>0.1916913725</text:p>
          </table:table-cell>
          <table:table-cell office:value-type="float" office:value="-0.113587" calcext:value-type="float">
            <text:p>-0.113587</text:p>
          </table:table-cell>
          <table:table-cell office:value-type="float" office:value="0.603679" calcext:value-type="float">
            <text:p>0.603679</text:p>
          </table:table-cell>
          <table:table-cell table:formula="of:=[.W43]-[.AC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table:formula="of:=[.W44]-[.X44]" office:value-type="float" office:value="-0.261597" calcext:value-type="float">
            <text:p>-0.261597</text:p>
          </table:table-cell>
          <table:table-cell/>
          <table:table-cell office:value-type="float" office:value="0.246512941176471" calcext:value-type="float">
            <text:p>0.2465129412</text:p>
          </table:table-cell>
          <table:table-cell office:value-type="float" office:value="-0.261597" calcext:value-type="float">
            <text:p>-0.261597</text:p>
          </table:table-cell>
          <table:table-cell office:value-type="float" office:value="0.620826" calcext:value-type="float">
            <text:p>0.620826</text:p>
          </table:table-cell>
          <table:table-cell table:formula="of:=[.W44]-[.AC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table:formula="of:=[.W45]-[.X45]" office:value-type="float" office:value="-0.157549" calcext:value-type="float">
            <text:p>-0.157549</text:p>
          </table:table-cell>
          <table:table-cell/>
          <table:table-cell office:value-type="float" office:value="0.195098039215686" calcext:value-type="float">
            <text:p>0.1950980392</text:p>
          </table:table-cell>
          <table:table-cell office:value-type="float" office:value="-0.157549" calcext:value-type="float">
            <text:p>-0.157549</text:p>
          </table:table-cell>
          <table:table-cell office:value-type="float" office:value="0.656509" calcext:value-type="float">
            <text:p>0.656509</text:p>
          </table:table-cell>
          <table:table-cell table:formula="of:=[.W45]-[.AC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table:formula="of:=[.W46]-[.X46]" office:value-type="float" office:value="-0.119559" calcext:value-type="float">
            <text:p>-0.119559</text:p>
          </table:table-cell>
          <table:table-cell/>
          <table:table-cell office:value-type="float" office:value="0.314392941176471" calcext:value-type="float">
            <text:p>0.3143929412</text:p>
          </table:table-cell>
          <table:table-cell office:value-type="float" office:value="-0.119559" calcext:value-type="float">
            <text:p>-0.119559</text:p>
          </table:table-cell>
          <table:table-cell office:value-type="float" office:value="0.52413" calcext:value-type="float">
            <text:p>0.52413</text:p>
          </table:table-cell>
          <table:table-cell table:formula="of:=[.W46]-[.AC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table:formula="of:=[.W47]-[.X47]" office:value-type="float" office:value="0.100694" calcext:value-type="float">
            <text:p>0.100694</text:p>
          </table:table-cell>
          <table:table-cell/>
          <table:table-cell office:value-type="float" office:value="0.16304431372549" calcext:value-type="float">
            <text:p>0.1630443137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663392" calcext:value-type="float">
            <text:p>0.663392</text:p>
          </table:table-cell>
          <table:table-cell table:formula="of:=[.W47]-[.AC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table:formula="of:=[.W48]-[.X48]" office:value-type="float" office:value="-0.131475" calcext:value-type="float">
            <text:p>-0.131475</text:p>
          </table:table-cell>
          <table:table-cell/>
          <table:table-cell office:value-type="float" office:value="0.309462352941176" calcext:value-type="float">
            <text:p>0.3094623529</text:p>
          </table:table-cell>
          <table:table-cell office:value-type="float" office:value="-0.131475" calcext:value-type="float">
            <text:p>-0.131475</text:p>
          </table:table-cell>
          <table:table-cell office:value-type="float" office:value="0.512885" calcext:value-type="float">
            <text:p>0.512885</text:p>
          </table:table-cell>
          <table:table-cell table:formula="of:=[.W48]-[.AC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table:formula="of:=[.W49]-[.X49]" office:value-type="float" office:value="0.036882" calcext:value-type="float">
            <text:p>0.036882</text:p>
          </table:table-cell>
          <table:table-cell/>
          <table:table-cell office:value-type="float" office:value="0.134466274509804" calcext:value-type="float">
            <text:p>0.1344662745</text:p>
          </table:table-cell>
          <table:table-cell office:value-type="float" office:value="0.036882" calcext:value-type="float">
            <text:p>0.036882</text:p>
          </table:table-cell>
          <table:table-cell office:value-type="float" office:value="0.718998" calcext:value-type="float">
            <text:p>0.718998</text:p>
          </table:table-cell>
          <table:table-cell table:formula="of:=[.W49]-[.AC49]" office:value-type="float" office:value="0.0110020000000001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801385684447592" calcext:value-type="float">
            <text:p>0.8013856844</text:p>
          </table:table-cell>
          <table:table-cell table:formula="of:=[.W50]-[.X5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3"/>
          <table:table-cell table:formula="of:=[.W51]-[.X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52]-[.X5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table:formula="of:=[.W53]-[.X53]" office:value-type="float" office:value="0.0315899999999999" calcext:value-type="float">
            <text:p>0.03159</text:p>
          </table:table-cell>
          <table:table-cell/>
          <table:table-cell office:value-type="float" office:value="0.0527098039215686" calcext:value-type="float">
            <text:p>0.052709803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731297" calcext:value-type="float">
            <text:p>0.731297</text:p>
          </table:table-cell>
          <table:table-cell table:formula="of:=[.W53]-[.AC53]" office:value-type="float" office:value="0.019703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table:formula="of:=[.W54]-[.X54]" office:value-type="float" office:value="0.0943999999999999" calcext:value-type="float">
            <text:p>0.0944</text:p>
          </table:table-cell>
          <table:table-cell/>
          <table:table-cell office:value-type="float" office:value="0.06894" calcext:value-type="float">
            <text:p>0.068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60455" calcext:value-type="float">
            <text:p>0.660455</text:p>
          </table:table-cell>
          <table:table-cell table:formula="of:=[.W54]-[.AC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table:formula="of:=[.W55]-[.X55]" office:value-type="float" office:value="0.069157" calcext:value-type="float">
            <text:p>0.069157</text:p>
          </table:table-cell>
          <table:table-cell/>
          <table:table-cell office:value-type="float" office:value="0.07922" calcext:value-type="float">
            <text:p>0.07922</text:p>
          </table:table-cell>
          <table:table-cell office:value-type="float" office:value="0.069157" calcext:value-type="float">
            <text:p>0.069157</text:p>
          </table:table-cell>
          <table:table-cell office:value-type="float" office:value="0.595389" calcext:value-type="float">
            <text:p>0.595389</text:p>
          </table:table-cell>
          <table:table-cell table:formula="of:=[.W55]-[.AC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table:formula="of:=[.W56]-[.X56]" office:value-type="float" office:value="0.0616420000000001" calcext:value-type="float">
            <text:p>0.061642</text:p>
          </table:table-cell>
          <table:table-cell/>
          <table:table-cell office:value-type="float" office:value="0.0518666666666667" calcext:value-type="float">
            <text:p>0.0518666667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574402" calcext:value-type="float">
            <text:p>0.574402</text:p>
          </table:table-cell>
          <table:table-cell table:formula="of:=[.W56]-[.AC56]" office:value-type="float" office:value="0.059598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table:formula="of:=[.W57]-[.X57]" office:value-type="float" office:value="0.240563" calcext:value-type="float">
            <text:p>0.240563</text:p>
          </table:table-cell>
          <table:table-cell/>
          <table:table-cell office:value-type="float" office:value="0.0533639215686274" calcext:value-type="float">
            <text:p>0.0533639216</text:p>
          </table:table-cell>
          <table:table-cell office:value-type="float" office:value="0.240563" calcext:value-type="float">
            <text:p>0.240563</text:p>
          </table:table-cell>
          <table:table-cell office:value-type="float" office:value="0.584821" calcext:value-type="float">
            <text:p>0.584821</text:p>
          </table:table-cell>
          <table:table-cell table:formula="of:=[.W57]-[.AC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table:formula="of:=[.W58]-[.X58]" office:value-type="float" office:value="0.193591" calcext:value-type="float">
            <text:p>0.193591</text:p>
          </table:table-cell>
          <table:table-cell/>
          <table:table-cell office:value-type="float" office:value="0.0630262745098039" calcext:value-type="float">
            <text:p>0.0630262745</text:p>
          </table:table-cell>
          <table:table-cell office:value-type="float" office:value="0.193591" calcext:value-type="float">
            <text:p>0.193591</text:p>
          </table:table-cell>
          <table:table-cell office:value-type="float" office:value="0.693115" calcext:value-type="float">
            <text:p>0.693115</text:p>
          </table:table-cell>
          <table:table-cell table:formula="of:=[.W58]-[.AC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table:formula="of:=[.W59]-[.X59]" office:value-type="float" office:value="0.014927" calcext:value-type="float">
            <text:p>0.014927</text:p>
          </table:table-cell>
          <table:table-cell/>
          <table:table-cell office:value-type="float" office:value="0.0807678431372549" calcext:value-type="float">
            <text:p>0.0807678431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754192" calcext:value-type="float">
            <text:p>0.754192</text:p>
          </table:table-cell>
          <table:table-cell table:formula="of:=[.W59]-[.AC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table:formula="of:=[.W60]-[.X60]" office:value-type="float" office:value="0.0669599999999999" calcext:value-type="float">
            <text:p>0.06696</text:p>
          </table:table-cell>
          <table:table-cell/>
          <table:table-cell office:value-type="float" office:value="0.0924274509803922" calcext:value-type="float">
            <text:p>0.092427451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688516" calcext:value-type="float">
            <text:p>0.688516</text:p>
          </table:table-cell>
          <table:table-cell table:formula="of:=[.W60]-[.AC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table:formula="of:=[.W61]-[.X61]" office:value-type="float" office:value="0.026495" calcext:value-type="float">
            <text:p>0.026495</text:p>
          </table:table-cell>
          <table:table-cell/>
          <table:table-cell office:value-type="float" office:value="0.11277568627451" calcext:value-type="float">
            <text:p>0.1127756863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648102" calcext:value-type="float">
            <text:p>0.648102</text:p>
          </table:table-cell>
          <table:table-cell table:formula="of:=[.W61]-[.AC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table:formula="of:=[.W62]-[.X62]" office:value-type="float" office:value="0.038954" calcext:value-type="float">
            <text:p>0.038954</text:p>
          </table:table-cell>
          <table:table-cell/>
          <table:table-cell office:value-type="float" office:value="0.111992549019608" calcext:value-type="float">
            <text:p>0.111992549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650583" calcext:value-type="float">
            <text:p>0.650583</text:p>
          </table:table-cell>
          <table:table-cell table:formula="of:=[.W62]-[.AC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table:formula="of:=[.W63]-[.X63]" office:value-type="float" office:value="0.249854" calcext:value-type="float">
            <text:p>0.249854</text:p>
          </table:table-cell>
          <table:table-cell/>
          <table:table-cell office:value-type="float" office:value="0.108945098039216" calcext:value-type="float">
            <text:p>0.108945098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461068" calcext:value-type="float">
            <text:p>0.461068</text:p>
          </table:table-cell>
          <table:table-cell table:formula="of:=[.W63]-[.AC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table:formula="of:=[.W64]-[.X64]" office:value-type="float" office:value="0.3601" calcext:value-type="float">
            <text:p>0.3601</text:p>
          </table:table-cell>
          <table:table-cell/>
          <table:table-cell office:value-type="float" office:value="0.211764705882353" calcext:value-type="float">
            <text:p>0.211764705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7367" calcext:value-type="float">
            <text:p>0.357367</text:p>
          </table:table-cell>
          <table:table-cell table:formula="of:=[.W64]-[.AC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table:formula="of:=[.W65]-[.X65]" office:value-type="float" office:value="0.318476" calcext:value-type="float">
            <text:p>0.318476</text:p>
          </table:table-cell>
          <table:table-cell/>
          <table:table-cell office:value-type="float" office:value="0.147881176470588" calcext:value-type="float">
            <text:p>0.1478811765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342579" calcext:value-type="float">
            <text:p>0.342579</text:p>
          </table:table-cell>
          <table:table-cell table:formula="of:=[.W65]-[.AC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table:formula="of:=[.W66]-[.X66]" office:value-type="float" office:value="0.164765" calcext:value-type="float">
            <text:p>0.164765</text:p>
          </table:table-cell>
          <table:table-cell/>
          <table:table-cell office:value-type="float" office:value="0.129028235294118" calcext:value-type="float">
            <text:p>0.1290282353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384182" calcext:value-type="float">
            <text:p>0.384182</text:p>
          </table:table-cell>
          <table:table-cell table:formula="of:=[.W66]-[.AC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table:formula="of:=[.W67]-[.X67]" office:value-type="float" office:value="0.208536" calcext:value-type="float">
            <text:p>0.208536</text:p>
          </table:table-cell>
          <table:table-cell/>
          <table:table-cell office:value-type="float" office:value="0.0626592156862745" calcext:value-type="float">
            <text:p>0.0626592157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0.472093" calcext:value-type="float">
            <text:p>0.472093</text:p>
          </table:table-cell>
          <table:table-cell table:formula="of:=[.W67]-[.AC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table:formula="of:=[.W68]-[.X68]" office:value-type="float" office:value="0.158433" calcext:value-type="float">
            <text:p>0.158433</text:p>
          </table:table-cell>
          <table:table-cell/>
          <table:table-cell office:value-type="float" office:value="0.0718717647058824" calcext:value-type="float">
            <text:p>0.0718717647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567009" calcext:value-type="float">
            <text:p>0.567009</text:p>
          </table:table-cell>
          <table:table-cell table:formula="of:=[.W68]-[.AC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table:formula="of:=[.W69]-[.X69]" office:value-type="float" office:value="0.109508" calcext:value-type="float">
            <text:p>0.109508</text:p>
          </table:table-cell>
          <table:table-cell/>
          <table:table-cell office:value-type="float" office:value="0.0508317647058824" calcext:value-type="float">
            <text:p>0.0508317647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657914" calcext:value-type="float">
            <text:p>0.657914</text:p>
          </table:table-cell>
          <table:table-cell table:formula="of:=[.W69]-[.AC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table:formula="of:=[.W70]-[.X70]" office:value-type="float" office:value="0.041865" calcext:value-type="float">
            <text:p>0.041865</text:p>
          </table:table-cell>
          <table:table-cell/>
          <table:table-cell office:value-type="float" office:value="0.0372049803921569" calcext:value-type="float">
            <text:p>0.0372049804</text:p>
          </table:table-cell>
          <table:table-cell office:value-type="float" office:value="0.0418649999999999" calcext:value-type="float">
            <text:p>0.041865</text:p>
          </table:table-cell>
          <table:table-cell office:value-type="float" office:value="0.716411" calcext:value-type="float">
            <text:p>0.716411</text:p>
          </table:table-cell>
          <table:table-cell table:formula="of:=[.W70]-[.AC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table:formula="of:=[.W71]-[.X71]" office:value-type="float" office:value="0.031104" calcext:value-type="float">
            <text:p>0.031104</text:p>
          </table:table-cell>
          <table:table-cell/>
          <table:table-cell office:value-type="float" office:value="0.0369091764705882" calcext:value-type="float">
            <text:p>0.0369091765</text:p>
          </table:table-cell>
          <table:table-cell office:value-type="float" office:value="0.031104" calcext:value-type="float">
            <text:p>0.031104</text:p>
          </table:table-cell>
          <table:table-cell office:value-type="float" office:value="0.732407" calcext:value-type="float">
            <text:p>0.732407</text:p>
          </table:table-cell>
          <table:table-cell table:formula="of:=[.W71]-[.AC71]" office:value-type="float" office:value="0.0465930000000001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table:formula="of:=[.W72]-[.X72]" office:value-type="float" office:value="-0.019571" calcext:value-type="float">
            <text:p>-0.019571</text:p>
          </table:table-cell>
          <table:table-cell/>
          <table:table-cell office:value-type="float" office:value="0.0392780392156863" calcext:value-type="float">
            <text:p>0.0392780392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750406" calcext:value-type="float">
            <text:p>0.750406</text:p>
          </table:table-cell>
          <table:table-cell table:formula="of:=[.W72]-[.AC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table:formula="of:=[.W73]-[.X73]" office:value-type="float" office:value="-0.00498199999999993" calcext:value-type="float">
            <text:p>-0.004982</text:p>
          </table:table-cell>
          <table:table-cell/>
          <table:table-cell office:value-type="float" office:value="0.0354735294117647" calcext:value-type="float">
            <text:p>0.0354735294</text:p>
          </table:table-cell>
          <table:table-cell office:value-type="float" office:value="-0.00498199999999993" calcext:value-type="float">
            <text:p>-0.004982</text:p>
          </table:table-cell>
          <table:table-cell office:value-type="float" office:value="0.761001" calcext:value-type="float">
            <text:p>0.761001</text:p>
          </table:table-cell>
          <table:table-cell table:formula="of:=[.W73]-[.AC73]" office:value-type="float" office:value="0.0119990000000001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table:formula="of:=[.W74]-[.X74]" office:value-type="float" office:value="0.0204270000000001" calcext:value-type="float">
            <text:p>0.020427</text:p>
          </table:table-cell>
          <table:table-cell/>
          <table:table-cell office:value-type="float" office:value="0.0359601568627451" calcext:value-type="float">
            <text:p>0.0359601569</text:p>
          </table:table-cell>
          <table:table-cell office:value-type="float" office:value="0.0204270000000001" calcext:value-type="float">
            <text:p>0.020427</text:p>
          </table:table-cell>
          <table:table-cell office:value-type="float" office:value="0.788168" calcext:value-type="float">
            <text:p>0.788168</text:p>
          </table:table-cell>
          <table:table-cell table:formula="of:=[.W74]-[.AC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22695704533127" calcext:value-type="float">
            <text:p>0.6226957045</text:p>
          </table:table-cell>
          <table:table-cell table:formula="of:=[.W75]-[.X7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3"/>
          <table:table-cell table:formula="of:=[.W76]-[.X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77]-[.X7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table:formula="of:=[.W78]-[.X78]" office:value-type="float" office:value="0.019611" calcext:value-type="float">
            <text:p>0.019611</text:p>
          </table:table-cell>
          <table:table-cell/>
          <table:table-cell office:value-type="float" office:value="0.135743529411765" calcext:value-type="float">
            <text:p>0.1357435294</text:p>
          </table:table-cell>
          <table:table-cell office:value-type="float" office:value="0.0196109999999999" calcext:value-type="float">
            <text:p>0.019611</text:p>
          </table:table-cell>
          <table:table-cell office:value-type="float" office:value="0.642329" calcext:value-type="float">
            <text:p>0.642329</text:p>
          </table:table-cell>
          <table:table-cell table:formula="of:=[.W78]-[.AC78]" office:value-type="float" office:value="-0.00632899999999992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table:formula="of:=[.W79]-[.X79]" office:value-type="float" office:value="0.0247540000000001" calcext:value-type="float">
            <text:p>0.024754</text:p>
          </table:table-cell>
          <table:table-cell/>
          <table:table-cell office:value-type="float" office:value="0.149940392156863" calcext:value-type="float">
            <text:p>0.1499403922</text:p>
          </table:table-cell>
          <table:table-cell office:value-type="float" office:value="0.0247540000000001" calcext:value-type="float">
            <text:p>0.024754</text:p>
          </table:table-cell>
          <table:table-cell office:value-type="float" office:value="0.681219" calcext:value-type="float">
            <text:p>0.681219</text:p>
          </table:table-cell>
          <table:table-cell table:formula="of:=[.W79]-[.AC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table:formula="of:=[.W80]-[.X80]" office:value-type="float" office:value="0.0279820000000001" calcext:value-type="float">
            <text:p>0.027982</text:p>
          </table:table-cell>
          <table:table-cell/>
          <table:table-cell office:value-type="float" office:value="0.130663529411765" calcext:value-type="float">
            <text:p>0.1306635294</text:p>
          </table:table-cell>
          <table:table-cell office:value-type="float" office:value="0.0279820000000001" calcext:value-type="float">
            <text:p>0.027982</text:p>
          </table:table-cell>
          <table:table-cell office:value-type="float" office:value="0.697654" calcext:value-type="float">
            <text:p>0.697654</text:p>
          </table:table-cell>
          <table:table-cell table:formula="of:=[.W80]-[.AC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table:formula="of:=[.W81]-[.X81]" office:value-type="float" office:value="0.0201560000000001" calcext:value-type="float">
            <text:p>0.020156</text:p>
          </table:table-cell>
          <table:table-cell/>
          <table:table-cell office:value-type="float" office:value="0.151894901960784" calcext:value-type="float">
            <text:p>0.151894902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65851" calcext:value-type="float">
            <text:p>0.65851</text:p>
          </table:table-cell>
          <table:table-cell table:formula="of:=[.W81]-[.AC81]" office:value-type="float" office:value="-0.01651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table:formula="of:=[.W82]-[.X82]" office:value-type="float" office:value="0.0714360000000001" calcext:value-type="float">
            <text:p>0.071436</text:p>
          </table:table-cell>
          <table:table-cell/>
          <table:table-cell office:value-type="float" office:value="0.166564705882353" calcext:value-type="float">
            <text:p>0.1665647059</text:p>
          </table:table-cell>
          <table:table-cell office:value-type="float" office:value="0.0714360000000001" calcext:value-type="float">
            <text:p>0.071436</text:p>
          </table:table-cell>
          <table:table-cell office:value-type="float" office:value="0.629249" calcext:value-type="float">
            <text:p>0.629249</text:p>
          </table:table-cell>
          <table:table-cell table:formula="of:=[.W82]-[.AC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table:formula="of:=[.W83]-[.X83]" office:value-type="float" office:value="0.020711" calcext:value-type="float">
            <text:p>0.020711</text:p>
          </table:table-cell>
          <table:table-cell/>
          <table:table-cell office:value-type="float" office:value="0.157392549019608" calcext:value-type="float">
            <text:p>0.157392549</text:p>
          </table:table-cell>
          <table:table-cell office:value-type="float" office:value="0.0207109999999999" calcext:value-type="float">
            <text:p>0.020711</text:p>
          </table:table-cell>
          <table:table-cell office:value-type="float" office:value="0.621845" calcext:value-type="float">
            <text:p>0.621845</text:p>
          </table:table-cell>
          <table:table-cell table:formula="of:=[.W83]-[.AC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table:formula="of:=[.W84]-[.X84]" office:value-type="float" office:value="-0.200671" calcext:value-type="float">
            <text:p>-0.200671</text:p>
          </table:table-cell>
          <table:table-cell/>
          <table:table-cell office:value-type="float" office:value="0.128610588235294" calcext:value-type="float">
            <text:p>0.1286105882</text:p>
          </table:table-cell>
          <table:table-cell office:value-type="float" office:value="-0.200671" calcext:value-type="float">
            <text:p>-0.200671</text:p>
          </table:table-cell>
          <table:table-cell office:value-type="float" office:value="0.654814" calcext:value-type="float">
            <text:p>0.654814</text:p>
          </table:table-cell>
          <table:table-cell table:formula="of:=[.W84]-[.AC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table:formula="of:=[.W85]-[.X85]" office:value-type="float" office:value="0.085095" calcext:value-type="float">
            <text:p>0.085095</text:p>
          </table:table-cell>
          <table:table-cell/>
          <table:table-cell office:value-type="float" office:value="0.0617411764705882" calcext:value-type="float">
            <text:p>0.0617411765</text:p>
          </table:table-cell>
          <table:table-cell office:value-type="float" office:value="0.085095" calcext:value-type="float">
            <text:p>0.085095</text:p>
          </table:table-cell>
          <table:table-cell office:value-type="float" office:value="0.665995" calcext:value-type="float">
            <text:p>0.665995</text:p>
          </table:table-cell>
          <table:table-cell table:formula="of:=[.W85]-[.AC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table:formula="of:=[.W86]-[.X86]" office:value-type="float" office:value="-0.117134" calcext:value-type="float">
            <text:p>-0.117134</text:p>
          </table:table-cell>
          <table:table-cell/>
          <table:table-cell office:value-type="float" office:value="0.120760784313725" calcext:value-type="float">
            <text:p>0.1207607843</text:p>
          </table:table-cell>
          <table:table-cell office:value-type="float" office:value="-0.117134" calcext:value-type="float">
            <text:p>-0.117134</text:p>
          </table:table-cell>
          <table:table-cell office:value-type="float" office:value="0.677912" calcext:value-type="float">
            <text:p>0.677912</text:p>
          </table:table-cell>
          <table:table-cell table:formula="of:=[.W86]-[.AC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table:formula="of:=[.W87]-[.X87]" office:value-type="float" office:value="0.147713" calcext:value-type="float">
            <text:p>0.147713</text:p>
          </table:table-cell>
          <table:table-cell/>
          <table:table-cell office:value-type="float" office:value="0.120670588235294" calcext:value-type="float">
            <text:p>0.1206705882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6197" calcext:value-type="float">
            <text:p>0.6197</text:p>
          </table:table-cell>
          <table:table-cell table:formula="of:=[.W87]-[.AC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table:formula="of:=[.W88]-[.X88]" office:value-type="float" office:value="0.138707" calcext:value-type="float">
            <text:p>0.138707</text:p>
          </table:table-cell>
          <table:table-cell/>
          <table:table-cell office:value-type="float" office:value="0.0768607843137255" calcext:value-type="float">
            <text:p>0.0768607843</text:p>
          </table:table-cell>
          <table:table-cell office:value-type="float" office:value="0.138707" calcext:value-type="float">
            <text:p>0.138707</text:p>
          </table:table-cell>
          <table:table-cell office:value-type="float" office:value="0.585137" calcext:value-type="float">
            <text:p>0.585137</text:p>
          </table:table-cell>
          <table:table-cell table:formula="of:=[.W88]-[.AC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table:formula="of:=[.W89]-[.X89]" office:value-type="float" office:value="0.256339" calcext:value-type="float">
            <text:p>0.256339</text:p>
          </table:table-cell>
          <table:table-cell/>
          <table:table-cell office:value-type="float" office:value="0.0727152941176471" calcext:value-type="float">
            <text:p>0.0727152941</text:p>
          </table:table-cell>
          <table:table-cell office:value-type="float" office:value="0.256339" calcext:value-type="float">
            <text:p>0.256339</text:p>
          </table:table-cell>
          <table:table-cell office:value-type="float" office:value="0.517066" calcext:value-type="float">
            <text:p>0.517066</text:p>
          </table:table-cell>
          <table:table-cell table:formula="of:=[.W89]-[.AC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9"/>
          <table:table-cell table:formula="of:=[.W90]-[.X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9"/>
          <table:table-cell table:formula="of:=[.W91]-[.X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9"/>
          <table:table-cell table:formula="of:=[.W92]-[.X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9"/>
          <table:table-cell table:formula="of:=[.W93]-[.X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9"/>
          <table:table-cell table:formula="of:=[.W94]-[.X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9"/>
          <table:table-cell table:formula="of:=[.W95]-[.X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9"/>
          <table:table-cell table:formula="of:=[.W96]-[.X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9"/>
          <table:table-cell table:formula="of:=[.W97]-[.X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9"/>
          <table:table-cell table:formula="of:=[.W98]-[.X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9"/>
          <table:table-cell table:formula="of:=[.W99]-[.X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9"/>
          <table:table-cell table:formula="of:=[.W100]-[.X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table:formula="of:=[.W101]-[.X101]" office:value-type="float" office:value="0.092959" calcext:value-type="float">
            <text:p>0.092959</text:p>
          </table:table-cell>
          <table:table-cell/>
          <table:table-cell office:value-type="float" office:value="0.0476933333333333" calcext:value-type="float">
            <text:p>0.0476933333</text:p>
          </table:table-cell>
          <table:table-cell office:value-type="float" office:value="0.0929589999999999" calcext:value-type="float">
            <text:p>0.092959</text:p>
          </table:table-cell>
          <table:table-cell office:value-type="float" office:value="0.639574" calcext:value-type="float">
            <text:p>0.639574</text:p>
          </table:table-cell>
          <table:table-cell table:formula="of:=[.W101]-[.AC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table:formula="of:=[.W102]-[.X102]" office:value-type="float" office:value="0.100318" calcext:value-type="float">
            <text:p>0.100318</text:p>
          </table:table-cell>
          <table:table-cell/>
          <table:table-cell office:value-type="float" office:value="0.0434054901960784" calcext:value-type="float">
            <text:p>0.043405490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668596" calcext:value-type="float">
            <text:p>0.668596</text:p>
          </table:table-cell>
          <table:table-cell table:formula="of:=[.W102]-[.AC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table:formula="of:=[.W103]-[.X103]" office:value-type="float" office:value="0.043741" calcext:value-type="float">
            <text:p>0.043741</text:p>
          </table:table-cell>
          <table:table-cell/>
          <table:table-cell office:value-type="float" office:value="0.0441176470588235" calcext:value-type="float">
            <text:p>0.0441176471</text:p>
          </table:table-cell>
          <table:table-cell office:value-type="float" office:value="0.043741" calcext:value-type="float">
            <text:p>0.043741</text:p>
          </table:table-cell>
          <table:table-cell office:value-type="float" office:value="0.703049" calcext:value-type="float">
            <text:p>0.703049</text:p>
          </table:table-cell>
          <table:table-cell table:formula="of:=[.W103]-[.AC103]" office:value-type="float" office:value="0.094951000000000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table:formula="of:=[.W104]-[.X104]" office:value-type="float" office:value="0.0640370000000001" calcext:value-type="float">
            <text:p>0.064037</text:p>
          </table:table-cell>
          <table:table-cell/>
          <table:table-cell office:value-type="float" office:value="0.0435937254901961" calcext:value-type="float">
            <text:p>0.0435937255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670067" calcext:value-type="float">
            <text:p>0.670067</text:p>
          </table:table-cell>
          <table:table-cell table:formula="of:=[.W104]-[.AC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table:formula="of:=[.W105]-[.X105]" office:value-type="float" office:value="0.109805" calcext:value-type="float">
            <text:p>0.109805</text:p>
          </table:table-cell>
          <table:table-cell/>
          <table:table-cell office:value-type="float" office:value="0.0573670588235294" calcext:value-type="float">
            <text:p>0.0573670588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0.657721" calcext:value-type="float">
            <text:p>0.657721</text:p>
          </table:table-cell>
          <table:table-cell table:formula="of:=[.W105]-[.AC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table:formula="of:=[.W106]-[.X106]" office:value-type="float" office:value="0.096992" calcext:value-type="float">
            <text:p>0.096992</text:p>
          </table:table-cell>
          <table:table-cell/>
          <table:table-cell office:value-type="float" office:value="0.0514635294117647" calcext:value-type="float">
            <text:p>0.0514635294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686395" calcext:value-type="float">
            <text:p>0.686395</text:p>
          </table:table-cell>
          <table:table-cell table:formula="of:=[.W106]-[.AC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table:formula="of:=[.W107]-[.X107]" office:value-type="float" office:value="0.105806" calcext:value-type="float">
            <text:p>0.105806</text:p>
          </table:table-cell>
          <table:table-cell/>
          <table:table-cell office:value-type="float" office:value="0.0607729411764706" calcext:value-type="float">
            <text:p>0.0607729412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677169" calcext:value-type="float">
            <text:p>0.677169</text:p>
          </table:table-cell>
          <table:table-cell table:formula="of:=[.W107]-[.AC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table:formula="of:=[.W108]-[.X108]" office:value-type="float" office:value="0.086012" calcext:value-type="float">
            <text:p>0.086012</text:p>
          </table:table-cell>
          <table:table-cell/>
          <table:table-cell office:value-type="float" office:value="0.0668219607843137" calcext:value-type="float">
            <text:p>0.0668219608</text:p>
          </table:table-cell>
          <table:table-cell office:value-type="float" office:value="0.086012" calcext:value-type="float">
            <text:p>0.086012</text:p>
          </table:table-cell>
          <table:table-cell office:value-type="float" office:value="0.650281" calcext:value-type="float">
            <text:p>0.650281</text:p>
          </table:table-cell>
          <table:table-cell table:formula="of:=[.W108]-[.AC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table:formula="of:=[.W109]-[.X109]" office:value-type="float" office:value="0.0992740000000001" calcext:value-type="float">
            <text:p>0.099274</text:p>
          </table:table-cell>
          <table:table-cell/>
          <table:table-cell office:value-type="float" office:value="0.0663847058823529" calcext:value-type="float">
            <text:p>0.0663847059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681405" calcext:value-type="float">
            <text:p>0.681405</text:p>
          </table:table-cell>
          <table:table-cell table:formula="of:=[.W109]-[.AC109]" office:value-type="float" office:value="0.0955950000000001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table:formula="of:=[.W110]-[.X110]" office:value-type="float" office:value="0.0916980000000001" calcext:value-type="float">
            <text:p>0.091698</text:p>
          </table:table-cell>
          <table:table-cell/>
          <table:table-cell office:value-type="float" office:value="0.0713160784313726" calcext:value-type="float">
            <text:p>0.0713160784</text:p>
          </table:table-cell>
          <table:table-cell office:value-type="float" office:value="0.091698" calcext:value-type="float">
            <text:p>0.091698</text:p>
          </table:table-cell>
          <table:table-cell office:value-type="float" office:value="0.680795" calcext:value-type="float">
            <text:p>0.680795</text:p>
          </table:table-cell>
          <table:table-cell table:formula="of:=[.W110]-[.AC110]" office:value-type="float" office:value="0.0622050000000001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table:formula="of:=[.W111]-[.X111]" office:value-type="float" office:value="0.133935" calcext:value-type="float">
            <text:p>0.133935</text:p>
          </table:table-cell>
          <table:table-cell/>
          <table:table-cell office:value-type="float" office:value="0.0690976470588235" calcext:value-type="float">
            <text:p>0.0690976471</text:p>
          </table:table-cell>
          <table:table-cell office:value-type="float" office:value="0.133935" calcext:value-type="float">
            <text:p>0.133935</text:p>
          </table:table-cell>
          <table:table-cell office:value-type="float" office:value="0.676649" calcext:value-type="float">
            <text:p>0.676649</text:p>
          </table:table-cell>
          <table:table-cell table:formula="of:=[.W111]-[.AC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table:formula="of:=[.W112]-[.X112]" office:value-type="float" office:value="0.11235" calcext:value-type="float">
            <text:p>0.11235</text:p>
          </table:table-cell>
          <table:table-cell/>
          <table:table-cell office:value-type="float" office:value="0.0700286274509804" calcext:value-type="float">
            <text:p>0.0700286275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705396" calcext:value-type="float">
            <text:p>0.705396</text:p>
          </table:table-cell>
          <table:table-cell table:formula="of:=[.W112]-[.AC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table:formula="of:=[.W113]-[.X113]" office:value-type="float" office:value="0.078837" calcext:value-type="float">
            <text:p>0.078837</text:p>
          </table:table-cell>
          <table:table-cell/>
          <table:table-cell office:value-type="float" office:value="0.0671274509803922" calcext:value-type="float">
            <text:p>0.067127451</text:p>
          </table:table-cell>
          <table:table-cell office:value-type="float" office:value="0.0788369999999999" calcext:value-type="float">
            <text:p>0.078837</text:p>
          </table:table-cell>
          <table:table-cell office:value-type="float" office:value="0.697986" calcext:value-type="float">
            <text:p>0.697986</text:p>
          </table:table-cell>
          <table:table-cell table:formula="of:=[.W113]-[.AC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table:formula="of:=[.W114]-[.X114]" office:value-type="float" office:value="0.00996100000000011" calcext:value-type="float">
            <text:p>0.009961</text:p>
          </table:table-cell>
          <table:table-cell/>
          <table:table-cell office:value-type="float" office:value="0.0667062745098039" calcext:value-type="float">
            <text:p>0.0667062745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.710748" calcext:value-type="float">
            <text:p>0.710748</text:p>
          </table:table-cell>
          <table:table-cell table:formula="of:=[.W114]-[.AC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table:formula="of:=[.W115]-[.X115]" office:value-type="float" office:value="0.082504" calcext:value-type="float">
            <text:p>0.082504</text:p>
          </table:table-cell>
          <table:table-cell/>
          <table:table-cell office:value-type="float" office:value="0.0625925490196078" calcext:value-type="float">
            <text:p>0.062592549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722346" calcext:value-type="float">
            <text:p>0.722346</text:p>
          </table:table-cell>
          <table:table-cell table:formula="of:=[.W115]-[.AC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table:formula="of:=[.W116]-[.X116]" office:value-type="float" office:value="0.135552" calcext:value-type="float">
            <text:p>0.135552</text:p>
          </table:table-cell>
          <table:table-cell/>
          <table:table-cell office:value-type="float" office:value="0.0729290196078432" calcext:value-type="float">
            <text:p>0.0729290196</text:p>
          </table:table-cell>
          <table:table-cell office:value-type="float" office:value="0.135552" calcext:value-type="float">
            <text:p>0.135552</text:p>
          </table:table-cell>
          <table:table-cell office:value-type="float" office:value="0.660433" calcext:value-type="float">
            <text:p>0.660433</text:p>
          </table:table-cell>
          <table:table-cell table:formula="of:=[.W116]-[.AC116]" office:value-type="float" office:value="0.0985670000000001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9"/>
          <table:table-cell table:formula="of:=[.W117]-[.X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9"/>
          <table:table-cell table:formula="of:=[.W118]-[.X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9"/>
          <table:table-cell table:formula="of:=[.W119]-[.X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9"/>
          <table:table-cell table:formula="of:=[.W120]-[.X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table:formula="of:=[.W121]-[.X121]" office:value-type="float" office:value="0.065315" calcext:value-type="float">
            <text:p>0.065315</text:p>
          </table:table-cell>
          <table:table-cell/>
          <table:table-cell office:value-type="float" office:value="0.0661839215686274" calcext:value-type="float">
            <text:p>0.0661839216</text:p>
          </table:table-cell>
          <table:table-cell office:value-type="float" office:value="0.0653149999999999" calcext:value-type="float">
            <text:p>0.065315</text:p>
          </table:table-cell>
          <table:table-cell office:value-type="float" office:value="0.677319" calcext:value-type="float">
            <text:p>0.677319</text:p>
          </table:table-cell>
          <table:table-cell table:formula="of:=[.W121]-[.AC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table:formula="of:=[.W122]-[.X122]" office:value-type="float" office:value="0.067972" calcext:value-type="float">
            <text:p>0.067972</text:p>
          </table:table-cell>
          <table:table-cell/>
          <table:table-cell office:value-type="float" office:value="0.0692686274509804" calcext:value-type="float">
            <text:p>0.0692686275</text:p>
          </table:table-cell>
          <table:table-cell office:value-type="float" office:value="0.067972" calcext:value-type="float">
            <text:p>0.067972</text:p>
          </table:table-cell>
          <table:table-cell office:value-type="float" office:value="0.730609" calcext:value-type="float">
            <text:p>0.730609</text:p>
          </table:table-cell>
          <table:table-cell table:formula="of:=[.W122]-[.AC122]" office:value-type="float" office:value="0.058391000000000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table:formula="of:=[.W123]-[.X123]" office:value-type="float" office:value="0.063393" calcext:value-type="float">
            <text:p>0.063393</text:p>
          </table:table-cell>
          <table:table-cell/>
          <table:table-cell office:value-type="float" office:value="0.0614733333333333" calcext:value-type="float">
            <text:p>0.0614733333</text:p>
          </table:table-cell>
          <table:table-cell office:value-type="float" office:value="0.063393" calcext:value-type="float">
            <text:p>0.063393</text:p>
          </table:table-cell>
          <table:table-cell office:value-type="float" office:value="0.692528" calcext:value-type="float">
            <text:p>0.692528</text:p>
          </table:table-cell>
          <table:table-cell table:formula="of:=[.W123]-[.AC123]" office:value-type="float" office:value="0.0554720000000001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table:formula="of:=[.W124]-[.X124]" office:value-type="float" office:value="0.0744070000000001" calcext:value-type="float">
            <text:p>0.074407</text:p>
          </table:table-cell>
          <table:table-cell/>
          <table:table-cell office:value-type="float" office:value="0.0507741176470588" calcext:value-type="float">
            <text:p>0.0507741176</text:p>
          </table:table-cell>
          <table:table-cell office:value-type="float" office:value="0.0744070000000001" calcext:value-type="float">
            <text:p>0.074407</text:p>
          </table:table-cell>
          <table:table-cell office:value-type="float" office:value="0.719036" calcext:value-type="float">
            <text:p>0.719036</text:p>
          </table:table-cell>
          <table:table-cell table:formula="of:=[.W124]-[.AC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table:formula="of:=[.W125]-[.X125]" office:value-type="float" office:value="0.0989490000000001" calcext:value-type="float">
            <text:p>0.098949</text:p>
          </table:table-cell>
          <table:table-cell/>
          <table:table-cell office:value-type="float" office:value="0.0563690196078431" calcext:value-type="float">
            <text:p>0.0563690196</text:p>
          </table:table-cell>
          <table:table-cell office:value-type="float" office:value="0.0989489999999999" calcext:value-type="float">
            <text:p>0.098949</text:p>
          </table:table-cell>
          <table:table-cell office:value-type="float" office:value="0.760196" calcext:value-type="float">
            <text:p>0.760196</text:p>
          </table:table-cell>
          <table:table-cell table:formula="of:=[.W125]-[.AC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table:formula="of:=[.W126]-[.X126]" office:value-type="float" office:value="0.0827620000000001" calcext:value-type="float">
            <text:p>0.082762</text:p>
          </table:table-cell>
          <table:table-cell/>
          <table:table-cell office:value-type="float" office:value="0.0536360784313725" calcext:value-type="float">
            <text:p>0.0536360784</text:p>
          </table:table-cell>
          <table:table-cell office:value-type="float" office:value="0.082762" calcext:value-type="float">
            <text:p>0.082762</text:p>
          </table:table-cell>
          <table:table-cell office:value-type="float" office:value="0.714186" calcext:value-type="float">
            <text:p>0.714186</text:p>
          </table:table-cell>
          <table:table-cell table:formula="of:=[.W126]-[.AC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table:formula="of:=[.W127]-[.X127]" office:value-type="float" office:value="0.0573950000000001" calcext:value-type="float">
            <text:p>0.057395</text:p>
          </table:table-cell>
          <table:table-cell/>
          <table:table-cell office:value-type="float" office:value="0.0554411764705882" calcext:value-type="float">
            <text:p>0.0554411765</text:p>
          </table:table-cell>
          <table:table-cell office:value-type="float" office:value="0.0573950000000001" calcext:value-type="float">
            <text:p>0.057395</text:p>
          </table:table-cell>
          <table:table-cell office:value-type="float" office:value="0.751087" calcext:value-type="float">
            <text:p>0.751087</text:p>
          </table:table-cell>
          <table:table-cell table:formula="of:=[.W127]-[.AC127]" office:value-type="float" office:value="0.0389130000000001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table:formula="of:=[.W128]-[.X128]" office:value-type="float" office:value="0.132613" calcext:value-type="float">
            <text:p>0.132613</text:p>
          </table:table-cell>
          <table:table-cell/>
          <table:table-cell office:value-type="float" office:value="0.0456901960784314" calcext:value-type="float">
            <text:p>0.0456901961</text:p>
          </table:table-cell>
          <table:table-cell office:value-type="float" office:value="0.132613" calcext:value-type="float">
            <text:p>0.132613</text:p>
          </table:table-cell>
          <table:table-cell office:value-type="float" office:value="0.747554" calcext:value-type="float">
            <text:p>0.747554</text:p>
          </table:table-cell>
          <table:table-cell table:formula="of:=[.W128]-[.AC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table:formula="of:=[.W129]-[.X129]" office:value-type="float" office:value="0.109623" calcext:value-type="float">
            <text:p>0.109623</text:p>
          </table:table-cell>
          <table:table-cell/>
          <table:table-cell office:value-type="float" office:value="0.0521823529411765" calcext:value-type="float">
            <text:p>0.0521823529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756675" calcext:value-type="float">
            <text:p>0.756675</text:p>
          </table:table-cell>
          <table:table-cell table:formula="of:=[.W129]-[.AC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table:formula="of:=[.W130]-[.X130]" office:value-type="float" office:value="0.104035" calcext:value-type="float">
            <text:p>0.104035</text:p>
          </table:table-cell>
          <table:table-cell/>
          <table:table-cell office:value-type="float" office:value="0.0379843921568627" calcext:value-type="float">
            <text:p>0.0379843922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0.78652" calcext:value-type="float">
            <text:p>0.78652</text:p>
          </table:table-cell>
          <table:table-cell table:formula="of:=[.W130]-[.AC130]" office:value-type="float" office:value="0.0964799999999999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6459995177923" calcext:value-type="float">
            <text:p>0.5645999518</text:p>
          </table:table-cell>
          <table:table-cell table:formula="of:=[.W131]-[.X1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3"/>
          <table:table-cell table:formula="of:=[.W132]-[.X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33]-[.X133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table:formula="of:=[.W134]-[.X134]" office:value-type="float" office:value="-0.019397" calcext:value-type="float">
            <text:p>-0.019397</text:p>
          </table:table-cell>
          <table:table-cell/>
          <table:table-cell office:value-type="float" office:value="0.106818823529412" calcext:value-type="float">
            <text:p>0.1068188235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0.655087" calcext:value-type="float">
            <text:p>0.655087</text:p>
          </table:table-cell>
          <table:table-cell table:formula="of:=[.W134]-[.AC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table:number-columns-repeated="2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table:formula="of:=[.W135]-[.X135]" office:value-type="float" office:value="0.082833" calcext:value-type="float">
            <text:p>0.082833</text:p>
          </table:table-cell>
          <table:table-cell/>
          <table:table-cell office:value-type="float" office:value="0.0848756862745098" calcext:value-type="float">
            <text:p>0.0848756863</text:p>
          </table:table-cell>
          <table:table-cell office:value-type="float" office:value="0.0828329999999999" calcext:value-type="float">
            <text:p>0.082833</text:p>
          </table:table-cell>
          <table:table-cell office:value-type="float" office:value="0.618612" calcext:value-type="float">
            <text:p>0.618612</text:p>
          </table:table-cell>
          <table:table-cell table:formula="of:=[.W135]-[.AC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table:formula="of:=[.W136]-[.X136]" office:value-type="float" office:value="0.109" calcext:value-type="float">
            <text:p>0.109</text:p>
          </table:table-cell>
          <table:table-cell/>
          <table:table-cell office:value-type="float" office:value="0.0418380392156863" calcext:value-type="float">
            <text:p>0.04183803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712757" calcext:value-type="float">
            <text:p>0.712757</text:p>
          </table:table-cell>
          <table:table-cell table:formula="of:=[.W136]-[.AC136]" office:value-type="float" office:value="0.0972430000000001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table:formula="of:=[.W137]-[.X137]" office:value-type="float" office:value="-0.086688" calcext:value-type="float">
            <text:p>-0.086688</text:p>
          </table:table-cell>
          <table:table-cell/>
          <table:table-cell office:value-type="float" office:value="0.152771764705882" calcext:value-type="float">
            <text:p>0.1527717647</text:p>
          </table:table-cell>
          <table:table-cell office:value-type="float" office:value="-0.086688" calcext:value-type="float">
            <text:p>-0.086688</text:p>
          </table:table-cell>
          <table:table-cell office:value-type="float" office:value="0.560635" calcext:value-type="float">
            <text:p>0.560635</text:p>
          </table:table-cell>
          <table:table-cell table:formula="of:=[.W137]-[.AC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table:formula="of:=[.W138]-[.X138]" office:value-type="float" office:value="0.051227" calcext:value-type="float">
            <text:p>0.051227</text:p>
          </table:table-cell>
          <table:table-cell/>
          <table:table-cell office:value-type="float" office:value="0.0794443137254902" calcext:value-type="float">
            <text:p>0.0794443137</text:p>
          </table:table-cell>
          <table:table-cell office:value-type="float" office:value="0.0512269999999999" calcext:value-type="float">
            <text:p>0.051227</text:p>
          </table:table-cell>
          <table:table-cell office:value-type="float" office:value="0.681302" calcext:value-type="float">
            <text:p>0.681302</text:p>
          </table:table-cell>
          <table:table-cell table:formula="of:=[.W138]-[.AC138]" office:value-type="float" office:value="0.076698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table:formula="of:=[.W139]-[.X139]" office:value-type="float" office:value="0.057227" calcext:value-type="float">
            <text:p>0.057227</text:p>
          </table:table-cell>
          <table:table-cell/>
          <table:table-cell office:value-type="float" office:value="0.0328938823529412" calcext:value-type="float">
            <text:p>0.0328938824</text:p>
          </table:table-cell>
          <table:table-cell office:value-type="float" office:value="0.0572269999999999" calcext:value-type="float">
            <text:p>0.057227</text:p>
          </table:table-cell>
          <table:table-cell office:value-type="float" office:value="0.580114" calcext:value-type="float">
            <text:p>0.580114</text:p>
          </table:table-cell>
          <table:table-cell table:formula="of:=[.W139]-[.AC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table:formula="of:=[.W140]-[.X140]" office:value-type="float" office:value="-0.041302" calcext:value-type="float">
            <text:p>-0.041302</text:p>
          </table:table-cell>
          <table:table-cell/>
          <table:table-cell office:value-type="float" office:value="0.082475294117647" calcext:value-type="float">
            <text:p>0.0824752941</text:p>
          </table:table-cell>
          <table:table-cell office:value-type="float" office:value="-0.0413020000000001" calcext:value-type="float">
            <text:p>-0.041302</text:p>
          </table:table-cell>
          <table:table-cell office:value-type="float" office:value="0.612082" calcext:value-type="float">
            <text:p>0.612082</text:p>
          </table:table-cell>
          <table:table-cell table:formula="of:=[.W140]-[.AC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table:formula="of:=[.W141]-[.X141]" office:value-type="float" office:value="0.039259" calcext:value-type="float">
            <text:p>0.039259</text:p>
          </table:table-cell>
          <table:table-cell/>
          <table:table-cell office:value-type="float" office:value="0.0972909803921569" calcext:value-type="float">
            <text:p>0.0972909804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626943" calcext:value-type="float">
            <text:p>0.626943</text:p>
          </table:table-cell>
          <table:table-cell table:formula="of:=[.W141]-[.AC141]" office:value-type="float" office:value="0.0750570000000002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table:formula="of:=[.W142]-[.X142]" office:value-type="float" office:value="0.088743" calcext:value-type="float">
            <text:p>0.088743</text:p>
          </table:table-cell>
          <table:table-cell/>
          <table:table-cell office:value-type="float" office:value="0.0749839215686274" calcext:value-type="float">
            <text:p>0.0749839216</text:p>
          </table:table-cell>
          <table:table-cell office:value-type="float" office:value="0.088743" calcext:value-type="float">
            <text:p>0.088743</text:p>
          </table:table-cell>
          <table:table-cell office:value-type="float" office:value="0.670685" calcext:value-type="float">
            <text:p>0.670685</text:p>
          </table:table-cell>
          <table:table-cell table:formula="of:=[.W142]-[.AC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table:formula="of:=[.W143]-[.X143]" office:value-type="float" office:value="0.11999" calcext:value-type="float">
            <text:p>0.11999</text:p>
          </table:table-cell>
          <table:table-cell/>
          <table:table-cell office:value-type="float" office:value="0.0420058823529412" calcext:value-type="float">
            <text:p>0.042005882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627992" calcext:value-type="float">
            <text:p>0.627992</text:p>
          </table:table-cell>
          <table:table-cell table:formula="of:=[.W143]-[.AC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table:formula="of:=[.W144]-[.X144]" office:value-type="float" office:value="0.0365179999999999" calcext:value-type="float">
            <text:p>0.036518</text:p>
          </table:table-cell>
          <table:table-cell/>
          <table:table-cell office:value-type="float" office:value="0.106261176470588" calcext:value-type="float">
            <text:p>0.1062611765</text:p>
          </table:table-cell>
          <table:table-cell office:value-type="float" office:value="0.0365179999999999" calcext:value-type="float">
            <text:p>0.036518</text:p>
          </table:table-cell>
          <table:table-cell office:value-type="float" office:value="0.661953" calcext:value-type="float">
            <text:p>0.661953</text:p>
          </table:table-cell>
          <table:table-cell table:formula="of:=[.W144]-[.AC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table:formula="of:=[.W145]-[.X145]" office:value-type="float" office:value="0.065613" calcext:value-type="float">
            <text:p>0.065613</text:p>
          </table:table-cell>
          <table:table-cell/>
          <table:table-cell office:value-type="float" office:value="0.0653925490196079" calcext:value-type="float">
            <text:p>0.065392549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650786" calcext:value-type="float">
            <text:p>0.650786</text:p>
          </table:table-cell>
          <table:table-cell table:formula="of:=[.W145]-[.AC145]" office:value-type="float" office:value="0.092214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table:formula="of:=[.W146]-[.X146]" office:value-type="float" office:value="0.036748" calcext:value-type="float">
            <text:p>0.036748</text:p>
          </table:table-cell>
          <table:table-cell/>
          <table:table-cell office:value-type="float" office:value="0.0665062745098039" calcext:value-type="float">
            <text:p>0.0665062745</text:p>
          </table:table-cell>
          <table:table-cell office:value-type="float" office:value="0.0367479999999999" calcext:value-type="float">
            <text:p>0.036748</text:p>
          </table:table-cell>
          <table:table-cell office:value-type="float" office:value="0.701032" calcext:value-type="float">
            <text:p>0.701032</text:p>
          </table:table-cell>
          <table:table-cell table:formula="of:=[.W146]-[.AC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8973155013045" calcext:value-type="float">
            <text:p>0.6897315501</text:p>
          </table:table-cell>
          <table:table-cell table:formula="of:=[.W147]-[.X14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3"/>
          <table:table-cell table:formula="of:=[.W148]-[.X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49]-[.X14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table:formula="of:=[.W150]-[.X150]" office:value-type="float" office:value="-0.00813000000000008" calcext:value-type="float">
            <text:p>-0.00813</text:p>
          </table:table-cell>
          <table:table-cell/>
          <table:table-cell office:value-type="float" office:value="0.0594776470588235" calcext:value-type="float">
            <text:p>0.0594776471</text:p>
          </table:table-cell>
          <table:table-cell office:value-type="float" office:value="-0.00813000000000008" calcext:value-type="float">
            <text:p>-0.00813</text:p>
          </table:table-cell>
          <table:table-cell office:value-type="float" office:value="0.864707" calcext:value-type="float">
            <text:p>0.864707</text:p>
          </table:table-cell>
          <table:table-cell table:formula="of:=[.W150]-[.AC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table:formula="of:=[.W151]-[.X151]" office:value-type="float" office:value="0.0657380000000001" calcext:value-type="float">
            <text:p>0.065738</text:p>
          </table:table-cell>
          <table:table-cell/>
          <table:table-cell office:value-type="float" office:value="0.0339070588235294" calcext:value-type="float">
            <text:p>0.0339070588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855129" calcext:value-type="float">
            <text:p>0.855129</text:p>
          </table:table-cell>
          <table:table-cell table:formula="of:=[.W151]-[.AC151]" office:value-type="float" office:value="0.052871000000000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table:formula="of:=[.W152]-[.X152]" office:value-type="float" office:value="-0.0936419999999999" calcext:value-type="float">
            <text:p>-0.093642</text:p>
          </table:table-cell>
          <table:table-cell/>
          <table:table-cell office:value-type="float" office:value="0.0649941176470588" calcext:value-type="float">
            <text:p>0.0649941176</text:p>
          </table:table-cell>
          <table:table-cell office:value-type="float" office:value="-0.093642" calcext:value-type="float">
            <text:p>-0.093642</text:p>
          </table:table-cell>
          <table:table-cell office:value-type="float" office:value="0.775603" calcext:value-type="float">
            <text:p>0.775603</text:p>
          </table:table-cell>
          <table:table-cell table:formula="of:=[.W152]-[.AC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table:formula="of:=[.W153]-[.X153]" office:value-type="float" office:value="-0.112878" calcext:value-type="float">
            <text:p>-0.112878</text:p>
          </table:table-cell>
          <table:table-cell/>
          <table:table-cell office:value-type="float" office:value="0.0835721568627451" calcext:value-type="float">
            <text:p>0.0835721569</text:p>
          </table:table-cell>
          <table:table-cell office:value-type="float" office:value="-0.112878" calcext:value-type="float">
            <text:p>-0.112878</text:p>
          </table:table-cell>
          <table:table-cell office:value-type="float" office:value="0.757477" calcext:value-type="float">
            <text:p>0.757477</text:p>
          </table:table-cell>
          <table:table-cell table:formula="of:=[.W153]-[.AC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table:formula="of:=[.W154]-[.X154]" office:value-type="float" office:value="0.166852" calcext:value-type="float">
            <text:p>0.166852</text:p>
          </table:table-cell>
          <table:table-cell/>
          <table:table-cell office:value-type="float" office:value="0.0393466666666667" calcext:value-type="float">
            <text:p>0.0393466667</text:p>
          </table:table-cell>
          <table:table-cell office:value-type="float" office:value="0.166852" calcext:value-type="float">
            <text:p>0.166852</text:p>
          </table:table-cell>
          <table:table-cell office:value-type="float" office:value="0.819834" calcext:value-type="float">
            <text:p>0.819834</text:p>
          </table:table-cell>
          <table:table-cell table:formula="of:=[.W154]-[.AC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table:formula="of:=[.W155]-[.X155]" office:value-type="float" office:value="-0.0981479999999999" calcext:value-type="float">
            <text:p>-0.098148</text:p>
          </table:table-cell>
          <table:table-cell/>
          <table:table-cell office:value-type="float" office:value="0.0475054901960784" calcext:value-type="float">
            <text:p>0.0475054902</text:p>
          </table:table-cell>
          <table:table-cell office:value-type="float" office:value="-0.098148" calcext:value-type="float">
            <text:p>-0.098148</text:p>
          </table:table-cell>
          <table:table-cell office:value-type="float" office:value="0.868234" calcext:value-type="float">
            <text:p>0.868234</text:p>
          </table:table-cell>
          <table:table-cell table:formula="of:=[.W155]-[.AC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table:formula="of:=[.W156]-[.X156]" office:value-type="float" office:value="-0.063008" calcext:value-type="float">
            <text:p>-0.063008</text:p>
          </table:table-cell>
          <table:table-cell/>
          <table:table-cell office:value-type="float" office:value="0.0803627450980392" calcext:value-type="float">
            <text:p>0.0803627451</text:p>
          </table:table-cell>
          <table:table-cell office:value-type="float" office:value="-0.0630080000000001" calcext:value-type="float">
            <text:p>-0.063008</text:p>
          </table:table-cell>
          <table:table-cell office:value-type="float" office:value="0.802866" calcext:value-type="float">
            <text:p>0.802866</text:p>
          </table:table-cell>
          <table:table-cell table:formula="of:=[.W156]-[.AC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table:formula="of:=[.W157]-[.X157]" office:value-type="float" office:value="-0.05594" calcext:value-type="float">
            <text:p>-0.05594</text:p>
          </table:table-cell>
          <table:table-cell/>
          <table:table-cell office:value-type="float" office:value="0.0863407843137255" calcext:value-type="float">
            <text:p>0.0863407843</text:p>
          </table:table-cell>
          <table:table-cell office:value-type="float" office:value="-0.0559399999999999" calcext:value-type="float">
            <text:p>-0.05594</text:p>
          </table:table-cell>
          <table:table-cell office:value-type="float" office:value="0.769799" calcext:value-type="float">
            <text:p>0.769799</text:p>
          </table:table-cell>
          <table:table-cell table:formula="of:=[.W157]-[.AC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table:formula="of:=[.W158]-[.X158]" office:value-type="float" office:value="-0.0989359999999999" calcext:value-type="float">
            <text:p>-0.098936</text:p>
          </table:table-cell>
          <table:table-cell/>
          <table:table-cell office:value-type="float" office:value="0.0690505882352941" calcext:value-type="float">
            <text:p>0.0690505882</text:p>
          </table:table-cell>
          <table:table-cell office:value-type="float" office:value="-0.098936" calcext:value-type="float">
            <text:p>-0.098936</text:p>
          </table:table-cell>
          <table:table-cell office:value-type="float" office:value="0.772501" calcext:value-type="float">
            <text:p>0.772501</text:p>
          </table:table-cell>
          <table:table-cell table:formula="of:=[.W158]-[.AC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table:formula="of:=[.W159]-[.X159]" office:value-type="float" office:value="0.174018" calcext:value-type="float">
            <text:p>0.174018</text:p>
          </table:table-cell>
          <table:table-cell/>
          <table:table-cell office:value-type="float" office:value="0.200427450980392" calcext:value-type="float">
            <text:p>0.200427451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590372" calcext:value-type="float">
            <text:p>0.590372</text:p>
          </table:table-cell>
          <table:table-cell table:formula="of:=[.W159]-[.AC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table:formula="of:=[.W160]-[.X160]" office:value-type="float" office:value="-0.0339959999999999" calcext:value-type="float">
            <text:p>-0.033996</text:p>
          </table:table-cell>
          <table:table-cell/>
          <table:table-cell office:value-type="float" office:value="0.0666176470588235" calcext:value-type="float">
            <text:p>0.0666176471</text:p>
          </table:table-cell>
          <table:table-cell office:value-type="float" office:value="-0.033996" calcext:value-type="float">
            <text:p>-0.033996</text:p>
          </table:table-cell>
          <table:table-cell office:value-type="float" office:value="0.782919" calcext:value-type="float">
            <text:p>0.782919</text:p>
          </table:table-cell>
          <table:table-cell table:formula="of:=[.W160]-[.AC160]" office:value-type="float" office:value="-0.036918999999999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table:formula="of:=[.W161]-[.X161]" office:value-type="float" office:value="-0.054295" calcext:value-type="float">
            <text:p>-0.054295</text:p>
          </table:table-cell>
          <table:table-cell/>
          <table:table-cell office:value-type="float" office:value="0.0715972549019608" calcext:value-type="float">
            <text:p>0.0715972549</text:p>
          </table:table-cell>
          <table:table-cell office:value-type="float" office:value="-0.054295" calcext:value-type="float">
            <text:p>-0.054295</text:p>
          </table:table-cell>
          <table:table-cell office:value-type="float" office:value="0.821242" calcext:value-type="float">
            <text:p>0.821242</text:p>
          </table:table-cell>
          <table:table-cell table:formula="of:=[.W161]-[.AC161]" office:value-type="float" office:value="-0.0662419999999999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table:formula="of:=[.W162]-[.X162]" office:value-type="float" office:value="-0.102668" calcext:value-type="float">
            <text:p>-0.102668</text:p>
          </table:table-cell>
          <table:table-cell/>
          <table:table-cell office:value-type="float" office:value="0.110087843137255" calcext:value-type="float">
            <text:p>0.1100878431</text:p>
          </table:table-cell>
          <table:table-cell office:value-type="float" office:value="-0.102668" calcext:value-type="float">
            <text:p>-0.102668</text:p>
          </table:table-cell>
          <table:table-cell office:value-type="float" office:value="0.722023" calcext:value-type="float">
            <text:p>0.722023</text:p>
          </table:table-cell>
          <table:table-cell table:formula="of:=[.W162]-[.AC162]" office:value-type="float" office:value="-0.0660229999999999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table:formula="of:=[.W163]-[.X163]" office:value-type="float" office:value="0.0439050000000001" calcext:value-type="float">
            <text:p>0.043905</text:p>
          </table:table-cell>
          <table:table-cell/>
          <table:table-cell office:value-type="float" office:value="0.0595698039215686" calcext:value-type="float">
            <text:p>0.0595698039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639379" calcext:value-type="float">
            <text:p>0.639379</text:p>
          </table:table-cell>
          <table:table-cell table:formula="of:=[.W163]-[.AC163]" office:value-type="float" office:value="0.024621000000000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50874753726122" calcext:value-type="float">
            <text:p>0.5508747537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4"/>
        </table:table-row>
      </table:table>
      <table:table table:name="corr" table:style-name="ta1">
        <table:shapes>
          <draw:frame draw:z-index="0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9.711in" svg:height="5.4622in" svg:x="31.111in" svg:y="5.8673in">
            <draw:object draw:notify-on-update-of-ranges="ratio.B35:corr.B41 ratio.C35:corr.C41 ratio.D35:corr.D41 ratio.E35:corr.E41 ratio.F35:corr.F41 ratio.G35:corr.G41 ratio.H35:corr.H41 ratio.I35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table table:name="dB Paper" table:style-name="ta1">
        <table:shapes>
          <draw:frame draw:z-index="0" draw:style-name="gr1" draw:text-style-name="P1" svg:width="6.0047in" svg:height="3.3776in" svg:x="8.0004in" svg:y="0.0004in">
            <draw:object draw:notify-on-update-of-ranges="'dB Paper'.B3:'dB Paper'.B14 'dB Paper'.C3:'dB Paper'.C1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draw:text-style-name="P1" svg:width="5.9839in" svg:height="3.3657in" svg:x="8.0004in" svg:y="3.5559in">
            <draw:object draw:notify-on-update-of-ranges="'dB Paper'.B22:'dB Paper'.B22 'dB Paper'.B23:'dB Paper'.B33 'dB Paper'.C22:'dB Paper'.C22 'dB Paper'.C23:'dB Paper'.C33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draw:text-style-name="P1" svg:width="6.0047in" svg:height="3.3776in" svg:x="8.0004in" svg:y="7.1114in">
            <draw:object draw:notify-on-update-of-ranges="'dB Paper'.B42:'dB Paper'.B42 'dB Paper'.B43:'dB Paper'.B50 'dB Paper'.C42:'dB Paper'.C42 'dB Paper'.C43:'dB Paper'.C5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3" draw:style-name="gr1" draw:text-style-name="P1" svg:width="5.9839in" svg:height="3.3657in" svg:x="8.0004in" svg:y="10.6669in">
            <draw:object draw:notify-on-update-of-ranges="'dB Paper'.B62:'dB Paper'.B62 'dB Paper'.B63:'dB Paper'.B69 'dB Paper'.C62:'dB Paper'.C62 'dB Paper'.C63:'dB Paper'.C69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4" draw:style-name="gr1" draw:text-style-name="P1" svg:width="5.9622in" svg:height="3.3535in" svg:x="8.0004in" svg:y="14.2228in">
            <draw:object draw:notify-on-update-of-ranges="'dB Paper'.B82:'dB Paper'.B82 'dB Paper'.B83:'dB Paper'.B104 'dB Paper'.C82:'dB Paper'.C82 'dB Paper'.C83:'dB Paper'.C104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5" draw:style-name="gr1" draw:text-style-name="P1" svg:width="5.9831in" svg:height="3.3654in" svg:x="8.0004in" svg:y="21.3339in">
            <draw:object draw:notify-on-update-of-ranges="'dB Paper'.B122:'dB Paper'.B122 'dB Paper'.B123:'dB Paper'.B160 'dB Paper'.C122:'dB Paper'.C122 'dB Paper'.C123:'dB Paper'.C160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6" draw:style-name="gr1" draw:text-style-name="P1" svg:width="6.0043in" svg:height="3.3772in" svg:x="8.0004in" svg:y="32.0004in">
            <draw:object draw:notify-on-update-of-ranges="'dB Paper'.B182:'dB Paper'.B182 'dB Paper'.B183:'dB Paper'.B195 'dB Paper'.C182:'dB Paper'.C182 'dB Paper'.C183:'dB Paper'.C19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7" draw:style-name="gr1" draw:text-style-name="P1" svg:width="6.0043in" svg:height="3.3772in" svg:x="8.0004in" svg:y="35.5559in">
            <draw:object draw:notify-on-update-of-ranges="'dB Paper'.B202:'dB Paper'.B202 'dB Paper'.B203:'dB Paper'.B216 'dB Paper'.C202:'dB Paper'.C202 'dB Paper'.C203:'dB Paper'.C216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8" draw:style-name="gr1" draw:text-style-name="P1" svg:width="6.0043in" svg:height="3.3772in" svg:x="14.2228in" svg:y="10.6673in">
            <draw:object draw:notify-on-update-of-ranges="'dB Paper'.B62:'dB Paper'.B62 'dB Paper'.B63:'dB Paper'.B69 'dB Paper'.C62:'dB Paper'.C62 'dB Paper'.C63:'dB Paper'.C69 'dB Paper'.D62:'dB Paper'.D62 'dB Paper'.D63:'dB Paper'.D69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9" draw:style-name="gr1" draw:text-style-name="P1" svg:width="5.9213in" svg:height="3.3307in" svg:x="14.2228in" svg:y="3.5559in">
            <draw:object draw:notify-on-update-of-ranges="'dB Paper'.B23:'dB Paper'.B33 'dB Paper'.C23:'dB Paper'.C33 'dB Paper'.D23:'dB Paper'.D33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16633683166749" calcext:value-type="float">
            <text:p>0.4166336832</text:p>
          </table:table-cell>
          <table:table-cell office:value-type="float" office:value="0.366013454654593" calcext:value-type="float">
            <text:p>0.3660134547</text:p>
          </table:table-cell>
          <table:table-cell office:value-type="float" office:value="0.375760445200975" calcext:value-type="float">
            <text:p>0.3757604452</text:p>
          </table:table-cell>
          <table:table-cell office:value-type="float" office:value="0.379748758221561" calcext:value-type="float">
            <text:p>0.3797487582</text:p>
          </table:table-cell>
          <table:table-cell office:value-type="float" office:value="0.357775352855942" calcext:value-type="float">
            <text:p>0.3577753529</text:p>
          </table:table-cell>
          <table:table-cell office:value-type="float" office:value="0.357093119172687" calcext:value-type="float">
            <text:p>0.3570931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9570893233773" calcext:value-type="float">
            <text:p>0.3957089323</text:p>
          </table:table-cell>
          <table:table-cell office:value-type="float" office:value="0.367714653428939" calcext:value-type="float">
            <text:p>0.3677146534</text:p>
          </table:table-cell>
          <table:table-cell office:value-type="float" office:value="0.368099062819786" calcext:value-type="float">
            <text:p>0.3680990628</text:p>
          </table:table-cell>
          <table:table-cell office:value-type="float" office:value="0.371920037192004" calcext:value-type="float">
            <text:p>0.3719200372</text:p>
          </table:table-cell>
          <table:table-cell office:value-type="float" office:value="0.358645324878868" calcext:value-type="float">
            <text:p>0.3586453249</text:p>
          </table:table-cell>
          <table:table-cell office:value-type="float" office:value="0.344692086559077" calcext:value-type="float">
            <text:p>0.3446920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79683261066153" calcext:value-type="float">
            <text:p>0.5796832611</text:p>
          </table:table-cell>
          <table:table-cell office:value-type="float" office:value="0.544772094594226" calcext:value-type="float">
            <text:p>0.5447720946</text:p>
          </table:table-cell>
          <table:table-cell office:value-type="float" office:value="0.551246644286053" calcext:value-type="float">
            <text:p>0.5512466443</text:p>
          </table:table-cell>
          <table:table-cell office:value-type="float" office:value="0.550633503846175" calcext:value-type="float">
            <text:p>0.5506335038</text:p>
          </table:table-cell>
          <table:table-cell office:value-type="float" office:value="0.536667829446964" calcext:value-type="float">
            <text:p>0.5366678294</text:p>
          </table:table-cell>
          <table:table-cell office:value-type="float" office:value="0.537883107243134" calcext:value-type="float">
            <text:p>0.53788310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69735642661805" calcext:value-type="float">
            <text:p>0.5697356427</text:p>
          </table:table-cell>
          <table:table-cell office:value-type="float" office:value="0.549058364904189" calcext:value-type="float">
            <text:p>0.5490583649</text:p>
          </table:table-cell>
          <table:table-cell office:value-type="float" office:value="0.547105810263705" calcext:value-type="float">
            <text:p>0.5471058103</text:p>
          </table:table-cell>
          <table:table-cell office:value-type="float" office:value="0.547903174550993" calcext:value-type="float">
            <text:p>0.5479031746</text:p>
          </table:table-cell>
          <table:table-cell office:value-type="float" office:value="0.539002199128972" calcext:value-type="float">
            <text:p>0.5390021991</text:p>
          </table:table-cell>
          <table:table-cell office:value-type="float" office:value="0.531011045029737" calcext:value-type="float">
            <text:p>0.5310110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96016078252777" calcext:value-type="float">
            <text:p>0.3960160783</text:p>
          </table:table-cell>
          <table:table-cell office:value-type="float" office:value="0.373447857342918" calcext:value-type="float">
            <text:p>0.3734478573</text:p>
          </table:table-cell>
          <table:table-cell office:value-type="float" office:value="0.37205702890139" calcext:value-type="float">
            <text:p>0.3720570289</text:p>
          </table:table-cell>
          <table:table-cell office:value-type="float" office:value="0.386832230861475" calcext:value-type="float">
            <text:p>0.3868322309</text:p>
          </table:table-cell>
          <table:table-cell office:value-type="float" office:value="0.36725280213888" calcext:value-type="float">
            <text:p>0.3672528021</text:p>
          </table:table-cell>
          <table:table-cell office:value-type="float" office:value="0.342518538815913" calcext:value-type="float">
            <text:p>0.34251853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868872223471" calcext:value-type="float">
            <text:p>0.4086887222</text:p>
          </table:table-cell>
          <table:table-cell office:value-type="float" office:value="0.382100866986867" calcext:value-type="float">
            <text:p>0.382100867</text:p>
          </table:table-cell>
          <table:table-cell office:value-type="float" office:value="0.380542120304586" calcext:value-type="float">
            <text:p>0.3805421203</text:p>
          </table:table-cell>
          <table:table-cell office:value-type="float" office:value="0.381925745996463" calcext:value-type="float">
            <text:p>0.381925746</text:p>
          </table:table-cell>
          <table:table-cell office:value-type="float" office:value="0.373998152449127" calcext:value-type="float">
            <text:p>0.3739981524</text:p>
          </table:table-cell>
          <table:table-cell office:value-type="float" office:value="0.358985220578469" calcext:value-type="float">
            <text:p>0.35898522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7581866925011" calcext:value-type="float">
            <text:p>0.4175818669</text:p>
          </table:table-cell>
          <table:table-cell office:value-type="float" office:value="0.398938822731534" calcext:value-type="float">
            <text:p>0.3989388227</text:p>
          </table:table-cell>
          <table:table-cell office:value-type="float" office:value="0.395909463423904" calcext:value-type="float">
            <text:p>0.3959094634</text:p>
          </table:table-cell>
          <table:table-cell office:value-type="float" office:value="0.400307436110933" calcext:value-type="float">
            <text:p>0.4003074361</text:p>
          </table:table-cell>
          <table:table-cell office:value-type="float" office:value="0.392492405271958" calcext:value-type="float">
            <text:p>0.3924924053</text:p>
          </table:table-cell>
          <table:table-cell office:value-type="float" office:value="0.368663594470046" calcext:value-type="float">
            <text:p>0.36866359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5047180237006" calcext:value-type="float">
            <text:p>0.4250471802</text:p>
          </table:table-cell>
          <table:table-cell office:value-type="float" office:value="0.409409876603863" calcext:value-type="float">
            <text:p>0.4094098766</text:p>
          </table:table-cell>
          <table:table-cell office:value-type="float" office:value="0.406922566704782" calcext:value-type="float">
            <text:p>0.4069225667</text:p>
          </table:table-cell>
          <table:table-cell office:value-type="float" office:value="0.412750694453043" calcext:value-type="float">
            <text:p>0.4127506945</text:p>
          </table:table-cell>
          <table:table-cell office:value-type="float" office:value="0.403891902371249" calcext:value-type="float">
            <text:p>0.4038919024</text:p>
          </table:table-cell>
          <table:table-cell office:value-type="float" office:value="0.377679161552261" calcext:value-type="float">
            <text:p>0.37767916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81788568401357" calcext:value-type="float">
            <text:p>0.2817885684</text:p>
          </table:table-cell>
          <table:table-cell office:value-type="float" office:value="0.269095703887087" calcext:value-type="float">
            <text:p>0.2690957039</text:p>
          </table:table-cell>
          <table:table-cell office:value-type="float" office:value="0.260897696795133" calcext:value-type="float">
            <text:p>0.2608976968</text:p>
          </table:table-cell>
          <table:table-cell office:value-type="float" office:value="0.272805146196278" calcext:value-type="float">
            <text:p>0.2728051462</text:p>
          </table:table-cell>
          <table:table-cell office:value-type="float" office:value="0.264570562291816" calcext:value-type="float">
            <text:p>0.2645705623</text:p>
          </table:table-cell>
          <table:table-cell office:value-type="float" office:value="0.23228048332923" calcext:value-type="float">
            <text:p>0.23228048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6762778851552" calcext:value-type="float">
            <text:p>0.3767627789</text:p>
          </table:table-cell>
          <table:table-cell office:value-type="float" office:value="0.340515949767087" calcext:value-type="float">
            <text:p>0.3405159498</text:p>
          </table:table-cell>
          <table:table-cell office:value-type="float" office:value="0.341547551957921" calcext:value-type="float">
            <text:p>0.341547552</text:p>
          </table:table-cell>
          <table:table-cell office:value-type="float" office:value="0.35253348186744" calcext:value-type="float">
            <text:p>0.3525334819</text:p>
          </table:table-cell>
          <table:table-cell office:value-type="float" office:value="0.331381496320008" calcext:value-type="float">
            <text:p>0.3313814963</text:p>
          </table:table-cell>
          <table:table-cell office:value-type="float" office:value="0.323446647475499" calcext:value-type="float">
            <text:p>0.32344664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58952746134842" calcext:value-type="float">
            <text:p>0.5589527461</text:p>
          </table:table-cell>
          <table:table-cell office:value-type="float" office:value="0.488541264637918" calcext:value-type="float">
            <text:p>0.4885412646</text:p>
          </table:table-cell>
          <table:table-cell office:value-type="float" office:value="0.503808794486317" calcext:value-type="float">
            <text:p>0.5038087945</text:p>
          </table:table-cell>
          <table:table-cell office:value-type="float" office:value="0.517509949128772" calcext:value-type="float">
            <text:p>0.5175099491</text:p>
          </table:table-cell>
          <table:table-cell office:value-type="float" office:value="0.474583671474199" calcext:value-type="float">
            <text:p>0.4745836715</text:p>
          </table:table-cell>
          <table:table-cell office:value-type="float" office:value="0.498571592387809" calcext:value-type="float">
            <text:p>0.49857159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427511200793461" calcext:value-type="float">
            <text:p>0.4275112008</text:p>
          </table:table-cell>
          <table:table-cell office:value-type="float" office:value="0.394805933143563" calcext:value-type="float">
            <text:p>0.3948059331</text:p>
          </table:table-cell>
          <table:table-cell office:value-type="float" office:value="0.38453108357014" calcext:value-type="float">
            <text:p>0.3845310836</text:p>
          </table:table-cell>
          <table:table-cell office:value-type="float" office:value="0.39576687747849" calcext:value-type="float">
            <text:p>0.3957668775</text:p>
          </table:table-cell>
          <table:table-cell office:value-type="float" office:value="0.386189850930718" calcext:value-type="float">
            <text:p>0.3861898509</text:p>
          </table:table-cell>
          <table:table-cell office:value-type="float" office:value="0.365632049842961" calcext:value-type="float">
            <text:p>0.365632049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198554065862242" calcext:value-type="float">
            <text:p>0.1985540659</text:p>
          </table:table-cell>
          <table:table-cell table:style-name="ce1" office:value-type="float" office:value="0.226770353442628" calcext:value-type="float">
            <text:p>0.2267703534</text:p>
          </table:table-cell>
          <table:table-cell table:style-name="ce1" office:value-type="float" office:value="0.202174835271484" calcext:value-type="float">
            <text:p>0.2021748353</text:p>
          </table:table-cell>
          <table:table-cell table:style-name="ce1" office:value-type="float" office:value="0.189617583927682" calcext:value-type="float">
            <text:p>0.1896175839</text:p>
          </table:table-cell>
          <table:table-cell table:style-name="ce1" office:value-type="float" office:value="0.222154889787673" calcext:value-type="float">
            <text:p>0.2221548898</text:p>
          </table:table-cell>
          <table:table-cell table:style-name="ce1" office:value-type="float" office:value="0.204632685234826" calcext:value-type="float">
            <text:p>0.2046326852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3:.B14])" office:value-type="float" office:value="0.000762628787878788" calcext:value-type="float">
            <text:p>0.0007626288</text:p>
          </table:table-cell>
          <table:table-cell table:style-name="ce1" table:formula="of:=VAR([.C3:.C14])" office:value-type="float" office:value="0.00779738628691983" calcext:value-type="float">
            <text:p>0.0077973863</text:p>
          </table:table-cell>
          <table:table-cell table:style-name="ce1" table:formula="of:=VAR([.D3:.D14])" office:value-type="float" office:value="0.00676698638312676" calcext:value-type="float">
            <text:p>0.0067669864</text:p>
          </table:table-cell>
          <table:table-cell table:style-name="ce1" table:formula="of:=VAR([.E3:.E14])" office:value-type="float" office:value="0.00731591168192629" calcext:value-type="float">
            <text:p>0.0073159117</text:p>
          </table:table-cell>
          <table:table-cell table:style-name="ce1" table:formula="of:=VAR([.F3:.F14])" office:value-type="float" office:value="0.00693262130022252" calcext:value-type="float">
            <text:p>0.0069326213</text:p>
          </table:table-cell>
          <table:table-cell table:style-name="ce1" table:formula="of:=VAR([.G3:.G14])" office:value-type="float" office:value="0.00655460018906738" calcext:value-type="float">
            <text:p>0.0065546002</text:p>
          </table:table-cell>
          <table:table-cell table:style-name="ce1" table:formula="of:=VAR([.H3:.H14])" office:value-type="float" office:value="0.00820501913652514" calcext:value-type="float">
            <text:p>0.008205019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3751713145486" calcext:value-type="float">
            <text:p>0.6037517131</text:p>
          </table:table-cell>
          <table:table-cell office:value-type="float" office:value="0.528454640095967" calcext:value-type="float">
            <text:p>0.5284546401</text:p>
          </table:table-cell>
          <table:table-cell office:value-type="float" office:value="0.546489895401834" calcext:value-type="float">
            <text:p>0.5464898954</text:p>
          </table:table-cell>
          <table:table-cell office:value-type="float" office:value="0.555277916597257" calcext:value-type="float">
            <text:p>0.5552779166</text:p>
          </table:table-cell>
          <table:table-cell office:value-type="float" office:value="0.506439376674415" calcext:value-type="float">
            <text:p>0.5064393767</text:p>
          </table:table-cell>
          <table:table-cell office:value-type="float" office:value="0.540821182884091" calcext:value-type="float">
            <text:p>0.54082118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15447975835799" calcext:value-type="float">
            <text:p>0.5154479758</text:p>
          </table:table-cell>
          <table:table-cell office:value-type="float" office:value="0.46670960395023" calcext:value-type="float">
            <text:p>0.466709604</text:p>
          </table:table-cell>
          <table:table-cell office:value-type="float" office:value="0.476419611336881" calcext:value-type="float">
            <text:p>0.4764196113</text:p>
          </table:table-cell>
          <table:table-cell office:value-type="float" office:value="0.485571250297412" calcext:value-type="float">
            <text:p>0.4855712503</text:p>
          </table:table-cell>
          <table:table-cell office:value-type="float" office:value="0.432825484764543" calcext:value-type="float">
            <text:p>0.4328254848</text:p>
          </table:table-cell>
          <table:table-cell office:value-type="float" office:value="0.475778135140021" calcext:value-type="float">
            <text:p>0.4757781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2250481776069" calcext:value-type="float">
            <text:p>0.5222504818</text:p>
          </table:table-cell>
          <table:table-cell office:value-type="float" office:value="0.439589423478471" calcext:value-type="float">
            <text:p>0.4395894235</text:p>
          </table:table-cell>
          <table:table-cell office:value-type="float" office:value="0.444404941782953" calcext:value-type="float">
            <text:p>0.4444049418</text:p>
          </table:table-cell>
          <table:table-cell office:value-type="float" office:value="0.460857102038371" calcext:value-type="float">
            <text:p>0.460857102</text:p>
          </table:table-cell>
          <table:table-cell office:value-type="float" office:value="0.407225814858856" calcext:value-type="float">
            <text:p>0.4072258149</text:p>
          </table:table-cell>
          <table:table-cell office:value-type="float" office:value="0.447025270338532" calcext:value-type="float">
            <text:p>0.44702527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294541266704172" calcext:value-type="float">
            <text:p>0.2945412667</text:p>
          </table:table-cell>
          <table:table-cell office:value-type="float" office:value="0.283326250177079" calcext:value-type="float">
            <text:p>0.2833262502</text:p>
          </table:table-cell>
          <table:table-cell office:value-type="float" office:value="0.281844957089105" calcext:value-type="float">
            <text:p>0.2818449571</text:p>
          </table:table-cell>
          <table:table-cell office:value-type="float" office:value="0.281195079086116" calcext:value-type="float">
            <text:p>0.2811950791</text:p>
          </table:table-cell>
          <table:table-cell office:value-type="float" office:value="0.279898788598043" calcext:value-type="float">
            <text:p>0.2798987886</text:p>
          </table:table-cell>
          <table:table-cell office:value-type="float" office:value="0.255321539180367" calcext:value-type="float">
            <text:p>0.25532153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7085884558367" calcext:value-type="float">
            <text:p>0.2970858846</text:p>
          </table:table-cell>
          <table:table-cell office:value-type="float" office:value="0.283217119908464" calcext:value-type="float">
            <text:p>0.2832171199</text:p>
          </table:table-cell>
          <table:table-cell office:value-type="float" office:value="0.27620112966262" calcext:value-type="float">
            <text:p>0.2762011297</text:p>
          </table:table-cell>
          <table:table-cell office:value-type="float" office:value="0.28176554289176" calcext:value-type="float">
            <text:p>0.2817655429</text:p>
          </table:table-cell>
          <table:table-cell office:value-type="float" office:value="0.278575587306982" calcext:value-type="float">
            <text:p>0.2785755873</text:p>
          </table:table-cell>
          <table:table-cell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421390651646" calcext:value-type="float">
            <text:p>0.3324213907</text:p>
          </table:table-cell>
          <table:table-cell office:value-type="float" office:value="0.316671152841332" calcext:value-type="float">
            <text:p>0.3166711528</text:p>
          </table:table-cell>
          <table:table-cell office:value-type="float" office:value="0.311628414278814" calcext:value-type="float">
            <text:p>0.3116284143</text:p>
          </table:table-cell>
          <table:table-cell office:value-type="float" office:value="0.314921946595536" calcext:value-type="float">
            <text:p>0.3149219466</text:p>
          </table:table-cell>
          <table:table-cell office:value-type="float" office:value="0.312942030618248" calcext:value-type="float">
            <text:p>0.3129420306</text:p>
          </table:table-cell>
          <table:table-cell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52432843921591" calcext:value-type="float">
            <text:p>0.3524328439</text:p>
          </table:table-cell>
          <table:table-cell office:value-type="float" office:value="0.345417177596242" calcext:value-type="float">
            <text:p>0.3454171776</text:p>
          </table:table-cell>
          <table:table-cell office:value-type="float" office:value="0.347388679297719" calcext:value-type="float">
            <text:p>0.3473886793</text:p>
          </table:table-cell>
          <table:table-cell office:value-type="float" office:value="0.365705592369918" calcext:value-type="float">
            <text:p>0.3657055924</text:p>
          </table:table-cell>
          <table:table-cell office:value-type="float" office:value="0.345532950022114" calcext:value-type="float">
            <text:p>0.34553295</text:p>
          </table:table-cell>
          <table:table-cell office:value-type="float" office:value="0.31168086373001" calcext:value-type="float">
            <text:p>0.31168086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201966695782" calcext:value-type="float">
            <text:p>0.3522019667</text:p>
          </table:table-cell>
          <table:table-cell office:value-type="float" office:value="0.343987781553999" calcext:value-type="float">
            <text:p>0.3439877816</text:p>
          </table:table-cell>
          <table:table-cell office:value-type="float" office:value="0.342796810618474" calcext:value-type="float">
            <text:p>0.3427968106</text:p>
          </table:table-cell>
          <table:table-cell office:value-type="float" office:value="0.360771184483953" calcext:value-type="float">
            <text:p>0.3607711845</text:p>
          </table:table-cell>
          <table:table-cell office:value-type="float" office:value="0.343335851129575" calcext:value-type="float">
            <text:p>0.3433358511</text:p>
          </table:table-cell>
          <table:table-cell office:value-type="float" office:value="0.307194180513444" calcext:value-type="float">
            <text:p>0.30719418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20156748744185" calcext:value-type="float">
            <text:p>0.3201567487</text:p>
          </table:table-cell>
          <table:table-cell office:value-type="float" office:value="0.299158467231677" calcext:value-type="float">
            <text:p>0.2991584672</text:p>
          </table:table-cell>
          <table:table-cell office:value-type="float" office:value="0.296547592923188" calcext:value-type="float">
            <text:p>0.2965475929</text:p>
          </table:table-cell>
          <table:table-cell office:value-type="float" office:value="0.299296354271109" calcext:value-type="float">
            <text:p>0.2992963543</text:p>
          </table:table-cell>
          <table:table-cell office:value-type="float" office:value="0.29445106959351" calcext:value-type="float">
            <text:p>0.2944510696</text:p>
          </table:table-cell>
          <table:table-cell office:value-type="float" office:value="0.268770241758832" calcext:value-type="float">
            <text:p>0.26877024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96548984557327" calcext:value-type="float">
            <text:p>0.4965489846</text:p>
          </table:table-cell>
          <table:table-cell office:value-type="float" office:value="0.471198020968312" calcext:value-type="float">
            <text:p>0.471198021</text:p>
          </table:table-cell>
          <table:table-cell office:value-type="float" office:value="0.471455713807523" calcext:value-type="float">
            <text:p>0.4714557138</text:p>
          </table:table-cell>
          <table:table-cell office:value-type="float" office:value="0.475267100110262" calcext:value-type="float">
            <text:p>0.4752671001</text:p>
          </table:table-cell>
          <table:table-cell office:value-type="float" office:value="0.462701622231887" calcext:value-type="float">
            <text:p>0.4627016222</text:p>
          </table:table-cell>
          <table:table-cell office:value-type="float" office:value="0.448677970360333" calcext:value-type="float">
            <text:p>0.44867797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4191748694076" calcext:value-type="float">
            <text:p>0.4441917487</text:p>
          </table:table-cell>
          <table:table-cell office:value-type="float" office:value="0.403802201529603" calcext:value-type="float">
            <text:p>0.4038022015</text:p>
          </table:table-cell>
          <table:table-cell office:value-type="float" office:value="0.411048997040447" calcext:value-type="float">
            <text:p>0.411048997</text:p>
          </table:table-cell>
          <table:table-cell office:value-type="float" office:value="0.415734727984767" calcext:value-type="float">
            <text:p>0.415734728</text:p>
          </table:table-cell>
          <table:table-cell office:value-type="float" office:value="0.396290718871364" calcext:value-type="float">
            <text:p>0.3962907189</text:p>
          </table:table-cell>
          <table:table-cell office:value-type="float" office:value="0.389485450770986" calcext:value-type="float">
            <text:p>0.389485450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70581607654752" calcext:value-type="float">
            <text:p>0.6705816077</text:p>
          </table:table-cell>
          <table:table-cell table:style-name="ce1" office:value-type="float" office:value="0.705766757084225" calcext:value-type="float">
            <text:p>0.7057667571</text:p>
          </table:table-cell>
          <table:table-cell table:style-name="ce1" office:value-type="float" office:value="0.689691904726101" calcext:value-type="float">
            <text:p>0.6896919047</text:p>
          </table:table-cell>
          <table:table-cell table:style-name="ce1" office:value-type="float" office:value="0.653272923141696" calcext:value-type="float">
            <text:p>0.6532729231</text:p>
          </table:table-cell>
          <table:table-cell table:style-name="ce1" office:value-type="float" office:value="0.695736260445419" calcext:value-type="float">
            <text:p>0.6957362604</text:p>
          </table:table-cell>
          <table:table-cell table:style-name="ce1" office:value-type="float" office:value="0.69453022728513" calcext:value-type="float">
            <text:p>0.694530227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3:.B33])" office:value-type="float" office:value="0.0122116181818182" calcext:value-type="float">
            <text:p>0.0122116182</text:p>
          </table:table-cell>
          <table:table-cell table:style-name="ce1" table:formula="of:=VAR([.C23:.C33])" office:value-type="float" office:value="0.0116703922737678" calcext:value-type="float">
            <text:p>0.0116703923</text:p>
          </table:table-cell>
          <table:table-cell table:style-name="ce1" table:formula="of:=VAR([.D23:.D33])" office:value-type="float" office:value="0.00737431330480784" calcext:value-type="float">
            <text:p>0.0073743133</text:p>
          </table:table-cell>
          <table:table-cell table:style-name="ce1" table:formula="of:=VAR([.E23:.E33])" office:value-type="float" office:value="0.00849244514073492" calcext:value-type="float">
            <text:p>0.0084924451</text:p>
          </table:table-cell>
          <table:table-cell table:style-name="ce1" table:formula="of:=VAR([.F23:.F33])" office:value-type="float" office:value="0.00882620713356849" calcext:value-type="float">
            <text:p>0.0088262071</text:p>
          </table:table-cell>
          <table:table-cell table:style-name="ce1" table:formula="of:=VAR([.G23:.G33])" office:value-type="float" office:value="0.00599741200924648" calcext:value-type="float">
            <text:p>0.005997412</text:p>
          </table:table-cell>
          <table:table-cell table:style-name="ce1" table:formula="of:=VAR([.H23:.H33])" office:value-type="float" office:value="0.0105014170999489" calcext:value-type="float">
            <text:p>0.0105014171</text:p>
          </table:table-cell>
        </table:table-row>
        <table:table-row table:style-name="ro1" table:number-rows-repeated="5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26483705198273" calcext:value-type="float">
            <text:p>0.3264837052</text:p>
          </table:table-cell>
          <table:table-cell office:value-type="float" office:value="0.316440675284401" calcext:value-type="float">
            <text:p>0.3164406753</text:p>
          </table:table-cell>
          <table:table-cell office:value-type="float" office:value="0.316418647183716" calcext:value-type="float">
            <text:p>0.3164186472</text:p>
          </table:table-cell>
          <table:table-cell office:value-type="float" office:value="0.317098925351742" calcext:value-type="float">
            <text:p>0.3170989254</text:p>
          </table:table-cell>
          <table:table-cell office:value-type="float" office:value="0.313093899991546" calcext:value-type="float">
            <text:p>0.3130939</text:p>
          </table:table-cell>
          <table:table-cell office:value-type="float" office:value="0.274506574432458" calcext:value-type="float">
            <text:p>0.27450657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361098171759956" calcext:value-type="float">
            <text:p>0.3610981718</text:p>
          </table:table-cell>
          <table:table-cell office:value-type="float" office:value="0.347875697055928" calcext:value-type="float">
            <text:p>0.3478756971</text:p>
          </table:table-cell>
          <table:table-cell office:value-type="float" office:value="0.350164577351355" calcext:value-type="float">
            <text:p>0.3501645774</text:p>
          </table:table-cell>
          <table:table-cell office:value-type="float" office:value="0.351621149308889" calcext:value-type="float">
            <text:p>0.3516211493</text:p>
          </table:table-cell>
          <table:table-cell office:value-type="float" office:value="0.345691815746262" calcext:value-type="float">
            <text:p>0.3456918157</text:p>
          </table:table-cell>
          <table:table-cell office:value-type="float" office:value="0.320122927204046" calcext:value-type="float">
            <text:p>0.3201229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248991724326" calcext:value-type="float">
            <text:p>0.3324899172</text:p>
          </table:table-cell>
          <table:table-cell office:value-type="float" office:value="0.328141048148136" calcext:value-type="float">
            <text:p>0.3281410481</text:p>
          </table:table-cell>
          <table:table-cell office:value-type="float" office:value="0.327783951042189" calcext:value-type="float">
            <text:p>0.327783951</text:p>
          </table:table-cell>
          <table:table-cell office:value-type="float" office:value="0.329084847946346" calcext:value-type="float">
            <text:p>0.3290848479</text:p>
          </table:table-cell>
          <table:table-cell office:value-type="float" office:value="0.325796572620056" calcext:value-type="float">
            <text:p>0.3257965726</text:p>
          </table:table-cell>
          <table:table-cell office:value-type="float" office:value="0.2830015140581" calcext:value-type="float">
            <text:p>0.2830015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8501082411067" calcext:value-type="float">
            <text:p>0.3285010824</text:p>
          </table:table-cell>
          <table:table-cell office:value-type="float" office:value="0.309592730762682" calcext:value-type="float">
            <text:p>0.3095927308</text:p>
          </table:table-cell>
          <table:table-cell office:value-type="float" office:value="0.30966079756235" calcext:value-type="float">
            <text:p>0.3096607976</text:p>
          </table:table-cell>
          <table:table-cell office:value-type="float" office:value="0.313385313510668" calcext:value-type="float">
            <text:p>0.3133853135</text:p>
          </table:table-cell>
          <table:table-cell office:value-type="float" office:value="0.306614910069847" calcext:value-type="float">
            <text:p>0.3066149101</text:p>
          </table:table-cell>
          <table:table-cell office:value-type="float" office:value="0.273318136844925" calcext:value-type="float">
            <text:p>0.2733181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36167411715348" calcext:value-type="float">
            <text:p>0.3616741172</text:p>
          </table:table-cell>
          <table:table-cell office:value-type="float" office:value="0.352056892393811" calcext:value-type="float">
            <text:p>0.3520568924</text:p>
          </table:table-cell>
          <table:table-cell office:value-type="float" office:value="0.352165996964329" calcext:value-type="float">
            <text:p>0.352165997</text:p>
          </table:table-cell>
          <table:table-cell office:value-type="float" office:value="0.353086149489614" calcext:value-type="float">
            <text:p>0.3530861495</text:p>
          </table:table-cell>
          <table:table-cell office:value-type="float" office:value="0.349804459307247" calcext:value-type="float">
            <text:p>0.3498044593</text:p>
          </table:table-cell>
          <table:table-cell office:value-type="float" office:value="0.317497610830478" calcext:value-type="float">
            <text:p>0.31749761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5964497123305" calcext:value-type="float">
            <text:p>0.3459644971</text:p>
          </table:table-cell>
          <table:table-cell office:value-type="float" office:value="0.332466703459648" calcext:value-type="float">
            <text:p>0.3324667035</text:p>
          </table:table-cell>
          <table:table-cell office:value-type="float" office:value="0.335672973961847" calcext:value-type="float">
            <text:p>0.335672974</text:p>
          </table:table-cell>
          <table:table-cell office:value-type="float" office:value="0.339170456896522" calcext:value-type="float">
            <text:p>0.3391704569</text:p>
          </table:table-cell>
          <table:table-cell office:value-type="float" office:value="0.328915991566594" calcext:value-type="float">
            <text:p>0.3289159916</text:p>
          </table:table-cell>
          <table:table-cell office:value-type="float" office:value="0.29825995144328" calcext:value-type="float">
            <text:p>0.29825995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33592423448879" calcext:value-type="float">
            <text:p>0.3335924234</text:p>
          </table:table-cell>
          <table:table-cell office:value-type="float" office:value="0.32335774684322" calcext:value-type="float">
            <text:p>0.3233577468</text:p>
          </table:table-cell>
          <table:table-cell office:value-type="float" office:value="0.322969250097698" calcext:value-type="float">
            <text:p>0.3229692501</text:p>
          </table:table-cell>
          <table:table-cell office:value-type="float" office:value="0.32321351808218" calcext:value-type="float">
            <text:p>0.3232135181</text:p>
          </table:table-cell>
          <table:table-cell office:value-type="float" office:value="0.320225438708851" calcext:value-type="float">
            <text:p>0.3202254387</text:p>
          </table:table-cell>
          <table:table-cell office:value-type="float" office:value="0.281736964734984" calcext:value-type="float">
            <text:p>0.28173696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33246449279217" calcext:value-type="float">
            <text:p>0.3324644928</text:p>
          </table:table-cell>
          <table:table-cell office:value-type="float" office:value="0.322514061613086" calcext:value-type="float">
            <text:p>0.3225140616</text:p>
          </table:table-cell>
          <table:table-cell office:value-type="float" office:value="0.322634764541149" calcext:value-type="float">
            <text:p>0.3226347645</text:p>
          </table:table-cell>
          <table:table-cell office:value-type="float" office:value="0.323836294276517" calcext:value-type="float">
            <text:p>0.3238362943</text:p>
          </table:table-cell>
          <table:table-cell office:value-type="float" office:value="0.319925265457989" calcext:value-type="float">
            <text:p>0.3199252655</text:p>
          </table:table-cell>
          <table:table-cell office:value-type="float" office:value="0.280962803334467" calcext:value-type="float">
            <text:p>0.280962803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83685054011167" calcext:value-type="float">
            <text:p>0.683685054</text:p>
          </table:table-cell>
          <table:table-cell table:style-name="ce1" office:value-type="float" office:value="0.477169025418182" calcext:value-type="float">
            <text:p>0.4771690254</text:p>
          </table:table-cell>
          <table:table-cell table:style-name="ce1" office:value-type="float" office:value="0.523577918874699" calcext:value-type="float">
            <text:p>0.5235779189</text:p>
          </table:table-cell>
          <table:table-cell table:style-name="ce1" office:value-type="float" office:value="0.560448142825633" calcext:value-type="float">
            <text:p>0.5604481428</text:p>
          </table:table-cell>
          <table:table-cell table:style-name="ce1" office:value-type="float" office:value="0.470773995372071" calcext:value-type="float">
            <text:p>0.4707739954</text:p>
          </table:table-cell>
          <table:table-cell table:style-name="ce1" office:value-type="float" office:value="0.669445879934677" calcext:value-type="float">
            <text:p>0.6694458799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43:.B50])" office:value-type="float" office:value="0.000866839285714286" calcext:value-type="float">
            <text:p>0.0008668393</text:p>
          </table:table-cell>
          <table:table-cell table:style-name="ce1" table:formula="of:=VAR([.C43:.C50])" office:value-type="float" office:value="0.000202712829014393" calcext:value-type="float">
            <text:p>0.0002027128</text:p>
          </table:table-cell>
          <table:table-cell table:style-name="ce1" table:formula="of:=VAR([.D43:.D50])" office:value-type="float" office:value="0.000215560628057688" calcext:value-type="float">
            <text:p>0.0002155606</text:p>
          </table:table-cell>
          <table:table-cell table:style-name="ce1" table:formula="of:=VAR([.E43:.E50])" office:value-type="float" office:value="0.000233721434167937" calcext:value-type="float">
            <text:p>0.0002337214</text:p>
          </table:table-cell>
          <table:table-cell table:style-name="ce1" table:formula="of:=VAR([.F43:.F50])" office:value-type="float" office:value="0.000228305692505558" calcext:value-type="float">
            <text:p>0.0002283057</text:p>
          </table:table-cell>
          <table:table-cell table:style-name="ce1" table:formula="of:=VAR([.G43:.G50])" office:value-type="float" office:value="0.00022500380084874" calcext:value-type="float">
            <text:p>0.0002250038</text:p>
          </table:table-cell>
          <table:table-cell table:style-name="ce1" table:formula="of:=VAR([.H43:.H50])" office:value-type="float" office:value="0.000348276311075026" calcext:value-type="float">
            <text:p>0.0003482763</text:p>
          </table:table-cell>
        </table:table-row>
        <table:table-row table:style-name="ro1" table:number-rows-repeated="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632807259564882" calcext:value-type="float">
            <text:p>0.6328072596</text:p>
          </table:table-cell>
          <table:table-cell office:value-type="float" office:value="0.570870749153684" calcext:value-type="float">
            <text:p>0.5708707492</text:p>
          </table:table-cell>
          <table:table-cell office:value-type="float" office:value="0.587654553147478" calcext:value-type="float">
            <text:p>0.5876545531</text:p>
          </table:table-cell>
          <table:table-cell office:value-type="float" office:value="0.582648721086057" calcext:value-type="float">
            <text:p>0.5826487211</text:p>
          </table:table-cell>
          <table:table-cell office:value-type="float" office:value="0.566036667855344" calcext:value-type="float">
            <text:p>0.5660366679</text:p>
          </table:table-cell>
          <table:table-cell office:value-type="float" office:value="0.578881254088349" calcext:value-type="float">
            <text:p>0.57888125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634759426177479" calcext:value-type="float">
            <text:p>0.6347594262</text:p>
          </table:table-cell>
          <table:table-cell office:value-type="float" office:value="0.57920313233054" calcext:value-type="float">
            <text:p>0.5792031323</text:p>
          </table:table-cell>
          <table:table-cell office:value-type="float" office:value="0.594894614419056" calcext:value-type="float">
            <text:p>0.5948946144</text:p>
          </table:table-cell>
          <table:table-cell office:value-type="float" office:value="0.588595375994726" calcext:value-type="float">
            <text:p>0.588595376</text:p>
          </table:table-cell>
          <table:table-cell office:value-type="float" office:value="0.57424071022091" calcext:value-type="float">
            <text:p>0.5742407102</text:p>
          </table:table-cell>
          <table:table-cell office:value-type="float" office:value="0.586283315549406" calcext:value-type="float">
            <text:p>0.586283315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89298638635189" calcext:value-type="float">
            <text:p>0.6892986386</text:p>
          </table:table-cell>
          <table:table-cell office:value-type="float" office:value="0.6267941983929" calcext:value-type="float">
            <text:p>0.6267941984</text:p>
          </table:table-cell>
          <table:table-cell office:value-type="float" office:value="0.642731351149846" calcext:value-type="float">
            <text:p>0.6427313511</text:p>
          </table:table-cell>
          <table:table-cell office:value-type="float" office:value="0.641807329439702" calcext:value-type="float">
            <text:p>0.6418073294</text:p>
          </table:table-cell>
          <table:table-cell office:value-type="float" office:value="0.622750314488909" calcext:value-type="float">
            <text:p>0.6227503145</text:p>
          </table:table-cell>
          <table:table-cell office:value-type="float" office:value="0.635380529399057" calcext:value-type="float">
            <text:p>0.63538052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636967017847816" calcext:value-type="float">
            <text:p>0.6369670178</text:p>
          </table:table-cell>
          <table:table-cell office:value-type="float" office:value="0.532918367564456" calcext:value-type="float">
            <text:p>0.5329183676</text:p>
          </table:table-cell>
          <table:table-cell office:value-type="float" office:value="0.575758273646392" calcext:value-type="float">
            <text:p>0.5757582736</text:p>
          </table:table-cell>
          <table:table-cell office:value-type="float" office:value="0.58551780266879" calcext:value-type="float">
            <text:p>0.5855178027</text:p>
          </table:table-cell>
          <table:table-cell office:value-type="float" office:value="0.515652635758448" calcext:value-type="float">
            <text:p>0.5156526358</text:p>
          </table:table-cell>
          <table:table-cell office:value-type="float" office:value="0.581611762516285" calcext:value-type="float">
            <text:p>0.58161176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85119210742669" calcext:value-type="float">
            <text:p>0.6851192107</text:p>
          </table:table-cell>
          <table:table-cell office:value-type="float" office:value="0.636845323007948" calcext:value-type="float">
            <text:p>0.636845323</text:p>
          </table:table-cell>
          <table:table-cell office:value-type="float" office:value="0.648617795477837" calcext:value-type="float">
            <text:p>0.6486177955</text:p>
          </table:table-cell>
          <table:table-cell office:value-type="float" office:value="0.646082478889255" calcext:value-type="float">
            <text:p>0.6460824789</text:p>
          </table:table-cell>
          <table:table-cell office:value-type="float" office:value="0.633617193836172" calcext:value-type="float">
            <text:p>0.6336171938</text:p>
          </table:table-cell>
          <table:table-cell office:value-type="float" office:value="0.639243136126826" calcext:value-type="float">
            <text:p>0.639243136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57587652779017" calcext:value-type="float">
            <text:p>0.5575876528</text:p>
          </table:table-cell>
          <table:table-cell office:value-type="float" office:value="0.496302546032061" calcext:value-type="float">
            <text:p>0.496302546</text:p>
          </table:table-cell>
          <table:table-cell office:value-type="float" office:value="0.514419169315925" calcext:value-type="float">
            <text:p>0.5144191693</text:p>
          </table:table-cell>
          <table:table-cell office:value-type="float" office:value="0.506577914216096" calcext:value-type="float">
            <text:p>0.5065779142</text:p>
          </table:table-cell>
          <table:table-cell office:value-type="float" office:value="0.490903557087175" calcext:value-type="float">
            <text:p>0.4909035571</text:p>
          </table:table-cell>
          <table:table-cell office:value-type="float" office:value="0.504098319336203" calcext:value-type="float">
            <text:p>0.50409831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720715526374585" calcext:value-type="float">
            <text:p>0.7207155264</text:p>
          </table:table-cell>
          <table:table-cell office:value-type="float" office:value="0.685697045331432" calcext:value-type="float">
            <text:p>0.6856970453</text:p>
          </table:table-cell>
          <table:table-cell office:value-type="float" office:value="0.69406849067866" calcext:value-type="float">
            <text:p>0.6940684907</text:p>
          </table:table-cell>
          <table:table-cell office:value-type="float" office:value="0.694107031304227" calcext:value-type="float">
            <text:p>0.6941070313</text:p>
          </table:table-cell>
          <table:table-cell office:value-type="float" office:value="0.684767350292738" calcext:value-type="float">
            <text:p>0.6847673503</text:p>
          </table:table-cell>
          <table:table-cell office:value-type="float" office:value="0.686304115079474" calcext:value-type="float">
            <text:p>0.6863041151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74241178241815" calcext:value-type="float">
            <text:p>0.7424117824</text:p>
          </table:table-cell>
          <table:table-cell table:style-name="ce1" office:value-type="float" office:value="0.814130831167417" calcext:value-type="float">
            <text:p>0.8141308312</text:p>
          </table:table-cell>
          <table:table-cell table:style-name="ce1" office:value-type="float" office:value="0.794605486058225" calcext:value-type="float">
            <text:p>0.7946054861</text:p>
          </table:table-cell>
          <table:table-cell table:style-name="ce1" office:value-type="float" office:value="0.780194986336495" calcext:value-type="float">
            <text:p>0.7801949863</text:p>
          </table:table-cell>
          <table:table-cell table:style-name="ce1" office:value-type="float" office:value="0.815876358326388" calcext:value-type="float">
            <text:p>0.8158763583</text:p>
          </table:table-cell>
          <table:table-cell table:style-name="ce1" office:value-type="float" office:value="0.77326518261726" calcext:value-type="float">
            <text:p>0.7732651826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63:.B69])" office:value-type="float" office:value="0.0303058095238095" calcext:value-type="float">
            <text:p>0.0303058095</text:p>
          </table:table-cell>
          <table:table-cell table:style-name="ce1" table:formula="of:=VAR([.C63:.C69])" office:value-type="float" office:value="0.00283477914249319" calcext:value-type="float">
            <text:p>0.0028347791</text:p>
          </table:table-cell>
          <table:table-cell table:style-name="ce1" table:formula="of:=VAR([.D63:.D69])" office:value-type="float" office:value="0.00420433007391182" calcext:value-type="float">
            <text:p>0.0042043301</text:p>
          </table:table-cell>
          <table:table-cell table:style-name="ce1" table:formula="of:=VAR([.E63:.E69])" office:value-type="float" office:value="0.00344096490835256" calcext:value-type="float">
            <text:p>0.0034409649</text:p>
          </table:table-cell>
          <table:table-cell table:style-name="ce1" table:formula="of:=VAR([.F63:.F69])" office:value-type="float" office:value="0.00363375052804224" calcext:value-type="float">
            <text:p>0.0036337505</text:p>
          </table:table-cell>
          <table:table-cell table:style-name="ce1" table:formula="of:=VAR([.G63:.G69])" office:value-type="float" office:value="0.00464562441005333" calcext:value-type="float">
            <text:p>0.0046456244</text:p>
          </table:table-cell>
          <table:table-cell table:style-name="ce1" table:formula="of:=VAR([.H63:.H69])" office:value-type="float" office:value="0.00339828578955343" calcext:value-type="float">
            <text:p>0.0033982858</text:p>
          </table:table-cell>
        </table:table-row>
        <table:table-row table:style-name="ro1" table:number-rows-repeated="9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77424162365023" calcext:value-type="float">
            <text:p>0.6774241624</text:p>
          </table:table-cell>
          <table:table-cell office:value-type="float" office:value="0.656887796995395" calcext:value-type="float">
            <text:p>0.656887797</text:p>
          </table:table-cell>
          <table:table-cell office:value-type="float" office:value="0.660637250692017" calcext:value-type="float">
            <text:p>0.6606372507</text:p>
          </table:table-cell>
          <table:table-cell office:value-type="float" office:value="0.662277971310118" calcext:value-type="float">
            <text:p>0.6622779713</text:p>
          </table:table-cell>
          <table:table-cell office:value-type="float" office:value="0.656103401896139" calcext:value-type="float">
            <text:p>0.6561034019</text:p>
          </table:table-cell>
          <table:table-cell office:value-type="float" office:value="0.639100146993034" calcext:value-type="float">
            <text:p>0.6391001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82048513362385" calcext:value-type="float">
            <text:p>0.4820485134</text:p>
          </table:table-cell>
          <table:table-cell office:value-type="float" office:value="0.461090848729925" calcext:value-type="float">
            <text:p>0.4610908487</text:p>
          </table:table-cell>
          <table:table-cell office:value-type="float" office:value="0.467204574867197" calcext:value-type="float">
            <text:p>0.4672045749</text:p>
          </table:table-cell>
          <table:table-cell office:value-type="float" office:value="0.470123642517982" calcext:value-type="float">
            <text:p>0.4701236425</text:p>
          </table:table-cell>
          <table:table-cell office:value-type="float" office:value="0.460042968013213" calcext:value-type="float">
            <text:p>0.460042968</text:p>
          </table:table-cell>
          <table:table-cell office:value-type="float" office:value="0.435356143092857" calcext:value-type="float">
            <text:p>0.43535614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3401863938031" calcext:value-type="float">
            <text:p>0.3934018639</text:p>
          </table:table-cell>
          <table:table-cell office:value-type="float" office:value="0.376343074346574" calcext:value-type="float">
            <text:p>0.3763430743</text:p>
          </table:table-cell>
          <table:table-cell office:value-type="float" office:value="0.382090647185138" calcext:value-type="float">
            <text:p>0.3820906472</text:p>
          </table:table-cell>
          <table:table-cell office:value-type="float" office:value="0.385736989091358" calcext:value-type="float">
            <text:p>0.3857369891</text:p>
          </table:table-cell>
          <table:table-cell office:value-type="float" office:value="0.375052976232893" calcext:value-type="float">
            <text:p>0.3750529762</text:p>
          </table:table-cell>
          <table:table-cell office:value-type="float" office:value="0.351343184996241" calcext:value-type="float">
            <text:p>0.3513431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329727216673646" calcext:value-type="float">
            <text:p>0.3297272167</text:p>
          </table:table-cell>
          <table:table-cell office:value-type="float" office:value="0.306973517394654" calcext:value-type="float">
            <text:p>0.3069735174</text:p>
          </table:table-cell>
          <table:table-cell office:value-type="float" office:value="0.313762895655011" calcext:value-type="float">
            <text:p>0.3137628957</text:p>
          </table:table-cell>
          <table:table-cell office:value-type="float" office:value="0.319757495915098" calcext:value-type="float">
            <text:p>0.3197574959</text:p>
          </table:table-cell>
          <table:table-cell office:value-type="float" office:value="0.304705258603353" calcext:value-type="float">
            <text:p>0.3047052586</text:p>
          </table:table-cell>
          <table:table-cell office:value-type="float" office:value="0.285590257945121" calcext:value-type="float">
            <text:p>0.28559025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8408990345587" calcext:value-type="float">
            <text:p>0.3484089903</text:p>
          </table:table-cell>
          <table:table-cell office:value-type="float" office:value="0.320930441536101" calcext:value-type="float">
            <text:p>0.3209304415</text:p>
          </table:table-cell>
          <table:table-cell office:value-type="float" office:value="0.32728189116568" calcext:value-type="float">
            <text:p>0.3272818912</text:p>
          </table:table-cell>
          <table:table-cell office:value-type="float" office:value="0.332411445590895" calcext:value-type="float">
            <text:p>0.3324114456</text:p>
          </table:table-cell>
          <table:table-cell office:value-type="float" office:value="0.31888161838799" calcext:value-type="float">
            <text:p>0.3188816184</text:p>
          </table:table-cell>
          <table:table-cell office:value-type="float" office:value="0.29953392521237" calcext:value-type="float">
            <text:p>0.2995339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459455361614342" calcext:value-type="float">
            <text:p>0.4594553616</text:p>
          </table:table-cell>
          <table:table-cell office:value-type="float" office:value="0.42365341761212" calcext:value-type="float">
            <text:p>0.4236534176</text:p>
          </table:table-cell>
          <table:table-cell office:value-type="float" office:value="0.432589567669986" calcext:value-type="float">
            <text:p>0.4325895677</text:p>
          </table:table-cell>
          <table:table-cell office:value-type="float" office:value="0.441288739635231" calcext:value-type="float">
            <text:p>0.4412887396</text:p>
          </table:table-cell>
          <table:table-cell office:value-type="float" office:value="0.420183956536172" calcext:value-type="float">
            <text:p>0.4201839565</text:p>
          </table:table-cell>
          <table:table-cell office:value-type="float" office:value="0.405885337392187" calcext:value-type="float">
            <text:p>0.40588533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522356874216465" calcext:value-type="float">
            <text:p>0.5223568742</text:p>
          </table:table-cell>
          <table:table-cell office:value-type="float" office:value="0.494437577255871" calcext:value-type="float">
            <text:p>0.4944375773</text:p>
          </table:table-cell>
          <table:table-cell office:value-type="float" office:value="0.501655463027992" calcext:value-type="float">
            <text:p>0.501655463</text:p>
          </table:table-cell>
          <table:table-cell office:value-type="float" office:value="0.508403916743775" calcext:value-type="float">
            <text:p>0.5084039167</text:p>
          </table:table-cell>
          <table:table-cell office:value-type="float" office:value="0.492210764649423" calcext:value-type="float">
            <text:p>0.4922107646</text:p>
          </table:table-cell>
          <table:table-cell office:value-type="float" office:value="0.47367997233709" calcext:value-type="float">
            <text:p>0.473679972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1797573297638" calcext:value-type="float">
            <text:p>0.4317975733</text:p>
          </table:table-cell>
          <table:table-cell office:value-type="float" office:value="0.408667009946955" calcext:value-type="float">
            <text:p>0.4086670099</text:p>
          </table:table-cell>
          <table:table-cell office:value-type="float" office:value="0.414640113113823" calcext:value-type="float">
            <text:p>0.4146401131</text:p>
          </table:table-cell>
          <table:table-cell office:value-type="float" office:value="0.420792183364402" calcext:value-type="float">
            <text:p>0.4207921834</text:p>
          </table:table-cell>
          <table:table-cell office:value-type="float" office:value="0.406215090890627" calcext:value-type="float">
            <text:p>0.4062150909</text:p>
          </table:table-cell>
          <table:table-cell office:value-type="float" office:value="0.385276281621551" calcext:value-type="float">
            <text:p>0.38527628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15203075824386" calcext:value-type="float">
            <text:p>0.4152030758</text:p>
          </table:table-cell>
          <table:table-cell office:value-type="float" office:value="0.389985180563139" calcext:value-type="float">
            <text:p>0.3899851806</text:p>
          </table:table-cell>
          <table:table-cell office:value-type="float" office:value="0.396413252887871" calcext:value-type="float">
            <text:p>0.3964132529</text:p>
          </table:table-cell>
          <table:table-cell office:value-type="float" office:value="0.40224937852471" calcext:value-type="float">
            <text:p>0.4022493785</text:p>
          </table:table-cell>
          <table:table-cell office:value-type="float" office:value="0.388358563694688" calcext:value-type="float">
            <text:p>0.3883585637</text:p>
          </table:table-cell>
          <table:table-cell office:value-type="float" office:value="0.368001530886368" calcext:value-type="float">
            <text:p>0.3680015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416760437765164" calcext:value-type="float">
            <text:p>0.4167604378</text:p>
          </table:table-cell>
          <table:table-cell office:value-type="float" office:value="0.38694149831487" calcext:value-type="float">
            <text:p>0.3869414983</text:p>
          </table:table-cell>
          <table:table-cell office:value-type="float" office:value="0.394980586704163" calcext:value-type="float">
            <text:p>0.3949805867</text:p>
          </table:table-cell>
          <table:table-cell office:value-type="float" office:value="0.402010050251256" calcext:value-type="float">
            <text:p>0.4020100503</text:p>
          </table:table-cell>
          <table:table-cell office:value-type="float" office:value="0.384877397305088" calcext:value-type="float">
            <text:p>0.3848773973</text:p>
          </table:table-cell>
          <table:table-cell office:value-type="float" office:value="0.367672741845938" calcext:value-type="float">
            <text:p>0.36767274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283450729177001" calcext:value-type="float">
            <text:p>0.2834507292</text:p>
          </table:table-cell>
          <table:table-cell office:value-type="float" office:value="0.258224448690802" calcext:value-type="float">
            <text:p>0.2582244487</text:p>
          </table:table-cell>
          <table:table-cell office:value-type="float" office:value="0.264100315863978" calcext:value-type="float">
            <text:p>0.2641003159</text:p>
          </table:table-cell>
          <table:table-cell office:value-type="float" office:value="0.269484395506078" calcext:value-type="float">
            <text:p>0.2694843955</text:p>
          </table:table-cell>
          <table:table-cell office:value-type="float" office:value="0.255992135921584" calcext:value-type="float">
            <text:p>0.2559921359</text:p>
          </table:table-cell>
          <table:table-cell office:value-type="float" office:value="0.241013800450214" calcext:value-type="float">
            <text:p>0.2410138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231225634598754" calcext:value-type="float">
            <text:p>0.2312256346</text:p>
          </table:table-cell>
          <table:table-cell office:value-type="float" office:value="0.212868315402726" calcext:value-type="float">
            <text:p>0.2128683154</text:p>
          </table:table-cell>
          <table:table-cell office:value-type="float" office:value="0.216850121869768" calcext:value-type="float">
            <text:p>0.2168501219</text:p>
          </table:table-cell>
          <table:table-cell office:value-type="float" office:value="0.219677381797093" calcext:value-type="float">
            <text:p>0.2196773818</text:p>
          </table:table-cell>
          <table:table-cell office:value-type="float" office:value="0.211239192474815" calcext:value-type="float">
            <text:p>0.2112391925</text:p>
          </table:table-cell>
          <table:table-cell office:value-type="float" office:value="0.195475141426265" calcext:value-type="float">
            <text:p>0.19547514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233698916338125" calcext:value-type="float">
            <text:p>0.2336989163</text:p>
          </table:table-cell>
          <table:table-cell office:value-type="float" office:value="0.204958772542903" calcext:value-type="float">
            <text:p>0.2049587725</text:p>
          </table:table-cell>
          <table:table-cell office:value-type="float" office:value="0.211504580131683" calcext:value-type="float">
            <text:p>0.2115045801</text:p>
          </table:table-cell>
          <table:table-cell office:value-type="float" office:value="0.217110005297484" calcext:value-type="float">
            <text:p>0.2171100053</text:p>
          </table:table-cell>
          <table:table-cell office:value-type="float" office:value="0.202161510874268" calcext:value-type="float">
            <text:p>0.2021615109</text:p>
          </table:table-cell>
          <table:table-cell office:value-type="float" office:value="0.191691698407617" calcext:value-type="float">
            <text:p>0.19169169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265006664917623" calcext:value-type="float">
            <text:p>0.2650066649</text:p>
          </table:table-cell>
          <table:table-cell office:value-type="float" office:value="0.235552948769589" calcext:value-type="float">
            <text:p>0.2355529488</text:p>
          </table:table-cell>
          <table:table-cell office:value-type="float" office:value="0.242470091314236" calcext:value-type="float">
            <text:p>0.2424700913</text:p>
          </table:table-cell>
          <table:table-cell office:value-type="float" office:value="0.248531180721933" calcext:value-type="float">
            <text:p>0.2485311807</text:p>
          </table:table-cell>
          <table:table-cell office:value-type="float" office:value="0.232557057874149" calcext:value-type="float">
            <text:p>0.2325570579</text:p>
          </table:table-cell>
          <table:table-cell office:value-type="float" office:value="0.220058799711283" calcext:value-type="float">
            <text:p>0.220058799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04047480054485" calcext:value-type="float">
            <text:p>0.3040474801</text:p>
          </table:table-cell>
          <table:table-cell office:value-type="float" office:value="0.284542782430052" calcext:value-type="float">
            <text:p>0.2845427824</text:p>
          </table:table-cell>
          <table:table-cell office:value-type="float" office:value="0.291323511846671" calcext:value-type="float">
            <text:p>0.2913235118</text:p>
          </table:table-cell>
          <table:table-cell office:value-type="float" office:value="0.295727623030084" calcext:value-type="float">
            <text:p>0.295727623</text:p>
          </table:table-cell>
          <table:table-cell office:value-type="float" office:value="0.283331869452008" calcext:value-type="float">
            <text:p>0.2833318695</text:p>
          </table:table-cell>
          <table:table-cell office:value-type="float" office:value="0.26389471656388" calcext:value-type="float">
            <text:p>0.263894716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71861949969693" calcext:value-type="float">
            <text:p>0.37186195</text:p>
          </table:table-cell>
          <table:table-cell office:value-type="float" office:value="0.340034275454966" calcext:value-type="float">
            <text:p>0.3400342755</text:p>
          </table:table-cell>
          <table:table-cell office:value-type="float" office:value="0.3487358326068" calcext:value-type="float">
            <text:p>0.3487358326</text:p>
          </table:table-cell>
          <table:table-cell office:value-type="float" office:value="0.354760891159359" calcext:value-type="float">
            <text:p>0.3547608912</text:p>
          </table:table-cell>
          <table:table-cell office:value-type="float" office:value="0.335947001001122" calcext:value-type="float">
            <text:p>0.335947001</text:p>
          </table:table-cell>
          <table:table-cell office:value-type="float" office:value="0.319166592194462" calcext:value-type="float">
            <text:p>0.3191665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80910266953289" calcext:value-type="float">
            <text:p>0.480910267</text:p>
          </table:table-cell>
          <table:table-cell office:value-type="float" office:value="0.457126139386902" calcext:value-type="float">
            <text:p>0.4571261394</text:p>
          </table:table-cell>
          <table:table-cell office:value-type="float" office:value="0.463123769827486" calcext:value-type="float">
            <text:p>0.4631237698</text:p>
          </table:table-cell>
          <table:table-cell office:value-type="float" office:value="0.466683467271488" calcext:value-type="float">
            <text:p>0.4666834673</text:p>
          </table:table-cell>
          <table:table-cell office:value-type="float" office:value="0.455408660961914" calcext:value-type="float">
            <text:p>0.455408661</text:p>
          </table:table-cell>
          <table:table-cell office:value-type="float" office:value="0.429302469347804" calcext:value-type="float">
            <text:p>0.42930246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577680727415572" calcext:value-type="float">
            <text:p>0.5776807274</text:p>
          </table:table-cell>
          <table:table-cell office:value-type="float" office:value="0.566043075878074" calcext:value-type="float">
            <text:p>0.5660430759</text:p>
          </table:table-cell>
          <table:table-cell office:value-type="float" office:value="0.569703184640802" calcext:value-type="float">
            <text:p>0.5697031846</text:p>
          </table:table-cell>
          <table:table-cell office:value-type="float" office:value="0.570063676112622" calcext:value-type="float">
            <text:p>0.5700636761</text:p>
          </table:table-cell>
          <table:table-cell office:value-type="float" office:value="0.56568124992929" calcext:value-type="float">
            <text:p>0.5656812499</text:p>
          </table:table-cell>
          <table:table-cell office:value-type="float" office:value="0.533797381190048" calcext:value-type="float">
            <text:p>0.53379738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63205931244588" calcext:value-type="float">
            <text:p>0.6320593124</text:p>
          </table:table-cell>
          <table:table-cell office:value-type="float" office:value="0.646095001809066" calcext:value-type="float">
            <text:p>0.6460950018</text:p>
          </table:table-cell>
          <table:table-cell office:value-type="float" office:value="0.642401038120078" calcext:value-type="float">
            <text:p>0.6424010381</text:p>
          </table:table-cell>
          <table:table-cell office:value-type="float" office:value="0.640139294310442" calcext:value-type="float">
            <text:p>0.6401392943</text:p>
          </table:table-cell>
          <table:table-cell office:value-type="float" office:value="0.644687133334193" calcext:value-type="float">
            <text:p>0.6446871333</text:p>
          </table:table-cell>
          <table:table-cell office:value-type="float" office:value="0.608865075499269" calcext:value-type="float">
            <text:p>0.60886507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592655809212242" calcext:value-type="float">
            <text:p>0.5926558092</text:p>
          </table:table-cell>
          <table:table-cell office:value-type="float" office:value="0.616515209430217" calcext:value-type="float">
            <text:p>0.6165152094</text:p>
          </table:table-cell>
          <table:table-cell office:value-type="float" office:value="0.612842732298038" calcext:value-type="float">
            <text:p>0.6128427323</text:p>
          </table:table-cell>
          <table:table-cell office:value-type="float" office:value="0.612013831512592" calcext:value-type="float">
            <text:p>0.6120138315</text:p>
          </table:table-cell>
          <table:table-cell office:value-type="float" office:value="0.61462437231486" calcext:value-type="float">
            <text:p>0.6146243723</text:p>
          </table:table-cell>
          <table:table-cell office:value-type="float" office:value="0.577420546932742" calcext:value-type="float">
            <text:p>0.577420546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661498161035112" calcext:value-type="float">
            <text:p>0.661498161</text:p>
          </table:table-cell>
          <table:table-cell office:value-type="float" office:value="0.670403046311442" calcext:value-type="float">
            <text:p>0.6704030463</text:p>
          </table:table-cell>
          <table:table-cell office:value-type="float" office:value="0.668587742112336" calcext:value-type="float">
            <text:p>0.6685877421</text:p>
          </table:table-cell>
          <table:table-cell office:value-type="float" office:value="0.666688889629654" calcext:value-type="float">
            <text:p>0.6666888896</text:p>
          </table:table-cell>
          <table:table-cell office:value-type="float" office:value="0.67106887850969" calcext:value-type="float">
            <text:p>0.6710688785</text:p>
          </table:table-cell>
          <table:table-cell office:value-type="float" office:value="0.634715108123719" calcext:value-type="float">
            <text:p>0.634715108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605671508000921" calcext:value-type="float">
            <text:p>0.605671508</text:p>
          </table:table-cell>
          <table:table-cell office:value-type="float" office:value="0.603110845742339" calcext:value-type="float">
            <text:p>0.6031108457</text:p>
          </table:table-cell>
          <table:table-cell office:value-type="float" office:value="0.606877131655925" calcext:value-type="float">
            <text:p>0.6068771317</text:p>
          </table:table-cell>
          <table:table-cell office:value-type="float" office:value="0.60904678088324" calcext:value-type="float">
            <text:p>0.6090467809</text:p>
          </table:table-cell>
          <table:table-cell office:value-type="float" office:value="0.601887519260401" calcext:value-type="float">
            <text:p>0.6018875193</text:p>
          </table:table-cell>
          <table:table-cell office:value-type="float" office:value="0.572839393019379" calcext:value-type="float">
            <text:p>0.57283939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47758700300136" calcext:value-type="float">
            <text:p>0.5477587003</text:p>
          </table:table-cell>
          <table:table-cell table:style-name="ce1" office:value-type="float" office:value="0.528454533807859" calcext:value-type="float">
            <text:p>0.5284545338</text:p>
          </table:table-cell>
          <table:table-cell table:style-name="ce1" office:value-type="float" office:value="0.532486529250005" calcext:value-type="float">
            <text:p>0.5324865293</text:p>
          </table:table-cell>
          <table:table-cell table:style-name="ce1" office:value-type="float" office:value="0.53619781279101" calcext:value-type="float">
            <text:p>0.5361978128</text:p>
          </table:table-cell>
          <table:table-cell table:style-name="ce1" office:value-type="float" office:value="0.527400803164728" calcext:value-type="float">
            <text:p>0.5274008032</text:p>
          </table:table-cell>
          <table:table-cell table:style-name="ce1" office:value-type="float" office:value="0.531798352956214" calcext:value-type="float">
            <text:p>0.53179835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83:.B104])" office:value-type="float" office:value="0.00522978354978355" calcext:value-type="float">
            <text:p>0.0052297835</text:p>
          </table:table-cell>
          <table:table-cell table:style-name="ce1" table:formula="of:=VAR([.C83:.C104])" office:value-type="float" office:value="0.0195673252639635" calcext:value-type="float">
            <text:p>0.0195673253</text:p>
          </table:table-cell>
          <table:table-cell table:style-name="ce1" table:formula="of:=VAR([.D83:.D104])" office:value-type="float" office:value="0.0224967740360873" calcext:value-type="float">
            <text:p>0.022496774</text:p>
          </table:table-cell>
          <table:table-cell table:style-name="ce1" table:formula="of:=VAR([.E83:.E104])" office:value-type="float" office:value="0.0217949014863131" calcext:value-type="float">
            <text:p>0.0217949015</text:p>
          </table:table-cell>
          <table:table-cell table:style-name="ce1" table:formula="of:=VAR([.F83:.F104])" office:value-type="float" office:value="0.0212023348768195" calcext:value-type="float">
            <text:p>0.0212023349</text:p>
          </table:table-cell>
          <table:table-cell table:style-name="ce1" table:formula="of:=VAR([.G83:.G104])" office:value-type="float" office:value="0.0226770431948529" calcext:value-type="float">
            <text:p>0.0226770432</text:p>
          </table:table-cell>
          <table:table-cell table:style-name="ce1" table:formula="of:=VAR([.H83:.H104])" office:value-type="float" office:value="0.0208801495174878" calcext:value-type="float">
            <text:p>0.0208801495</text:p>
          </table:table-cell>
        </table:table-row>
        <table:table-row table:style-name="ro1" table:number-rows-repeated="1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3240035968034" calcext:value-type="float">
            <text:p>0.633240036</text:p>
          </table:table-cell>
          <table:table-cell office:value-type="float" office:value="0.627521853448546" calcext:value-type="float">
            <text:p>0.6275218534</text:p>
          </table:table-cell>
          <table:table-cell office:value-type="float" office:value="0.625848807445097" calcext:value-type="float">
            <text:p>0.6258488074</text:p>
          </table:table-cell>
          <table:table-cell office:value-type="float" office:value="0.626354491588059" calcext:value-type="float">
            <text:p>0.6263544916</text:p>
          </table:table-cell>
          <table:table-cell office:value-type="float" office:value="0.627230588781354" calcext:value-type="float">
            <text:p>0.6272305888</text:p>
          </table:table-cell>
          <table:table-cell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87450589488881" calcext:value-type="float">
            <text:p>0.6874505895</text:p>
          </table:table-cell>
          <table:table-cell office:value-type="float" office:value="0.657591898467811" calcext:value-type="float">
            <text:p>0.6575918985</text:p>
          </table:table-cell>
          <table:table-cell office:value-type="float" office:value="0.658228181381358" calcext:value-type="float">
            <text:p>0.6582281814</text:p>
          </table:table-cell>
          <table:table-cell office:value-type="float" office:value="0.66130130871529" calcext:value-type="float">
            <text:p>0.6613013087</text:p>
          </table:table-cell>
          <table:table-cell office:value-type="float" office:value="0.656551398126202" calcext:value-type="float">
            <text:p>0.6565513981</text:p>
          </table:table-cell>
          <table:table-cell office:value-type="float" office:value="0.648058740044197" calcext:value-type="float">
            <text:p>0.648058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2296509586347" calcext:value-type="float">
            <text:p>0.7022965096</text:p>
          </table:table-cell>
          <table:table-cell office:value-type="float" office:value="0.662659783840379" calcext:value-type="float">
            <text:p>0.6626597838</text:p>
          </table:table-cell>
          <table:table-cell office:value-type="float" office:value="0.667619136634933" calcext:value-type="float">
            <text:p>0.6676191366</text:p>
          </table:table-cell>
          <table:table-cell office:value-type="float" office:value="0.672368350277016" calcext:value-type="float">
            <text:p>0.6723683503</text:p>
          </table:table-cell>
          <table:table-cell office:value-type="float" office:value="0.660903587384672" calcext:value-type="float">
            <text:p>0.6609035874</text:p>
          </table:table-cell>
          <table:table-cell office:value-type="float" office:value="0.658275843909632" calcext:value-type="float">
            <text:p>0.6582758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0371586970658" calcext:value-type="float">
            <text:p>0.670371587</text:p>
          </table:table-cell>
          <table:table-cell office:value-type="float" office:value="0.63071188450404" calcext:value-type="float">
            <text:p>0.6307118845</text:p>
          </table:table-cell>
          <table:table-cell office:value-type="float" office:value="0.63722678901421" calcext:value-type="float">
            <text:p>0.637226789</text:p>
          </table:table-cell>
          <table:table-cell office:value-type="float" office:value="0.641132496441715" calcext:value-type="float">
            <text:p>0.6411324964</text:p>
          </table:table-cell>
          <table:table-cell office:value-type="float" office:value="0.629077206645572" calcext:value-type="float">
            <text:p>0.6290772066</text:p>
          </table:table-cell>
          <table:table-cell office:value-type="float" office:value="0.626912081849641" calcext:value-type="float">
            <text:p>0.62691208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9680227691277" calcext:value-type="float">
            <text:p>0.6696802277</text:p>
          </table:table-cell>
          <table:table-cell office:value-type="float" office:value="0.62755335772424" calcext:value-type="float">
            <text:p>0.6275533577</text:p>
          </table:table-cell>
          <table:table-cell office:value-type="float" office:value="0.635118227258004" calcext:value-type="float">
            <text:p>0.6351182273</text:p>
          </table:table-cell>
          <table:table-cell office:value-type="float" office:value="0.638435067961413" calcext:value-type="float">
            <text:p>0.638435068</text:p>
          </table:table-cell>
          <table:table-cell office:value-type="float" office:value="0.62563736806872" calcext:value-type="float">
            <text:p>0.6256373681</text:p>
          </table:table-cell>
          <table:table-cell office:value-type="float" office:value="0.625015625390635" calcext:value-type="float">
            <text:p>0.62501562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82691716901399" calcext:value-type="float">
            <text:p>0.6826917169</text:p>
          </table:table-cell>
          <table:table-cell office:value-type="float" office:value="0.641144828205243" calcext:value-type="float">
            <text:p>0.6411448282</text:p>
          </table:table-cell>
          <table:table-cell office:value-type="float" office:value="0.648382286195941" calcext:value-type="float">
            <text:p>0.6483822862</text:p>
          </table:table-cell>
          <table:table-cell office:value-type="float" office:value="0.651385170565207" calcext:value-type="float">
            <text:p>0.6513851706</text:p>
          </table:table-cell>
          <table:table-cell office:value-type="float" office:value="0.639292175703061" calcext:value-type="float">
            <text:p>0.6392921757</text:p>
          </table:table-cell>
          <table:table-cell office:value-type="float" office:value="0.638145803553196" calcext:value-type="float">
            <text:p>0.638145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731528895391368" calcext:value-type="float">
            <text:p>0.7315288954</text:p>
          </table:table-cell>
          <table:table-cell office:value-type="float" office:value="0.684622020182657" calcext:value-type="float">
            <text:p>0.6846220202</text:p>
          </table:table-cell>
          <table:table-cell office:value-type="float" office:value="0.695250742180167" calcext:value-type="float">
            <text:p>0.6952507422</text:p>
          </table:table-cell>
          <table:table-cell office:value-type="float" office:value="0.699932106585661" calcext:value-type="float">
            <text:p>0.6999321066</text:p>
          </table:table-cell>
          <table:table-cell office:value-type="float" office:value="0.682272513287257" calcext:value-type="float">
            <text:p>0.6822725133</text:p>
          </table:table-cell>
          <table:table-cell office:value-type="float" office:value="0.687644405325118" calcext:value-type="float">
            <text:p>0.68764440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57111166632597" calcext:value-type="float">
            <text:p>0.7571111666</text:p>
          </table:table-cell>
          <table:table-cell office:value-type="float" office:value="0.709320470988793" calcext:value-type="float">
            <text:p>0.709320471</text:p>
          </table:table-cell>
          <table:table-cell office:value-type="float" office:value="0.720881782596472" calcext:value-type="float">
            <text:p>0.7208817826</text:p>
          </table:table-cell>
          <table:table-cell office:value-type="float" office:value="0.725273609469172" calcext:value-type="float">
            <text:p>0.7252736095</text:p>
          </table:table-cell>
          <table:table-cell office:value-type="float" office:value="0.70681867980407" calcext:value-type="float">
            <text:p>0.7068186798</text:p>
          </table:table-cell>
          <table:table-cell office:value-type="float" office:value="0.714224495043282" calcext:value-type="float">
            <text:p>0.7142244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70962751651658" calcext:value-type="float">
            <text:p>0.7096275165</text:p>
          </table:table-cell>
          <table:table-cell office:value-type="float" office:value="0.674399784192069" calcext:value-type="float">
            <text:p>0.6743997842</text:p>
          </table:table-cell>
          <table:table-cell office:value-type="float" office:value="0.681584274487619" calcext:value-type="float">
            <text:p>0.6815842745</text:p>
          </table:table-cell>
          <table:table-cell office:value-type="float" office:value="0.683886939811111" calcext:value-type="float">
            <text:p>0.6838869398</text:p>
          </table:table-cell>
          <table:table-cell office:value-type="float" office:value="0.672730208277272" calcext:value-type="float">
            <text:p>0.6727302083</text:p>
          </table:table-cell>
          <table:table-cell office:value-type="float" office:value="0.672494956287828" calcext:value-type="float">
            <text:p>0.672494956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9878714292313" calcext:value-type="float">
            <text:p>0.6598787143</text:p>
          </table:table-cell>
          <table:table-cell office:value-type="float" office:value="0.620512915976346" calcext:value-type="float">
            <text:p>0.620512916</text:p>
          </table:table-cell>
          <table:table-cell office:value-type="float" office:value="0.62666065072442" calcext:value-type="float">
            <text:p>0.6266606507</text:p>
          </table:table-cell>
          <table:table-cell office:value-type="float" office:value="0.627868574549975" calcext:value-type="float">
            <text:p>0.6278685745</text:p>
          </table:table-cell>
          <table:table-cell office:value-type="float" office:value="0.618704679882199" calcext:value-type="float">
            <text:p>0.6187046799</text:p>
          </table:table-cell>
          <table:table-cell office:value-type="float" office:value="0.614284573471506" calcext:value-type="float">
            <text:p>0.61428457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05774240056216" calcext:value-type="float">
            <text:p>0.6057742401</text:p>
          </table:table-cell>
          <table:table-cell office:value-type="float" office:value="0.587402564599597" calcext:value-type="float">
            <text:p>0.5874025646</text:p>
          </table:table-cell>
          <table:table-cell office:value-type="float" office:value="0.592750659435109" calcext:value-type="float">
            <text:p>0.5927506594</text:p>
          </table:table-cell>
          <table:table-cell office:value-type="float" office:value="0.595128279900733" calcext:value-type="float">
            <text:p>0.5951282799</text:p>
          </table:table-cell>
          <table:table-cell office:value-type="float" office:value="0.5843613222928" calcext:value-type="float">
            <text:p>0.5843613223</text:p>
          </table:table-cell>
          <table:table-cell office:value-type="float" office:value="0.576694617132444" calcext:value-type="float">
            <text:p>0.57669461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4705125433639" calcext:value-type="float">
            <text:p>0.5147051254</text:p>
          </table:table-cell>
          <table:table-cell office:value-type="float" office:value="0.501471819791087" calcext:value-type="float">
            <text:p>0.5014718198</text:p>
          </table:table-cell>
          <table:table-cell office:value-type="float" office:value="0.501092381391433" calcext:value-type="float">
            <text:p>0.5010923814</text:p>
          </table:table-cell>
          <table:table-cell office:value-type="float" office:value="0.502866338127326" calcext:value-type="float">
            <text:p>0.5028663381</text:p>
          </table:table-cell>
          <table:table-cell office:value-type="float" office:value="0.500984434413623" calcext:value-type="float">
            <text:p>0.5009844344</text:p>
          </table:table-cell>
          <table:table-cell office:value-type="float" office:value="0.485566534754425" calcext:value-type="float">
            <text:p>0.48556653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69289945380414" calcext:value-type="float">
            <text:p>0.7692899454</text:p>
          </table:table-cell>
          <table:table-cell office:value-type="float" office:value="0.756549830154563" calcext:value-type="float">
            <text:p>0.7565498302</text:p>
          </table:table-cell>
          <table:table-cell office:value-type="float" office:value="0.753414852820408" calcext:value-type="float">
            <text:p>0.7534148528</text:p>
          </table:table-cell>
          <table:table-cell office:value-type="float" office:value="0.753051742185206" calcext:value-type="float">
            <text:p>0.7530517422</text:p>
          </table:table-cell>
          <table:table-cell office:value-type="float" office:value="0.755863611969856" calcext:value-type="float">
            <text:p>0.755863612</text:p>
          </table:table-cell>
          <table:table-cell office:value-type="float" office:value="0.745278659690858" calcext:value-type="float">
            <text:p>0.7452786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43947983157018" calcext:value-type="float">
            <text:p>0.7439479832</text:p>
          </table:table-cell>
          <table:table-cell office:value-type="float" office:value="0.727124658251411" calcext:value-type="float">
            <text:p>0.7271246583</text:p>
          </table:table-cell>
          <table:table-cell office:value-type="float" office:value="0.722105080731348" calcext:value-type="float">
            <text:p>0.7221050807</text:p>
          </table:table-cell>
          <table:table-cell office:value-type="float" office:value="0.720632427017951" calcext:value-type="float">
            <text:p>0.720632427</text:p>
          </table:table-cell>
          <table:table-cell office:value-type="float" office:value="0.725757872658524" calcext:value-type="float">
            <text:p>0.7257578727</text:p>
          </table:table-cell>
          <table:table-cell office:value-type="float" office:value="0.709058936978842" calcext:value-type="float">
            <text:p>0.70905893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6163782598099" calcext:value-type="float">
            <text:p>0.761637826</text:p>
          </table:table-cell>
          <table:table-cell office:value-type="float" office:value="0.743317575000743" calcext:value-type="float">
            <text:p>0.743317575</text:p>
          </table:table-cell>
          <table:table-cell office:value-type="float" office:value="0.740625532324601" calcext:value-type="float">
            <text:p>0.7406255323</text:p>
          </table:table-cell>
          <table:table-cell office:value-type="float" office:value="0.742754430530178" calcext:value-type="float">
            <text:p>0.7427544305</text:p>
          </table:table-cell>
          <table:table-cell office:value-type="float" office:value="0.742324366054991" calcext:value-type="float">
            <text:p>0.7423243661</text:p>
          </table:table-cell>
          <table:table-cell office:value-type="float" office:value="0.732589998681338" calcext:value-type="float">
            <text:p>0.73258999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41125027792189" calcext:value-type="float">
            <text:p>0.7411250278</text:p>
          </table:table-cell>
          <table:table-cell office:value-type="float" office:value="0.72308671255857" calcext:value-type="float">
            <text:p>0.7230867126</text:p>
          </table:table-cell>
          <table:table-cell office:value-type="float" office:value="0.717308657915501" calcext:value-type="float">
            <text:p>0.7173086579</text:p>
          </table:table-cell>
          <table:table-cell office:value-type="float" office:value="0.718014259763199" calcext:value-type="float">
            <text:p>0.7180142598</text:p>
          </table:table-cell>
          <table:table-cell office:value-type="float" office:value="0.722068582073925" calcext:value-type="float">
            <text:p>0.7220685821</text:p>
          </table:table-cell>
          <table:table-cell office:value-type="float" office:value="0.70859167404783" calcext:value-type="float">
            <text:p>0.7085916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9662768252526" calcext:value-type="float">
            <text:p>0.7096627683</text:p>
          </table:table-cell>
          <table:table-cell office:value-type="float" office:value="0.693996238540387" calcext:value-type="float">
            <text:p>0.6939962385</text:p>
          </table:table-cell>
          <table:table-cell office:value-type="float" office:value="0.688529782355736" calcext:value-type="float">
            <text:p>0.6885297824</text:p>
          </table:table-cell>
          <table:table-cell office:value-type="float" office:value="0.690550506864072" calcext:value-type="float">
            <text:p>0.6905505069</text:p>
          </table:table-cell>
          <table:table-cell office:value-type="float" office:value="0.693087148778087" calcext:value-type="float">
            <text:p>0.6930871488</text:p>
          </table:table-cell>
          <table:table-cell office:value-type="float" office:value="0.678891234835267" calcext:value-type="float">
            <text:p>0.67889123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59111232568908" calcext:value-type="float">
            <text:p>0.7591112326</text:p>
          </table:table-cell>
          <table:table-cell office:value-type="float" office:value="0.740269161867255" calcext:value-type="float">
            <text:p>0.7402691619</text:p>
          </table:table-cell>
          <table:table-cell office:value-type="float" office:value="0.735586188633722" calcext:value-type="float">
            <text:p>0.7355861886</text:p>
          </table:table-cell>
          <table:table-cell office:value-type="float" office:value="0.738606987222099" calcext:value-type="float">
            <text:p>0.7386069872</text:p>
          </table:table-cell>
          <table:table-cell office:value-type="float" office:value="0.739371534195934" calcext:value-type="float">
            <text:p>0.7393715342</text:p>
          </table:table-cell>
          <table:table-cell office:value-type="float" office:value="0.726738904513775" calcext:value-type="float">
            <text:p>0.726738904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30108202035542" calcext:value-type="float">
            <text:p>0.730108202</text:p>
          </table:table-cell>
          <table:table-cell office:value-type="float" office:value="0.718664434015825" calcext:value-type="float">
            <text:p>0.718664434</text:p>
          </table:table-cell>
          <table:table-cell office:value-type="float" office:value="0.714612394237366" calcext:value-type="float">
            <text:p>0.7146123942</text:p>
          </table:table-cell>
          <table:table-cell office:value-type="float" office:value="0.716542824181887" calcext:value-type="float">
            <text:p>0.7165428242</text:p>
          </table:table-cell>
          <table:table-cell office:value-type="float" office:value="0.718205061909276" calcext:value-type="float">
            <text:p>0.7182050619</text:p>
          </table:table-cell>
          <table:table-cell office:value-type="float" office:value="0.704468443336081" calcext:value-type="float">
            <text:p>0.70446844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462696783025" calcext:value-type="float">
            <text:p>0.6844626968</text:p>
          </table:table-cell>
          <table:table-cell office:value-type="float" office:value="0.674122461086281" calcext:value-type="float">
            <text:p>0.6741224611</text:p>
          </table:table-cell>
          <table:table-cell office:value-type="float" office:value="0.668132103079421" calcext:value-type="float">
            <text:p>0.6681321031</text:p>
          </table:table-cell>
          <table:table-cell office:value-type="float" office:value="0.669527782055316" calcext:value-type="float">
            <text:p>0.6695277821</text:p>
          </table:table-cell>
          <table:table-cell office:value-type="float" office:value="0.673731868191097" calcext:value-type="float">
            <text:p>0.6737318682</text:p>
          </table:table-cell>
          <table:table-cell office:value-type="float" office:value="0.656133536297307" calcext:value-type="float">
            <text:p>0.656133536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06973587466772" calcext:value-type="float">
            <text:p>0.7069735875</text:p>
          </table:table-cell>
          <table:table-cell office:value-type="float" office:value="0.686775451898247" calcext:value-type="float">
            <text:p>0.6867754519</text:p>
          </table:table-cell>
          <table:table-cell office:value-type="float" office:value="0.680707391120853" calcext:value-type="float">
            <text:p>0.6807073911</text:p>
          </table:table-cell>
          <table:table-cell office:value-type="float" office:value="0.685353985333425" calcext:value-type="float">
            <text:p>0.6853539853</text:p>
          </table:table-cell>
          <table:table-cell office:value-type="float" office:value="0.686059275521405" calcext:value-type="float">
            <text:p>0.6860592755</text:p>
          </table:table-cell>
          <table:table-cell office:value-type="float" office:value="0.669599512531555" calcext:value-type="float">
            <text:p>0.6695995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86577411603158" calcext:value-type="float">
            <text:p>0.6865774116</text:p>
          </table:table-cell>
          <table:table-cell office:value-type="float" office:value="0.66831517743768" calcext:value-type="float">
            <text:p>0.6683151774</text:p>
          </table:table-cell>
          <table:table-cell office:value-type="float" office:value="0.661222600588488" calcext:value-type="float">
            <text:p>0.6612226006</text:p>
          </table:table-cell>
          <table:table-cell office:value-type="float" office:value="0.664138512728215" calcext:value-type="float">
            <text:p>0.6641385127</text:p>
          </table:table-cell>
          <table:table-cell office:value-type="float" office:value="0.667628051060193" calcext:value-type="float">
            <text:p>0.6676280511</text:p>
          </table:table-cell>
          <table:table-cell office:value-type="float" office:value="0.64966704563911" calcext:value-type="float">
            <text:p>0.64966704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81895669962496" calcext:value-type="float">
            <text:p>0.68189567</text:p>
          </table:table-cell>
          <table:table-cell office:value-type="float" office:value="0.660135723904835" calcext:value-type="float">
            <text:p>0.6601357239</text:p>
          </table:table-cell>
          <table:table-cell office:value-type="float" office:value="0.654788797873246" calcext:value-type="float">
            <text:p>0.6547887979</text:p>
          </table:table-cell>
          <table:table-cell office:value-type="float" office:value="0.659600150388834" calcext:value-type="float">
            <text:p>0.6596001504</text:p>
          </table:table-cell>
          <table:table-cell office:value-type="float" office:value="0.659317474550346" calcext:value-type="float">
            <text:p>0.6593174746</text:p>
          </table:table-cell>
          <table:table-cell office:value-type="float" office:value="0.643152993234031" calcext:value-type="float">
            <text:p>0.64315299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993700566949" calcext:value-type="float">
            <text:p>0.6999370057</text:p>
          </table:table-cell>
          <table:table-cell office:value-type="float" office:value="0.681268521987942" calcext:value-type="float">
            <text:p>0.681268522</text:p>
          </table:table-cell>
          <table:table-cell office:value-type="float" office:value="0.674226998745938" calcext:value-type="float">
            <text:p>0.6742269987</text:p>
          </table:table-cell>
          <table:table-cell office:value-type="float" office:value="0.677763921270943" calcext:value-type="float">
            <text:p>0.6777639213</text:p>
          </table:table-cell>
          <table:table-cell office:value-type="float" office:value="0.680424857280886" calcext:value-type="float">
            <text:p>0.6804248573</text:p>
          </table:table-cell>
          <table:table-cell office:value-type="float" office:value="0.663376320118877" calcext:value-type="float">
            <text:p>0.66337632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94473380835313" calcext:value-type="float">
            <text:p>0.6944733808</text:p>
          </table:table-cell>
          <table:table-cell office:value-type="float" office:value="0.671605203597117" calcext:value-type="float">
            <text:p>0.6716052036</text:p>
          </table:table-cell>
          <table:table-cell office:value-type="float" office:value="0.666111573688593" calcext:value-type="float">
            <text:p>0.6661115737</text:p>
          </table:table-cell>
          <table:table-cell office:value-type="float" office:value="0.671149948321454" calcext:value-type="float">
            <text:p>0.6711499483</text:p>
          </table:table-cell>
          <table:table-cell office:value-type="float" office:value="0.670596361344143" calcext:value-type="float">
            <text:p>0.6705963613</text:p>
          </table:table-cell>
          <table:table-cell office:value-type="float" office:value="0.655479811221814" calcext:value-type="float">
            <text:p>0.65547981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9008929555727" calcext:value-type="float">
            <text:p>0.6890089296</text:p>
          </table:table-cell>
          <table:table-cell office:value-type="float" office:value="0.672422604158261" calcext:value-type="float">
            <text:p>0.6724226042</text:p>
          </table:table-cell>
          <table:table-cell office:value-type="float" office:value="0.666848938709914" calcext:value-type="float">
            <text:p>0.6668489387</text:p>
          </table:table-cell>
          <table:table-cell office:value-type="float" office:value="0.671505986475869" calcext:value-type="float">
            <text:p>0.6715059865</text:p>
          </table:table-cell>
          <table:table-cell office:value-type="float" office:value="0.671654823153285" calcext:value-type="float">
            <text:p>0.6716548232</text:p>
          </table:table-cell>
          <table:table-cell office:value-type="float" office:value="0.65560873270832" calcext:value-type="float">
            <text:p>0.65560873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5908691834943" calcext:value-type="float">
            <text:p>0.6859086918</text:p>
          </table:table-cell>
          <table:table-cell office:value-type="float" office:value="0.668002672010688" calcext:value-type="float">
            <text:p>0.668002672</text:p>
          </table:table-cell>
          <table:table-cell office:value-type="float" office:value="0.66377702402209" calcext:value-type="float">
            <text:p>0.663777024</text:p>
          </table:table-cell>
          <table:table-cell office:value-type="float" office:value="0.667467627820051" calcext:value-type="float">
            <text:p>0.6674676278</text:p>
          </table:table-cell>
          <table:table-cell office:value-type="float" office:value="0.667155914337181" calcext:value-type="float">
            <text:p>0.6671559143</text:p>
          </table:table-cell>
          <table:table-cell office:value-type="float" office:value="0.652392322647147" calcext:value-type="float">
            <text:p>0.65239232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58092656048" calcext:value-type="float">
            <text:p>0.6275809266</text:p>
          </table:table-cell>
          <table:table-cell office:value-type="float" office:value="0.610992985800523" calcext:value-type="float">
            <text:p>0.6109929858</text:p>
          </table:table-cell>
          <table:table-cell office:value-type="float" office:value="0.606020204713625" calcext:value-type="float">
            <text:p>0.6060202047</text:p>
          </table:table-cell>
          <table:table-cell office:value-type="float" office:value="0.608435347659958" calcext:value-type="float">
            <text:p>0.6084353477</text:p>
          </table:table-cell>
          <table:table-cell office:value-type="float" office:value="0.610288239135344" calcext:value-type="float">
            <text:p>0.6102882391</text:p>
          </table:table-cell>
          <table:table-cell office:value-type="float" office:value="0.593042426255174" calcext:value-type="float">
            <text:p>0.593042426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1424830633086" calcext:value-type="float">
            <text:p>0.6714248306</text:p>
          </table:table-cell>
          <table:table-cell office:value-type="float" office:value="0.656223956111742" calcext:value-type="float">
            <text:p>0.6562239561</text:p>
          </table:table-cell>
          <table:table-cell office:value-type="float" office:value="0.649502481099478" calcext:value-type="float">
            <text:p>0.6495024811</text:p>
          </table:table-cell>
          <table:table-cell office:value-type="float" office:value="0.650076709051668" calcext:value-type="float">
            <text:p>0.6500767091</text:p>
          </table:table-cell>
          <table:table-cell office:value-type="float" office:value="0.655570050937793" calcext:value-type="float">
            <text:p>0.6555700509</text:p>
          </table:table-cell>
          <table:table-cell office:value-type="float" office:value="0.637308010961698" calcext:value-type="float">
            <text:p>0.6373080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9809135945051" calcext:value-type="float">
            <text:p>0.7598091359</text:p>
          </table:table-cell>
          <table:table-cell office:value-type="float" office:value="0.738863480194764" calcext:value-type="float">
            <text:p>0.7388634802</text:p>
          </table:table-cell>
          <table:table-cell office:value-type="float" office:value="0.73413892845082" calcext:value-type="float">
            <text:p>0.7341389285</text:p>
          </table:table-cell>
          <table:table-cell office:value-type="float" office:value="0.737174997972769" calcext:value-type="float">
            <text:p>0.737174998</text:p>
          </table:table-cell>
          <table:table-cell office:value-type="float" office:value="0.737740595651757" calcext:value-type="float">
            <text:p>0.7377405957</text:p>
          </table:table-cell>
          <table:table-cell office:value-type="float" office:value="0.724690194941662" calcext:value-type="float">
            <text:p>0.724690194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3929489267745" calcext:value-type="float">
            <text:p>0.7239294893</text:p>
          </table:table-cell>
          <table:table-cell office:value-type="float" office:value="0.701095110562699" calcext:value-type="float">
            <text:p>0.7010951106</text:p>
          </table:table-cell>
          <table:table-cell office:value-type="float" office:value="0.697676041107072" calcext:value-type="float">
            <text:p>0.6976760411</text:p>
          </table:table-cell>
          <table:table-cell office:value-type="float" office:value="0.701867669869523" calcext:value-type="float">
            <text:p>0.7018676699</text:p>
          </table:table-cell>
          <table:table-cell office:value-type="float" office:value="0.700088911291734" calcext:value-type="float">
            <text:p>0.7000889113</text:p>
          </table:table-cell>
          <table:table-cell office:value-type="float" office:value="0.687063285399218" calcext:value-type="float">
            <text:p>0.68706328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37539273966339" calcext:value-type="float">
            <text:p>0.737539274</text:p>
          </table:table-cell>
          <table:table-cell office:value-type="float" office:value="0.727034788614635" calcext:value-type="float">
            <text:p>0.7270347886</text:p>
          </table:table-cell>
          <table:table-cell office:value-type="float" office:value="0.726585773450556" calcext:value-type="float">
            <text:p>0.7265857735</text:p>
          </table:table-cell>
          <table:table-cell office:value-type="float" office:value="0.72688681645381" calcext:value-type="float">
            <text:p>0.7268868165</text:p>
          </table:table-cell>
          <table:table-cell office:value-type="float" office:value="0.726401046017506" calcext:value-type="float">
            <text:p>0.726401046</text:p>
          </table:table-cell>
          <table:table-cell office:value-type="float" office:value="0.716763668683162" calcext:value-type="float">
            <text:p>0.71676366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61336297469318" calcext:value-type="float">
            <text:p>0.7613362975</text:p>
          </table:table-cell>
          <table:table-cell office:value-type="float" office:value="0.751647988214159" calcext:value-type="float">
            <text:p>0.7516479882</text:p>
          </table:table-cell>
          <table:table-cell office:value-type="float" office:value="0.748194979611687" calcext:value-type="float">
            <text:p>0.7481949796</text:p>
          </table:table-cell>
          <table:table-cell office:value-type="float" office:value="0.74791518641786" calcext:value-type="float">
            <text:p>0.7479151864</text:p>
          </table:table-cell>
          <table:table-cell office:value-type="float" office:value="0.75106651445052" calcext:value-type="float">
            <text:p>0.7510665145</text:p>
          </table:table-cell>
          <table:table-cell office:value-type="float" office:value="0.739573857543284" calcext:value-type="float">
            <text:p>0.739573857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2266762005879" calcext:value-type="float">
            <text:p>0.722266762</text:p>
          </table:table-cell>
          <table:table-cell office:value-type="float" office:value="0.699584446838578" calcext:value-type="float">
            <text:p>0.6995844468</text:p>
          </table:table-cell>
          <table:table-cell office:value-type="float" office:value="0.694825633507271" calcext:value-type="float">
            <text:p>0.6948256335</text:p>
          </table:table-cell>
          <table:table-cell office:value-type="float" office:value="0.697807488869971" calcext:value-type="float">
            <text:p>0.6978074889</text:p>
          </table:table-cell>
          <table:table-cell office:value-type="float" office:value="0.698021806201226" calcext:value-type="float">
            <text:p>0.6980218062</text:p>
          </table:table-cell>
          <table:table-cell office:value-type="float" office:value="0.685565420080211" calcext:value-type="float">
            <text:p>0.68556542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42903415126999" calcext:value-type="float">
            <text:p>0.7429034151</text:p>
          </table:table-cell>
          <table:table-cell office:value-type="float" office:value="0.73103690274285" calcext:value-type="float">
            <text:p>0.7310369027</text:p>
          </table:table-cell>
          <table:table-cell office:value-type="float" office:value="0.724480185466927" calcext:value-type="float">
            <text:p>0.7244801855</text:p>
          </table:table-cell>
          <table:table-cell office:value-type="float" office:value="0.72473221144787" calcext:value-type="float">
            <text:p>0.7247322114</text:p>
          </table:table-cell>
          <table:table-cell office:value-type="float" office:value="0.729884386313208" calcext:value-type="float">
            <text:p>0.7298843863</text:p>
          </table:table-cell>
          <table:table-cell office:value-type="float" office:value="0.716014377568702" calcext:value-type="float">
            <text:p>0.716014377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30956749289145" calcext:value-type="float">
            <text:p>0.7309567493</text:p>
          </table:table-cell>
          <table:table-cell office:value-type="float" office:value="0.717916319673779" calcext:value-type="float">
            <text:p>0.7179163197</text:p>
          </table:table-cell>
          <table:table-cell office:value-type="float" office:value="0.713266761768901" calcext:value-type="float">
            <text:p>0.7132667618</text:p>
          </table:table-cell>
          <table:table-cell office:value-type="float" office:value="0.713322728602101" calcext:value-type="float">
            <text:p>0.7133227286</text:p>
          </table:table-cell>
          <table:table-cell office:value-type="float" office:value="0.717210910212366" calcext:value-type="float">
            <text:p>0.7172109102</text:p>
          </table:table-cell>
          <table:table-cell office:value-type="float" office:value="0.703962605506395" calcext:value-type="float">
            <text:p>0.703962605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3671356754023" calcext:value-type="float">
            <text:p>0.7436713568</text:p>
          </table:table-cell>
          <table:table-cell office:value-type="float" office:value="0.734694477301614" calcext:value-type="float">
            <text:p>0.7346944773</text:p>
          </table:table-cell>
          <table:table-cell office:value-type="float" office:value="0.7278920972755" calcext:value-type="float">
            <text:p>0.7278920973</text:p>
          </table:table-cell>
          <table:table-cell office:value-type="float" office:value="0.725426187885383" calcext:value-type="float">
            <text:p>0.7254261879</text:p>
          </table:table-cell>
          <table:table-cell office:value-type="float" office:value="0.734068870341415" calcext:value-type="float">
            <text:p>0.7340688703</text:p>
          </table:table-cell>
          <table:table-cell office:value-type="float" office:value="0.719527989638797" calcext:value-type="float">
            <text:p>0.71952798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973317530741" calcext:value-type="float">
            <text:p>0.7797331753</text:p>
          </table:table-cell>
          <table:table-cell office:value-type="float" office:value="0.771152719084488" calcext:value-type="float">
            <text:p>0.7711527191</text:p>
          </table:table-cell>
          <table:table-cell office:value-type="float" office:value="0.765767145526388" calcext:value-type="float">
            <text:p>0.7657671455</text:p>
          </table:table-cell>
          <table:table-cell office:value-type="float" office:value="0.763236427748224" calcext:value-type="float">
            <text:p>0.7632364277</text:p>
          </table:table-cell>
          <table:table-cell office:value-type="float" office:value="0.770588189965401" calcext:value-type="float">
            <text:p>0.77058819</text:p>
          </table:table-cell>
          <table:table-cell office:value-type="float" office:value="0.757931755824705" calcext:value-type="float">
            <text:p>0.757931755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35996915969952" calcext:value-type="float">
            <text:p>0.3599691597</text:p>
          </table:table-cell>
          <table:table-cell table:style-name="ce1" office:value-type="float" office:value="0.482846439071577" calcext:value-type="float">
            <text:p>0.4828464391</text:p>
          </table:table-cell>
          <table:table-cell table:style-name="ce1" office:value-type="float" office:value="0.430490739523356" calcext:value-type="float">
            <text:p>0.4304907395</text:p>
          </table:table-cell>
          <table:table-cell table:style-name="ce1" office:value-type="float" office:value="0.416302770587615" calcext:value-type="float">
            <text:p>0.4163027706</text:p>
          </table:table-cell>
          <table:table-cell table:style-name="ce1" office:value-type="float" office:value="0.486961905036778" calcext:value-type="float">
            <text:p>0.486961905</text:p>
          </table:table-cell>
          <table:table-cell table:style-name="ce1" office:value-type="float" office:value="0.419988315436631" calcext:value-type="float">
            <text:p>0.4199883154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123:.B160])" office:value-type="float" office:value="0.00761323186344239" calcext:value-type="float">
            <text:p>0.0076132319</text:p>
          </table:table-cell>
          <table:table-cell table:style-name="ce1" table:formula="of:=VAR([.C123:.C160])" office:value-type="float" office:value="0.00270098567840124" calcext:value-type="float">
            <text:p>0.0027009857</text:p>
          </table:table-cell>
          <table:table-cell table:style-name="ce1" table:formula="of:=VAR([.D123:.D160])" office:value-type="float" office:value="0.00289958368370486" calcext:value-type="float">
            <text:p>0.0028995837</text:p>
          </table:table-cell>
          <table:table-cell table:style-name="ce1" table:formula="of:=VAR([.E123:.E160])" office:value-type="float" office:value="0.00271679650420179" calcext:value-type="float">
            <text:p>0.0027167965</text:p>
          </table:table-cell>
          <table:table-cell table:style-name="ce1" table:formula="of:=VAR([.F123:.F160])" office:value-type="float" office:value="0.00264938119934685" calcext:value-type="float">
            <text:p>0.0026493812</text:p>
          </table:table-cell>
          <table:table-cell table:style-name="ce1" table:formula="of:=VAR([.G123:.G160])" office:value-type="float" office:value="0.00291546697766593" calcext:value-type="float">
            <text:p>0.002915467</text:p>
          </table:table-cell>
          <table:table-cell table:style-name="ce1" table:formula="of:=VAR([.H123:.H160])" office:value-type="float" office:value="0.00288776806534584" calcext:value-type="float">
            <text:p>0.0028877681</text:p>
          </table:table-cell>
        </table:table-row>
        <table:table-row table:style-name="ro1" table:number-rows-repeated="1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83703011907541" calcext:value-type="float">
            <text:p>0.5837030119</text:p>
          </table:table-cell>
          <table:table-cell office:value-type="float" office:value="0.546501841711206" calcext:value-type="float">
            <text:p>0.5465018417</text:p>
          </table:table-cell>
          <table:table-cell office:value-type="float" office:value="0.545184926727146" calcext:value-type="float">
            <text:p>0.5451849267</text:p>
          </table:table-cell>
          <table:table-cell office:value-type="float" office:value="0.553085108736532" calcext:value-type="float">
            <text:p>0.5530851087</text:p>
          </table:table-cell>
          <table:table-cell office:value-type="float" office:value="0.540672055364818" calcext:value-type="float">
            <text:p>0.5406720554</text:p>
          </table:table-cell>
          <table:table-cell office:value-type="float" office:value="0.524725044076904" calcext:value-type="float">
            <text:p>0.52472504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53333001333532" calcext:value-type="float">
            <text:p>0.5533330013</text:p>
          </table:table-cell>
          <table:table-cell office:value-type="float" office:value="0.519256632205335" calcext:value-type="float">
            <text:p>0.5192566322</text:p>
          </table:table-cell>
          <table:table-cell office:value-type="float" office:value="0.517429616636397" calcext:value-type="float">
            <text:p>0.5174296166</text:p>
          </table:table-cell>
          <table:table-cell office:value-type="float" office:value="0.51981265951751" calcext:value-type="float">
            <text:p>0.5198126595</text:p>
          </table:table-cell>
          <table:table-cell office:value-type="float" office:value="0.513864052126369" calcext:value-type="float">
            <text:p>0.5138640521</text:p>
          </table:table-cell>
          <table:table-cell office:value-type="float" office:value="0.494584301894258" calcext:value-type="float">
            <text:p>0.49458430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661922885983783" calcext:value-type="float">
            <text:p>0.661922886</text:p>
          </table:table-cell>
          <table:table-cell office:value-type="float" office:value="0.629089079013588" calcext:value-type="float">
            <text:p>0.629089079</text:p>
          </table:table-cell>
          <table:table-cell office:value-type="float" office:value="0.627250260308858" calcext:value-type="float">
            <text:p>0.6272502603</text:p>
          </table:table-cell>
          <table:table-cell office:value-type="float" office:value="0.630310364823639" calcext:value-type="float">
            <text:p>0.6303103648</text:p>
          </table:table-cell>
          <table:table-cell office:value-type="float" office:value="0.626409421197695" calcext:value-type="float">
            <text:p>0.6264094212</text:p>
          </table:table-cell>
          <table:table-cell office:value-type="float" office:value="0.613647520864016" calcext:value-type="float">
            <text:p>0.61364752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2493338209938" calcext:value-type="float">
            <text:p>0.5224933382</text:p>
          </table:table-cell>
          <table:table-cell office:value-type="float" office:value="0.493043160998314" calcext:value-type="float">
            <text:p>0.493043161</text:p>
          </table:table-cell>
          <table:table-cell office:value-type="float" office:value="0.490609729772161" calcext:value-type="float">
            <text:p>0.4906097298</text:p>
          </table:table-cell>
          <table:table-cell office:value-type="float" office:value="0.496351814165881" calcext:value-type="float">
            <text:p>0.4963518142</text:p>
          </table:table-cell>
          <table:table-cell office:value-type="float" office:value="0.486345840527199" calcext:value-type="float">
            <text:p>0.4863458405</text:p>
          </table:table-cell>
          <table:table-cell office:value-type="float" office:value="0.468966164091261" calcext:value-type="float">
            <text:p>0.46896616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675091812486498" calcext:value-type="float">
            <text:p>0.6750918125</text:p>
          </table:table-cell>
          <table:table-cell office:value-type="float" office:value="0.636533185657634" calcext:value-type="float">
            <text:p>0.6365331857</text:p>
          </table:table-cell>
          <table:table-cell office:value-type="float" office:value="0.630087960279255" calcext:value-type="float">
            <text:p>0.6300879603</text:p>
          </table:table-cell>
          <table:table-cell office:value-type="float" office:value="0.642170020934743" calcext:value-type="float">
            <text:p>0.6421700209</text:p>
          </table:table-cell>
          <table:table-cell office:value-type="float" office:value="0.629203868345383" calcext:value-type="float">
            <text:p>0.6292038683</text:p>
          </table:table-cell>
          <table:table-cell office:value-type="float" office:value="0.611105000061111" calcext:value-type="float">
            <text:p>0.611105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682225966884751" calcext:value-type="float">
            <text:p>0.6822259669</text:p>
          </table:table-cell>
          <table:table-cell office:value-type="float" office:value="0.64397305616733" calcext:value-type="float">
            <text:p>0.6439730562</text:p>
          </table:table-cell>
          <table:table-cell office:value-type="float" office:value="0.645611135500865" calcext:value-type="float">
            <text:p>0.6456111355</text:p>
          </table:table-cell>
          <table:table-cell office:value-type="float" office:value="0.651380927566441" calcext:value-type="float">
            <text:p>0.6513809276</text:p>
          </table:table-cell>
          <table:table-cell office:value-type="float" office:value="0.634388956557044" calcext:value-type="float">
            <text:p>0.6343889566</text:p>
          </table:table-cell>
          <table:table-cell office:value-type="float" office:value="0.614960765503161" calcext:value-type="float">
            <text:p>0.61496076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4768004766515" calcext:value-type="float">
            <text:p>0.7447680048</text:p>
          </table:table-cell>
          <table:table-cell office:value-type="float" office:value="0.724280789176348" calcext:value-type="float">
            <text:p>0.7242807892</text:p>
          </table:table-cell>
          <table:table-cell office:value-type="float" office:value="0.727500236437577" calcext:value-type="float">
            <text:p>0.7275002364</text:p>
          </table:table-cell>
          <table:table-cell office:value-type="float" office:value="0.730924692828898" calcext:value-type="float">
            <text:p>0.7309246928</text:p>
          </table:table-cell>
          <table:table-cell office:value-type="float" office:value="0.723343002018127" calcext:value-type="float">
            <text:p>0.723343002</text:p>
          </table:table-cell>
          <table:table-cell office:value-type="float" office:value="0.708325659805352" calcext:value-type="float">
            <text:p>0.70832565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375650840372" calcext:value-type="float">
            <text:p>0.6183756508</text:p>
          </table:table-cell>
          <table:table-cell office:value-type="float" office:value="0.561397205364712" calcext:value-type="float">
            <text:p>0.5613972054</text:p>
          </table:table-cell>
          <table:table-cell office:value-type="float" office:value="0.57193187147547" calcext:value-type="float">
            <text:p>0.5719318715</text:p>
          </table:table-cell>
          <table:table-cell office:value-type="float" office:value="0.583597411161884" calcext:value-type="float">
            <text:p>0.5835974112</text:p>
          </table:table-cell>
          <table:table-cell office:value-type="float" office:value="0.550085263215798" calcext:value-type="float">
            <text:p>0.5500852632</text:p>
          </table:table-cell>
          <table:table-cell office:value-type="float" office:value="0.555305668004953" calcext:value-type="float">
            <text:p>0.55530566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59648011820892" calcext:value-type="float">
            <text:p>0.6596480118</text:p>
          </table:table-cell>
          <table:table-cell office:value-type="float" office:value="0.621299385534908" calcext:value-type="float">
            <text:p>0.6212993855</text:p>
          </table:table-cell>
          <table:table-cell office:value-type="float" office:value="0.616048051748036" calcext:value-type="float">
            <text:p>0.6160480517</text:p>
          </table:table-cell>
          <table:table-cell office:value-type="float" office:value="0.627848864221405" calcext:value-type="float">
            <text:p>0.6278488642</text:p>
          </table:table-cell>
          <table:table-cell office:value-type="float" office:value="0.616032871514024" calcext:value-type="float">
            <text:p>0.6160328715</text:p>
          </table:table-cell>
          <table:table-cell office:value-type="float" office:value="0.599053495477146" calcext:value-type="float">
            <text:p>0.59905349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61987186692143" calcext:value-type="float">
            <text:p>0.5619871867</text:p>
          </table:table-cell>
          <table:table-cell office:value-type="float" office:value="0.51763317407486" calcext:value-type="float">
            <text:p>0.5176331741</text:p>
          </table:table-cell>
          <table:table-cell office:value-type="float" office:value="0.509185710212229" calcext:value-type="float">
            <text:p>0.5091857102</text:p>
          </table:table-cell>
          <table:table-cell office:value-type="float" office:value="0.519154193987156" calcext:value-type="float">
            <text:p>0.519154194</text:p>
          </table:table-cell>
          <table:table-cell office:value-type="float" office:value="0.511647658956136" calcext:value-type="float">
            <text:p>0.511647659</text:p>
          </table:table-cell>
          <table:table-cell office:value-type="float" office:value="0.487044613286577" calcext:value-type="float">
            <text:p>0.4870446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8689323222429" calcext:value-type="float">
            <text:p>0.6486893232</text:p>
          </table:table-cell>
          <table:table-cell office:value-type="float" office:value="0.616785192221105" calcext:value-type="float">
            <text:p>0.6167851922</text:p>
          </table:table-cell>
          <table:table-cell office:value-type="float" office:value="0.622413095571531" calcext:value-type="float">
            <text:p>0.6224130956</text:p>
          </table:table-cell>
          <table:table-cell office:value-type="float" office:value="0.626083907765319" calcext:value-type="float">
            <text:p>0.6260839078</text:p>
          </table:table-cell>
          <table:table-cell office:value-type="float" office:value="0.614745280293111" calcext:value-type="float">
            <text:p>0.6147452803</text:p>
          </table:table-cell>
          <table:table-cell office:value-type="float" office:value="0.609069037975454" calcext:value-type="float">
            <text:p>0.60906903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537972810854139" calcext:value-type="float">
            <text:p>0.5379728109</text:p>
          </table:table-cell>
          <table:table-cell office:value-type="float" office:value="0.491337716065761" calcext:value-type="float">
            <text:p>0.4913377161</text:p>
          </table:table-cell>
          <table:table-cell office:value-type="float" office:value="0.488000078080013" calcext:value-type="float">
            <text:p>0.4880000781</text:p>
          </table:table-cell>
          <table:table-cell office:value-type="float" office:value="0.498127042320874" calcext:value-type="float">
            <text:p>0.4981270423</text:p>
          </table:table-cell>
          <table:table-cell office:value-type="float" office:value="0.484310753151652" calcext:value-type="float">
            <text:p>0.4843107532</text:p>
          </table:table-cell>
          <table:table-cell office:value-type="float" office:value="0.462376429899109" calcext:value-type="float">
            <text:p>0.462376429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591971680074825" calcext:value-type="float">
            <text:p>0.5919716801</text:p>
          </table:table-cell>
          <table:table-cell office:value-type="float" office:value="0.589386330952213" calcext:value-type="float">
            <text:p>0.589386331</text:p>
          </table:table-cell>
          <table:table-cell office:value-type="float" office:value="0.607319413572374" calcext:value-type="float">
            <text:p>0.6073194136</text:p>
          </table:table-cell>
          <table:table-cell office:value-type="float" office:value="0.601753509727345" calcext:value-type="float">
            <text:p>0.6017535097</text:p>
          </table:table-cell>
          <table:table-cell office:value-type="float" office:value="0.590026197163154" calcext:value-type="float">
            <text:p>0.5900261972</text:p>
          </table:table-cell>
          <table:table-cell office:value-type="float" office:value="0.572390186942635" calcext:value-type="float">
            <text:p>0.5723901869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56158955423739" calcext:value-type="float">
            <text:p>0.6561589554</text:p>
          </table:table-cell>
          <table:table-cell table:style-name="ce1" office:value-type="float" office:value="0.625311533486359" calcext:value-type="float">
            <text:p>0.6253115335</text:p>
          </table:table-cell>
          <table:table-cell table:style-name="ce1" office:value-type="float" office:value="0.617435317461137" calcext:value-type="float">
            <text:p>0.6174353175</text:p>
          </table:table-cell>
          <table:table-cell table:style-name="ce1" office:value-type="float" office:value="0.622359453036284" calcext:value-type="float">
            <text:p>0.622359453</text:p>
          </table:table-cell>
          <table:table-cell table:style-name="ce1" office:value-type="float" office:value="0.61778183919038" calcext:value-type="float">
            <text:p>0.6177818392</text:p>
          </table:table-cell>
          <table:table-cell table:style-name="ce1" office:value-type="float" office:value="0.60148882370544" calcext:value-type="float">
            <text:p>0.6014888237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183:.B195])" office:value-type="float" office:value="0.00664283333333333" calcext:value-type="float">
            <text:p>0.0066428333</text:p>
          </table:table-cell>
          <table:table-cell table:style-name="ce1" table:formula="of:=VAR([.C183:.C195])" office:value-type="float" office:value="0.00439617209550221" calcext:value-type="float">
            <text:p>0.0043961721</text:p>
          </table:table-cell>
          <table:table-cell table:style-name="ce1" table:formula="of:=VAR([.D183:.D195])" office:value-type="float" office:value="0.00482799059332727" calcext:value-type="float">
            <text:p>0.0048279906</text:p>
          </table:table-cell>
          <table:table-cell table:style-name="ce1" table:formula="of:=VAR([.E183:.E195])" office:value-type="float" office:value="0.00508706851576136" calcext:value-type="float">
            <text:p>0.0050870685</text:p>
          </table:table-cell>
          <table:table-cell table:style-name="ce1" table:formula="of:=VAR([.F183:.F195])" office:value-type="float" office:value="0.00494981885863691" calcext:value-type="float">
            <text:p>0.0049498189</text:p>
          </table:table-cell>
          <table:table-cell table:style-name="ce1" table:formula="of:=VAR([.G183:.G195])" office:value-type="float" office:value="0.00500616045101733" calcext:value-type="float">
            <text:p>0.0050061605</text:p>
          </table:table-cell>
          <table:table-cell table:style-name="ce1" table:formula="of:=VAR([.H183:.H195])" office:value-type="float" office:value="0.00526251535897488" calcext:value-type="float">
            <text:p>0.0052625154</text:p>
          </table:table-cell>
        </table:table-row>
        <table:table-row table:style-name="ro1" table:number-rows-repeated="3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786788251677826" calcext:value-type="float">
            <text:p>0.7867882517</text:p>
          </table:table-cell>
          <table:table-cell office:value-type="float" office:value="0.779477905698763" calcext:value-type="float">
            <text:p>0.7794779057</text:p>
          </table:table-cell>
          <table:table-cell office:value-type="float" office:value="0.77753846871574" calcext:value-type="float">
            <text:p>0.7775384687</text:p>
          </table:table-cell>
          <table:table-cell office:value-type="float" office:value="0.775332035944393" calcext:value-type="float">
            <text:p>0.7753320359</text:p>
          </table:table-cell>
          <table:table-cell office:value-type="float" office:value="0.777931635367884" calcext:value-type="float">
            <text:p>0.7779316354</text:p>
          </table:table-cell>
          <table:table-cell office:value-type="float" office:value="0.763737732462672" calcext:value-type="float">
            <text:p>0.76373773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60259704715131" calcext:value-type="float">
            <text:p>0.7602597047</text:p>
          </table:table-cell>
          <table:table-cell office:value-type="float" office:value="0.751455945895172" calcext:value-type="float">
            <text:p>0.7514559459</text:p>
          </table:table-cell>
          <table:table-cell office:value-type="float" office:value="0.748811262121382" calcext:value-type="float">
            <text:p>0.7488112621</text:p>
          </table:table-cell>
          <table:table-cell office:value-type="float" office:value="0.748362956033676" calcext:value-type="float">
            <text:p>0.748362956</text:p>
          </table:table-cell>
          <table:table-cell office:value-type="float" office:value="0.749142232144195" calcext:value-type="float">
            <text:p>0.7491422321</text:p>
          </table:table-cell>
          <table:table-cell office:value-type="float" office:value="0.732488042132712" calcext:value-type="float">
            <text:p>0.73248804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2852480037303" calcext:value-type="float">
            <text:p>0.58285248</text:p>
          </table:table-cell>
          <table:table-cell office:value-type="float" office:value="0.577503912589008" calcext:value-type="float">
            <text:p>0.5775039126</text:p>
          </table:table-cell>
          <table:table-cell office:value-type="float" office:value="0.576821023972682" calcext:value-type="float">
            <text:p>0.576821024</text:p>
          </table:table-cell>
          <table:table-cell office:value-type="float" office:value="0.575523006532186" calcext:value-type="float">
            <text:p>0.5755230065</text:p>
          </table:table-cell>
          <table:table-cell office:value-type="float" office:value="0.576046821085618" calcext:value-type="float">
            <text:p>0.5760468211</text:p>
          </table:table-cell>
          <table:table-cell office:value-type="float" office:value="0.554210056695689" calcext:value-type="float">
            <text:p>0.55421005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563723279516551" calcext:value-type="float">
            <text:p>0.5637232795</text:p>
          </table:table-cell>
          <table:table-cell office:value-type="float" office:value="0.556771172615767" calcext:value-type="float">
            <text:p>0.5567711726</text:p>
          </table:table-cell>
          <table:table-cell office:value-type="float" office:value="0.556802173755686" calcext:value-type="float">
            <text:p>0.5568021738</text:p>
          </table:table-cell>
          <table:table-cell office:value-type="float" office:value="0.555450637101881" calcext:value-type="float">
            <text:p>0.5554506371</text:p>
          </table:table-cell>
          <table:table-cell office:value-type="float" office:value="0.5556636012558" calcext:value-type="float">
            <text:p>0.5556636013</text:p>
          </table:table-cell>
          <table:table-cell office:value-type="float" office:value="0.534230841146459" calcext:value-type="float">
            <text:p>0.5342308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29754647589299" calcext:value-type="float">
            <text:p>0.6297546476</text:p>
          </table:table-cell>
          <table:table-cell office:value-type="float" office:value="0.643277110913839" calcext:value-type="float">
            <text:p>0.6432771109</text:p>
          </table:table-cell>
          <table:table-cell office:value-type="float" office:value="0.639304436772791" calcext:value-type="float">
            <text:p>0.6393044368</text:p>
          </table:table-cell>
          <table:table-cell office:value-type="float" office:value="0.651414873104383" calcext:value-type="float">
            <text:p>0.6514148731</text:p>
          </table:table-cell>
          <table:table-cell office:value-type="float" office:value="0.643409555918725" calcext:value-type="float">
            <text:p>0.6434095559</text:p>
          </table:table-cell>
          <table:table-cell office:value-type="float" office:value="0.62058993279011" calcext:value-type="float">
            <text:p>0.62058993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760681875232959" calcext:value-type="float">
            <text:p>0.7606818752</text:p>
          </table:table-cell>
          <table:table-cell office:value-type="float" office:value="0.75472267715228" calcext:value-type="float">
            <text:p>0.7547226772</text:p>
          </table:table-cell>
          <table:table-cell office:value-type="float" office:value="0.751450299077219" calcext:value-type="float">
            <text:p>0.7514502991</text:p>
          </table:table-cell>
          <table:table-cell office:value-type="float" office:value="0.749220810357229" calcext:value-type="float">
            <text:p>0.7492208104</text:p>
          </table:table-cell>
          <table:table-cell office:value-type="float" office:value="0.752366191672811" calcext:value-type="float">
            <text:p>0.7523661917</text:p>
          </table:table-cell>
          <table:table-cell office:value-type="float" office:value="0.733390537795281" calcext:value-type="float">
            <text:p>0.73339053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35106126233694" calcext:value-type="float">
            <text:p>0.6351061262</text:p>
          </table:table-cell>
          <table:table-cell office:value-type="float" office:value="0.624691558542969" calcext:value-type="float">
            <text:p>0.6246915585</text:p>
          </table:table-cell>
          <table:table-cell office:value-type="float" office:value="0.623064605568951" calcext:value-type="float">
            <text:p>0.6230646056</text:p>
          </table:table-cell>
          <table:table-cell office:value-type="float" office:value="0.619763002627795" calcext:value-type="float">
            <text:p>0.6197630026</text:p>
          </table:table-cell>
          <table:table-cell office:value-type="float" office:value="0.622684392415704" calcext:value-type="float">
            <text:p>0.6226843924</text:p>
          </table:table-cell>
          <table:table-cell office:value-type="float" office:value="0.599218618920927" calcext:value-type="float">
            <text:p>0.599218618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71598417815579" calcext:value-type="float">
            <text:p>0.5715984178</text:p>
          </table:table-cell>
          <table:table-cell office:value-type="float" office:value="0.564181260155263" calcext:value-type="float">
            <text:p>0.5641812602</text:p>
          </table:table-cell>
          <table:table-cell office:value-type="float" office:value="0.564445573335591" calcext:value-type="float">
            <text:p>0.5644455733</text:p>
          </table:table-cell>
          <table:table-cell office:value-type="float" office:value="0.564171711302052" calcext:value-type="float">
            <text:p>0.5641717113</text:p>
          </table:table-cell>
          <table:table-cell office:value-type="float" office:value="0.562847558367292" calcext:value-type="float">
            <text:p>0.5628475584</text:p>
          </table:table-cell>
          <table:table-cell office:value-type="float" office:value="0.539642109353077" calcext:value-type="float">
            <text:p>0.539642109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58303650189265" calcext:value-type="float">
            <text:p>0.5583036502</text:p>
          </table:table-cell>
          <table:table-cell office:value-type="float" office:value="0.553256467568106" calcext:value-type="float">
            <text:p>0.5532564676</text:p>
          </table:table-cell>
          <table:table-cell office:value-type="float" office:value="0.553602568715919" calcext:value-type="float">
            <text:p>0.5536025687</text:p>
          </table:table-cell>
          <table:table-cell office:value-type="float" office:value="0.553118760128987" calcext:value-type="float">
            <text:p>0.5531187601</text:p>
          </table:table-cell>
          <table:table-cell office:value-type="float" office:value="0.552248202432101" calcext:value-type="float">
            <text:p>0.5522482024</text:p>
          </table:table-cell>
          <table:table-cell office:value-type="float" office:value="0.527098114042948" calcext:value-type="float">
            <text:p>0.5270981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333849687516692" calcext:value-type="float">
            <text:p>0.3338496875</text:p>
          </table:table-cell>
          <table:table-cell office:value-type="float" office:value="0.327168390298803" calcext:value-type="float">
            <text:p>0.3271683903</text:p>
          </table:table-cell>
          <table:table-cell office:value-type="float" office:value="0.328184124421165" calcext:value-type="float">
            <text:p>0.3281841244</text:p>
          </table:table-cell>
          <table:table-cell office:value-type="float" office:value="0.330143050983991" calcext:value-type="float">
            <text:p>0.330143051</text:p>
          </table:table-cell>
          <table:table-cell office:value-type="float" office:value="0.326183393351078" calcext:value-type="float">
            <text:p>0.3261833934</text:p>
          </table:table-cell>
          <table:table-cell office:value-type="float" office:value="0.306822819026697" calcext:value-type="float">
            <text:p>0.3068228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06586314199579" calcext:value-type="float">
            <text:p>0.6065863142</text:p>
          </table:table-cell>
          <table:table-cell office:value-type="float" office:value="0.601662996522388" calcext:value-type="float">
            <text:p>0.6016629965</text:p>
          </table:table-cell>
          <table:table-cell office:value-type="float" office:value="0.601735404907754" calcext:value-type="float">
            <text:p>0.6017354049</text:p>
          </table:table-cell>
          <table:table-cell office:value-type="float" office:value="0.601427789572445" calcext:value-type="float">
            <text:p>0.6014277896</text:p>
          </table:table-cell>
          <table:table-cell office:value-type="float" office:value="0.600247301888378" calcext:value-type="float">
            <text:p>0.6002473019</text:p>
          </table:table-cell>
          <table:table-cell office:value-type="float" office:value="0.577407210661247" calcext:value-type="float">
            <text:p>0.57740721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658154534684744" calcext:value-type="float">
            <text:p>0.6581545347</text:p>
          </table:table-cell>
          <table:table-cell office:value-type="float" office:value="0.651945732037265" calcext:value-type="float">
            <text:p>0.651945732</text:p>
          </table:table-cell>
          <table:table-cell office:value-type="float" office:value="0.649920384752868" calcext:value-type="float">
            <text:p>0.6499203848</text:p>
          </table:table-cell>
          <table:table-cell office:value-type="float" office:value="0.648878737541528" calcext:value-type="float">
            <text:p>0.6488787375</text:p>
          </table:table-cell>
          <table:table-cell office:value-type="float" office:value="0.649245252394092" calcext:value-type="float">
            <text:p>0.6492452524</text:p>
          </table:table-cell>
          <table:table-cell office:value-type="float" office:value="0.620597635523009" calcext:value-type="float">
            <text:p>0.620597635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219234456626" calcext:value-type="float">
            <text:p>0.6521923446</text:p>
          </table:table-cell>
          <table:table-cell office:value-type="float" office:value="0.6509823323395" calcext:value-type="float">
            <text:p>0.6509823323</text:p>
          </table:table-cell>
          <table:table-cell office:value-type="float" office:value="0.649472952698885" calcext:value-type="float">
            <text:p>0.6494729527</text:p>
          </table:table-cell>
          <table:table-cell office:value-type="float" office:value="0.649198888571503" calcext:value-type="float">
            <text:p>0.6491988886</text:p>
          </table:table-cell>
          <table:table-cell office:value-type="float" office:value="0.650178148812775" calcext:value-type="float">
            <text:p>0.6501781488</text:p>
          </table:table-cell>
          <table:table-cell office:value-type="float" office:value="0.630886963982663" calcext:value-type="float">
            <text:p>0.6308869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3404628723778" calcext:value-type="float">
            <text:p>0.3734046287</text:p>
          </table:table-cell>
          <table:table-cell office:value-type="float" office:value="0.36930485746679" calcext:value-type="float">
            <text:p>0.3693048575</text:p>
          </table:table-cell>
          <table:table-cell office:value-type="float" office:value="0.364415550340364" calcext:value-type="float">
            <text:p>0.3644155503</text:p>
          </table:table-cell>
          <table:table-cell office:value-type="float" office:value="0.364438127516901" calcext:value-type="float">
            <text:p>0.3644381275</text:p>
          </table:table-cell>
          <table:table-cell office:value-type="float" office:value="0.367622730848694" calcext:value-type="float">
            <text:p>0.3676227308</text:p>
          </table:table-cell>
          <table:table-cell office:value-type="float" office:value="0.333971218360402" calcext:value-type="float">
            <text:p>0.3339712184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9540365812736" calcext:value-type="float">
            <text:p>0.6954036581</text:p>
          </table:table-cell>
          <table:table-cell table:style-name="ce1" office:value-type="float" office:value="0.709605239021846" calcext:value-type="float">
            <text:p>0.709605239</text:p>
          </table:table-cell>
          <table:table-cell table:style-name="ce1" office:value-type="float" office:value="0.704784090220098" calcext:value-type="float">
            <text:p>0.7047840902</text:p>
          </table:table-cell>
          <table:table-cell table:style-name="ce1" office:value-type="float" office:value="0.717467371522223" calcext:value-type="float">
            <text:p>0.7174673715</text:p>
          </table:table-cell>
          <table:table-cell table:style-name="ce1" office:value-type="float" office:value="0.710050726849982" calcext:value-type="float">
            <text:p>0.7100507268</text:p>
          </table:table-cell>
          <table:table-cell table:style-name="ce1" office:value-type="float" office:value="0.707889194623247" calcext:value-type="float">
            <text:p>0.7078891946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03:.B216])" office:value-type="float" office:value="0.00902272527472527" calcext:value-type="float">
            <text:p>0.0090227253</text:p>
          </table:table-cell>
          <table:table-cell table:style-name="ce1" table:formula="of:=VAR([.C203:.C216])" office:value-type="float" office:value="0.016970172783482" calcext:value-type="float">
            <text:p>0.0169701728</text:p>
          </table:table-cell>
          <table:table-cell table:style-name="ce1" table:formula="of:=VAR([.D203:.D216])" office:value-type="float" office:value="0.0169515682202033" calcext:value-type="float">
            <text:p>0.0169515682</text:p>
          </table:table-cell>
          <table:table-cell table:style-name="ce1" table:formula="of:=VAR([.E203:.E216])" office:value-type="float" office:value="0.0168315784996874" calcext:value-type="float">
            <text:p>0.0168315785</text:p>
          </table:table-cell>
          <table:table-cell table:style-name="ce1" table:formula="of:=VAR([.F203:.F216])" office:value-type="float" office:value="0.0167099872833328" calcext:value-type="float">
            <text:p>0.0167099873</text:p>
          </table:table-cell>
          <table:table-cell table:style-name="ce1" table:formula="of:=VAR([.G203:.G216])" office:value-type="float" office:value="0.0168939132743009" calcext:value-type="float">
            <text:p>0.0168939133</text:p>
          </table:table-cell>
          <table:table-cell table:style-name="ce1" table:formula="of:=VAR([.H203:.H216])" office:value-type="float" office:value="0.0176150841851895" calcext:value-type="float">
            <text:p>0.0176150842</text:p>
          </table:table-cell>
        </table:table-row>
      </table:table>
      <table:table table:name="%rgb Paper" table:style-name="ta1">
        <table:shapes>
          <draw:frame draw:z-index="0" draw:style-name="gr1" draw:text-style-name="P1" svg:width="5.9831in" svg:height="3.3654in" svg:x="8.0004in" svg:y="0.0004in">
            <draw:object draw:notify-on-update-of-ranges="'%rgb Paper'.B2:'%rgb Paper'.B2 '%rgb Paper'.B3:'%rgb Paper'.B14 '%rgb Paper'.C2:'%rgb Paper'.C2 '%rgb Paper'.C3:'%rgb Paper'.C1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5.9622in" svg:height="3.3535in" svg:x="8.0004in" svg:y="3.5559in">
            <draw:object draw:notify-on-update-of-ranges="'%rgb Paper'.B22:'%rgb Paper'.B22 '%rgb Paper'.B23:'%rgb Paper'.B33 '%rgb Paper'.C22:'%rgb Paper'.C22 '%rgb Paper'.C23:'%rgb Paper'.C3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5.9622in" svg:height="3.3535in" svg:x="8.0004in" svg:y="7.1114in">
            <draw:object draw:notify-on-update-of-ranges="'%rgb Paper'.B42:'%rgb Paper'.B42 '%rgb Paper'.B43:'%rgb Paper'.B50 '%rgb Paper'.C42:'%rgb Paper'.C42 '%rgb Paper'.C43:'%rgb Paper'.C5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9839in" svg:height="3.3657in" svg:x="8.0004in" svg:y="10.6669in">
            <draw:object draw:notify-on-update-of-ranges="'%rgb Paper'.B62:'%rgb Paper'.B62 '%rgb Paper'.B63:'%rgb Paper'.B69 '%rgb Paper'.C62:'%rgb Paper'.C62 '%rgb Paper'.C63:'%rgb Paper'.C6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9209in" svg:height="3.3303in" svg:x="8.0004in" svg:y="14.2224in">
            <draw:object draw:notify-on-update-of-ranges="'%rgb Paper'.B82:'%rgb Paper'.B82 '%rgb Paper'.B83:'%rgb Paper'.B104 '%rgb Paper'.C82:'%rgb Paper'.C82 '%rgb Paper'.C83:'%rgb Paper'.C10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5.9417in" svg:height="3.3421in" svg:x="8.0004in" svg:y="21.3335in">
            <draw:object draw:notify-on-update-of-ranges="'%rgb Paper'.B122:'%rgb Paper'.B122 '%rgb Paper'.B123:'%rgb Paper'.B160 '%rgb Paper'.C122:'%rgb Paper'.C122 '%rgb Paper'.C123:'%rgb Paper'.C16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5.9417in" svg:height="3.3421in" svg:x="8.0004in" svg:y="32.0004in">
            <draw:object draw:notify-on-update-of-ranges="'%rgb Paper'.B182:'%rgb Paper'.B182 '%rgb Paper'.B183:'%rgb Paper'.B195 '%rgb Paper'.C182:'%rgb Paper'.C182 '%rgb Paper'.C183:'%rgb Paper'.C19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5.6256in" svg:height="3.1642in" svg:x="8.0004in" svg:y="35.5559in">
            <draw:object draw:notify-on-update-of-ranges="'%rgb Paper'.B202:'%rgb Paper'.B202 '%rgb Paper'.B203:'%rgb Paper'.B216 '%rgb Paper'.C202:'%rgb Paper'.C202 '%rgb Paper'.C203:'%rgb Paper'.C216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8" draw:style-name="gr1" draw:text-style-name="P1" svg:width="5.9622in" svg:height="3.3535in" svg:x="14.2228in" svg:y="0.0004in">
            <draw:object draw:notify-on-update-of-ranges="'%rgb Paper'.B2:'%rgb Paper'.B2 '%rgb Paper'.B3:'%rgb Paper'.B14 '%rgb Paper'.C2:'%rgb Paper'.C2 '%rgb Paper'.C3:'%rgb Paper'.C14 '%rgb Paper'.D2:'%rgb Paper'.D2 '%rgb Paper'.D3:'%rgb Paper'.D14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9" draw:style-name="gr1" draw:text-style-name="P1" svg:width="5.963in" svg:height="3.3539in" svg:x="14.2228in" svg:y="3.5559in">
            <draw:object draw:notify-on-update-of-ranges="'%rgb Paper'.B22:'%rgb Paper'.B22 '%rgb Paper'.B23:'%rgb Paper'.B33 '%rgb Paper'.C22:'%rgb Paper'.C22 '%rgb Paper'.C23:'%rgb Paper'.C33 '%rgb Paper'.D22:'%rgb Paper'.D22 '%rgb Paper'.D23:'%rgb Paper'.D33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0" draw:style-name="gr1" draw:text-style-name="P1" svg:width="5.6256in" svg:height="3.1642in" svg:x="14.2224in" svg:y="35.5559in">
            <draw:object draw:notify-on-update-of-ranges="'%rgb Paper'.B202:'%rgb Paper'.B202 '%rgb Paper'.B203:'%rgb Paper'.B216 '%rgb Paper'.C202:'%rgb Paper'.C202 '%rgb Paper'.C203:'%rgb Paper'.C216 '%rgb Paper'.D202:'%rgb Paper'.D202 '%rgb Paper'.D203:'%rgb Paper'.D21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office:value-type="float" office:value="0.482914" calcext:value-type="float">
            <text:p>0.482914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47656" calcext:value-type="float">
            <text:p>0.47656</text:p>
          </table:table-cell>
          <table:table-cell office:value-type="float" office:value="0.454301" calcext:value-type="float">
            <text:p>0.454301</text:p>
          </table:table-cell>
          <table:table-cell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office:value-type="float" office:value="0.48609" calcext:value-type="float">
            <text:p>0.48609</text:p>
          </table:table-cell>
          <table:table-cell office:value-type="float" office:value="0.475209" calcext:value-type="float">
            <text:p>0.475209</text:p>
          </table:table-cell>
          <table:table-cell office:value-type="float" office:value="0.466527" calcext:value-type="float">
            <text:p>0.466527</text:p>
          </table:table-cell>
          <table:table-cell office:value-type="float" office:value="0.469421" calcext:value-type="float">
            <text:p>0.469421</text:p>
          </table:table-cell>
          <table:table-cell office:value-type="float" office:value="0.487389" calcext:value-type="float">
            <text:p>0.487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57641" calcext:value-type="float">
            <text:p>0.57641</text:p>
          </table:table-cell>
          <table:table-cell office:value-type="float" office:value="0.617431" calcext:value-type="float">
            <text:p>0.617431</text:p>
          </table:table-cell>
          <table:table-cell office:value-type="float" office:value="0.622681" calcext:value-type="float">
            <text:p>0.622681</text:p>
          </table:table-cell>
          <table:table-cell office:value-type="float" office:value="0.609103" calcext:value-type="float">
            <text:p>0.609103</text:p>
          </table:table-cell>
          <table:table-cell office:value-type="float" office:value="0.582199" calcext:value-type="float">
            <text:p>0.5821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0.612134" calcext:value-type="float">
            <text:p>0.612134</text:p>
          </table:table-cell>
          <table:table-cell office:value-type="float" office:value="0.631486" calcext:value-type="float">
            <text:p>0.631486</text:p>
          </table:table-cell>
          <table:table-cell office:value-type="float" office:value="0.619865" calcext:value-type="float">
            <text:p>0.619865</text:p>
          </table:table-cell>
          <table:table-cell office:value-type="float" office:value="0.62616" calcext:value-type="float">
            <text:p>0.62616</text:p>
          </table:table-cell>
          <table:table-cell office:value-type="float" office:value="0.611739" calcext:value-type="float">
            <text:p>0.611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office:value-type="float" office:value="0.428838" calcext:value-type="float">
            <text:p>0.428838</text:p>
          </table:table-cell>
          <table:table-cell office:value-type="float" office:value="0.442076" calcext:value-type="float">
            <text:p>0.442076</text:p>
          </table:table-cell>
          <table:table-cell office:value-type="float" office:value="0.445247" calcext:value-type="float">
            <text:p>0.445247</text:p>
          </table:table-cell>
          <table:table-cell office:value-type="float" office:value="0.439881" calcext:value-type="float">
            <text:p>0.439881</text:p>
          </table:table-cell>
          <table:table-cell office:value-type="float" office:value="0.429275" calcext:value-type="float">
            <text:p>0.4292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office:value-type="float" office:value="0.477126" calcext:value-type="float">
            <text:p>0.477126</text:p>
          </table:table-cell>
          <table:table-cell office:value-type="float" office:value="0.479655" calcext:value-type="float">
            <text:p>0.479655</text:p>
          </table:table-cell>
          <table:table-cell office:value-type="float" office:value="0.480533" calcext:value-type="float">
            <text:p>0.480533</text:p>
          </table:table-cell>
          <table:table-cell office:value-type="float" office:value="0.476348" calcext:value-type="float">
            <text:p>0.476348</text:p>
          </table:table-cell>
          <table:table-cell office:value-type="float" office:value="0.478857" calcext:value-type="float">
            <text:p>0.4788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49584" calcext:value-type="float">
            <text:p>0.49584</text:p>
          </table:table-cell>
          <table:table-cell office:value-type="float" office:value="0.496114" calcext:value-type="float">
            <text:p>0.496114</text:p>
          </table:table-cell>
          <table:table-cell office:value-type="float" office:value="0.495127" calcext:value-type="float">
            <text:p>0.495127</text:p>
          </table:table-cell>
          <table:table-cell office:value-type="float" office:value="0.503259" calcext:value-type="float">
            <text:p>0.5032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0.494187" calcext:value-type="float">
            <text:p>0.494187</text:p>
          </table:table-cell>
          <table:table-cell office:value-type="float" office:value="0.505873" calcext:value-type="float">
            <text:p>0.505873</text:p>
          </table:table-cell>
          <table:table-cell office:value-type="float" office:value="0.506665" calcext:value-type="float">
            <text:p>0.506665</text:p>
          </table:table-cell>
          <table:table-cell office:value-type="float" office:value="0.506609" calcext:value-type="float">
            <text:p>0.506609</text:p>
          </table:table-cell>
          <table:table-cell office:value-type="float" office:value="0.492406" calcext:value-type="float">
            <text:p>0.492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office:value-type="float" office:value="0.307926" calcext:value-type="float">
            <text:p>0.307926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315008" calcext:value-type="float">
            <text:p>0.315008</text:p>
          </table:table-cell>
          <table:table-cell office:value-type="float" office:value="0.313364" calcext:value-type="float">
            <text:p>0.313364</text:p>
          </table:table-cell>
          <table:table-cell office:value-type="float" office:value="0.300368" calcext:value-type="float">
            <text:p>0.3003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office:value-type="float" office:value="0.362314" calcext:value-type="float">
            <text:p>0.362314</text:p>
          </table:table-cell>
          <table:table-cell office:value-type="float" office:value="0.369435" calcext:value-type="float">
            <text:p>0.369435</text:p>
          </table:table-cell>
          <table:table-cell office:value-type="float" office:value="0.380708" calcext:value-type="float">
            <text:p>0.380708</text:p>
          </table:table-cell>
          <table:table-cell office:value-type="float" office:value="0.358477" calcext:value-type="float">
            <text:p>0.358477</text:p>
          </table:table-cell>
          <table:table-cell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office:value-type="float" office:value="0.50819" calcext:value-type="float">
            <text:p>0.50819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539585" calcext:value-type="float">
            <text:p>0.539585</text:p>
          </table:table-cell>
          <table:table-cell office:value-type="float" office:value="0.529802" calcext:value-type="float">
            <text:p>0.529802</text:p>
          </table:table-cell>
          <table:table-cell office:value-type="float" office:value="0.507774" calcext:value-type="float">
            <text:p>0.507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office:value-type="float" office:value="0.452567" calcext:value-type="float">
            <text:p>0.452567</text:p>
          </table:table-cell>
          <table:table-cell office:value-type="float" office:value="0.448167" calcext:value-type="float">
            <text:p>0.448167</text:p>
          </table:table-cell>
          <table:table-cell office:value-type="float" office:value="0.45517" calcext:value-type="float">
            <text:p>0.45517</text:p>
          </table:table-cell>
          <table:table-cell office:value-type="float" office:value="0.44949" calcext:value-type="float">
            <text:p>0.44949</text:p>
          </table:table-cell>
          <table:table-cell office:value-type="float" office:value="0.445528" calcext:value-type="float">
            <text:p>0.44552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183770557845705" calcext:value-type="float">
            <text:p>0.1837705578</text:p>
          </table:table-cell>
          <table:table-cell table:style-name="ce1" office:value-type="float" office:value="0.31951097065926" calcext:value-type="float">
            <text:p>0.3195109707</text:p>
          </table:table-cell>
          <table:table-cell table:style-name="ce1" office:value-type="float" office:value="0.24093485867693" calcext:value-type="float">
            <text:p>0.2409348587</text:p>
          </table:table-cell>
          <table:table-cell table:style-name="ce1" office:value-type="float" office:value="0.222123360937788" calcext:value-type="float">
            <text:p>0.2221233609</text:p>
          </table:table-cell>
          <table:table-cell table:style-name="ce1" office:value-type="float" office:value="0.23915228001229" calcext:value-type="float">
            <text:p>0.23915228</text:p>
          </table:table-cell>
          <table:table-cell table:style-name="ce1" office:value-type="float" office:value="0.313683891025471" calcext:value-type="float">
            <text:p>0.313683891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3:.B14])" office:value-type="float" office:value="0.000762628787878788" calcext:value-type="float">
            <text:p>0.0007626288</text:p>
          </table:table-cell>
          <table:table-cell table:style-name="ce1" table:formula="of:=VAR([.C3:.C14])" office:value-type="float" office:value="0.00904689851038637" calcext:value-type="float">
            <text:p>0.0090468985</text:p>
          </table:table-cell>
          <table:table-cell table:style-name="ce1" table:formula="of:=VAR([.D3:.D14])" office:value-type="float" office:value="0.006802643798" calcext:value-type="float">
            <text:p>0.0068026438</text:p>
          </table:table-cell>
          <table:table-cell table:style-name="ce1" table:formula="of:=VAR([.E3:.E14])" office:value-type="float" office:value="0.00826260289224242" calcext:value-type="float">
            <text:p>0.0082626029</text:p>
          </table:table-cell>
          <table:table-cell table:style-name="ce1" table:formula="of:=VAR([.F3:.F14])" office:value-type="float" office:value="0.00757946455662878" calcext:value-type="float">
            <text:p>0.0075794646</text:p>
          </table:table-cell>
          <table:table-cell table:style-name="ce1" table:formula="of:=VAR([.G3:.G14])" office:value-type="float" office:value="0.00792945676493182" calcext:value-type="float">
            <text:p>0.0079294568</text:p>
          </table:table-cell>
          <table:table-cell table:style-name="ce1" table:formula="of:=VAR([.H3:.H14])" office:value-type="float" office:value="0.00701708584124242" calcext:value-type="float">
            <text:p>0.0070170858</text:p>
          </table:table-cell>
        </table:table-row>
        <table:table-row table:style-name="ro1" table:number-rows-repeated="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office:value-type="float" office:value="0.619505" calcext:value-type="float">
            <text:p>0.619505</text:p>
          </table:table-cell>
          <table:table-cell office:value-type="float" office:value="0.624856" calcext:value-type="float">
            <text:p>0.624856</text:p>
          </table:table-cell>
          <table:table-cell office:value-type="float" office:value="0.638791" calcext:value-type="float">
            <text:p>0.638791</text:p>
          </table:table-cell>
          <table:table-cell office:value-type="float" office:value="0.595643" calcext:value-type="float">
            <text:p>0.595643</text:p>
          </table:table-cell>
          <table:table-cell office:value-type="float" office:value="0.631965" calcext:value-type="float">
            <text:p>0.631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office:value-type="float" office:value="0.550669" calcext:value-type="float">
            <text:p>0.550669</text:p>
          </table:table-cell>
          <table:table-cell office:value-type="float" office:value="0.568153" calcext:value-type="float">
            <text:p>0.568153</text:p>
          </table:table-cell>
          <table:table-cell office:value-type="float" office:value="0.532392" calcext:value-type="float">
            <text:p>0.532392</text:p>
          </table:table-cell>
          <table:table-cell office:value-type="float" office:value="0.524865" calcext:value-type="float">
            <text:p>0.524865</text:p>
          </table:table-cell>
          <table:table-cell office:value-type="float" office:value="0.562467" calcext:value-type="float">
            <text:p>0.562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office:value-type="float" office:value="0.544142" calcext:value-type="float">
            <text:p>0.544142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500446" calcext:value-type="float">
            <text:p>0.500446</text:p>
          </table:table-cell>
          <table:table-cell office:value-type="float" office:value="0.513543" calcext:value-type="float">
            <text:p>0.513543</text:p>
          </table:table-cell>
          <table:table-cell office:value-type="float" office:value="0.562565" calcext:value-type="float">
            <text:p>0.562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office:value-type="float" office:value="0.371606" calcext:value-type="float">
            <text:p>0.371606</text:p>
          </table:table-cell>
          <table:table-cell office:value-type="float" office:value="0.364018" calcext:value-type="float">
            <text:p>0.364018</text:p>
          </table:table-cell>
          <table:table-cell office:value-type="float" office:value="0.367567" calcext:value-type="float">
            <text:p>0.367567</text:p>
          </table:table-cell>
          <table:table-cell office:value-type="float" office:value="0.364082" calcext:value-type="float">
            <text:p>0.364082</text:p>
          </table:table-cell>
          <table:table-cell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office:value-type="float" office:value="0.330985" calcext:value-type="float">
            <text:p>0.330985</text:p>
          </table:table-cell>
          <table:table-cell office:value-type="float" office:value="0.329636" calcext:value-type="float">
            <text:p>0.329636</text:p>
          </table:table-cell>
          <table:table-cell office:value-type="float" office:value="0.328373" calcext:value-type="float">
            <text:p>0.328373</text:p>
          </table:table-cell>
          <table:table-cell office:value-type="float" office:value="0.332893" calcext:value-type="float">
            <text:p>0.332893</text:p>
          </table:table-cell>
          <table:table-cell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office:value-type="float" office:value="0.364224" calcext:value-type="float">
            <text:p>0.364224</text:p>
          </table:table-cell>
          <table:table-cell office:value-type="float" office:value="0.363855" calcext:value-type="float">
            <text:p>0.363855</text:p>
          </table:table-cell>
          <table:table-cell office:value-type="float" office:value="0.364674" calcext:value-type="float">
            <text:p>0.364674</text:p>
          </table:table-cell>
          <table:table-cell office:value-type="float" office:value="0.365833" calcext:value-type="float">
            <text:p>0.365833</text:p>
          </table:table-cell>
          <table:table-cell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0.369763" calcext:value-type="float">
            <text:p>0.369763</text:p>
          </table:table-cell>
          <table:table-cell office:value-type="float" office:value="0.377608" calcext:value-type="float">
            <text:p>0.377608</text:p>
          </table:table-cell>
          <table:table-cell office:value-type="float" office:value="0.385827" calcext:value-type="float">
            <text:p>0.385827</text:p>
          </table:table-cell>
          <table:table-cell office:value-type="float" office:value="0.376715" calcext:value-type="float">
            <text:p>0.376715</text:p>
          </table:table-cell>
          <table:table-cell office:value-type="float" office:value="0.366912" calcext:value-type="float">
            <text:p>0.366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office:value-type="float" office:value="0.390556" calcext:value-type="float">
            <text:p>0.390556</text:p>
          </table:table-cell>
          <table:table-cell office:value-type="float" office:value="0.391989" calcext:value-type="float">
            <text:p>0.391989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393693" calcext:value-type="float">
            <text:p>0.393693</text:p>
          </table:table-cell>
          <table:table-cell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328279" calcext:value-type="float">
            <text:p>0.328279</text:p>
          </table:table-cell>
          <table:table-cell office:value-type="float" office:value="0.32931" calcext:value-type="float">
            <text:p>0.32931</text:p>
          </table:table-cell>
          <table:table-cell office:value-type="float" office:value="0.326022" calcext:value-type="float">
            <text:p>0.326022</text:p>
          </table:table-cell>
          <table:table-cell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office:value-type="float" office:value="0.612755" calcext:value-type="float">
            <text:p>0.612755</text:p>
          </table:table-cell>
          <table:table-cell office:value-type="float" office:value="0.589916" calcext:value-type="float">
            <text:p>0.589916</text:p>
          </table:table-cell>
          <table:table-cell office:value-type="float" office:value="0.583105" calcext:value-type="float">
            <text:p>0.583105</text:p>
          </table:table-cell>
          <table:table-cell office:value-type="float" office:value="0.587493" calcext:value-type="float">
            <text:p>0.587493</text:p>
          </table:table-cell>
          <table:table-cell office:value-type="float" office:value="0.612201" calcext:value-type="float">
            <text:p>0.6122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office:value-type="float" office:value="0.527381" calcext:value-type="float">
            <text:p>0.527381</text:p>
          </table:table-cell>
          <table:table-cell office:value-type="float" office:value="0.495838" calcext:value-type="float">
            <text:p>0.495838</text:p>
          </table:table-cell>
          <table:table-cell office:value-type="float" office:value="0.499513" calcext:value-type="float">
            <text:p>0.499513</text:p>
          </table:table-cell>
          <table:table-cell office:value-type="float" office:value="0.487081" calcext:value-type="float">
            <text:p>0.487081</text:p>
          </table:table-cell>
          <table:table-cell office:value-type="float" office:value="0.53512" calcext:value-type="float">
            <text:p>0.53512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74308749786731" calcext:value-type="float">
            <text:p>0.7430874979</text:p>
          </table:table-cell>
          <table:table-cell table:style-name="ce1" office:value-type="float" office:value="0.741079930027511" calcext:value-type="float">
            <text:p>0.74107993</text:p>
          </table:table-cell>
          <table:table-cell table:style-name="ce1" office:value-type="float" office:value="0.745714797127639" calcext:value-type="float">
            <text:p>0.7457147971</text:p>
          </table:table-cell>
          <table:table-cell table:style-name="ce1" office:value-type="float" office:value="0.717116618517751" calcext:value-type="float">
            <text:p>0.7171166185</text:p>
          </table:table-cell>
          <table:table-cell table:style-name="ce1" office:value-type="float" office:value="0.747727640913276" calcext:value-type="float">
            <text:p>0.7477276409</text:p>
          </table:table-cell>
          <table:table-cell table:style-name="ce1" office:value-type="float" office:value="0.732191768316279" calcext:value-type="float">
            <text:p>0.7321917683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23:.B33])" office:value-type="float" office:value="0.0122116181818182" calcext:value-type="float">
            <text:p>0.0122116182</text:p>
          </table:table-cell>
          <table:table-cell table:style-name="ce1" table:formula="of:=VAR([.C23:.C33])" office:value-type="float" office:value="0.0107841926944182" calcext:value-type="float">
            <text:p>0.0107841927</text:p>
          </table:table-cell>
          <table:table-cell table:style-name="ce1" table:formula="of:=VAR([.D23:.D33])" office:value-type="float" office:value="0.0132048914612909" calcext:value-type="float">
            <text:p>0.0132048915</text:p>
          </table:table-cell>
          <table:table-cell table:style-name="ce1" table:formula="of:=VAR([.E23:.E33])" office:value-type="float" office:value="0.0126597729572182" calcext:value-type="float">
            <text:p>0.012659773</text:p>
          </table:table-cell>
          <table:table-cell table:style-name="ce1" table:formula="of:=VAR([.F23:.F33])" office:value-type="float" office:value="0.0115019866097636" calcext:value-type="float">
            <text:p>0.0115019866</text:p>
          </table:table-cell>
          <table:table-cell table:style-name="ce1" table:formula="of:=VAR([.G23:.G33])" office:value-type="float" office:value="0.0102612123174" calcext:value-type="float">
            <text:p>0.0102612123</text:p>
          </table:table-cell>
          <table:table-cell table:style-name="ce1" table:formula="of:=VAR([.H23:.H33])" office:value-type="float" office:value="0.0145597428934182" calcext:value-type="float">
            <text:p>0.0145597429</text:p>
          </table:table-cell>
        </table:table-row>
        <table:table-row table:style-name="ro1" table:number-rows-repeated="5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office:value-type="float" office:value="0.41167" calcext:value-type="float">
            <text:p>0.41167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0.396515" calcext:value-type="float">
            <text:p>0.396515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413602" calcext:value-type="float">
            <text:p>0.413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0.431288" calcext:value-type="float">
            <text:p>0.431288</text:p>
          </table:table-cell>
          <table:table-cell office:value-type="float" office:value="0.417494" calcext:value-type="float">
            <text:p>0.417494</text:p>
          </table:table-cell>
          <table:table-cell office:value-type="float" office:value="0.419254" calcext:value-type="float">
            <text:p>0.419254</text:p>
          </table:table-cell>
          <table:table-cell office:value-type="float" office:value="0.41525" calcext:value-type="float">
            <text:p>0.41525</text:p>
          </table:table-cell>
          <table:table-cell office:value-type="float" office:value="0.432651" calcext:value-type="float">
            <text:p>0.4326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0.40542" calcext:value-type="float">
            <text:p>0.40542</text:p>
          </table:table-cell>
          <table:table-cell office:value-type="float" office:value="0.408601" calcext:value-type="float">
            <text:p>0.408601</text:p>
          </table:table-cell>
          <table:table-cell office:value-type="float" office:value="0.405106" calcext:value-type="float">
            <text:p>0.405106</text:p>
          </table:table-cell>
          <table:table-cell office:value-type="float" office:value="0.423854" calcext:value-type="float">
            <text:p>0.4238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0.460763" calcext:value-type="float">
            <text:p>0.460763</text:p>
          </table:table-cell>
          <table:table-cell office:value-type="float" office:value="0.400136" calcext:value-type="float">
            <text:p>0.400136</text:p>
          </table:table-cell>
          <table:table-cell office:value-type="float" office:value="0.403065" calcext:value-type="float">
            <text:p>0.403065</text:p>
          </table:table-cell>
          <table:table-cell office:value-type="float" office:value="0.396785" calcext:value-type="float">
            <text:p>0.396785</text:p>
          </table:table-cell>
          <table:table-cell office:value-type="float" office:value="0.462498" calcext:value-type="float">
            <text:p>0.4624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41039" calcext:value-type="float">
            <text:p>0.41039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office:value-type="float" office:value="0.411471" calcext:value-type="float">
            <text:p>0.411471</text:p>
          </table:table-cell>
          <table:table-cell office:value-type="float" office:value="0.394456" calcext:value-type="float">
            <text:p>0.394456</text:p>
          </table:table-cell>
          <table:table-cell office:value-type="float" office:value="0.398633" calcext:value-type="float">
            <text:p>0.398633</text:p>
          </table:table-cell>
          <table:table-cell office:value-type="float" office:value="0.391579" calcext:value-type="float">
            <text:p>0.391579</text:p>
          </table:table-cell>
          <table:table-cell office:value-type="float" office:value="0.414217" calcext:value-type="float">
            <text:p>0.4142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office:value-type="float" office:value="0.416872" calcext:value-type="float">
            <text:p>0.416872</text:p>
          </table:table-cell>
          <table:table-cell office:value-type="float" office:value="0.398681" calcext:value-type="float">
            <text:p>0.398681</text:p>
          </table:table-cell>
          <table:table-cell office:value-type="float" office:value="0.400941" calcext:value-type="float">
            <text:p>0.400941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41864" calcext:value-type="float">
            <text:p>0.41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office:value-type="float" office:value="0.436783" calcext:value-type="float">
            <text:p>0.436783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411613" calcext:value-type="float">
            <text:p>0.411613</text:p>
          </table:table-cell>
          <table:table-cell office:value-type="float" office:value="0.407985" calcext:value-type="float">
            <text:p>0.407985</text:p>
          </table:table-cell>
          <table:table-cell office:value-type="float" office:value="0.438523" calcext:value-type="float">
            <text:p>0.43852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92317661396828" calcext:value-type="float">
            <text:p>0.5923176614</text:p>
          </table:table-cell>
          <table:table-cell table:style-name="ce1" office:value-type="float" office:value="0.189234361984733" calcext:value-type="float">
            <text:p>0.189234362</text:p>
          </table:table-cell>
          <table:table-cell table:style-name="ce1" office:value-type="float" office:value="0.393810727264593" calcext:value-type="float">
            <text:p>0.3938107273</text:p>
          </table:table-cell>
          <table:table-cell table:style-name="ce1" office:value-type="float" office:value="0.396310603689298" calcext:value-type="float">
            <text:p>0.3963106037</text:p>
          </table:table-cell>
          <table:table-cell table:style-name="ce1" office:value-type="float" office:value="0.313006424615802" calcext:value-type="float">
            <text:p>0.3130064246</text:p>
          </table:table-cell>
          <table:table-cell table:style-name="ce1" office:value-type="float" office:value="0.21639962423725" calcext:value-type="float">
            <text:p>0.2163996242</text:p>
          </table:table-cell>
        </table:table-row>
        <table:table-row table:style-name="ro1">
          <table:table-cell table:style-name="ce1" office:value-type="string" calcext:value-type="string">
            <text:p>VAR-&gt;</text:p>
          </table:table-cell>
          <table:table-cell table:style-name="ce1" table:formula="of:=VAR([.B43:.B50])" office:value-type="float" office:value="0.000866839285714286" calcext:value-type="float">
            <text:p>0.0008668393</text:p>
          </table:table-cell>
          <table:table-cell table:style-name="ce1" table:formula="of:=VAR([.C43:.C50])" office:value-type="float" office:value="0.000101547738982143" calcext:value-type="float">
            <text:p>0.0001015477</text:p>
          </table:table-cell>
          <table:table-cell table:style-name="ce1" table:formula="of:=VAR([.D43:.D50])" office:value-type="float" office:value="0.000276992266125" calcext:value-type="float">
            <text:p>0.0002769923</text:p>
          </table:table-cell>
          <table:table-cell table:style-name="ce1" table:formula="of:=VAR([.E43:.E50])" office:value-type="float" office:value="0.0000685859398392856" calcext:value-type="float">
            <text:p>6.85859398392856E-005</text:p>
          </table:table-cell>
          <table:table-cell table:style-name="ce1" table:formula="of:=VAR([.F43:.F50])" office:value-type="float" office:value="0.0000587898839999998" calcext:value-type="float">
            <text:p>5.87898839999998E-005</text:p>
          </table:table-cell>
          <table:table-cell table:style-name="ce1" table:formula="of:=VAR([.G43:.G50])" office:value-type="float" office:value="0.0000763487839285709" calcext:value-type="float">
            <text:p>7.63487839285709E-005</text:p>
          </table:table-cell>
          <table:table-cell table:style-name="ce1" table:formula="of:=VAR([.H43:.H50])" office:value-type="float" office:value="0.000274045839839286" calcext:value-type="float">
            <text:p>0.0002740458</text:p>
          </table:table-cell>
        </table:table-row>
        <table:table-row table:style-name="ro1" table:number-rows-repeated="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.603679" calcext:value-type="float">
            <text:p>0.603679</text:p>
          </table:table-cell>
          <table:table-cell office:value-type="float" office:value="0.608544" calcext:value-type="float">
            <text:p>0.608544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592596" calcext:value-type="float">
            <text:p>0.592596</text:p>
          </table:table-cell>
          <table:table-cell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office:value-type="float" office:value="0.620826" calcext:value-type="float">
            <text:p>0.620826</text:p>
          </table:table-cell>
          <table:table-cell office:value-type="float" office:value="0.613515" calcext:value-type="float">
            <text:p>0.613515</text:p>
          </table:table-cell>
          <table:table-cell office:value-type="float" office:value="0.612669" calcext:value-type="float">
            <text:p>0.612669</text:p>
          </table:table-cell>
          <table:table-cell office:value-type="float" office:value="0.597498" calcext:value-type="float">
            <text:p>0.597498</text:p>
          </table:table-cell>
          <table:table-cell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office:value-type="float" office:value="0.656509" calcext:value-type="float">
            <text:p>0.656509</text:p>
          </table:table-cell>
          <table:table-cell office:value-type="float" office:value="0.659289" calcext:value-type="float">
            <text:p>0.659289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0.642192" calcext:value-type="float">
            <text:p>0.642192</text:p>
          </table:table-cell>
          <table:table-cell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office:value-type="float" office:value="0.52413" calcext:value-type="float">
            <text:p>0.52413</text:p>
          </table:table-cell>
          <table:table-cell office:value-type="float" office:value="0.586423" calcext:value-type="float">
            <text:p>0.586423</text:p>
          </table:table-cell>
          <table:table-cell office:value-type="float" office:value="0.605366" calcext:value-type="float">
            <text:p>0.605366</text:p>
          </table:table-cell>
          <table:table-cell office:value-type="float" office:value="0.525304" calcext:value-type="float">
            <text:p>0.525304</text:p>
          </table:table-cell>
          <table:table-cell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office:value-type="float" office:value="0.663392" calcext:value-type="float">
            <text:p>0.663392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672749" calcext:value-type="float">
            <text:p>0.672749</text:p>
          </table:table-cell>
          <table:table-cell office:value-type="float" office:value="0.661147" calcext:value-type="float">
            <text:p>0.661147</text:p>
          </table:table-cell>
          <table:table-cell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office:value-type="float" office:value="0.512885" calcext:value-type="float">
            <text:p>0.512885</text:p>
          </table:table-cell>
          <table:table-cell office:value-type="float" office:value="0.523464" calcext:value-type="float">
            <text:p>0.523464</text:p>
          </table:table-cell>
          <table:table-cell office:value-type="float" office:value="0.52155" calcext:value-type="float">
            <text:p>0.52155</text:p>
          </table:table-cell>
          <table:table-cell office:value-type="float" office:value="0.503175" calcext:value-type="float">
            <text:p>0.503175</text:p>
          </table:table-cell>
          <table:table-cell office:value-type="float" office:value="0.532407" calcext:value-type="float">
            <text:p>0.53240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office:value-type="float" office:value="0.718998" calcext:value-type="float">
            <text:p>0.718998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712204" calcext:value-type="float">
            <text:p>0.712204</text:p>
          </table:table-cell>
          <table:table-cell office:value-type="float" office:value="0.706007" calcext:value-type="float">
            <text:p>0.706007</text:p>
          </table:table-cell>
          <table:table-cell office:value-type="float" office:value="0.72507" calcext:value-type="float">
            <text:p>0.72507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801385684447592" calcext:value-type="float">
            <text:p>0.8013856844</text:p>
          </table:table-cell>
          <table:table-cell table:style-name="ce1" office:value-type="float" office:value="0.761716172808967" calcext:value-type="float">
            <text:p>0.7617161728</text:p>
          </table:table-cell>
          <table:table-cell table:style-name="ce1" office:value-type="float" office:value="0.804384642557734" calcext:value-type="float">
            <text:p>0.8043846426</text:p>
          </table:table-cell>
          <table:table-cell table:style-name="ce1" office:value-type="float" office:value="0.781776817732882" calcext:value-type="float">
            <text:p>0.7817768177</text:p>
          </table:table-cell>
          <table:table-cell table:style-name="ce1" office:value-type="float" office:value="0.815462337435327" calcext:value-type="float">
            <text:p>0.8154623374</text:p>
          </table:table-cell>
          <table:table-cell table:style-name="ce1" office:value-type="float" office:value="0.760150270586929" calcext:value-type="float">
            <text:p>0.7601502706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63:.B69])" office:value-type="float" office:value="0.0303058095238095" calcext:value-type="float">
            <text:p>0.0303058095</text:p>
          </table:table-cell>
          <table:table-cell table:style-name="ce1" table:formula="of:=VAR([.C63:.C69])" office:value-type="float" office:value="0.00571128723414286" calcext:value-type="float">
            <text:p>0.0057112872</text:p>
          </table:table-cell>
          <table:table-cell table:style-name="ce1" table:formula="of:=VAR([.D63:.D69])" office:value-type="float" office:value="0.00562071770895238" calcext:value-type="float">
            <text:p>0.0056207177</text:p>
          </table:table-cell>
          <table:table-cell table:style-name="ce1" table:formula="of:=VAR([.E63:.E69])" office:value-type="float" office:value="0.00390572010095238" calcext:value-type="float">
            <text:p>0.0039057201</text:p>
          </table:table-cell>
          <table:table-cell table:style-name="ce1" table:formula="of:=VAR([.F63:.F69])" office:value-type="float" office:value="0.00377915680628572" calcext:value-type="float">
            <text:p>0.0037791568</text:p>
          </table:table-cell>
          <table:table-cell table:style-name="ce1" table:formula="of:=VAR([.G63:.G69])" office:value-type="float" office:value="0.00527681730761905" calcext:value-type="float">
            <text:p>0.0052768173</text:p>
          </table:table-cell>
          <table:table-cell table:style-name="ce1" table:formula="of:=VAR([.H63:.H69])" office:value-type="float" office:value="0.00438673930657143" calcext:value-type="float">
            <text:p>0.0043867393</text:p>
          </table:table-cell>
        </table:table-row>
        <table:table-row table:style-name="ro1" table:number-rows-repeated="9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office:value-type="float" office:value="0.731297" calcext:value-type="float">
            <text:p>0.731297</text:p>
          </table:table-cell>
          <table:table-cell office:value-type="float" office:value="0.736128" calcext:value-type="float">
            <text:p>0.736128</text:p>
          </table:table-cell>
          <table:table-cell office:value-type="float" office:value="0.736648" calcext:value-type="float">
            <text:p>0.736648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33539" calcext:value-type="float">
            <text:p>0.733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60455" calcext:value-type="float">
            <text:p>0.660455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61693" calcext:value-type="float">
            <text:p>0.661693</text:p>
          </table:table-cell>
          <table:table-cell office:value-type="float" office:value="0.657176" calcext:value-type="float">
            <text:p>0.657176</text:p>
          </table:table-cell>
          <table:table-cell office:value-type="float" office:value="0.663702" calcext:value-type="float">
            <text:p>0.6637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office:value-type="float" office:value="0.595389" calcext:value-type="float">
            <text:p>0.595389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598049" calcext:value-type="float">
            <text:p>0.598049</text:p>
          </table:table-cell>
          <table:table-cell office:value-type="float" office:value="0.592784" calcext:value-type="float">
            <text:p>0.592784</text:p>
          </table:table-cell>
          <table:table-cell office:value-type="float" office:value="0.599121" calcext:value-type="float">
            <text:p>0.599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office:value-type="float" office:value="0.574402" calcext:value-type="float">
            <text:p>0.574402</text:p>
          </table:table-cell>
          <table:table-cell office:value-type="float" office:value="0.571659" calcext:value-type="float">
            <text:p>0.571659</text:p>
          </table:table-cell>
          <table:table-cell office:value-type="float" office:value="0.573545" calcext:value-type="float">
            <text:p>0.573545</text:p>
          </table:table-cell>
          <table:table-cell office:value-type="float" office:value="0.567793" calcext:value-type="float">
            <text:p>0.567793</text:p>
          </table:table-cell>
          <table:table-cell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office:value-type="float" office:value="0.584821" calcext:value-type="float">
            <text:p>0.584821</text:p>
          </table:table-cell>
          <table:table-cell office:value-type="float" office:value="0.583696" calcext:value-type="float">
            <text:p>0.583696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579538" calcext:value-type="float">
            <text:p>0.579538</text:p>
          </table:table-cell>
          <table:table-cell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office:value-type="float" office:value="0.693115" calcext:value-type="float">
            <text:p>0.693115</text:p>
          </table:table-cell>
          <table:table-cell office:value-type="float" office:value="0.692851" calcext:value-type="float">
            <text:p>0.692851</text:p>
          </table:table-cell>
          <table:table-cell office:value-type="float" office:value="0.696192" calcext:value-type="float">
            <text:p>0.696192</text:p>
          </table:table-cell>
          <table:table-cell office:value-type="float" office:value="0.689289" calcext:value-type="float">
            <text:p>0.689289</text:p>
          </table:table-cell>
          <table:table-cell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office:value-type="float" office:value="0.754192" calcext:value-type="float">
            <text:p>0.754192</text:p>
          </table:table-cell>
          <table:table-cell office:value-type="float" office:value="0.755919" calcext:value-type="float">
            <text:p>0.755919</text:p>
          </table:table-cell>
          <table:table-cell office:value-type="float" office:value="0.758125" calcext:value-type="float">
            <text:p>0.758125</text:p>
          </table:table-cell>
          <table:table-cell office:value-type="float" office:value="0.754071" calcext:value-type="float">
            <text:p>0.754071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688516" calcext:value-type="float">
            <text:p>0.68851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689979" calcext:value-type="float">
            <text:p>0.689979</text:p>
          </table:table-cell>
          <table:table-cell office:value-type="float" office:value="0.686841" calcext:value-type="float">
            <text:p>0.686841</text:p>
          </table:table-cell>
          <table:table-cell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office:value-type="float" office:value="0.648102" calcext:value-type="float">
            <text:p>0.648102</text:p>
          </table:table-cell>
          <table:table-cell office:value-type="float" office:value="0.646979" calcext:value-type="float">
            <text:p>0.646979</text:p>
          </table:table-cell>
          <table:table-cell office:value-type="float" office:value="0.649304" calcext:value-type="float">
            <text:p>0.649304</text:p>
          </table:table-cell>
          <table:table-cell office:value-type="float" office:value="0.644871" calcext:value-type="float">
            <text:p>0.644871</text:p>
          </table:table-cell>
          <table:table-cell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office:value-type="float" office:value="0.650583" calcext:value-type="float">
            <text:p>0.650583</text:p>
          </table:table-cell>
          <table:table-cell office:value-type="float" office:value="0.649736" calcext:value-type="float">
            <text:p>0.649736</text:p>
          </table:table-cell>
          <table:table-cell office:value-type="float" office:value="0.651903" calcext:value-type="float">
            <text:p>0.651903</text:p>
          </table:table-cell>
          <table:table-cell office:value-type="float" office:value="0.646498" calcext:value-type="float">
            <text:p>0.646498</text:p>
          </table:table-cell>
          <table:table-cell office:value-type="float" office:value="0.653791" calcext:value-type="float">
            <text:p>0.6537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office:value-type="float" office:value="0.461068" calcext:value-type="float">
            <text:p>0.461068</text:p>
          </table:table-cell>
          <table:table-cell office:value-type="float" office:value="0.460611" calcext:value-type="float">
            <text:p>0.460611</text:p>
          </table:table-cell>
          <table:table-cell office:value-type="float" office:value="0.463086" calcext:value-type="float">
            <text:p>0.463086</text:p>
          </table:table-cell>
          <table:table-cell office:value-type="float" office:value="0.457061" calcext:value-type="float">
            <text:p>0.457061</text:p>
          </table:table-cell>
          <table:table-cell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357367" calcext:value-type="float">
            <text:p>0.357367</text:p>
          </table:table-cell>
          <table:table-cell office:value-type="float" office:value="0.353869" calcext:value-type="float">
            <text:p>0.353869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0.349948" calcext:value-type="float">
            <text:p>0.349948</text:p>
          </table:table-cell>
          <table:table-cell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0.325928" calcext:value-type="float">
            <text:p>0.325928</text:p>
          </table:table-cell>
          <table:table-cell office:value-type="float" office:value="0.328809" calcext:value-type="float">
            <text:p>0.328809</text:p>
          </table:table-cell>
          <table:table-cell office:value-type="float" office:value="0.31948" calcext:value-type="float">
            <text:p>0.31948</text:p>
          </table:table-cell>
          <table:table-cell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office:value-type="float" office:value="0.384182" calcext:value-type="float">
            <text:p>0.384182</text:p>
          </table:table-cell>
          <table:table-cell office:value-type="float" office:value="0.371289" calcext:value-type="float">
            <text:p>0.371289</text:p>
          </table:table-cell>
          <table:table-cell office:value-type="float" office:value="0.376934" calcext:value-type="float">
            <text:p>0.376934</text:p>
          </table:table-cell>
          <table:table-cell office:value-type="float" office:value="0.360159" calcext:value-type="float">
            <text:p>0.360159</text:p>
          </table:table-cell>
          <table:table-cell office:value-type="float" office:value="0.394659" calcext:value-type="float">
            <text:p>0.394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472093" calcext:value-type="float">
            <text:p>0.472093</text:p>
          </table:table-cell>
          <table:table-cell office:value-type="float" office:value="0.470295" calcext:value-type="float">
            <text:p>0.470295</text:p>
          </table:table-cell>
          <table:table-cell office:value-type="float" office:value="0.473563" calcext:value-type="float">
            <text:p>0.473563</text:p>
          </table:table-cell>
          <table:table-cell office:value-type="float" office:value="0.463647" calcext:value-type="float">
            <text:p>0.463647</text:p>
          </table:table-cell>
          <table:table-cell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0.567009" calcext:value-type="float">
            <text:p>0.567009</text:p>
          </table:table-cell>
          <table:table-cell office:value-type="float" office:value="0.566173" calcext:value-type="float">
            <text:p>0.566173</text:p>
          </table:table-cell>
          <table:table-cell office:value-type="float" office:value="0.568586" calcext:value-type="float">
            <text:p>0.568586</text:p>
          </table:table-cell>
          <table:table-cell office:value-type="float" office:value="0.559787" calcext:value-type="float">
            <text:p>0.559787</text:p>
          </table:table-cell>
          <table:table-cell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office:value-type="float" office:value="0.657914" calcext:value-type="float">
            <text:p>0.657914</text:p>
          </table:table-cell>
          <table:table-cell office:value-type="float" office:value="0.657691" calcext:value-type="float">
            <text:p>0.657691</text:p>
          </table:table-cell>
          <table:table-cell office:value-type="float" office:value="0.658542" calcext:value-type="float">
            <text:p>0.658542</text:p>
          </table:table-cell>
          <table:table-cell office:value-type="float" office:value="0.654507" calcext:value-type="float">
            <text:p>0.654507</text:p>
          </table:table-cell>
          <table:table-cell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office:value-type="float" office:value="0.716411" calcext:value-type="float">
            <text:p>0.716411</text:p>
          </table:table-cell>
          <table:table-cell office:value-type="float" office:value="0.728674" calcext:value-type="float">
            <text:p>0.728674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2739" calcext:value-type="float">
            <text:p>0.72739</text:p>
          </table:table-cell>
          <table:table-cell office:value-type="float" office:value="0.718713" calcext:value-type="float">
            <text:p>0.7187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office:value-type="float" office:value="0.732407" calcext:value-type="float">
            <text:p>0.732407</text:p>
          </table:table-cell>
          <table:table-cell office:value-type="float" office:value="0.760855" calcext:value-type="float">
            <text:p>0.760855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61743" calcext:value-type="float">
            <text:p>0.761743</text:p>
          </table:table-cell>
          <table:table-cell office:value-type="float" office:value="0.733048" calcext:value-type="float">
            <text:p>0.7330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office:value-type="float" office:value="0.750406" calcext:value-type="float">
            <text:p>0.750406</text:p>
          </table:table-cell>
          <table:table-cell office:value-type="float" office:value="0.758093" calcext:value-type="float">
            <text:p>0.758093</text:p>
          </table:table-cell>
          <table:table-cell office:value-type="float" office:value="0.756167" calcext:value-type="float">
            <text:p>0.756167</text:p>
          </table:table-cell>
          <table:table-cell office:value-type="float" office:value="0.758585" calcext:value-type="float">
            <text:p>0.758585</text:p>
          </table:table-cell>
          <table:table-cell office:value-type="float" office:value="0.748395" calcext:value-type="float">
            <text:p>0.7483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office:value-type="float" office:value="0.761001" calcext:value-type="float">
            <text:p>0.761001</text:p>
          </table:table-cell>
          <table:table-cell office:value-type="float" office:value="0.787558" calcext:value-type="float">
            <text:p>0.787558</text:p>
          </table:table-cell>
          <table:table-cell office:value-type="float" office:value="0.786109" calcext:value-type="float">
            <text:p>0.786109</text:p>
          </table:table-cell>
          <table:table-cell office:value-type="float" office:value="0.788603" calcext:value-type="float">
            <text:p>0.788603</text:p>
          </table:table-cell>
          <table:table-cell office:value-type="float" office:value="0.760819" calcext:value-type="float">
            <text:p>0.7608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office:value-type="float" office:value="0.788168" calcext:value-type="float">
            <text:p>0.788168</text:p>
          </table:table-cell>
          <table:table-cell office:value-type="float" office:value="0.79179" calcext:value-type="float">
            <text:p>0.79179</text:p>
          </table:table-cell>
          <table:table-cell office:value-type="float" office:value="0.791493" calcext:value-type="float">
            <text:p>0.791493</text:p>
          </table:table-cell>
          <table:table-cell office:value-type="float" office:value="0.790405" calcext:value-type="float">
            <text:p>0.790405</text:p>
          </table:table-cell>
          <table:table-cell office:value-type="float" office:value="0.78944" calcext:value-type="float">
            <text:p>0.78944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22695704533127" calcext:value-type="float">
            <text:p>0.6226957045</text:p>
          </table:table-cell>
          <table:table-cell table:style-name="ce1" office:value-type="float" office:value="0.618238392208856" calcext:value-type="float">
            <text:p>0.6182383922</text:p>
          </table:table-cell>
          <table:table-cell table:style-name="ce1" office:value-type="float" office:value="0.621318440748018" calcext:value-type="float">
            <text:p>0.6213184407</text:p>
          </table:table-cell>
          <table:table-cell table:style-name="ce1" office:value-type="float" office:value="0.621634410450183" calcext:value-type="float">
            <text:p>0.6216344105</text:p>
          </table:table-cell>
          <table:table-cell table:style-name="ce1" office:value-type="float" office:value="0.623280396467187" calcext:value-type="float">
            <text:p>0.6232803965</text:p>
          </table:table-cell>
          <table:table-cell table:style-name="ce1" office:value-type="float" office:value="0.616818455493354" calcext:value-type="float">
            <text:p>0.6168184555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83:.B104])" office:value-type="float" office:value="0.00522978354978355" calcext:value-type="float">
            <text:p>0.0052297835</text:p>
          </table:table-cell>
          <table:table-cell table:style-name="ce1" table:formula="of:=VAR([.C83:.C104])" office:value-type="float" office:value="0.0189008913379048" calcext:value-type="float">
            <text:p>0.0189008913</text:p>
          </table:table-cell>
          <table:table-cell table:style-name="ce1" table:formula="of:=VAR([.D83:.D104])" office:value-type="float" office:value="0.0184539682347987" calcext:value-type="float">
            <text:p>0.0184539682</text:p>
          </table:table-cell>
          <table:table-cell table:style-name="ce1" table:formula="of:=VAR([.E83:.E104])" office:value-type="float" office:value="0.0204272994905216" calcext:value-type="float">
            <text:p>0.0204272995</text:p>
          </table:table-cell>
          <table:table-cell table:style-name="ce1" table:formula="of:=VAR([.F83:.F104])" office:value-type="float" office:value="0.0200708999701407" calcext:value-type="float">
            <text:p>0.0200709</text:p>
          </table:table-cell>
          <table:table-cell table:style-name="ce1" table:formula="of:=VAR([.G83:.G104])" office:value-type="float" office:value="0.021063698604539" calcext:value-type="float">
            <text:p>0.0210636986</text:p>
          </table:table-cell>
          <table:table-cell table:style-name="ce1" table:formula="of:=VAR([.H83:.H104])" office:value-type="float" office:value="0.0179090555420368" calcext:value-type="float">
            <text:p>0.0179090555</text:p>
          </table:table-cell>
        </table:table-row>
        <table:table-row table:style-name="ro1" table:number-rows-repeated="14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office:value-type="float" office:value="0.642329" calcext:value-type="float">
            <text:p>0.642329</text:p>
          </table:table-cell>
          <table:table-cell office:value-type="float" office:value="0.641693" calcext:value-type="float">
            <text:p>0.641693</text:p>
          </table:table-cell>
          <table:table-cell office:value-type="float" office:value="0.644076" calcext:value-type="float">
            <text:p>0.644076</text:p>
          </table:table-cell>
          <table:table-cell office:value-type="float" office:value="0.643684" calcext:value-type="float">
            <text:p>0.643684</text:p>
          </table:table-cell>
          <table:table-cell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office:value-type="float" office:value="0.681219" calcext:value-type="float">
            <text:p>0.681219</text:p>
          </table:table-cell>
          <table:table-cell office:value-type="float" office:value="0.680309" calcext:value-type="float">
            <text:p>0.680309</text:p>
          </table:table-cell>
          <table:table-cell office:value-type="float" office:value="0.682979" calcext:value-type="float">
            <text:p>0.682979</text:p>
          </table:table-cell>
          <table:table-cell office:value-type="float" office:value="0.68106" calcext:value-type="float">
            <text:p>0.68106</text:p>
          </table:table-cell>
          <table:table-cell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office:value-type="float" office:value="0.697654" calcext:value-type="float">
            <text:p>0.697654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705936" calcext:value-type="float">
            <text:p>0.705936</text:p>
          </table:table-cell>
          <table:table-cell office:value-type="float" office:value="0.699965" calcext:value-type="float">
            <text:p>0.699965</text:p>
          </table:table-cell>
          <table:table-cell office:value-type="float" office:value="0.695591" calcext:value-type="float">
            <text:p>0.6955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office:value-type="float" office:value="0.65851" calcext:value-type="float">
            <text:p>0.65851</text:p>
          </table:table-cell>
          <table:table-cell office:value-type="float" office:value="0.665154" calcext:value-type="float">
            <text:p>0.665154</text:p>
          </table:table-cell>
          <table:table-cell office:value-type="float" office:value="0.668672" calcext:value-type="float">
            <text:p>0.668672</text:p>
          </table:table-cell>
          <table:table-cell office:value-type="float" office:value="0.66024" calcext:value-type="float">
            <text:p>0.66024</text:p>
          </table:table-cell>
          <table:table-cell office:value-type="float" office:value="0.66014" calcext:value-type="float">
            <text:p>0.660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office:value-type="float" office:value="0.629249" calcext:value-type="float">
            <text:p>0.629249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658563" calcext:value-type="float">
            <text:p>0.658563</text:p>
          </table:table-cell>
          <table:table-cell office:value-type="float" office:value="0.647664" calcext:value-type="float">
            <text:p>0.647664</text:p>
          </table:table-cell>
          <table:table-cell office:value-type="float" office:value="0.632712" calcext:value-type="float">
            <text:p>0.632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office:value-type="float" office:value="0.621845" calcext:value-type="float">
            <text:p>0.621845</text:p>
          </table:table-cell>
          <table:table-cell office:value-type="float" office:value="0.667715" calcext:value-type="float">
            <text:p>0.667715</text:p>
          </table:table-cell>
          <table:table-cell office:value-type="float" office:value="0.670796" calcext:value-type="float">
            <text:p>0.670796</text:p>
          </table:table-cell>
          <table:table-cell office:value-type="float" office:value="0.659957" calcext:value-type="float">
            <text:p>0.659957</text:p>
          </table:table-cell>
          <table:table-cell office:value-type="float" office:value="0.624356" calcext:value-type="float">
            <text:p>0.6243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office:value-type="float" office:value="0.654814" calcext:value-type="float">
            <text:p>0.654814</text:p>
          </table:table-cell>
          <table:table-cell office:value-type="float" office:value="0.71684" calcext:value-type="float">
            <text:p>0.71684</text:p>
          </table:table-cell>
          <table:table-cell office:value-type="float" office:value="0.721275" calcext:value-type="float">
            <text:p>0.721275</text:p>
          </table:table-cell>
          <table:table-cell office:value-type="float" office:value="0.703862" calcext:value-type="float">
            <text:p>0.703862</text:p>
          </table:table-cell>
          <table:table-cell office:value-type="float" office:value="0.655606" calcext:value-type="float">
            <text:p>0.6556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744543" calcext:value-type="float">
            <text:p>0.744543</text:p>
          </table:table-cell>
          <table:table-cell office:value-type="float" office:value="0.748484" calcext:value-type="float">
            <text:p>0.748484</text:p>
          </table:table-cell>
          <table:table-cell office:value-type="float" office:value="0.731993" calcext:value-type="float">
            <text:p>0.731993</text:p>
          </table:table-cell>
          <table:table-cell office:value-type="float" office:value="0.665187" calcext:value-type="float">
            <text:p>0.665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office:value-type="float" office:value="0.677912" calcext:value-type="float">
            <text:p>0.677912</text:p>
          </table:table-cell>
          <table:table-cell office:value-type="float" office:value="0.705264" calcext:value-type="float">
            <text:p>0.705264</text:p>
          </table:table-cell>
          <table:table-cell office:value-type="float" office:value="0.708176" calcext:value-type="float">
            <text:p>0.708176</text:p>
          </table:table-cell>
          <table:table-cell office:value-type="float" office:value="0.697736" calcext:value-type="float">
            <text:p>0.697736</text:p>
          </table:table-cell>
          <table:table-cell office:value-type="float" office:value="0.678536" calcext:value-type="float">
            <text:p>0.6785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46802" calcext:value-type="float">
            <text:p>0.646802</text:p>
          </table:table-cell>
          <table:table-cell office:value-type="float" office:value="0.638628" calcext:value-type="float">
            <text:p>0.638628</text:p>
          </table:table-cell>
          <table:table-cell office:value-type="float" office:value="0.621114" calcext:value-type="float">
            <text:p>0.6211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office:value-type="float" office:value="0.585137" calcext:value-type="float">
            <text:p>0.585137</text:p>
          </table:table-cell>
          <table:table-cell office:value-type="float" office:value="0.625753" calcext:value-type="float">
            <text:p>0.625753</text:p>
          </table:table-cell>
          <table:table-cell office:value-type="float" office:value="0.627442" calcext:value-type="float">
            <text:p>0.627442</text:p>
          </table:table-cell>
          <table:table-cell office:value-type="float" office:value="0.615412" calcext:value-type="float">
            <text:p>0.615412</text:p>
          </table:table-cell>
          <table:table-cell office:value-type="float" office:value="0.583701" calcext:value-type="float">
            <text:p>0.5837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529249" calcext:value-type="float">
            <text:p>0.529249</text:p>
          </table:table-cell>
          <table:table-cell office:value-type="float" office:value="0.531838" calcext:value-type="float">
            <text:p>0.531838</text:p>
          </table:table-cell>
          <table:table-cell office:value-type="float" office:value="0.528192" calcext:value-type="float">
            <text:p>0.528192</text:p>
          </table:table-cell>
          <table:table-cell office:value-type="float" office:value="0.516236" calcext:value-type="float">
            <text:p>0.5162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office:value-type="float" office:value="0.639574" calcext:value-type="float">
            <text:p>0.639574</text:p>
          </table:table-cell>
          <table:table-cell office:value-type="float" office:value="0.764692" calcext:value-type="float">
            <text:p>0.764692</text:p>
          </table:table-cell>
          <table:table-cell office:value-type="float" office:value="0.766108" calcext:value-type="float">
            <text:p>0.766108</text:p>
          </table:table-cell>
          <table:table-cell office:value-type="float" office:value="0.766032" calcext:value-type="float">
            <text:p>0.766032</text:p>
          </table:table-cell>
          <table:table-cell office:value-type="float" office:value="0.639321" calcext:value-type="float">
            <text:p>0.639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office:value-type="float" office:value="0.668596" calcext:value-type="float">
            <text:p>0.668596</text:p>
          </table:table-cell>
          <table:table-cell office:value-type="float" office:value="0.753848" calcext:value-type="float">
            <text:p>0.753848</text:p>
          </table:table-cell>
          <table:table-cell office:value-type="float" office:value="0.755461" calcext:value-type="float">
            <text:p>0.755461</text:p>
          </table:table-cell>
          <table:table-cell office:value-type="float" office:value="0.757813" calcext:value-type="float">
            <text:p>0.757813</text:p>
          </table:table-cell>
          <table:table-cell office:value-type="float" office:value="0.665481" calcext:value-type="float">
            <text:p>0.6654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office:value-type="float" office:value="0.703049" calcext:value-type="float">
            <text:p>0.703049</text:p>
          </table:table-cell>
          <table:table-cell office:value-type="float" office:value="0.751072" calcext:value-type="float">
            <text:p>0.751072</text:p>
          </table:table-cell>
          <table:table-cell office:value-type="float" office:value="0.754032" calcext:value-type="float">
            <text:p>0.754032</text:p>
          </table:table-cell>
          <table:table-cell office:value-type="float" office:value="0.752456" calcext:value-type="float">
            <text:p>0.752456</text:p>
          </table:table-cell>
          <table:table-cell office:value-type="float" office:value="0.702893" calcext:value-type="float">
            <text:p>0.7028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office:value-type="float" office:value="0.670067" calcext:value-type="float">
            <text:p>0.670067</text:p>
          </table:table-cell>
          <table:table-cell office:value-type="float" office:value="0.728507" calcext:value-type="float">
            <text:p>0.728507</text:p>
          </table:table-cell>
          <table:table-cell office:value-type="float" office:value="0.730477" calcext:value-type="float">
            <text:p>0.730477</text:p>
          </table:table-cell>
          <table:table-cell office:value-type="float" office:value="0.732386" calcext:value-type="float">
            <text:p>0.732386</text:p>
          </table:table-cell>
          <table:table-cell office:value-type="float" office:value="0.667713" calcext:value-type="float">
            <text:p>0.6677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office:value-type="float" office:value="0.657721" calcext:value-type="float">
            <text:p>0.657721</text:p>
          </table:table-cell>
          <table:table-cell office:value-type="float" office:value="0.695983" calcext:value-type="float">
            <text:p>0.695983</text:p>
          </table:table-cell>
          <table:table-cell office:value-type="float" office:value="0.698024" calcext:value-type="float">
            <text:p>0.698024</text:p>
          </table:table-cell>
          <table:table-cell office:value-type="float" office:value="0.700302" calcext:value-type="float">
            <text:p>0.700302</text:p>
          </table:table-cell>
          <table:table-cell office:value-type="float" office:value="0.655668" calcext:value-type="float">
            <text:p>0.6556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office:value-type="float" office:value="0.686395" calcext:value-type="float">
            <text:p>0.686395</text:p>
          </table:table-cell>
          <table:table-cell office:value-type="float" office:value="0.750246" calcext:value-type="float">
            <text:p>0.750246</text:p>
          </table:table-cell>
          <table:table-cell office:value-type="float" office:value="0.750851" calcext:value-type="float">
            <text:p>0.750851</text:p>
          </table:table-cell>
          <table:table-cell office:value-type="float" office:value="0.75345" calcext:value-type="float">
            <text:p>0.75345</text:p>
          </table:table-cell>
          <table:table-cell office:value-type="float" office:value="0.68412" calcext:value-type="float">
            <text:p>0.684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office:value-type="float" office:value="0.677169" calcext:value-type="float">
            <text:p>0.677169</text:p>
          </table:table-cell>
          <table:table-cell office:value-type="float" office:value="0.733667" calcext:value-type="float">
            <text:p>0.733667</text:p>
          </table:table-cell>
          <table:table-cell office:value-type="float" office:value="0.735005" calcext:value-type="float">
            <text:p>0.735005</text:p>
          </table:table-cell>
          <table:table-cell office:value-type="float" office:value="0.736392" calcext:value-type="float">
            <text:p>0.736392</text:p>
          </table:table-cell>
          <table:table-cell office:value-type="float" office:value="0.675039" calcext:value-type="float">
            <text:p>0.6750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office:value-type="float" office:value="0.650281" calcext:value-type="float">
            <text:p>0.650281</text:p>
          </table:table-cell>
          <table:table-cell office:value-type="float" office:value="0.681234" calcext:value-type="float">
            <text:p>0.681234</text:p>
          </table:table-cell>
          <table:table-cell office:value-type="float" office:value="0.679735" calcext:value-type="float">
            <text:p>0.679735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647616" calcext:value-type="float">
            <text:p>0.6476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1405" calcext:value-type="float">
            <text:p>0.681405</text:p>
          </table:table-cell>
          <table:table-cell office:value-type="float" office:value="0.695715" calcext:value-type="float">
            <text:p>0.695715</text:p>
          </table:table-cell>
          <table:table-cell office:value-type="float" office:value="0.694477" calcext:value-type="float">
            <text:p>0.694477</text:p>
          </table:table-cell>
          <table:table-cell office:value-type="float" office:value="0.700136" calcext:value-type="float">
            <text:p>0.700136</text:p>
          </table:table-cell>
          <table:table-cell office:value-type="float" office:value="0.677038" calcext:value-type="float">
            <text:p>0.6770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office:value-type="float" office:value="0.680795" calcext:value-type="float">
            <text:p>0.680795</text:p>
          </table:table-cell>
          <table:table-cell office:value-type="float" office:value="0.672751" calcext:value-type="float">
            <text:p>0.672751</text:p>
          </table:table-cell>
          <table:table-cell office:value-type="float" office:value="0.670988" calcext:value-type="float">
            <text:p>0.670988</text:p>
          </table:table-cell>
          <table:table-cell office:value-type="float" office:value="0.678193" calcext:value-type="float">
            <text:p>0.678193</text:p>
          </table:table-cell>
          <table:table-cell office:value-type="float" office:value="0.675047" calcext:value-type="float">
            <text:p>0.6750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office:value-type="float" office:value="0.676649" calcext:value-type="float">
            <text:p>0.676649</text:p>
          </table:table-cell>
          <table:table-cell office:value-type="float" office:value="0.668199" calcext:value-type="float">
            <text:p>0.668199</text:p>
          </table:table-cell>
          <table:table-cell office:value-type="float" office:value="0.667787" calcext:value-type="float">
            <text:p>0.667787</text:p>
          </table:table-cell>
          <table:table-cell office:value-type="float" office:value="0.671712" calcext:value-type="float">
            <text:p>0.671712</text:p>
          </table:table-cell>
          <table:table-cell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705396" calcext:value-type="float">
            <text:p>0.705396</text:p>
          </table:table-cell>
          <table:table-cell office:value-type="float" office:value="0.704776" calcext:value-type="float">
            <text:p>0.704776</text:p>
          </table:table-cell>
          <table:table-cell office:value-type="float" office:value="0.703733" calcext:value-type="float">
            <text:p>0.703733</text:p>
          </table:table-cell>
          <table:table-cell office:value-type="float" office:value="0.709552" calcext:value-type="float">
            <text:p>0.709552</text:p>
          </table:table-cell>
          <table:table-cell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697986" calcext:value-type="float">
            <text:p>0.697986</text:p>
          </table:table-cell>
          <table:table-cell office:value-type="float" office:value="0.695683" calcext:value-type="float">
            <text:p>0.695683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0.699354" calcext:value-type="float">
            <text:p>0.699354</text:p>
          </table:table-cell>
          <table:table-cell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office:value-type="float" office:value="0.710748" calcext:value-type="float">
            <text:p>0.710748</text:p>
          </table:table-cell>
          <table:table-cell office:value-type="float" office:value="0.707334" calcext:value-type="float">
            <text:p>0.707334</text:p>
          </table:table-cell>
          <table:table-cell office:value-type="float" office:value="0.706518" calcext:value-type="float">
            <text:p>0.706518</text:p>
          </table:table-cell>
          <table:table-cell office:value-type="float" office:value="0.711642" calcext:value-type="float">
            <text:p>0.711642</text:p>
          </table:table-cell>
          <table:table-cell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office:value-type="float" office:value="0.722346" calcext:value-type="float">
            <text:p>0.722346</text:p>
          </table:table-cell>
          <table:table-cell office:value-type="float" office:value="0.714406" calcext:value-type="float">
            <text:p>0.714406</text:p>
          </table:table-cell>
          <table:table-cell office:value-type="float" office:value="0.714018" calcext:value-type="float">
            <text:p>0.714018</text:p>
          </table:table-cell>
          <table:table-cell office:value-type="float" office:value="0.717046" calcext:value-type="float">
            <text:p>0.717046</text:p>
          </table:table-cell>
          <table:table-cell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office:value-type="float" office:value="0.660433" calcext:value-type="float">
            <text:p>0.660433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48664" calcext:value-type="float">
            <text:p>0.648664</text:p>
          </table:table-cell>
          <table:table-cell office:value-type="float" office:value="0.651563" calcext:value-type="float">
            <text:p>0.651563</text:p>
          </table:table-cell>
          <table:table-cell office:value-type="float" office:value="0.657457" calcext:value-type="float">
            <text:p>0.65745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office:value-type="float" office:value="0.677319" calcext:value-type="float">
            <text:p>0.677319</text:p>
          </table:table-cell>
          <table:table-cell office:value-type="float" office:value="0.660014" calcext:value-type="float">
            <text:p>0.660014</text:p>
          </table:table-cell>
          <table:table-cell office:value-type="float" office:value="0.657897" calcext:value-type="float">
            <text:p>0.657897</text:p>
          </table:table-cell>
          <table:table-cell office:value-type="float" office:value="0.664572" calcext:value-type="float">
            <text:p>0.664572</text:p>
          </table:table-cell>
          <table:table-cell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office:value-type="float" office:value="0.730609" calcext:value-type="float">
            <text:p>0.730609</text:p>
          </table:table-cell>
          <table:table-cell office:value-type="float" office:value="0.736915" calcext:value-type="float">
            <text:p>0.736915</text:p>
          </table:table-cell>
          <table:table-cell office:value-type="float" office:value="0.738155" calcext:value-type="float">
            <text:p>0.738155</text:p>
          </table:table-cell>
          <table:table-cell office:value-type="float" office:value="0.740237" calcext:value-type="float">
            <text:p>0.740237</text:p>
          </table:table-cell>
          <table:table-cell office:value-type="float" office:value="0.726468" calcext:value-type="float">
            <text:p>0.7264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office:value-type="float" office:value="0.692528" calcext:value-type="float">
            <text:p>0.692528</text:p>
          </table:table-cell>
          <table:table-cell office:value-type="float" office:value="0.695751" calcext:value-type="float">
            <text:p>0.695751</text:p>
          </table:table-cell>
          <table:table-cell office:value-type="float" office:value="0.697153" calcext:value-type="float">
            <text:p>0.697153</text:p>
          </table:table-cell>
          <table:table-cell office:value-type="float" office:value="0.697636" calcext:value-type="float">
            <text:p>0.697636</text:p>
          </table:table-cell>
          <table:table-cell office:value-type="float" office:value="0.691383" calcext:value-type="float">
            <text:p>0.69138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office:value-type="float" office:value="0.719036" calcext:value-type="float">
            <text:p>0.719036</text:p>
          </table:table-cell>
          <table:table-cell office:value-type="float" office:value="0.735943" calcext:value-type="float">
            <text:p>0.735943</text:p>
          </table:table-cell>
          <table:table-cell office:value-type="float" office:value="0.735519" calcext:value-type="float">
            <text:p>0.735519</text:p>
          </table:table-cell>
          <table:table-cell office:value-type="float" office:value="0.736067" calcext:value-type="float">
            <text:p>0.736067</text:p>
          </table:table-cell>
          <table:table-cell office:value-type="float" office:value="0.719652" calcext:value-type="float">
            <text:p>0.71965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office:value-type="float" office:value="0.760196" calcext:value-type="float">
            <text:p>0.760196</text:p>
          </table:table-cell>
          <table:table-cell office:value-type="float" office:value="0.756374" calcext:value-type="float">
            <text:p>0.756374</text:p>
          </table:table-cell>
          <table:table-cell office:value-type="float" office:value="0.755928" calcext:value-type="float">
            <text:p>0.755928</text:p>
          </table:table-cell>
          <table:table-cell office:value-type="float" office:value="0.758414" calcext:value-type="float">
            <text:p>0.758414</text:p>
          </table:table-cell>
          <table:table-cell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office:value-type="float" office:value="0.714186" calcext:value-type="float">
            <text:p>0.714186</text:p>
          </table:table-cell>
          <table:table-cell office:value-type="float" office:value="0.70159" calcext:value-type="float">
            <text:p>0.70159</text:p>
          </table:table-cell>
          <table:table-cell office:value-type="float" office:value="0.704586" calcext:value-type="float">
            <text:p>0.704586</text:p>
          </table:table-cell>
          <table:table-cell office:value-type="float" office:value="0.70423" calcext:value-type="float">
            <text:p>0.70423</text:p>
          </table:table-cell>
          <table:table-cell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office:value-type="float" office:value="0.751087" calcext:value-type="float">
            <text:p>0.751087</text:p>
          </table:table-cell>
          <table:table-cell office:value-type="float" office:value="0.735162" calcext:value-type="float">
            <text:p>0.735162</text:p>
          </table:table-cell>
          <table:table-cell office:value-type="float" office:value="0.738109" calcext:value-type="float">
            <text:p>0.738109</text:p>
          </table:table-cell>
          <table:table-cell office:value-type="float" office:value="0.739761" calcext:value-type="float">
            <text:p>0.739761</text:p>
          </table:table-cell>
          <table:table-cell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office:value-type="float" office:value="0.747554" calcext:value-type="float">
            <text:p>0.747554</text:p>
          </table:table-cell>
          <table:table-cell office:value-type="float" office:value="0.72568" calcext:value-type="float">
            <text:p>0.72568</text:p>
          </table:table-cell>
          <table:table-cell office:value-type="float" office:value="0.727809" calcext:value-type="float">
            <text:p>0.727809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office:value-type="float" office:value="0.756675" calcext:value-type="float">
            <text:p>0.756675</text:p>
          </table:table-cell>
          <table:table-cell office:value-type="float" office:value="0.742266" calcext:value-type="float">
            <text:p>0.742266</text:p>
          </table:table-cell>
          <table:table-cell office:value-type="float" office:value="0.745277" calcext:value-type="float">
            <text:p>0.745277</text:p>
          </table:table-cell>
          <table:table-cell office:value-type="float" office:value="0.747197" calcext:value-type="float">
            <text:p>0.747197</text:p>
          </table:table-cell>
          <table:table-cell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office:value-type="float" office:value="0.78652" calcext:value-type="float">
            <text:p>0.78652</text:p>
          </table:table-cell>
          <table:table-cell office:value-type="float" office:value="0.78157" calcext:value-type="float">
            <text:p>0.78157</text:p>
          </table:table-cell>
          <table:table-cell office:value-type="float" office:value="0.783854" calcext:value-type="float">
            <text:p>0.783854</text:p>
          </table:table-cell>
          <table:table-cell office:value-type="float" office:value="0.785366" calcext:value-type="float">
            <text:p>0.785366</text:p>
          </table:table-cell>
          <table:table-cell office:value-type="float" office:value="0.782576" calcext:value-type="float">
            <text:p>0.782576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6459995177923" calcext:value-type="float">
            <text:p>0.5645999518</text:p>
          </table:table-cell>
          <table:table-cell table:style-name="ce1" office:value-type="float" office:value="0.371562233332572" calcext:value-type="float">
            <text:p>0.3715622333</text:p>
          </table:table-cell>
          <table:table-cell table:style-name="ce1" office:value-type="float" office:value="0.407150252241023" calcext:value-type="float">
            <text:p>0.4071502522</text:p>
          </table:table-cell>
          <table:table-cell table:style-name="ce1" office:value-type="float" office:value="0.395440223647295" calcext:value-type="float">
            <text:p>0.3954402236</text:p>
          </table:table-cell>
          <table:table-cell table:style-name="ce1" office:value-type="float" office:value="0.459462459553079" calcext:value-type="float">
            <text:p>0.4594624596</text:p>
          </table:table-cell>
          <table:table-cell table:style-name="ce1" office:value-type="float" office:value="0.361193994246667" calcext:value-type="float">
            <text:p>0.3611939942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123:.B160])" office:value-type="float" office:value="0.00761323186344239" calcext:value-type="float">
            <text:p>0.0076132319</text:p>
          </table:table-cell>
          <table:table-cell table:style-name="ce1" table:formula="of:=VAR([.C123:.C160])" office:value-type="float" office:value="0.00323638304523186" calcext:value-type="float">
            <text:p>0.003236383</text:p>
          </table:table-cell>
          <table:table-cell table:style-name="ce1" table:formula="of:=VAR([.D123:.D160])" office:value-type="float" office:value="0.0025609128782788" calcext:value-type="float">
            <text:p>0.0025609129</text:p>
          </table:table-cell>
          <table:table-cell table:style-name="ce1" table:formula="of:=VAR([.E123:.E160])" office:value-type="float" office:value="0.00229906019262375" calcext:value-type="float">
            <text:p>0.0022990602</text:p>
          </table:table-cell>
          <table:table-cell table:style-name="ce1" table:formula="of:=VAR([.F123:.F160])" office:value-type="float" office:value="0.00230892538424538" calcext:value-type="float">
            <text:p>0.0023089254</text:p>
          </table:table-cell>
          <table:table-cell table:style-name="ce1" table:formula="of:=VAR([.G123:.G160])" office:value-type="float" office:value="0.00244541318315861" calcext:value-type="float">
            <text:p>0.0024454132</text:p>
          </table:table-cell>
          <table:table-cell table:style-name="ce1" table:formula="of:=VAR([.H123:.H160])" office:value-type="float" office:value="0.00245012987764509" calcext:value-type="float">
            <text:p>0.0024501299</text:p>
          </table:table-cell>
        </table:table-row>
        <table:table-row table:style-name="ro1" table:number-rows-repeated="18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office:value-type="float" office:value="0.655087" calcext:value-type="float">
            <text:p>0.655087</text:p>
          </table:table-cell>
          <table:table-cell office:value-type="float" office:value="0.668397" calcext:value-type="float">
            <text:p>0.668397</text:p>
          </table:table-cell>
          <table:table-cell office:value-type="float" office:value="0.671994" calcext:value-type="float">
            <text:p>0.671994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0.654989" calcext:value-type="float">
            <text:p>0.654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office:value-type="float" office:value="0.618612" calcext:value-type="float">
            <text:p>0.618612</text:p>
          </table:table-cell>
          <table:table-cell office:value-type="float" office:value="0.659376" calcext:value-type="float">
            <text:p>0.659376</text:p>
          </table:table-cell>
          <table:table-cell office:value-type="float" office:value="0.659967" calcext:value-type="float">
            <text:p>0.659967</text:p>
          </table:table-cell>
          <table:table-cell office:value-type="float" office:value="0.660069" calcext:value-type="float">
            <text:p>0.660069</text:p>
          </table:table-cell>
          <table:table-cell office:value-type="float" office:value="0.616573" calcext:value-type="float">
            <text:p>0.6165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2757" calcext:value-type="float">
            <text:p>0.712757</text:p>
          </table:table-cell>
          <table:table-cell office:value-type="float" office:value="0.733323" calcext:value-type="float">
            <text:p>0.733323</text:p>
          </table:table-cell>
          <table:table-cell office:value-type="float" office:value="0.733552" calcext:value-type="float">
            <text:p>0.733552</text:p>
          </table:table-cell>
          <table:table-cell office:value-type="float" office:value="0.733499" calcext:value-type="float">
            <text:p>0.733499</text:p>
          </table:table-cell>
          <table:table-cell office:value-type="float" office:value="0.710531" calcext:value-type="float">
            <text:p>0.7105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office:value-type="float" office:value="0.560635" calcext:value-type="float">
            <text:p>0.560635</text:p>
          </table:table-cell>
          <table:table-cell office:value-type="float" office:value="0.626899" calcext:value-type="float">
            <text:p>0.626899</text:p>
          </table:table-cell>
          <table:table-cell office:value-type="float" office:value="0.628403" calcext:value-type="float">
            <text:p>0.628403</text:p>
          </table:table-cell>
          <table:table-cell office:value-type="float" office:value="0.625788" calcext:value-type="float">
            <text:p>0.625788</text:p>
          </table:table-cell>
          <table:table-cell office:value-type="float" office:value="0.55993" calcext:value-type="float">
            <text:p>0.559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office:value-type="float" office:value="0.681302" calcext:value-type="float">
            <text:p>0.681302</text:p>
          </table:table-cell>
          <table:table-cell office:value-type="float" office:value="0.734653" calcext:value-type="float">
            <text:p>0.734653</text:p>
          </table:table-cell>
          <table:table-cell office:value-type="float" office:value="0.739459" calcext:value-type="float">
            <text:p>0.739459</text:p>
          </table:table-cell>
          <table:table-cell office:value-type="float" office:value="0.734311" calcext:value-type="float">
            <text:p>0.734311</text:p>
          </table:table-cell>
          <table:table-cell office:value-type="float" office:value="0.677858" calcext:value-type="float">
            <text:p>0.6778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office:value-type="float" office:value="0.580114" calcext:value-type="float">
            <text:p>0.580114</text:p>
          </table:table-cell>
          <table:table-cell office:value-type="float" office:value="0.795284" calcext:value-type="float">
            <text:p>0.795284</text:p>
          </table:table-cell>
          <table:table-cell office:value-type="float" office:value="0.797511" calcext:value-type="float">
            <text:p>0.797511</text:p>
          </table:table-cell>
          <table:table-cell office:value-type="float" office:value="0.79217" calcext:value-type="float">
            <text:p>0.79217</text:p>
          </table:table-cell>
          <table:table-cell office:value-type="float" office:value="0.573604" calcext:value-type="float">
            <text:p>0.5736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office:value-type="float" office:value="0.612082" calcext:value-type="float">
            <text:p>0.612082</text:p>
          </table:table-cell>
          <table:table-cell office:value-type="float" office:value="0.81094" calcext:value-type="float">
            <text:p>0.81094</text:p>
          </table:table-cell>
          <table:table-cell office:value-type="float" office:value="0.811873" calcext:value-type="float">
            <text:p>0.811873</text:p>
          </table:table-cell>
          <table:table-cell office:value-type="float" office:value="0.809116" calcext:value-type="float">
            <text:p>0.809116</text:p>
          </table:table-cell>
          <table:table-cell office:value-type="float" office:value="0.610828" calcext:value-type="float">
            <text:p>0.6108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office:value-type="float" office:value="0.626943" calcext:value-type="float">
            <text:p>0.626943</text:p>
          </table:table-cell>
          <table:table-cell office:value-type="float" office:value="0.694104" calcext:value-type="float">
            <text:p>0.694104</text:p>
          </table:table-cell>
          <table:table-cell office:value-type="float" office:value="0.69804" calcext:value-type="float">
            <text:p>0.69804</text:p>
          </table:table-cell>
          <table:table-cell office:value-type="float" office:value="0.684179" calcext:value-type="float">
            <text:p>0.684179</text:p>
          </table:table-cell>
          <table:table-cell office:value-type="float" office:value="0.629666" calcext:value-type="float">
            <text:p>0.6296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office:value-type="float" office:value="0.670685" calcext:value-type="float">
            <text:p>0.670685</text:p>
          </table:table-cell>
          <table:table-cell office:value-type="float" office:value="0.716559" calcext:value-type="float">
            <text:p>0.716559</text:p>
          </table:table-cell>
          <table:table-cell office:value-type="float" office:value="0.721495" calcext:value-type="float">
            <text:p>0.721495</text:p>
          </table:table-cell>
          <table:table-cell office:value-type="float" office:value="0.717303" calcext:value-type="float">
            <text:p>0.717303</text:p>
          </table:table-cell>
          <table:table-cell office:value-type="float" office:value="0.667485" calcext:value-type="float">
            <text:p>0.6674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office:value-type="float" office:value="0.627992" calcext:value-type="float">
            <text:p>0.627992</text:p>
          </table:table-cell>
          <table:table-cell office:value-type="float" office:value="0.609955" calcext:value-type="float">
            <text:p>0.609955</text:p>
          </table:table-cell>
          <table:table-cell office:value-type="float" office:value="0.617552" calcext:value-type="float">
            <text:p>0.617552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62304" calcext:value-type="float">
            <text:p>0.623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office:value-type="float" office:value="0.661953" calcext:value-type="float">
            <text:p>0.661953</text:p>
          </table:table-cell>
          <table:table-cell office:value-type="float" office:value="0.696174" calcext:value-type="float">
            <text:p>0.696174</text:p>
          </table:table-cell>
          <table:table-cell office:value-type="float" office:value="0.697959" calcext:value-type="float">
            <text:p>0.697959</text:p>
          </table:table-cell>
          <table:table-cell office:value-type="float" office:value="0.691571" calcext:value-type="float">
            <text:p>0.691571</text:p>
          </table:table-cell>
          <table:table-cell office:value-type="float" office:value="0.664269" calcext:value-type="float">
            <text:p>0.66426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office:value-type="float" office:value="0.650786" calcext:value-type="float">
            <text:p>0.650786</text:p>
          </table:table-cell>
          <table:table-cell office:value-type="float" office:value="0.702671" calcext:value-type="float">
            <text:p>0.702671</text:p>
          </table:table-cell>
          <table:table-cell office:value-type="float" office:value="0.702064" calcext:value-type="float">
            <text:p>0.702064</text:p>
          </table:table-cell>
          <table:table-cell office:value-type="float" office:value="0.700134" calcext:value-type="float">
            <text:p>0.700134</text:p>
          </table:table-cell>
          <table:table-cell office:value-type="float" office:value="0.646851" calcext:value-type="float">
            <text:p>0.6468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701032" calcext:value-type="float">
            <text:p>0.701032</text:p>
          </table:table-cell>
          <table:table-cell office:value-type="float" office:value="0.745529" calcext:value-type="float">
            <text:p>0.745529</text:p>
          </table:table-cell>
          <table:table-cell office:value-type="float" office:value="0.73646" calcext:value-type="float">
            <text:p>0.73646</text:p>
          </table:table-cell>
          <table:table-cell office:value-type="float" office:value="0.735376" calcext:value-type="float">
            <text:p>0.735376</text:p>
          </table:table-cell>
          <table:table-cell office:value-type="float" office:value="0.694938" calcext:value-type="float">
            <text:p>0.694938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68973155013045" calcext:value-type="float">
            <text:p>0.6897315501</text:p>
          </table:table-cell>
          <table:table-cell table:style-name="ce1" office:value-type="float" office:value="0.429187150290467" calcext:value-type="float">
            <text:p>0.4291871503</text:p>
          </table:table-cell>
          <table:table-cell table:style-name="ce1" office:value-type="float" office:value="0.746148554929273" calcext:value-type="float">
            <text:p>0.7461485549</text:p>
          </table:table-cell>
          <table:table-cell table:style-name="ce1" office:value-type="float" office:value="0.753904274198342" calcext:value-type="float">
            <text:p>0.7539042742</text:p>
          </table:table-cell>
          <table:table-cell table:style-name="ce1" office:value-type="float" office:value="0.756387031133983" calcext:value-type="float">
            <text:p>0.7563870311</text:p>
          </table:table-cell>
          <table:table-cell table:style-name="ce1" office:value-type="float" office:value="0.40423022367637" calcext:value-type="float">
            <text:p>0.4042302237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183:.B195])" office:value-type="float" office:value="0.00664283333333333" calcext:value-type="float">
            <text:p>0.0066428333</text:p>
          </table:table-cell>
          <table:table-cell table:style-name="ce1" table:formula="of:=VAR([.C183:.C195])" office:value-type="float" office:value="0.00416966577347436" calcext:value-type="float">
            <text:p>0.0041696658</text:p>
          </table:table-cell>
          <table:table-cell table:style-name="ce1" table:formula="of:=VAR([.D183:.D195])" office:value-type="float" office:value="0.00198379341675641" calcext:value-type="float">
            <text:p>0.0019837934</text:p>
          </table:table-cell>
          <table:table-cell table:style-name="ce1" table:formula="of:=VAR([.E183:.E195])" office:value-type="float" office:value="0.00346039940823077" calcext:value-type="float">
            <text:p>0.0034603994</text:p>
          </table:table-cell>
          <table:table-cell table:style-name="ce1" table:formula="of:=VAR([.F183:.F195])" office:value-type="float" office:value="0.00331501418675641" calcext:value-type="float">
            <text:p>0.0033150142</text:p>
          </table:table-cell>
          <table:table-cell table:style-name="ce1" table:formula="of:=VAR([.G183:.G195])" office:value-type="float" office:value="0.00331889915566667" calcext:value-type="float">
            <text:p>0.0033188992</text:p>
          </table:table-cell>
          <table:table-cell table:style-name="ce1" table:formula="of:=VAR([.H183:.H195])" office:value-type="float" office:value="0.0019706137869359" calcext:value-type="float">
            <text:p>0.0019706138</text:p>
          </table:table-cell>
        </table:table-row>
        <table:table-row table:style-name="ro1" table:number-rows-repeated="3">
          <table:table-cell/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office:value-type="float" office:value="0.864707" calcext:value-type="float">
            <text:p>0.864707</text:p>
          </table:table-cell>
          <table:table-cell office:value-type="float" office:value="0.85937" calcext:value-type="float">
            <text:p>0.85937</text:p>
          </table:table-cell>
          <table:table-cell office:value-type="float" office:value="0.858197" calcext:value-type="float">
            <text:p>0.858197</text:p>
          </table:table-cell>
          <table:table-cell office:value-type="float" office:value="0.859544" calcext:value-type="float">
            <text:p>0.859544</text:p>
          </table:table-cell>
          <table:table-cell office:value-type="float" office:value="0.864154" calcext:value-type="float">
            <text:p>0.864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856007" calcext:value-type="float">
            <text:p>0.856007</text:p>
          </table:table-cell>
          <table:table-cell office:value-type="float" office:value="0.856837" calcext:value-type="float">
            <text:p>0.856837</text:p>
          </table:table-cell>
          <table:table-cell office:value-type="float" office:value="0.856362" calcext:value-type="float">
            <text:p>0.856362</text:p>
          </table:table-cell>
          <table:table-cell office:value-type="float" office:value="0.854287" calcext:value-type="float">
            <text:p>0.854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5603" calcext:value-type="float">
            <text:p>0.775603</text:p>
          </table:table-cell>
          <table:table-cell office:value-type="float" office:value="0.763351" calcext:value-type="float">
            <text:p>0.763351</text:p>
          </table:table-cell>
          <table:table-cell office:value-type="float" office:value="0.762116" calcext:value-type="float">
            <text:p>0.762116</text:p>
          </table:table-cell>
          <table:table-cell office:value-type="float" office:value="0.763193" calcext:value-type="float">
            <text:p>0.763193</text:p>
          </table:table-cell>
          <table:table-cell office:value-type="float" office:value="0.775478" calcext:value-type="float">
            <text:p>0.775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office:value-type="float" office:value="0.757477" calcext:value-type="float">
            <text:p>0.757477</text:p>
          </table:table-cell>
          <table:table-cell office:value-type="float" office:value="0.741679" calcext:value-type="float">
            <text:p>0.741679</text:p>
          </table:table-cell>
          <table:table-cell office:value-type="float" office:value="0.740585" calcext:value-type="float">
            <text:p>0.740585</text:p>
          </table:table-cell>
          <table:table-cell office:value-type="float" office:value="0.741625" calcext:value-type="float">
            <text:p>0.741625</text:p>
          </table:table-cell>
          <table:table-cell office:value-type="float" office:value="0.757351" calcext:value-type="float">
            <text:p>0.757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0.819834" calcext:value-type="float">
            <text:p>0.819834</text:p>
          </table:table-cell>
          <table:table-cell office:value-type="float" office:value="0.750568" calcext:value-type="float">
            <text:p>0.750568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755378" calcext:value-type="float">
            <text:p>0.755378</text:p>
          </table:table-cell>
          <table:table-cell office:value-type="float" office:value="0.816861" calcext:value-type="float">
            <text:p>0.8168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office:value-type="float" office:value="0.868234" calcext:value-type="float">
            <text:p>0.868234</text:p>
          </table:table-cell>
          <table:table-cell office:value-type="float" office:value="0.866399" calcext:value-type="float">
            <text:p>0.866399</text:p>
          </table:table-cell>
          <table:table-cell office:value-type="float" office:value="0.866142" calcext:value-type="float">
            <text:p>0.866142</text:p>
          </table:table-cell>
          <table:table-cell office:value-type="float" office:value="0.866952" calcext:value-type="float">
            <text:p>0.866952</text:p>
          </table:table-cell>
          <table:table-cell office:value-type="float" office:value="0.867025" calcext:value-type="float">
            <text:p>0.8670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office:value-type="float" office:value="0.802866" calcext:value-type="float">
            <text:p>0.802866</text:p>
          </table:table-cell>
          <table:table-cell office:value-type="float" office:value="0.790805" calcext:value-type="float">
            <text:p>0.790805</text:p>
          </table:table-cell>
          <table:table-cell office:value-type="float" office:value="0.789306" calcext:value-type="float">
            <text:p>0.789306</text:p>
          </table:table-cell>
          <table:table-cell office:value-type="float" office:value="0.790679" calcext:value-type="float">
            <text:p>0.790679</text:p>
          </table:table-cell>
          <table:table-cell office:value-type="float" office:value="0.802587" calcext:value-type="float">
            <text:p>0.8025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office:value-type="float" office:value="0.769799" calcext:value-type="float">
            <text:p>0.769799</text:p>
          </table:table-cell>
          <table:table-cell office:value-type="float" office:value="0.753752" calcext:value-type="float">
            <text:p>0.753752</text:p>
          </table:table-cell>
          <table:table-cell office:value-type="float" office:value="0.752716" calcext:value-type="float">
            <text:p>0.752716</text:p>
          </table:table-cell>
          <table:table-cell office:value-type="float" office:value="0.753808" calcext:value-type="float">
            <text:p>0.753808</text:p>
          </table:table-cell>
          <table:table-cell office:value-type="float" office:value="0.769428" calcext:value-type="float">
            <text:p>0.7694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office:value-type="float" office:value="0.772501" calcext:value-type="float">
            <text:p>0.772501</text:p>
          </table:table-cell>
          <table:table-cell office:value-type="float" office:value="0.757881" calcext:value-type="float">
            <text:p>0.757881</text:p>
          </table:table-cell>
          <table:table-cell office:value-type="float" office:value="0.757301" calcext:value-type="float">
            <text:p>0.757301</text:p>
          </table:table-cell>
          <table:table-cell office:value-type="float" office:value="0.757734" calcext:value-type="float">
            <text:p>0.757734</text:p>
          </table:table-cell>
          <table:table-cell office:value-type="float" office:value="0.77234" calcext:value-type="float">
            <text:p>0.772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office:value-type="float" office:value="0.590372" calcext:value-type="float">
            <text:p>0.590372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448274" calcext:value-type="float">
            <text:p>0.448274</text:p>
          </table:table-cell>
          <table:table-cell office:value-type="float" office:value="0.446629" calcext:value-type="float">
            <text:p>0.446629</text:p>
          </table:table-cell>
          <table:table-cell office:value-type="float" office:value="0.589855" calcext:value-type="float">
            <text:p>0.5898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office:value-type="float" office:value="0.782919" calcext:value-type="float">
            <text:p>0.782919</text:p>
          </table:table-cell>
          <table:table-cell office:value-type="float" office:value="0.787105" calcext:value-type="float">
            <text:p>0.787105</text:p>
          </table:table-cell>
          <table:table-cell office:value-type="float" office:value="0.786365" calcext:value-type="float">
            <text:p>0.786365</text:p>
          </table:table-cell>
          <table:table-cell office:value-type="float" office:value="0.787283" calcext:value-type="float">
            <text:p>0.787283</text:p>
          </table:table-cell>
          <table:table-cell office:value-type="float" office:value="0.782258" calcext:value-type="float">
            <text:p>0.7822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office:value-type="float" office:value="0.821242" calcext:value-type="float">
            <text:p>0.821242</text:p>
          </table:table-cell>
          <table:table-cell office:value-type="float" office:value="0.817918" calcext:value-type="float">
            <text:p>0.817918</text:p>
          </table:table-cell>
          <table:table-cell office:value-type="float" office:value="0.817278" calcext:value-type="float">
            <text:p>0.817278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20628" calcext:value-type="float">
            <text:p>0.8206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office:value-type="float" office:value="0.722023" calcext:value-type="float">
            <text:p>0.722023</text:p>
          </table:table-cell>
          <table:table-cell office:value-type="float" office:value="0.766527" calcext:value-type="float">
            <text:p>0.766527</text:p>
          </table:table-cell>
          <table:table-cell office:value-type="float" office:value="0.765649" calcext:value-type="float">
            <text:p>0.765649</text:p>
          </table:table-cell>
          <table:table-cell office:value-type="float" office:value="0.767406" calcext:value-type="float">
            <text:p>0.767406</text:p>
          </table:table-cell>
          <table:table-cell office:value-type="float" office:value="0.720775" calcext:value-type="float">
            <text:p>0.7207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office:value-type="float" office:value="0.639379" calcext:value-type="float">
            <text:p>0.639379</text:p>
          </table:table-cell>
          <table:table-cell office:value-type="float" office:value="0.621515" calcext:value-type="float">
            <text:p>0.621515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0.622744" calcext:value-type="float">
            <text:p>0.622744</text:p>
          </table:table-cell>
          <table:table-cell office:value-type="float" office:value="0.638613" calcext:value-type="float">
            <text:p>0.638613</text:p>
          </table:table-cell>
        </table:table-row>
        <table:table-row table:style-name="ro1">
          <table:table-cell table:style-name="ce1" office:value-type="string" calcext:value-type="string">
            <text:p>CORREL →</text:p>
          </table:table-cell>
          <table:table-cell/>
          <table:table-cell table:style-name="ce1" office:value-type="float" office:value="0.550874753726122" calcext:value-type="float">
            <text:p>0.5508747537</text:p>
          </table:table-cell>
          <table:table-cell table:style-name="ce1" office:value-type="float" office:value="0.729256455004415" calcext:value-type="float">
            <text:p>0.729256455</text:p>
          </table:table-cell>
          <table:table-cell table:style-name="ce1" office:value-type="float" office:value="0.591960909160966" calcext:value-type="float">
            <text:p>0.5919609092</text:p>
          </table:table-cell>
          <table:table-cell table:style-name="ce1" office:value-type="float" office:value="0.608378871771535" calcext:value-type="float">
            <text:p>0.6083788718</text:p>
          </table:table-cell>
          <table:table-cell table:style-name="ce1" office:value-type="float" office:value="0.597829224701221" calcext:value-type="float">
            <text:p>0.5978292247</text:p>
          </table:table-cell>
          <table:table-cell table:style-name="ce1" office:value-type="float" office:value="0.725222889251863" calcext:value-type="float">
            <text:p>0.7252228893</text:p>
          </table:table-cell>
        </table:table-row>
        <table:table-row table:style-name="ro1">
          <table:table-cell table:style-name="ce1" office:value-type="string" calcext:value-type="string">
            <text:p>VAR →</text:p>
          </table:table-cell>
          <table:table-cell table:style-name="ce1" table:formula="of:=VAR([.B203:.B216])" office:value-type="float" office:value="0.00902272527472527" calcext:value-type="float">
            <text:p>0.0090227253</text:p>
          </table:table-cell>
          <table:table-cell table:style-name="ce1" table:formula="of:=VAR([.C203:.C216])" office:value-type="float" office:value="0.0116441540354506" calcext:value-type="float">
            <text:p>0.011644154</text:p>
          </table:table-cell>
          <table:table-cell table:style-name="ce1" table:formula="of:=VAR([.D203:.D216])" office:value-type="float" office:value="0.0064439670904011" calcext:value-type="float">
            <text:p>0.0064439671</text:p>
          </table:table-cell>
          <table:table-cell table:style-name="ce1" table:formula="of:=VAR([.E203:.E216])" office:value-type="float" office:value="0.0117623760006429" calcext:value-type="float">
            <text:p>0.011762376</text:p>
          </table:table-cell>
          <table:table-cell table:style-name="ce1" table:formula="of:=VAR([.F203:.F216])" office:value-type="float" office:value="0.0116835009387253" calcext:value-type="float">
            <text:p>0.0116835009</text:p>
          </table:table-cell>
          <table:table-cell table:style-name="ce1" table:formula="of:=VAR([.G203:.G216])" office:value-type="float" office:value="0.0117688977976099" calcext:value-type="float">
            <text:p>0.0117688978</text:p>
          </table:table-cell>
          <table:table-cell table:style-name="ce1" table:formula="of:=VAR([.H203:.H216])" office:value-type="float" office:value="0.00642289535441758" calcext:value-type="float">
            <text:p>0.0064228954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7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5:03:24.275800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25T14:57:03.129466764</dc:date>
    <meta:editing-duration>P2DT20H35M25S</meta:editing-duration>
    <meta:editing-cycles>157</meta:editing-cycles>
    <meta:generator>LibreOffice/4.2.8.2$Linux_X86_64 LibreOffice_project/420m0$Build-2</meta:generator>
    <meta:document-statistic meta:table-count="5" meta:cell-count="10645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161cm" svg:y="3.711cm" style:legend-expansion="high" chart:style-name="ch2"/>
        <chart:plot-area chart:style-name="ch3" table:cell-range-address="'%rgb Paper'.B22:'%rgb Paper'.C33" chart:data-source-has-labels="row" svg:x="0.302cm" svg:y="0.17cm" svg:width="11.557cm" svg:height="8.179cm">
          <chartooo:coordinate-region svg:x="1.029cm" svg:y="0.369cm" svg:width="10.643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3:'%rgb Paper'.B33" chart:label-cell-address="'%rgb Paper'.B22:'%rgb Paper'.B22" chart:class="chart:line">
            <chart:data-point chart:repeated="11"/>
          </chart:series>
          <chart:series chart:style-name="ch7" chart:values-cell-range-address="'%rgb Paper'.C23:'%rgb Paper'.C33" chart:label-cell-address="'%rgb Paper'.C22:'%rgb Paper'.C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2:'%rgb Paper'.B22</svg:desc>
                </draw:g>
              </table:table-cell>
              <table:table-cell office:value-type="string">
                <text:p>1-hsv%rgb</text:p>
                <draw:g>
                  <svg:desc>'%rgb Paper'.C22:'%rgb Paper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%rgb Paper'.B23:'%rgb Paper'.B33</svg:desc>
                </draw:g>
              </table:table-cell>
              <table:table-cell office:value-type="float" office:value="0.572928">
                <text:p>0.572928</text:p>
                <draw:g>
                  <svg:desc>'%rgb Paper'.C23:'%rgb Paper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47437">
                <text:p>0.4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473658">
                <text:p>0.47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34458">
                <text:p>0.3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4703">
                <text:p>0.29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051">
                <text:p>0.33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40175">
                <text:p>0.34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07338">
                <text:p>0.30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53211">
                <text:p>0.553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86715">
                <text:p>0.4867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161cm" svg:y="3.711cm" style:legend-expansion="high" chart:style-name="ch2"/>
        <chart:plot-area chart:style-name="ch3" table:cell-range-address="'%rgb Paper'.B42:'%rgb Paper'.C50" chart:data-source-has-labels="row" svg:x="0.302cm" svg:y="0.17cm" svg:width="11.557cm" svg:height="8.179cm">
          <chartooo:coordinate-region svg:x="1.214cm" svg:y="0.369cm" svg:width="10.551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43:'%rgb Paper'.B50" chart:label-cell-address="'%rgb Paper'.B42:'%rgb Paper'.B42" chart:class="chart:line">
            <chart:data-point chart:repeated="8"/>
          </chart:series>
          <chart:series chart:style-name="ch7" chart:values-cell-range-address="'%rgb Paper'.C43:'%rgb Paper'.C50" chart:label-cell-address="'%rgb Paper'.C42:'%rgb Paper'.C4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42:'%rgb Paper'.B42</svg:desc>
                </draw:g>
              </table:table-cell>
              <table:table-cell office:value-type="string">
                <text:p>1-hsv%rgb</text:p>
                <draw:g>
                  <svg:desc>'%rgb Paper'.C42:'%rgb Paper'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'%rgb Paper'.B43:'%rgb Paper'.B50</svg:desc>
                </draw:g>
              </table:table-cell>
              <table:table-cell office:value-type="float" office:value="0.385668">
                <text:p>0.385668</text:p>
                <draw:g>
                  <svg:desc>'%rgb Paper'.C43:'%rgb Paper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216cm" svg:y="3.727cm" style:legend-expansion="high" chart:style-name="ch2"/>
        <chart:plot-area chart:style-name="ch3" table:cell-range-address="'%rgb Paper'.B62:'%rgb Paper'.C69" chart:data-source-has-labels="row" svg:x="0.304cm" svg:y="0.171cm" svg:width="11.608cm" svg:height="8.208cm">
          <chartooo:coordinate-region svg:x="1.031cm" svg:y="0.37cm" svg:width="10.787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63:'%rgb Paper'.B69" chart:label-cell-address="'%rgb Paper'.B62:'%rgb Paper'.B62" chart:class="chart:line">
            <chart:data-point chart:repeated="7"/>
          </chart:series>
          <chart:series chart:style-name="ch7" chart:values-cell-range-address="'%rgb Paper'.C63:'%rgb Paper'.C69" chart:label-cell-address="'%rgb Paper'.C62:'%rgb Paper'.C6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62:'%rgb Paper'.B62</svg:desc>
                </draw:g>
              </table:table-cell>
              <table:table-cell office:value-type="string">
                <text:p>1-hsv%rgb</text:p>
                <draw:g>
                  <svg:desc>'%rgb Paper'.C62:'%rgb Paper'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%rgb Paper'.B63:'%rgb Paper'.B69</svg:desc>
                </draw:g>
              </table:table-cell>
              <table:table-cell office:value-type="float" office:value="0.581587">
                <text:p>0.581587</text:p>
                <draw:g>
                  <svg:desc>'%rgb Paper'.C63:'%rgb Paper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4cm" svg:height="8.46cm" xlink:href=".." xlink:type="simple" chart:class="chart:line" chart:style-name="ch1">
        <chart:legend chart:legend-position="end" svg:x="12.056cm" svg:y="3.682cm" style:legend-expansion="high" chart:style-name="ch2"/>
        <chart:plot-area chart:style-name="ch3" table:cell-range-address="'%rgb Paper'.B82:'%rgb Paper'.C104" chart:data-source-has-labels="row" svg:x="0.3cm" svg:y="0.169cm" svg:width="11.456cm" svg:height="8.122cm">
          <chartooo:coordinate-region svg:x="1.027cm" svg:y="0.368cm" svg:width="10.542cm" svg:height="7.2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83:'%rgb Paper'.B104" chart:label-cell-address="'%rgb Paper'.B82:'%rgb Paper'.B82" chart:class="chart:line">
            <chart:data-point chart:repeated="22"/>
          </chart:series>
          <chart:series chart:style-name="ch7" chart:values-cell-range-address="'%rgb Paper'.C83:'%rgb Paper'.C104" chart:label-cell-address="'%rgb Paper'.C82:'%rgb Paper'.C82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82:'%rgb Paper'.B82</svg:desc>
                </draw:g>
              </table:table-cell>
              <table:table-cell office:value-type="string">
                <text:p>1-hsv%rgb</text:p>
                <draw:g>
                  <svg:desc>'%rgb Paper'.C82:'%rgb Paper'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'%rgb Paper'.B83:'%rgb Paper'.B104</svg:desc>
                </draw:g>
              </table:table-cell>
              <table:table-cell office:value-type="float" office:value="0.71941">
                <text:p>0.71941</text:p>
                <draw:g>
                  <svg:desc>'%rgb Paper'.C83:'%rgb Paper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6506">
                <text:p>0.6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592843">
                <text:p>0.592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572358">
                <text:p>0.57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583437">
                <text:p>0.583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693409">
                <text:p>0.693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755073">
                <text:p>0.755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68704">
                <text:p>0.6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647505">
                <text:p>0.647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650046">
                <text:p>0.650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462146">
                <text:p>0.462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3589">
                <text:p>0.3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336524">
                <text:p>0.336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380235">
                <text:p>0.380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465464">
                <text:p>0.465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556567">
                <text:p>0.556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644492">
                <text:p>0.644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717135">
                <text:p>0.717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747896">
                <text:p>0.747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743571">
                <text:p>0.743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777982">
                <text:p>0.777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784573">
                <text:p>0.78457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3cm" svg:height="8.49cm" xlink:href=".." xlink:type="simple" chart:class="chart:line" chart:style-name="ch1">
        <chart:legend chart:legend-position="end" svg:x="12.109cm" svg:y="3.697cm" style:legend-expansion="high" chart:style-name="ch2"/>
        <chart:plot-area chart:style-name="ch3" table:cell-range-address="'%rgb Paper'.B122:'%rgb Paper'.C160" chart:data-source-has-labels="row" svg:x="0.301cm" svg:y="0.169cm" svg:width="11.507cm" svg:height="8.152cm">
          <chartooo:coordinate-region svg:x="1.028cm" svg:y="0.368cm" svg:width="10.594cm" svg:height="6.9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123:'%rgb Paper'.B160" chart:label-cell-address="'%rgb Paper'.B122:'%rgb Paper'.B122" chart:class="chart:line">
            <chart:data-point chart:repeated="38"/>
          </chart:series>
          <chart:series chart:style-name="ch7" chart:values-cell-range-address="'%rgb Paper'.C123:'%rgb Paper'.C160" chart:label-cell-address="'%rgb Paper'.C122:'%rgb Paper'.C122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122:'%rgb Paper'.B122</svg:desc>
                </draw:g>
              </table:table-cell>
              <table:table-cell office:value-type="string">
                <text:p>1-hsv%rgb</text:p>
                <draw:g>
                  <svg:desc>'%rgb Paper'.C122:'%rgb Paper'.C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'%rgb Paper'.B123:'%rgb Paper'.B160</svg:desc>
                </draw:g>
              </table:table-cell>
              <table:table-cell office:value-type="float" office:value="0.616389">
                <text:p>0.616389</text:p>
                <draw:g>
                  <svg:desc>'%rgb Paper'.C123:'%rgb Paper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7246">
                <text:p>0.637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55018">
                <text:p>0.655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1844">
                <text:p>0.62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613564">
                <text:p>0.613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28289">
                <text:p>0.628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667671">
                <text:p>0.667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686905">
                <text:p>0.686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59134">
                <text:p>0.659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06287">
                <text:p>0.606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85293">
                <text:p>0.585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09661">
                <text:p>0.509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">
                <text:p>0.852</text:p>
              </table:table-cell>
              <table:table-cell office:value-type="float" office:value="0.759041">
                <text:p>0.75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1">
                <text:p>0.851</text:p>
              </table:table-cell>
              <table:table-cell office:value-type="float" office:value="0.750682">
                <text:p>0.750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">
                <text:p>0.798</text:p>
              </table:table-cell>
              <table:table-cell office:value-type="float" office:value="0.754259">
                <text:p>0.754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1">
                <text:p>0.791</text:p>
              </table:table-cell>
              <table:table-cell office:value-type="float" office:value="0.726963">
                <text:p>0.726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">
                <text:p>0.806</text:p>
              </table:table-cell>
              <table:table-cell office:value-type="float" office:value="0.696195">
                <text:p>0.696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0.743008">
                <text:p>0.743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720194">
                <text:p>0.720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8">
                <text:p>0.748</text:p>
              </table:table-cell>
              <table:table-cell office:value-type="float" office:value="0.661988">
                <text:p>0.661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7">
                <text:p>0.777</text:p>
              </table:table-cell>
              <table:table-cell office:value-type="float" office:value="0.677726">
                <text:p>0.677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">
                <text:p>0.743</text:p>
              </table:table-cell>
              <table:table-cell office:value-type="float" office:value="0.651302">
                <text:p>0.651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">
                <text:p>0.779</text:p>
              </table:table-cell>
              <table:table-cell office:value-type="float" office:value="0.645065">
                <text:p>0.645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">
                <text:p>0.793</text:p>
              </table:table-cell>
              <table:table-cell office:value-type="float" office:value="0.68065">
                <text:p>0.68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0.674163">
                <text:p>0.674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2">
                <text:p>0.692</text:p>
              </table:table-cell>
              <table:table-cell office:value-type="float" office:value="0.682039">
                <text:p>0.682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9">
                <text:p>0.769</text:p>
              </table:table-cell>
              <table:table-cell office:value-type="float" office:value="0.686496">
                <text:p>0.686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9">
                <text:p>0.759</text:p>
              </table:table-cell>
              <table:table-cell office:value-type="float" office:value="0.623448">
                <text:p>0.623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1">
                <text:p>0.711</text:p>
              </table:table-cell>
              <table:table-cell office:value-type="float" office:value="0.645685">
                <text:p>0.645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9">
                <text:p>0.789</text:p>
              </table:table-cell>
              <table:table-cell office:value-type="float" office:value="0.721028">
                <text:p>0.721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684607">
                <text:p>0.684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">
                <text:p>0.798</text:p>
              </table:table-cell>
              <table:table-cell office:value-type="float" office:value="0.723593">
                <text:p>0.7235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">
                <text:p>0.848</text:p>
              </table:table-cell>
              <table:table-cell office:value-type="float" office:value="0.749051">
                <text:p>0.749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4">
                <text:p>0.784</text:p>
              </table:table-cell>
              <table:table-cell office:value-type="float" office:value="0.701238">
                <text:p>0.7012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732605">
                <text:p>0.732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8">
                <text:p>0.858</text:p>
              </table:table-cell>
              <table:table-cell office:value-type="float" office:value="0.725387">
                <text:p>0.725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0.740377">
                <text:p>0.740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3">
                <text:p>0.883</text:p>
              </table:table-cell>
              <table:table-cell office:value-type="float" office:value="0.778965">
                <text:p>0.7789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3cm" svg:height="8.49cm" xlink:href=".." xlink:type="simple" chart:class="chart:line" chart:style-name="ch1">
        <chart:legend chart:legend-position="end" svg:x="12.109cm" svg:y="3.697cm" style:legend-expansion="high" chart:style-name="ch2"/>
        <chart:plot-area chart:style-name="ch3" table:cell-range-address="'%rgb Paper'.B182:'%rgb Paper'.C195" chart:data-source-has-labels="row" svg:x="0.301cm" svg:y="0.169cm" svg:width="11.507cm" svg:height="8.152cm">
          <chartooo:coordinate-region svg:x="1.028cm" svg:y="0.368cm" svg:width="10.593cm" svg:height="7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183:'%rgb Paper'.B195" chart:label-cell-address="'%rgb Paper'.B182:'%rgb Paper'.B182" chart:class="chart:line">
            <chart:data-point chart:repeated="13"/>
          </chart:series>
          <chart:series chart:style-name="ch7" chart:values-cell-range-address="'%rgb Paper'.C183:'%rgb Paper'.C195" chart:label-cell-address="'%rgb Paper'.C182:'%rgb Paper'.C18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182:'%rgb Paper'.B182</svg:desc>
                </draw:g>
              </table:table-cell>
              <table:table-cell office:value-type="string">
                <text:p>1-hsv%rgb</text:p>
                <draw:g>
                  <svg:desc>'%rgb Paper'.C182:'%rgb Paper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'%rgb Paper'.B183:'%rgb Paper'.B195</svg:desc>
                </draw:g>
              </table:table-cell>
              <table:table-cell office:value-type="float" office:value="0.646397">
                <text:p>0.646397</text:p>
                <draw:g>
                  <svg:desc>'%rgb Paper'.C183:'%rgb Paper'.C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629167">
                <text:p>0.629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02688">
                <text:p>0.602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706773">
                <text:p>0.706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775773">
                <text:p>0.775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88302">
                <text:p>0.788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662741">
                <text:p>0.662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680257">
                <text:p>0.680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54601">
                <text:p>0.5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670482">
                <text:p>0.670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677387">
                <text:p>0.677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694252">
                <text:p>0.6942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5.136cm" svg:y="0.492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1</text:p>
        </chart:title>
        <chart:legend chart:legend-position="end" svg:x="13.525cm" svg:y="4.201cm" style:legend-expansion="high" chart:style-name="ch3"/>
        <chart:plot-area chart:style-name="ch4" table:cell-range-address="'%rgb'.AA3:'%rgb'.AB14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:'%rgb'.AB14" chart:class="chart:scatter">
            <chart:domain table:cell-range-address="'%rgb'.AA3:'%rgb'.A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4</svg:desc>
                </draw:g>
              </table:table-cell>
              <table:table-cell office:value-type="float" office:value="-0.120512">
                <text:p>-0.120512</text:p>
                <draw:g>
                  <svg:desc>'%rgb'.AB3:'%rgb'.A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2</text:p>
        </chart:title>
        <chart:legend chart:legend-position="end" svg:x="13.525cm" svg:y="4.201cm" style:legend-expansion="high" chart:style-name="ch3"/>
        <chart:plot-area chart:style-name="ch4" table:cell-range-address="'%rgb'.AA18:'%rgb'.AB28" svg:x="0.32cm" svg:y="1.301cm" svg:width="12.885cm" svg:height="7.519cm">
          <chartooo:coordinate-region svg:x="0.611cm" svg:y="1.501cm" svg:width="12.263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18:'%rgb'.AB28" chart:class="chart:scatter">
            <chart:domain table:cell-range-address="'%rgb'.AA18:'%rgb'.AA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623137254902">
                <text:p>0.084623137254902</text:p>
                <draw:g>
                  <svg:desc>'%rgb'.AA18:'%rgb'.AA28</svg:desc>
                </draw:g>
              </table:table-cell>
              <table:table-cell office:value-type="float" office:value="0.018072">
                <text:p>0.018072</text:p>
                <draw:g>
                  <svg:desc>'%rgb'.AB18:'%rgb'.A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1</text:p>
        </chart:title>
        <chart:legend chart:legend-position="end" svg:x="13.525cm" svg:y="4.201cm" style:legend-expansion="high" chart:style-name="ch3"/>
        <chart:plot-area chart:style-name="ch4" table:cell-range-address="'%rgb'.AA32:'%rgb'.AB39" svg:x="0.32cm" svg:y="1.301cm" svg:width="12.885cm" svg:height="7.519cm">
          <chartooo:coordinate-region svg:x="1.338cm" svg:y="1.5cm" svg:width="11.62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2:'%rgb'.AB39" chart:class="chart:scatter">
            <chart:domain table:cell-range-address="'%rgb'.AA32:'%rgb'.AA3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773333333333">
                <text:p>0.265773333333333</text:p>
                <draw:g>
                  <svg:desc>'%rgb'.AA32:'%rgb'.AA39</svg:desc>
                </draw:g>
              </table:table-cell>
              <table:table-cell office:value-type="float" office:value="-0.152668">
                <text:p>-0.152668</text:p>
                <draw:g>
                  <svg:desc>'%rgb'.AB32:'%rgb'.A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3</text:p>
        </chart:title>
        <chart:legend chart:legend-position="end" svg:x="13.525cm" svg:y="4.201cm" style:legend-expansion="high" chart:style-name="ch3"/>
        <chart:plot-area chart:style-name="ch4" table:cell-range-address="'%rgb'.AA43:'%rgb'.AB49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43:'%rgb'.AB49" chart:class="chart:scatter">
            <chart:domain table:cell-range-address="'%rgb'.AA43:'%rgb'.AA4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9137254902">
                <text:p>0.19169137254902</text:p>
                <draw:g>
                  <svg:desc>'%rgb'.AA43:'%rgb'.AA49</svg:desc>
                </draw:g>
              </table:table-cell>
              <table:table-cell office:value-type="float" office:value="-0.113587">
                <text:p>-0.113587</text:p>
                <draw:g>
                  <svg:desc>'%rgb'.AB43:'%rgb'.A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room,campus,hallway,lab</text:p>
        </chart:title>
        <chart:legend chart:legend-position="end" svg:x="13.525cm" svg:y="4.201cm" style:legend-expansion="high" chart:style-name="ch3"/>
        <chart:plot-area chart:style-name="ch4" table:cell-range-address="'%rgb'.AA53:'%rgb'.AB163" svg:x="0.32cm" svg:y="1.301cm" svg:width="12.885cm" svg:height="7.519cm">
          <chartooo:coordinate-region svg:x="1.153cm" svg:y="1.5cm" svg:width="11.72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53:'%rgb'.AB163" chart:class="chart:scatter">
            <chart:domain table:cell-range-address="'%rgb'.AA53:'%rgb'.AA163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098039215686">
                <text:p>0.0527098039215686</text:p>
                <draw:g>
                  <svg:desc>'%rgb'.AA53:'%rgb'.AA163</svg:desc>
                </draw:g>
              </table:table-cell>
              <table:table-cell office:value-type="float" office:value="0.03159">
                <text:p>0.03159</text:p>
                <draw:g>
                  <svg:desc>'%rgb'.AB5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0.417cm" svg:y="11.993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9cm" svg:height="8.038cm" xlink:href=".." xlink:type="simple" chart:class="chart:line" chart:style-name="ch1">
        <chart:legend chart:legend-position="end" svg:x="11.306cm" svg:y="3.471cm" style:legend-expansion="high" chart:style-name="ch2"/>
        <chart:plot-area chart:style-name="ch3" table:cell-range-address="'%rgb Paper'.B202:'%rgb Paper'.C216" chart:data-source-has-labels="row" svg:x="0.285cm" svg:y="0.16cm" svg:width="10.736cm" svg:height="7.718cm">
          <chartooo:coordinate-region svg:x="1.012cm" svg:y="0.359cm" svg:width="9.822cm" svg:height="6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03:'%rgb Paper'.B216" chart:label-cell-address="'%rgb Paper'.B202:'%rgb Paper'.B202" chart:class="chart:line">
            <chart:data-point chart:repeated="14"/>
          </chart:series>
          <chart:series chart:style-name="ch7" chart:values-cell-range-address="'%rgb Paper'.C203:'%rgb Paper'.C216" chart:label-cell-address="'%rgb Paper'.C202:'%rgb Paper'.C20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02:'%rgb Paper'.B202</svg:desc>
                </draw:g>
              </table:table-cell>
              <table:table-cell office:value-type="string">
                <text:p>1-hsv%rgb</text:p>
                <draw:g>
                  <svg:desc>'%rgb Paper'.C202:'%rgb Paper'.C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%rgb Paper'.B203:'%rgb Paper'.B216</svg:desc>
                </draw:g>
              </table:table-cell>
              <table:table-cell office:value-type="float" office:value="0.84813">
                <text:p>0.84813</text:p>
                <draw:g>
                  <svg:desc>'%rgb Paper'.C203:'%rgb Paper'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42262">
                <text:p>0.842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760642">
                <text:p>0.760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738878">
                <text:p>0.738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25148">
                <text:p>0.725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58148">
                <text:p>0.85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87008">
                <text:p>0.787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75094">
                <text:p>0.75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754936">
                <text:p>0.754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36982">
                <text:p>0.436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779996">
                <text:p>0.77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09295">
                <text:p>0.80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58668">
                <text:p>0.758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620095">
                <text:p>0.62009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3cm" svg:height="8.58cm" xlink:href=".." xlink:type="simple" chart:class="chart:line" chart:style-name="ch1">
        <chart:legend chart:legend-position="end" svg:x="12.401cm" svg:y="3.742cm" style:legend-expansion="high" chart:style-name="ch2"/>
        <chart:plot-area chart:style-name="ch3" table:cell-range-address="'dB Paper'.B3:'dB Paper'.C14" svg:x="0.305cm" svg:y="0.171cm" svg:width="11.791cm" svg:height="8.238cm">
          <chartooo:coordinate-region svg:x="1.032cm" svg:y="0.371cm" svg:width="10.878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3:'dB Paper'.B14" chart:class="chart:line">
            <chart:data-point chart:repeated="12"/>
          </chart:series>
          <chart:series chart:style-name="ch7" chart:values-cell-range-address="'dB Paper'.C3:'dB Paper'.C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dB Paper'.B3:'dB Paper'.B14</svg:desc>
                </draw:g>
              </table:table-cell>
              <table:table-cell office:value-type="float" office:value="0.416633683166749">
                <text:p>0.416633683166749</text:p>
                <draw:g>
                  <svg:desc>'dB Paper'.C3:'dB Paper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39570893233773">
                <text:p>0.3957089323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79683261066153">
                <text:p>0.579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69735642661805">
                <text:p>0.569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96016078252777">
                <text:p>0.39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0868872223471">
                <text:p>0.40868872223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17581866925011">
                <text:p>0.417581866925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25047180237006">
                <text:p>0.425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81788568401357">
                <text:p>0.281788568401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76762778851552">
                <text:p>0.376762778851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58952746134842">
                <text:p>0.558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427511200793461">
                <text:p>0.42751120079346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692cm" svg:y="3.727cm" style:legend-expansion="high" chart:style-name="ch2"/>
        <chart:plot-area chart:style-name="ch3" table:cell-range-address="'dB Paper'.B22:'dB Paper'.C33" chart:data-source-has-labels="row" svg:x="0.304cm" svg:y="0.171cm" svg:width="12.084cm" svg:height="8.208cm">
          <chartooo:coordinate-region svg:x="1.031cm" svg:y="0.37cm" svg:width="11.17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3:'dB Paper'.B33" chart:label-cell-address="'dB Paper'.B22:'dB Paper'.B22" chart:class="chart:line">
            <chart:data-point chart:repeated="11"/>
          </chart:series>
          <chart:series chart:style-name="ch7" chart:values-cell-range-address="'dB Paper'.C23:'dB Paper'.C33" chart:label-cell-address="'dB Paper'.C22:'dB Paper'.C22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22:'dB Paper'.B22</svg:desc>
                </draw:g>
              </table:table-cell>
              <table:table-cell office:value-type="string">
                <text:p>1/hsv</text:p>
                <draw:g>
                  <svg:desc>'dB Paper'.C22:'dB Paper'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dB Paper'.B23:'dB Paper'.B33</svg:desc>
                </draw:g>
              </table:table-cell>
              <table:table-cell office:value-type="float" office:value="0.603751713145486">
                <text:p>0.603751713145486</text:p>
                <draw:g>
                  <svg:desc>'dB Paper'.C23:'dB Paper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15447975835799">
                <text:p>0.515447975835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22250481776069">
                <text:p>0.522250481776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4541266704172">
                <text:p>0.29454126670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2432843921591">
                <text:p>0.352432843921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2201966695782">
                <text:p>0.352201966695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156748744185">
                <text:p>0.320156748744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96548984557327">
                <text:p>0.496548984557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44191748694076">
                <text:p>0.44419174869407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3cm" svg:height="8.58cm" xlink:href=".." xlink:type="simple" chart:class="chart:line" chart:style-name="ch1">
        <chart:legend chart:legend-position="end" svg:x="12.745cm" svg:y="3.742cm" style:legend-expansion="high" chart:style-name="ch2"/>
        <chart:plot-area chart:style-name="ch3" table:cell-range-address="'dB Paper'.B42:'dB Paper'.C50" chart:data-source-has-labels="row" svg:x="0.305cm" svg:y="0.171cm" svg:width="12.135cm" svg:height="8.238cm">
          <chartooo:coordinate-region svg:x="1.217cm" svg:y="0.37cm" svg:width="11.129cm" svg:height="7.3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43:'dB Paper'.B50" chart:label-cell-address="'dB Paper'.B42:'dB Paper'.B42" chart:class="chart:line">
            <chart:data-point chart:repeated="8"/>
          </chart:series>
          <chart:series chart:style-name="ch7" chart:values-cell-range-address="'dB Paper'.C43:'dB Paper'.C50" chart:label-cell-address="'dB Paper'.C42:'dB Paper'.C4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42:'dB Paper'.B42</svg:desc>
                </draw:g>
              </table:table-cell>
              <table:table-cell office:value-type="string">
                <text:p>1/hsv</text:p>
                <draw:g>
                  <svg:desc>'dB Paper'.C42:'dB Paper'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'dB Paper'.B43:'dB Paper'.B50</svg:desc>
                </draw:g>
              </table:table-cell>
              <table:table-cell office:value-type="float" office:value="0.326483705198273">
                <text:p>0.326483705198273</text:p>
                <draw:g>
                  <svg:desc>'dB Paper'.C43:'dB Paper'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361098171759956">
                <text:p>0.361098171759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33248991724326">
                <text:p>0.33248991724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328501082411067">
                <text:p>0.32850108241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36167411715348">
                <text:p>0.36167411715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345964497123305">
                <text:p>0.345964497123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333592423448879">
                <text:p>0.333592423448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33246449279217">
                <text:p>0.3324644927921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cm" svg:height="8.55cm" xlink:href=".." xlink:type="simple" chart:class="chart:line" chart:style-name="ch1">
        <chart:legend chart:legend-position="end" svg:x="12.692cm" svg:y="3.727cm" style:legend-expansion="high" chart:style-name="ch2"/>
        <chart:plot-area chart:style-name="ch3" table:cell-range-address="'dB Paper'.B62:'dB Paper'.C69" chart:data-source-has-labels="row" svg:x="0.304cm" svg:y="0.171cm" svg:width="12.084cm" svg:height="8.208cm">
          <chartooo:coordinate-region svg:x="1.031cm" svg:y="0.37cm" svg:width="11.263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63:'dB Paper'.B69" chart:label-cell-address="'dB Paper'.B62:'dB Paper'.B62" chart:class="chart:line">
            <chart:data-point chart:repeated="7"/>
          </chart:series>
          <chart:series chart:style-name="ch7" chart:values-cell-range-address="'dB Paper'.C63:'dB Paper'.C69" chart:label-cell-address="'dB Paper'.C62:'dB Paper'.C6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62:'dB Paper'.B62</svg:desc>
                </draw:g>
              </table:table-cell>
              <table:table-cell office:value-type="string">
                <text:p>1/hsv</text:p>
                <draw:g>
                  <svg:desc>'dB Paper'.C62:'dB Paper'.C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dB Paper'.B63:'dB Paper'.B69</svg:desc>
                </draw:g>
              </table:table-cell>
              <table:table-cell office:value-type="float" office:value="0.632807259564882">
                <text:p>0.632807259564882</text:p>
                <draw:g>
                  <svg:desc>'dB Paper'.C63:'dB Paper'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34759426177479">
                <text:p>0.634759426177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89298638635189">
                <text:p>0.689298638635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36967017847816">
                <text:p>0.636967017847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57587652779017">
                <text:p>0.557587652779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20715526374585">
                <text:p>0.7207155263745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45cm" svg:height="8.519cm" xlink:href=".." xlink:type="simple" chart:class="chart:line" chart:style-name="ch1">
        <chart:legend chart:legend-position="end" svg:x="12.637cm" svg:y="3.711cm" style:legend-expansion="high" chart:style-name="ch2"/>
        <chart:plot-area chart:style-name="ch3" table:cell-range-address="'dB Paper'.B82:'dB Paper'.C104" chart:data-source-has-labels="row" svg:x="0.302cm" svg:y="0.17cm" svg:width="12.033cm" svg:height="8.179cm">
          <chartooo:coordinate-region svg:x="1.029cm" svg:y="0.369cm" svg:width="11.119cm" svg:height="7.3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83:'dB Paper'.B104" chart:label-cell-address="'dB Paper'.B82:'dB Paper'.B82" chart:class="chart:line">
            <chart:data-point chart:repeated="22"/>
          </chart:series>
          <chart:series chart:style-name="ch7" chart:values-cell-range-address="'dB Paper'.C83:'dB Paper'.C104" chart:label-cell-address="'dB Paper'.C82:'dB Paper'.C82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82:'dB Paper'.B82</svg:desc>
                </draw:g>
              </table:table-cell>
              <table:table-cell office:value-type="string">
                <text:p>1/hsv</text:p>
                <draw:g>
                  <svg:desc>'dB Paper'.C82:'dB Paper'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'dB Paper'.B83:'dB Paper'.B104</svg:desc>
                </draw:g>
              </table:table-cell>
              <table:table-cell office:value-type="float" office:value="0.677424162365023">
                <text:p>0.677424162365023</text:p>
                <draw:g>
                  <svg:desc>'dB Paper'.C83:'dB Paper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482048513362385">
                <text:p>0.482048513362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393401863938031">
                <text:p>0.39340186393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329727216673646">
                <text:p>0.329727216673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348408990345587">
                <text:p>0.348408990345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459455361614342">
                <text:p>0.459455361614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522356874216465">
                <text:p>0.52235687421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431797573297638">
                <text:p>0.431797573297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415203075824386">
                <text:p>0.415203075824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416760437765164">
                <text:p>0.416760437765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283450729177001">
                <text:p>0.283450729177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231225634598754">
                <text:p>0.231225634598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233698916338125">
                <text:p>0.23369891633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265006664917623">
                <text:p>0.265006664917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304047480054485">
                <text:p>0.304047480054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371861949969693">
                <text:p>0.371861949969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480910266953289">
                <text:p>0.480910266953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577680727415572">
                <text:p>0.577680727415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63205931244588">
                <text:p>0.63205931244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592655809212242">
                <text:p>0.592655809212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661498161035112">
                <text:p>0.661498161035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605671508000921">
                <text:p>0.6056715080009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8cm" svg:height="8.549cm" xlink:href=".." xlink:type="simple" chart:class="chart:line" chart:style-name="ch1">
        <chart:legend chart:legend-position="end" svg:x="12.69cm" svg:y="3.726cm" style:legend-expansion="high" chart:style-name="ch2"/>
        <chart:plot-area chart:style-name="ch3" table:cell-range-address="'dB Paper'.B122:'dB Paper'.C160" chart:data-source-has-labels="row" svg:x="0.303cm" svg:y="0.17cm" svg:width="12.084cm" svg:height="8.209cm">
          <chartooo:coordinate-region svg:x="1.03cm" svg:y="0.369cm" svg:width="11.17cm" svg:height="6.9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123:'dB Paper'.B160" chart:label-cell-address="'dB Paper'.B122:'dB Paper'.B122" chart:class="chart:line">
            <chart:data-point chart:repeated="38"/>
          </chart:series>
          <chart:series chart:style-name="ch7" chart:values-cell-range-address="'dB Paper'.C123:'dB Paper'.C160" chart:label-cell-address="'dB Paper'.C122:'dB Paper'.C122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122:'dB Paper'.B122</svg:desc>
                </draw:g>
              </table:table-cell>
              <table:table-cell office:value-type="string">
                <text:p>1/hsv</text:p>
                <draw:g>
                  <svg:desc>'dB Paper'.C122:'dB Paper'.C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'dB Paper'.B123:'dB Paper'.B160</svg:desc>
                </draw:g>
              </table:table-cell>
              <table:table-cell office:value-type="float" office:value="0.633240035968034">
                <text:p>0.633240035968034</text:p>
                <draw:g>
                  <svg:desc>'dB Paper'.C123:'dB Paper'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87450589488881">
                <text:p>0.687450589488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702296509586347">
                <text:p>0.702296509586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70371586970658">
                <text:p>0.670371586970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669680227691277">
                <text:p>0.669680227691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82691716901399">
                <text:p>0.68269171690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31528895391368">
                <text:p>0.731528895391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7111166632597">
                <text:p>0.757111166632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70962751651658">
                <text:p>0.70962751651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9878714292313">
                <text:p>0.659878714292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605774240056216">
                <text:p>0.605774240056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14705125433639">
                <text:p>0.514705125433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">
                <text:p>0.852</text:p>
              </table:table-cell>
              <table:table-cell office:value-type="float" office:value="0.769289945380414">
                <text:p>0.769289945380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1">
                <text:p>0.851</text:p>
              </table:table-cell>
              <table:table-cell office:value-type="float" office:value="0.743947983157018">
                <text:p>0.74394798315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8">
                <text:p>0.798</text:p>
              </table:table-cell>
              <table:table-cell office:value-type="float" office:value="0.76163782598099">
                <text:p>0.76163782598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1">
                <text:p>0.791</text:p>
              </table:table-cell>
              <table:table-cell office:value-type="float" office:value="0.741125027792189">
                <text:p>0.741125027792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6">
                <text:p>0.806</text:p>
              </table:table-cell>
              <table:table-cell office:value-type="float" office:value="0.709662768252526">
                <text:p>0.70966276825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0.759111232568908">
                <text:p>0.75911123256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6">
                <text:p>0.826</text:p>
              </table:table-cell>
              <table:table-cell office:value-type="float" office:value="0.730108202035542">
                <text:p>0.730108202035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8">
                <text:p>0.748</text:p>
              </table:table-cell>
              <table:table-cell office:value-type="float" office:value="0.684462696783025">
                <text:p>0.684462696783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7">
                <text:p>0.777</text:p>
              </table:table-cell>
              <table:table-cell office:value-type="float" office:value="0.706973587466772">
                <text:p>0.706973587466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3">
                <text:p>0.743</text:p>
              </table:table-cell>
              <table:table-cell office:value-type="float" office:value="0.686577411603158">
                <text:p>0.686577411603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">
                <text:p>0.779</text:p>
              </table:table-cell>
              <table:table-cell office:value-type="float" office:value="0.681895669962496">
                <text:p>0.6818956699624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3">
                <text:p>0.793</text:p>
              </table:table-cell>
              <table:table-cell office:value-type="float" office:value="0.69993700566949">
                <text:p>0.699937005669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0.694473380835313">
                <text:p>0.694473380835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2">
                <text:p>0.692</text:p>
              </table:table-cell>
              <table:table-cell office:value-type="float" office:value="0.689008929555727">
                <text:p>0.689008929555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9">
                <text:p>0.769</text:p>
              </table:table-cell>
              <table:table-cell office:value-type="float" office:value="0.685908691834943">
                <text:p>0.685908691834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9">
                <text:p>0.759</text:p>
              </table:table-cell>
              <table:table-cell office:value-type="float" office:value="0.62758092656048">
                <text:p>0.62758092656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1">
                <text:p>0.711</text:p>
              </table:table-cell>
              <table:table-cell office:value-type="float" office:value="0.671424830633086">
                <text:p>0.671424830633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9">
                <text:p>0.789</text:p>
              </table:table-cell>
              <table:table-cell office:value-type="float" office:value="0.759809135945051">
                <text:p>0.759809135945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23929489267745">
                <text:p>0.723929489267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8">
                <text:p>0.798</text:p>
              </table:table-cell>
              <table:table-cell office:value-type="float" office:value="0.737539273966339">
                <text:p>0.7375392739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48">
                <text:p>0.848</text:p>
              </table:table-cell>
              <table:table-cell office:value-type="float" office:value="0.761336297469318">
                <text:p>0.761336297469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4">
                <text:p>0.784</text:p>
              </table:table-cell>
              <table:table-cell office:value-type="float" office:value="0.722266762005879">
                <text:p>0.72226676200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">
                <text:p>0.79</text:p>
              </table:table-cell>
              <table:table-cell office:value-type="float" office:value="0.742903415126999">
                <text:p>0.742903415126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8">
                <text:p>0.858</text:p>
              </table:table-cell>
              <table:table-cell office:value-type="float" office:value="0.730956749289145">
                <text:p>0.730956749289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0.743671356754023">
                <text:p>0.743671356754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3">
                <text:p>0.883</text:p>
              </table:table-cell>
              <table:table-cell office:value-type="float" office:value="0.77973317530741">
                <text:p>0.7797331753074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741cm" style:legend-expansion="high" chart:style-name="ch2"/>
        <chart:plot-area chart:style-name="ch3" table:cell-range-address="'dB Paper'.B182:'dB Paper'.C195" chart:data-source-has-labels="row" svg:x="0.305cm" svg:y="0.171cm" svg:width="12.134cm" svg:height="8.237cm">
          <chartooo:coordinate-region svg:x="1.032cm" svg:y="0.371cm" svg:width="11.22cm" svg:height="7.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183:'dB Paper'.B195" chart:label-cell-address="'dB Paper'.B182:'dB Paper'.B182" chart:class="chart:line">
            <chart:data-point chart:repeated="13"/>
          </chart:series>
          <chart:series chart:style-name="ch7" chart:values-cell-range-address="'dB Paper'.C183:'dB Paper'.C195" chart:label-cell-address="'dB Paper'.C182:'dB Paper'.C18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182:'dB Paper'.B182</svg:desc>
                </draw:g>
              </table:table-cell>
              <table:table-cell office:value-type="string">
                <text:p>1/hsv</text:p>
                <draw:g>
                  <svg:desc>'dB Paper'.C182:'dB Paper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'dB Paper'.B183:'dB Paper'.B195</svg:desc>
                </draw:g>
              </table:table-cell>
              <table:table-cell office:value-type="float" office:value="0.583703011907541">
                <text:p>0.583703011907541</text:p>
                <draw:g>
                  <svg:desc>'dB Paper'.C183:'dB Paper'.C1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553333001333532">
                <text:p>0.553333001333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661922885983783">
                <text:p>0.66192288598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522493338209938">
                <text:p>0.522493338209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675091812486498">
                <text:p>0.675091812486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682225966884751">
                <text:p>0.682225966884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44768004766515">
                <text:p>0.744768004766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618375650840372">
                <text:p>0.618375650840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659648011820892">
                <text:p>0.659648011820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561987186692143">
                <text:p>0.561987186692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648689323222429">
                <text:p>0.648689323222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537972810854139">
                <text:p>0.5379728108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591971680074825">
                <text:p>0.59197168007482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741cm" style:legend-expansion="high" chart:style-name="ch2"/>
        <chart:plot-area chart:style-name="ch3" table:cell-range-address="'dB Paper'.B202:'dB Paper'.C216" chart:data-source-has-labels="row" svg:x="0.305cm" svg:y="0.171cm" svg:width="12.134cm" svg:height="8.237cm">
          <chartooo:coordinate-region svg:x="1.032cm" svg:y="0.37cm" svg:width="11.22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03:'dB Paper'.B216" chart:label-cell-address="'dB Paper'.B202:'dB Paper'.B202" chart:class="chart:line">
            <chart:data-point chart:repeated="14"/>
          </chart:series>
          <chart:series chart:style-name="ch7" chart:values-cell-range-address="'dB Paper'.C203:'dB Paper'.C216" chart:label-cell-address="'dB Paper'.C202:'dB Paper'.C20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202:'dB Paper'.B202</svg:desc>
                </draw:g>
              </table:table-cell>
              <table:table-cell office:value-type="string">
                <text:p>1/hsv</text:p>
                <draw:g>
                  <svg:desc>'dB Paper'.C202:'dB Paper'.C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dB Paper'.B203:'dB Paper'.B216</svg:desc>
                </draw:g>
              </table:table-cell>
              <table:table-cell office:value-type="float" office:value="0.786788251677826">
                <text:p>0.786788251677826</text:p>
                <draw:g>
                  <svg:desc>'dB Paper'.C203:'dB Paper'.C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60259704715131">
                <text:p>0.760259704715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82852480037303">
                <text:p>0.582852480037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63723279516551">
                <text:p>0.563723279516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629754647589299">
                <text:p>0.629754647589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60681875232959">
                <text:p>0.760681875232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35106126233694">
                <text:p>0.63510612623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71598417815579">
                <text:p>0.571598417815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58303650189265">
                <text:p>0.55830365018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333849687516692">
                <text:p>0.333849687516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06586314199579">
                <text:p>0.60658631419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58154534684744">
                <text:p>0.658154534684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65219234456626">
                <text:p>0.65219234456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73404628723778">
                <text:p>0.37340462872377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2cm" svg:height="8.579cm" xlink:href=".." xlink:type="simple" chart:class="chart:line" chart:style-name="ch1">
        <chart:legend chart:legend-position="end" svg:x="12.744cm" svg:y="3.492cm" style:legend-expansion="high" chart:style-name="ch2"/>
        <chart:plot-area chart:style-name="ch3" table:cell-range-address="'dB Paper'.B62:'dB Paper'.D69" chart:data-source-has-labels="row" svg:x="0.305cm" svg:y="0.171cm" svg:width="12.134cm" svg:height="8.237cm">
          <chartooo:coordinate-region svg:x="1.032cm" svg:y="0.37cm" svg:width="11.313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63:'dB Paper'.B69" chart:label-cell-address="'dB Paper'.B62:'dB Paper'.B62" chart:class="chart:line">
            <chart:data-point chart:repeated="7"/>
          </chart:series>
          <chart:series chart:style-name="ch7" chart:values-cell-range-address="'dB Paper'.C63:'dB Paper'.C69" chart:label-cell-address="'dB Paper'.C62:'dB Paper'.C62" chart:class="chart:line">
            <chart:data-point chart:repeated="7"/>
          </chart:series>
          <chart:series chart:style-name="ch8" chart:values-cell-range-address="'dB Paper'.D63:'dB Paper'.D69" chart:label-cell-address="'dB Paper'.D62:'dB Paper'.D6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dB Paper'.B62:'dB Paper'.B62</svg:desc>
                </draw:g>
              </table:table-cell>
              <table:table-cell office:value-type="string">
                <text:p>1/hsv</text:p>
                <draw:g>
                  <svg:desc>'dB Paper'.C62:'dB Paper'.C62</svg:desc>
                </draw:g>
              </table:table-cell>
              <table:table-cell office:value-type="string">
                <text:p>1/hsp</text:p>
                <draw:g>
                  <svg:desc>'dB Paper'.D62:'dB Paper'.D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'dB Paper'.B63:'dB Paper'.B69</svg:desc>
                </draw:g>
              </table:table-cell>
              <table:table-cell office:value-type="float" office:value="0.632807259564882">
                <text:p>0.632807259564882</text:p>
                <draw:g>
                  <svg:desc>'dB Paper'.C63:'dB Paper'.C69</svg:desc>
                </draw:g>
              </table:table-cell>
              <table:table-cell office:value-type="float" office:value="0.570870749153684">
                <text:p>0.570870749153684</text:p>
                <draw:g>
                  <svg:desc>'dB Paper'.D63:'dB Paper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34759426177479">
                <text:p>0.634759426177479</text:p>
              </table:table-cell>
              <table:table-cell office:value-type="float" office:value="0.57920313233054">
                <text:p>0.57920313233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89298638635189">
                <text:p>0.689298638635189</text:p>
              </table:table-cell>
              <table:table-cell office:value-type="float" office:value="0.6267941983929">
                <text:p>0.626794198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636967017847816">
                <text:p>0.636967017847816</text:p>
              </table:table-cell>
              <table:table-cell office:value-type="float" office:value="0.532918367564456">
                <text:p>0.532918367564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85119210742669">
                <text:p>0.685119210742669</text:p>
              </table:table-cell>
              <table:table-cell office:value-type="float" office:value="0.636845323007948">
                <text:p>0.636845323007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57587652779017">
                <text:p>0.557587652779017</text:p>
              </table:table-cell>
              <table:table-cell office:value-type="float" office:value="0.496302546032061">
                <text:p>0.49630254603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720715526374585">
                <text:p>0.720715526374585</text:p>
              </table:table-cell>
              <table:table-cell office:value-type="float" office:value="0.685697045331432">
                <text:p>0.68569704533143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41cm" svg:height="8.461cm" xlink:href=".." xlink:type="simple" chart:class="chart:line" chart:style-name="ch1">
        <chart:legend chart:legend-position="end" svg:x="12.189cm" svg:y="3.433cm" style:legend-expansion="high" chart:style-name="ch2"/>
        <chart:plot-area chart:style-name="ch3" table:cell-range-address="'dB Paper'.B23:'dB Paper'.D33" svg:x="0.3cm" svg:y="0.169cm" svg:width="11.589cm" svg:height="8.123cm">
          <chartooo:coordinate-region svg:x="1.027cm" svg:y="0.368cm" svg:width="10.675cm" svg:height="7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B Paper'.B23:'dB Paper'.B33" chart:class="chart:line">
            <chart:data-point chart:repeated="11"/>
          </chart:series>
          <chart:series chart:style-name="ch7" chart:values-cell-range-address="'dB Paper'.C23:'dB Paper'.C33" chart:class="chart:line">
            <chart:data-point chart:repeated="11"/>
          </chart:series>
          <chart:series chart:style-name="ch8" chart:values-cell-range-address="'dB Paper'.D23:'dB Paper'.D3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dB Paper'.B23:'dB Paper'.B33</svg:desc>
                </draw:g>
              </table:table-cell>
              <table:table-cell office:value-type="float" office:value="0.603751713145486">
                <text:p>0.603751713145486</text:p>
                <draw:g>
                  <svg:desc>'dB Paper'.C23:'dB Paper'.C33</svg:desc>
                </draw:g>
              </table:table-cell>
              <table:table-cell office:value-type="float" office:value="0.528454640095967">
                <text:p>0.528454640095967</text:p>
                <draw:g>
                  <svg:desc>'dB Paper'.D23:'dB Paper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15447975835799">
                <text:p>0.515447975835799</text:p>
              </table:table-cell>
              <table:table-cell office:value-type="float" office:value="0.46670960395023">
                <text:p>0.46670960395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22250481776069">
                <text:p>0.522250481776069</text:p>
              </table:table-cell>
              <table:table-cell office:value-type="float" office:value="0.439589423478471">
                <text:p>0.439589423478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294541266704172">
                <text:p>0.294541266704172</text:p>
              </table:table-cell>
              <table:table-cell office:value-type="float" office:value="0.283326250177079">
                <text:p>0.283326250177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7085884558367">
                <text:p>0.297085884558367</text:p>
              </table:table-cell>
              <table:table-cell office:value-type="float" office:value="0.283217119908464">
                <text:p>0.283217119908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421390651646">
                <text:p>0.332421390651646</text:p>
              </table:table-cell>
              <table:table-cell office:value-type="float" office:value="0.316671152841332">
                <text:p>0.316671152841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52432843921591">
                <text:p>0.352432843921591</text:p>
              </table:table-cell>
              <table:table-cell office:value-type="float" office:value="0.345417177596242">
                <text:p>0.345417177596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52201966695782">
                <text:p>0.352201966695782</text:p>
              </table:table-cell>
              <table:table-cell office:value-type="float" office:value="0.343987781553999">
                <text:p>0.343987781553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20156748744185">
                <text:p>0.320156748744185</text:p>
              </table:table-cell>
              <table:table-cell office:value-type="float" office:value="0.299158467231677">
                <text:p>0.299158467231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496548984557327">
                <text:p>0.496548984557327</text:p>
              </table:table-cell>
              <table:table-cell office:value-type="float" office:value="0.471198020968312">
                <text:p>0.471198020968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44191748694076">
                <text:p>0.444191748694076</text:p>
              </table:table-cell>
              <table:table-cell office:value-type="float" office:value="0.403802201529603">
                <text:p>0.40380220152960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3.703cm" style:legend-expansion="high" chart:style-name="ch2"/>
        <chart:plot-area chart:style-name="ch3" table:cell-range-address="'%rgb Paper'.B2:'%rgb Paper'.D14" chart:data-source-has-labels="row" svg:x="0.32cm" svg:y="0.18cm" svg:width="12.376cm" svg:height="8.64cm">
          <chartooo:coordinate-region svg:x="1.047cm" svg:y="0.379cm" svg:width="11.4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3:'%rgb Paper'.B14" chart:label-cell-address="'%rgb Paper'.B2:'%rgb Paper'.B2" chart:class="chart:line">
            <chart:data-point chart:repeated="12"/>
          </chart:series>
          <chart:series chart:style-name="ch7" chart:values-cell-range-address="'%rgb Paper'.C3:'%rgb Paper'.C14" chart:label-cell-address="'%rgb Paper'.C2:'%rgb Paper'.C2" chart:class="chart:line">
            <chart:data-point chart:repeated="12"/>
          </chart:series>
          <chart:series chart:style-name="ch8" chart:values-cell-range-address="'%rgb Paper'.D3:'%rgb Paper'.D14" chart:label-cell-address="'%rgb Paper'.D2:'%rgb Paper'.D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:'%rgb Paper'.B2</svg:desc>
                </draw:g>
              </table:table-cell>
              <table:table-cell office:value-type="string">
                <text:p>1-hsv%rgb</text:p>
                <draw:g>
                  <svg:desc>'%rgb Paper'.C2:'%rgb Paper'.C2</svg:desc>
                </draw:g>
              </table:table-cell>
              <table:table-cell office:value-type="string">
                <text:p>1-hsp%rgb</text:p>
                <draw:g>
                  <svg:desc>'%rgb Paper'.D2:'%rgb Paper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%rgb Paper'.B3:'%rgb Paper'.B14</svg:desc>
                </draw:g>
              </table:table-cell>
              <table:table-cell office:value-type="float" office:value="0.449512">
                <text:p>0.449512</text:p>
                <draw:g>
                  <svg:desc>'%rgb Paper'.C3:'%rgb Paper'.C14</svg:desc>
                </draw:g>
              </table:table-cell>
              <table:table-cell office:value-type="float" office:value="0.482914">
                <text:p>0.482914</text:p>
                <draw:g>
                  <svg:desc>'%rgb Paper'.D3:'%rgb Paper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54109">
                <text:p>0.454109</text:p>
              </table:table-cell>
              <table:table-cell office:value-type="float" office:value="0.48609">
                <text:p>0.48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93786">
                <text:p>0.593786</text:p>
              </table:table-cell>
              <table:table-cell office:value-type="float" office:value="0.57641">
                <text:p>0.57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76583">
                <text:p>0.576583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8443">
                <text:p>0.38443</text:p>
              </table:table-cell>
              <table:table-cell office:value-type="float" office:value="0.428838">
                <text:p>0.428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0214">
                <text:p>0.450214</text:p>
              </table:table-cell>
              <table:table-cell office:value-type="float" office:value="0.477126">
                <text:p>0.477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75358">
                <text:p>0.475358</text:p>
              </table:table-cell>
              <table:table-cell office:value-type="float" office:value="0.503948">
                <text:p>0.50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7965">
                <text:p>0.47965</text:p>
              </table:table-cell>
              <table:table-cell office:value-type="float" office:value="0.494187">
                <text:p>0.494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64832">
                <text:p>0.264832</text:p>
              </table:table-cell>
              <table:table-cell office:value-type="float" office:value="0.307926">
                <text:p>0.307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37731">
                <text:p>0.337731</text:p>
              </table:table-cell>
              <table:table-cell office:value-type="float" office:value="0.362314">
                <text:p>0.362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20887">
                <text:p>0.520887</text:p>
              </table:table-cell>
              <table:table-cell office:value-type="float" office:value="0.50819">
                <text:p>0.50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378141">
                <text:p>0.378141</text:p>
              </table:table-cell>
              <table:table-cell office:value-type="float" office:value="0.452567">
                <text:p>0.45256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47cm" svg:height="8.52cm" xlink:href=".." xlink:type="simple" chart:class="chart:line" chart:style-name="ch1">
        <chart:legend chart:legend-position="end" svg:x="12.163cm" svg:y="3.463cm" style:legend-expansion="high" chart:style-name="ch2"/>
        <chart:plot-area chart:style-name="ch3" table:cell-range-address="'%rgb Paper'.B22:'%rgb Paper'.D33" chart:data-source-has-labels="row" svg:x="0.302cm" svg:y="0.17cm" svg:width="11.559cm" svg:height="8.18cm">
          <chartooo:coordinate-region svg:x="1.029cm" svg:y="0.369cm" svg:width="10.646cm" svg:height="7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3:'%rgb Paper'.B33" chart:label-cell-address="'%rgb Paper'.B22:'%rgb Paper'.B22" chart:class="chart:line">
            <chart:data-point chart:repeated="11"/>
          </chart:series>
          <chart:series chart:style-name="ch7" chart:values-cell-range-address="'%rgb Paper'.C23:'%rgb Paper'.C33" chart:label-cell-address="'%rgb Paper'.C22:'%rgb Paper'.C22" chart:class="chart:line">
            <chart:data-point chart:repeated="11"/>
          </chart:series>
          <chart:series chart:style-name="ch8" chart:values-cell-range-address="'%rgb Paper'.D23:'%rgb Paper'.D33" chart:label-cell-address="'%rgb Paper'.D22:'%rgb Paper'.D2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2:'%rgb Paper'.B22</svg:desc>
                </draw:g>
              </table:table-cell>
              <table:table-cell office:value-type="string">
                <text:p>1-hsv%rgb</text:p>
                <draw:g>
                  <svg:desc>'%rgb Paper'.C22:'%rgb Paper'.C22</svg:desc>
                </draw:g>
              </table:table-cell>
              <table:table-cell office:value-type="string">
                <text:p>1-hsp%rgb</text:p>
                <draw:g>
                  <svg:desc>'%rgb Paper'.D22:'%rgb Paper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'%rgb Paper'.B23:'%rgb Paper'.B33</svg:desc>
                </draw:g>
              </table:table-cell>
              <table:table-cell office:value-type="float" office:value="0.572928">
                <text:p>0.572928</text:p>
                <draw:g>
                  <svg:desc>'%rgb Paper'.C23:'%rgb Paper'.C33</svg:desc>
                </draw:g>
              </table:table-cell>
              <table:table-cell office:value-type="float" office:value="0.619505">
                <text:p>0.619505</text:p>
                <draw:g>
                  <svg:desc>'%rgb Paper'.D23:'%rgb Paper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47437">
                <text:p>0.47437</text:p>
              </table:table-cell>
              <table:table-cell office:value-type="float" office:value="0.550669">
                <text:p>0.550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473658">
                <text:p>0.473658</text:p>
              </table:table-cell>
              <table:table-cell office:value-type="float" office:value="0.544142">
                <text:p>0.544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34458">
                <text:p>0.34458</text:p>
              </table:table-cell>
              <table:table-cell office:value-type="float" office:value="0.371606">
                <text:p>0.371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294703">
                <text:p>0.294703</text:p>
              </table:table-cell>
              <table:table-cell office:value-type="float" office:value="0.330985">
                <text:p>0.33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32051">
                <text:p>0.332051</text:p>
              </table:table-cell>
              <table:table-cell office:value-type="float" office:value="0.364224">
                <text:p>0.364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22552">
                <text:p>0.322552</text:p>
              </table:table-cell>
              <table:table-cell office:value-type="float" office:value="0.369763">
                <text:p>0.369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340175">
                <text:p>0.340175</text:p>
              </table:table-cell>
              <table:table-cell office:value-type="float" office:value="0.390556">
                <text:p>0.390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07338">
                <text:p>0.307338</text:p>
              </table:table-cell>
              <table:table-cell office:value-type="float" office:value="0.32941">
                <text:p>0.3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553211">
                <text:p>0.553211</text:p>
              </table:table-cell>
              <table:table-cell office:value-type="float" office:value="0.612755">
                <text:p>0.612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486715">
                <text:p>0.486715</text:p>
              </table:table-cell>
              <table:table-cell office:value-type="float" office:value="0.527381">
                <text:p>0.52738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9cm" svg:height="8.038cm" xlink:href=".." xlink:type="simple" chart:class="chart:line" chart:style-name="ch1">
        <chart:legend chart:legend-position="end" svg:x="11.306cm" svg:y="3.222cm" style:legend-expansion="high" chart:style-name="ch2"/>
        <chart:plot-area chart:style-name="ch3" table:cell-range-address="'%rgb Paper'.B202:'%rgb Paper'.D216" chart:data-source-has-labels="row" svg:x="0.285cm" svg:y="0.16cm" svg:width="10.736cm" svg:height="7.718cm">
          <chartooo:coordinate-region svg:x="1.012cm" svg:y="0.359cm" svg:width="9.822cm" svg:height="6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203:'%rgb Paper'.B216" chart:label-cell-address="'%rgb Paper'.B202:'%rgb Paper'.B202" chart:class="chart:line">
            <chart:data-point chart:repeated="14"/>
          </chart:series>
          <chart:series chart:style-name="ch7" chart:values-cell-range-address="'%rgb Paper'.C203:'%rgb Paper'.C216" chart:label-cell-address="'%rgb Paper'.C202:'%rgb Paper'.C202" chart:class="chart:line">
            <chart:data-point chart:repeated="14"/>
          </chart:series>
          <chart:series chart:style-name="ch8" chart:values-cell-range-address="'%rgb Paper'.D203:'%rgb Paper'.D216" chart:label-cell-address="'%rgb Paper'.D202:'%rgb Paper'.D20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02:'%rgb Paper'.B202</svg:desc>
                </draw:g>
              </table:table-cell>
              <table:table-cell office:value-type="string">
                <text:p>1-hsv%rgb</text:p>
                <draw:g>
                  <svg:desc>'%rgb Paper'.C202:'%rgb Paper'.C202</svg:desc>
                </draw:g>
              </table:table-cell>
              <table:table-cell office:value-type="string">
                <text:p>1-hsp%rgb</text:p>
                <draw:g>
                  <svg:desc>'%rgb Paper'.D202:'%rgb Paper'.D2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'%rgb Paper'.B203:'%rgb Paper'.B216</svg:desc>
                </draw:g>
              </table:table-cell>
              <table:table-cell office:value-type="float" office:value="0.84813">
                <text:p>0.84813</text:p>
                <draw:g>
                  <svg:desc>'%rgb Paper'.C203:'%rgb Paper'.C216</svg:desc>
                </draw:g>
              </table:table-cell>
              <table:table-cell office:value-type="float" office:value="0.864707">
                <text:p>0.864707</text:p>
                <draw:g>
                  <svg:desc>'%rgb Paper'.D203:'%rgb Paper'.D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42262">
                <text:p>0.842262</text:p>
              </table:table-cell>
              <table:table-cell office:value-type="float" office:value="0.855129">
                <text:p>0.855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760642">
                <text:p>0.760642</text:p>
              </table:table-cell>
              <table:table-cell office:value-type="float" office:value="0.775603">
                <text:p>0.7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738878">
                <text:p>0.738878</text:p>
              </table:table-cell>
              <table:table-cell office:value-type="float" office:value="0.757477">
                <text:p>0.757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25148">
                <text:p>0.725148</text:p>
              </table:table-cell>
              <table:table-cell office:value-type="float" office:value="0.819834">
                <text:p>0.819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58148">
                <text:p>0.858148</text:p>
              </table:table-cell>
              <table:table-cell office:value-type="float" office:value="0.868234">
                <text:p>0.868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787008">
                <text:p>0.787008</text:p>
              </table:table-cell>
              <table:table-cell office:value-type="float" office:value="0.802866">
                <text:p>0.802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75094">
                <text:p>0.75094</text:p>
              </table:table-cell>
              <table:table-cell office:value-type="float" office:value="0.769799">
                <text:p>0.769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754936">
                <text:p>0.754936</text:p>
              </table:table-cell>
              <table:table-cell office:value-type="float" office:value="0.772501">
                <text:p>0.772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436982">
                <text:p>0.436982</text:p>
              </table:table-cell>
              <table:table-cell office:value-type="float" office:value="0.590372">
                <text:p>0.590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779996">
                <text:p>0.779996</text:p>
              </table:table-cell>
              <table:table-cell office:value-type="float" office:value="0.782919">
                <text:p>0.7829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09295">
                <text:p>0.809295</text:p>
              </table:table-cell>
              <table:table-cell office:value-type="float" office:value="0.821242">
                <text:p>0.821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58668">
                <text:p>0.758668</text:p>
              </table:table-cell>
              <table:table-cell office:value-type="float" office:value="0.722023">
                <text:p>0.7220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620095">
                <text:p>0.620095</text:p>
              </table:table-cell>
              <table:table-cell office:value-type="float" office:value="0.639379">
                <text:p>0.63937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7cm" svg:height="14.12cm" xlink:href=".." xlink:type="simple" chart:class="chart:scatter" chart:style-name="ch1">
        <chart:legend chart:legend-position="end" svg:x="20.582cm" svg:y="6.512cm" style:legend-expansion="high" chart:style-name="ch2"/>
        <chart:plot-area chart:style-name="ch3" table:cell-range-address="ratio.V3:ratio.W163 ratio.W2:ratio.W2" chart:data-source-has-labels="row" svg:x="0.502cm" svg:y="0.282cm" svg:width="19.578cm" svg:height="13.556cm">
          <chartooo:coordinate-region svg:x="1.335cm" svg:y="0.481cm" svg:width="18.413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W3:ratio.W163" chart:label-cell-address="ratio.W2:ratio.W2" chart:class="chart:scatter">
            <chart:domain table:cell-range-address="ratio.V3:ratio.V163"/>
            <chart:regression-curve chart:style-name="ch7"/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rs HSV</text:p>
                <draw:g>
                  <svg:desc>ratio.W2:ratio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ratio.V3:ratio.V163</svg:desc>
                </draw:g>
              </table:table-cell>
              <table:table-cell office:value-type="float" office:value="-0.0876336831667492">
                <text:p>-0.0876336831667492</text:p>
                <draw:g>
                  <svg:desc>ratio.W3:ratio.W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0857089323377297">
                <text:p>-0.085708932337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01683261066153">
                <text:p>-0.301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87735642661805">
                <text:p>-0.187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16016078252777">
                <text:p>-0.11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0976887222347099">
                <text:p>-0.0976887222347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0935818669250106">
                <text:p>-0.093581866925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10047180237006">
                <text:p>-0.110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152114315986429">
                <text:p>0.0152114315986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477627788515517">
                <text:p>-0.0477627788515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54952746134842">
                <text:p>-0.254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935112007934608">
                <text:p>-0.0935112007934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-0.0127517131454861">
                <text:p>-0.0127517131454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23552024164201">
                <text:p>0.123552024164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-0.0232504817760695">
                <text:p>-0.0232504817760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53458733295828">
                <text:p>0.153458733295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4914115441633">
                <text:p>0.14491411544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578609348354">
                <text:p>0.13857860934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385671560784093">
                <text:p>0.0385671560784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0379803330421796">
                <text:p>0.00379803330421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77843251255815">
                <text:p>0.177843251255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9654901960784">
                <text:p>0.0579654901960784</text:p>
              </table:table-cell>
              <table:table-cell office:value-type="float" office:value="0.233451015442673">
                <text:p>0.233451015442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0.00980825130592372">
                <text:p>0.00980825130592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0934837051982735">
                <text:p>-0.0934837051982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0500981717599563">
                <text:p>-0.0500981717599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1848991724326">
                <text:p>-0.11848991724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0635010824110666">
                <text:p>-0.0635010824110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0367411715348">
                <text:p>-0.10367411715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0709644971233052">
                <text:p>-0.0709644971233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0845924234488786">
                <text:p>-0.084592423448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0924644927921698">
                <text:p>-0.0924644927921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64807259564882">
                <text:p>-0.16480725956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309759426177479">
                <text:p>-0.309759426177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224298638635189">
                <text:p>-0.224298638635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266967017847816">
                <text:p>-0.266967017847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0598807892573308">
                <text:p>0.0598807892573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96587652779017">
                <text:p>-0.196587652779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0928447362541529">
                <text:p>0.00928447362541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735758376349768">
                <text:p>0.0735758376349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262951486637615">
                <text:p>0.262951486637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268598136061969">
                <text:p>0.268598136061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304272783326354">
                <text:p>0.30427278332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475591009654413">
                <text:p>0.475591009654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427544638385658">
                <text:p>0.427544638385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247643125783535">
                <text:p>0.24764312578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322202426702362">
                <text:p>0.322202426702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258796924175614">
                <text:p>0.258796924175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272239562234836">
                <text:p>0.272239562234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428549270822999">
                <text:p>0.428549270822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487774365401246">
                <text:p>0.487774365401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421301083661875">
                <text:p>0.42130108366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279993335082377">
                <text:p>0.279993335082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369952519945515">
                <text:p>0.369952519945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343138050030307">
                <text:p>0.343138050030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273089733046711">
                <text:p>0.273089733046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181319272584428">
                <text:p>0.181319272584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14694068755412">
                <text:p>0.14694068755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0.131344190787758">
                <text:p>0.13134419078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0.111501838964888">
                <text:p>0.111501838964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19932849199908">
                <text:p>0.19932849199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0275996403196599">
                <text:p>0.00275996403196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-0.0254505894888805">
                <text:p>-0.0254505894888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-0.0192965095863473">
                <text:p>-0.0192965095863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-0.0283715869706578">
                <text:p>-0.0283715869706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153197723087226">
                <text:p>0.015319772308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-0.0336917169013988">
                <text:p>-0.0336917169013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64528895391368">
                <text:p>-0.26452889539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148888333674034">
                <text:p>0.0148888333674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6762751651658">
                <text:p>-0.16762751651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094121285707687">
                <text:p>0.094121285707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18225759943784">
                <text:p>0.11822575994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1294874566361">
                <text:p>0.251294874566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827100546195861">
                <text:p>0.0827100546195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7052016842982">
                <text:p>0.107052016842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363621740190104">
                <text:p>0.0363621740190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498749722078115">
                <text:p>0.0498749722078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0963372317474738">
                <text:p>0.0963372317474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808887674310918">
                <text:p>0.0808887674310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0958917979644585">
                <text:p>0.0958917979644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635373032169747">
                <text:p>0.0635373032169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700264125332277">
                <text:p>0.0700264125332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564225883968418">
                <text:p>0.0564225883968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0971043300375043">
                <text:p>0.0971043300375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0930629943305103">
                <text:p>0.0930629943305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585266191646874">
                <text:p>0.058526619164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299107044427305">
                <text:p>0.00299107044427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30913081650572">
                <text:p>0.0830913081650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141907343952">
                <text:p>0.1314190734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395751693669135">
                <text:p>0.0395751693669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291908640549494">
                <text:p>0.0291908640549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240705107322547">
                <text:p>0.0240705107322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604607260336614">
                <text:p>0.0604607260336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866637025306818">
                <text:p>0.0866637025306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617332379941208">
                <text:p>0.0617332379941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470965848730007">
                <text:p>0.047096584873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27043250710855">
                <text:p>0.127043250710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6328643245977">
                <text:p>0.106328643245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326682469259">
                <text:p>0.10326682469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0.0432969880924586">
                <text:p>0.0432969880924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158666998666468">
                <text:p>0.158666998666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48077114016217">
                <text:p>0.148077114016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064933382099378">
                <text:p>-0.00649333820993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829081875135018">
                <text:p>0.0829081875135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150774033115249">
                <text:p>0.150774033115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0.00223199523348472">
                <text:p>0.00223199523348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836243491596276">
                <text:p>0.0836243491596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109351988179108">
                <text:p>0.109351988179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04012813307857">
                <text:p>0.104012813307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58310676777571">
                <text:p>0.058310676777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205027189145861">
                <text:p>0.205027189145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139028319925175">
                <text:p>0.1390283199251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0.053211748322174">
                <text:p>0.053211748322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147740295284869">
                <text:p>0.1477402952848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0.0841475199626974">
                <text:p>0.08414751996269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0.0622767204834491">
                <text:p>0.0622767204834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262245352410701">
                <text:p>0.262245352410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00681875232958817">
                <text:p>-0.000681875232958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0.0888938737663063">
                <text:p>0.0888938737663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0.123401582184421">
                <text:p>0.123401582184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0.0976963498107351">
                <text:p>0.0976963498107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277150312483307">
                <text:p>0.277150312483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0.139413685800421">
                <text:p>0.139413685800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0.0968454653152561">
                <text:p>0.0968454653152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0.00380765543374051">
                <text:p>0.00380765543374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290595371276222">
                <text:p>0.290595371276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198cm" svg:height="8.549cm" xlink:href=".." xlink:type="simple" chart:class="chart:line" chart:style-name="ch1">
        <chart:legend chart:legend-position="end" svg:x="12.214cm" svg:y="3.726cm" style:legend-expansion="high" chart:style-name="ch2"/>
        <chart:plot-area chart:style-name="ch3" table:cell-range-address="'%rgb Paper'.B2:'%rgb Paper'.C14" chart:data-source-has-labels="row" svg:x="0.303cm" svg:y="0.17cm" svg:width="11.608cm" svg:height="8.209cm">
          <chartooo:coordinate-region svg:x="1.03cm" svg:y="0.37cm" svg:width="10.694cm" svg:height="7.3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%rgb Paper'.B3:'%rgb Paper'.B14" chart:label-cell-address="'%rgb Paper'.B2:'%rgb Paper'.B2" chart:class="chart:line">
            <chart:data-point chart:repeated="12"/>
          </chart:series>
          <chart:series chart:style-name="ch7" chart:values-cell-range-address="'%rgb Paper'.C3:'%rgb Paper'.C14" chart:label-cell-address="'%rgb Paper'.C2:'%rgb Paper'.C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'%rgb Paper'.B2:'%rgb Paper'.B2</svg:desc>
                </draw:g>
              </table:table-cell>
              <table:table-cell office:value-type="string">
                <text:p>1-hsv%rgb</text:p>
                <draw:g>
                  <svg:desc>'%rgb Paper'.C2:'%rgb Paper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'%rgb Paper'.B3:'%rgb Paper'.B14</svg:desc>
                </draw:g>
              </table:table-cell>
              <table:table-cell office:value-type="float" office:value="0.449512">
                <text:p>0.449512</text:p>
                <draw:g>
                  <svg:desc>'%rgb Paper'.C3:'%rgb Paper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454109">
                <text:p>0.45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593786">
                <text:p>0.593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576583">
                <text:p>0.576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38443">
                <text:p>0.38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450214">
                <text:p>0.450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475358">
                <text:p>0.475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47965">
                <text:p>0.47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264832">
                <text:p>0.264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337731">
                <text:p>0.337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20887">
                <text:p>0.520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378141">
                <text:p>0.3781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